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automatic-styles>
    <style:style style:name="co1" style:family="table-column">
      <style:table-column-properties fo:break-before="auto" style:column-width="5.842cm"/>
    </style:style>
    <style:style style:name="co2" style:family="table-column">
      <style:table-column-properties fo:break-before="auto" style:column-width="4.318cm"/>
    </style:style>
    <style:style style:name="co3" style:family="table-column">
      <style:table-column-properties fo:break-before="auto" style:column-width="2.381cm"/>
    </style:style>
    <style:style style:name="co4" style:family="table-column">
      <style:table-column-properties fo:break-before="auto" style:column-width="2.297cm"/>
    </style:style>
    <style:style style:name="co5" style:family="table-column">
      <style:table-column-properties fo:break-before="auto" style:column-width="1.834cm"/>
    </style:style>
    <style:style style:name="co6" style:family="table-column">
      <style:table-column-properties fo:break-before="auto" style:column-width="1.584cm"/>
    </style:style>
    <style:style style:name="co7" style:family="table-column">
      <style:table-column-properties fo:break-before="auto" style:column-width="2.189cm"/>
    </style:style>
    <style:style style:name="co8" style:family="table-column">
      <style:table-column-properties fo:break-before="auto" style:column-width="1.513cm"/>
    </style:style>
    <style:style style:name="co9" style:family="table-column">
      <style:table-column-properties fo:break-before="auto" style:column-width="3.47cm"/>
    </style:style>
    <style:style style:name="co10" style:family="table-column">
      <style:table-column-properties fo:break-before="auto" style:column-width="1.3cm"/>
    </style:style>
    <style:style style:name="co11" style:family="table-column">
      <style:table-column-properties fo:break-before="auto" style:column-width="2.97cm"/>
    </style:style>
    <style:style style:name="co12" style:family="table-column">
      <style:table-column-properties fo:break-before="auto" style:column-width="4.145cm"/>
    </style:style>
    <style:style style:name="co13" style:family="table-column">
      <style:table-column-properties fo:break-before="auto" style:column-width="5.306cm"/>
    </style:style>
    <style:style style:name="co14" style:family="table-column">
      <style:table-column-properties fo:break-before="auto" style:column-width="3.859cm"/>
    </style:style>
    <style:style style:name="co15" style:family="table-column">
      <style:table-column-properties fo:break-before="auto" style:column-width="5.994cm"/>
    </style:style>
    <style:style style:name="co16" style:family="table-column">
      <style:table-column-properties fo:break-before="auto" style:column-width="6.376cm"/>
    </style:style>
    <style:style style:name="co17" style:family="table-column">
      <style:table-column-properties fo:break-before="auto" style:column-width="4.286cm"/>
    </style:style>
    <style:style style:name="co18" style:family="table-column">
      <style:table-column-properties fo:break-before="auto" style:column-width="4.678cm"/>
    </style:style>
    <style:style style:name="co19" style:family="table-column">
      <style:table-column-properties fo:break-before="auto" style:column-width="3.397cm"/>
    </style:style>
    <style:style style:name="co20" style:family="table-column">
      <style:table-column-properties fo:break-before="auto" style:column-width="4.748cm"/>
    </style:style>
    <style:style style:name="co21" style:family="table-column">
      <style:table-column-properties fo:break-before="auto" style:column-width="3.967cm"/>
    </style:style>
    <style:style style:name="co22" style:family="table-column">
      <style:table-column-properties fo:break-before="auto" style:column-width="5.175cm"/>
    </style:style>
    <style:style style:name="co23" style:family="table-column">
      <style:table-column-properties fo:break-before="auto" style:column-width="4.394cm"/>
    </style:style>
    <style:style style:name="co24" style:family="table-column">
      <style:table-column-properties fo:break-before="auto" style:column-width="4.038cm"/>
    </style:style>
    <style:style style:name="co25" style:family="table-column">
      <style:table-column-properties fo:break-before="auto" style:column-width="3.754cm"/>
    </style:style>
    <style:style style:name="co26" style:family="table-column">
      <style:table-column-properties fo:break-before="auto" style:column-width="4.18cm"/>
    </style:style>
    <style:style style:name="co27" style:family="table-column">
      <style:table-column-properties fo:break-before="auto" style:column-width="3.221cm"/>
    </style:style>
    <style:style style:name="co28" style:family="table-column">
      <style:table-column-properties fo:break-before="auto" style:column-width="5.14cm"/>
    </style:style>
    <style:style style:name="co29" style:family="table-column">
      <style:table-column-properties fo:break-before="auto" style:column-width="3.54cm"/>
    </style:style>
    <style:style style:name="co30" style:family="table-column">
      <style:table-column-properties fo:break-before="auto" style:column-width="4.5cm"/>
    </style:style>
    <style:style style:name="co31" style:family="table-column">
      <style:table-column-properties fo:break-before="auto" style:column-width="4.357cm"/>
    </style:style>
    <style:style style:name="co32" style:family="table-column">
      <style:table-column-properties fo:break-before="auto" style:column-width="5.105cm"/>
    </style:style>
    <style:style style:name="co33" style:family="table-column">
      <style:table-column-properties fo:break-before="auto" style:column-width="4.429cm"/>
    </style:style>
    <style:style style:name="co34" style:family="table-column">
      <style:table-column-properties fo:break-before="auto" style:column-width="7.773cm"/>
    </style:style>
    <style:style style:name="co35" style:family="table-column">
      <style:table-column-properties fo:break-before="auto" style:column-width="5.851cm"/>
    </style:style>
    <style:style style:name="co36" style:family="table-column">
      <style:table-column-properties fo:break-before="auto" style:column-width="6.563cm"/>
    </style:style>
    <style:style style:name="co37" style:family="table-column">
      <style:table-column-properties fo:break-before="auto" style:column-width="4.464cm"/>
    </style:style>
    <style:style style:name="co38" style:family="table-column">
      <style:table-column-properties fo:break-before="auto" style:column-width="6.491cm"/>
    </style:style>
    <style:style style:name="co39" style:family="table-column">
      <style:table-column-properties fo:break-before="auto" style:column-width="4.57cm"/>
    </style:style>
    <style:style style:name="co40" style:family="table-column">
      <style:table-column-properties fo:break-before="auto" style:column-width="3.256cm"/>
    </style:style>
    <style:style style:name="co41" style:family="table-column">
      <style:table-column-properties fo:break-before="auto" style:column-width="5.496cm"/>
    </style:style>
    <style:style style:name="co42" style:family="table-column">
      <style:table-column-properties fo:break-before="auto" style:column-width="4.713cm"/>
    </style:style>
    <style:style style:name="co43" style:family="table-column">
      <style:table-column-properties fo:break-before="auto" style:column-width="4.643cm"/>
    </style:style>
    <style:style style:name="co44" style:family="table-column">
      <style:table-column-properties fo:break-before="auto" style:column-width="4.819cm"/>
    </style:style>
    <style:style style:name="co45" style:family="table-column">
      <style:table-column-properties fo:break-before="auto" style:column-width="5.281cm"/>
    </style:style>
    <style:style style:name="co46" style:family="table-column">
      <style:table-column-properties fo:break-before="auto" style:column-width="4.073cm"/>
    </style:style>
    <style:style style:name="co47" style:family="table-column">
      <style:table-column-properties fo:break-before="auto" style:column-width="4.731cm"/>
    </style:style>
    <style:style style:name="co48" style:family="table-column">
      <style:table-column-properties fo:break-before="auto" style:column-width="4.216cm"/>
    </style:style>
    <style:style style:name="co49" style:family="table-column">
      <style:table-column-properties fo:break-before="auto" style:column-width="3.007cm"/>
    </style:style>
    <style:style style:name="co50" style:family="table-column">
      <style:table-column-properties fo:break-before="auto" style:column-width="3.362cm"/>
    </style:style>
    <style:style style:name="co51" style:family="table-column">
      <style:table-column-properties fo:break-before="auto" style:column-width="4.322cm"/>
    </style:style>
    <style:style style:name="co52" style:family="table-column">
      <style:table-column-properties fo:break-before="auto" style:column-width="4.002cm"/>
    </style:style>
    <style:style style:name="co53" style:family="table-column">
      <style:table-column-properties fo:break-before="auto" style:column-width="5.708cm"/>
    </style:style>
    <style:style style:name="co54" style:family="table-column">
      <style:table-column-properties fo:break-before="auto" style:column-width="4.927cm"/>
    </style:style>
    <style:style style:name="co55" style:family="table-column">
      <style:table-column-properties fo:break-before="auto" style:column-width="8.2cm"/>
    </style:style>
    <style:style style:name="co56" style:family="table-column">
      <style:table-column-properties fo:break-before="auto" style:column-width="3.718cm"/>
    </style:style>
    <style:style style:name="co57" style:family="table-column">
      <style:table-column-properties fo:break-before="auto" style:column-width="3.683cm"/>
    </style:style>
    <style:style style:name="co58" style:family="table-column">
      <style:table-column-properties fo:break-before="auto" style:column-width="5.08cm"/>
    </style:style>
    <style:style style:name="co59" style:family="table-column">
      <style:table-column-properties fo:break-before="auto" style:column-width="3.824cm"/>
    </style:style>
    <style:style style:name="co60" style:family="table-column">
      <style:table-column-properties fo:break-before="auto" style:column-width="3.932cm"/>
    </style:style>
    <style:style style:name="co61" style:family="table-column">
      <style:table-column-properties fo:break-before="auto" style:column-width="4.784cm"/>
    </style:style>
    <style:style style:name="co62" style:family="table-column">
      <style:table-column-properties fo:break-before="auto" style:column-width="3.937cm"/>
    </style:style>
    <style:style style:name="co63" style:family="table-column">
      <style:table-column-properties fo:break-before="auto" style:column-width="2.258cm"/>
    </style:style>
    <style:style style:name="co64" style:family="table-column">
      <style:table-column-properties fo:break-before="auto" style:column-width="4.048cm"/>
    </style:style>
    <style:style style:name="co65" style:family="table-column">
      <style:table-column-properties fo:break-before="auto" style:column-width="3.84cm"/>
    </style:style>
    <style:style style:name="co66" style:family="table-column">
      <style:table-column-properties fo:break-before="auto" style:column-width="3.006cm"/>
    </style:style>
    <style:style style:name="co67" style:family="table-column">
      <style:table-column-properties fo:break-before="auto" style:column-width="4.911cm"/>
    </style:style>
    <style:style style:name="co68" style:family="table-column">
      <style:table-column-properties fo:break-before="auto" style:column-width="3.542cm"/>
    </style:style>
    <style:style style:name="co69" style:family="table-column">
      <style:table-column-properties fo:break-before="auto" style:column-width="2.921cm"/>
    </style:style>
    <style:style style:name="co70" style:family="table-column">
      <style:table-column-properties fo:break-before="auto" style:column-width="3.524cm"/>
    </style:style>
    <style:style style:name="co71" style:family="table-column">
      <style:table-column-properties fo:break-before="auto" style:column-width="2.986cm"/>
    </style:style>
    <style:style style:name="co72" style:family="table-column">
      <style:table-column-properties fo:break-before="auto" style:column-width="2.595cm"/>
    </style:style>
    <style:style style:name="co73" style:family="table-column">
      <style:table-column-properties fo:break-before="auto" style:column-width="5.353cm"/>
    </style:style>
    <style:style style:name="co74" style:family="table-column">
      <style:table-column-properties fo:break-before="auto" style:column-width="3.327cm"/>
    </style:style>
    <style:style style:name="co75" style:family="table-column">
      <style:table-column-properties fo:break-before="auto" style:column-width="8.442cm"/>
    </style:style>
    <style:style style:name="co76" style:family="table-column">
      <style:table-column-properties fo:break-before="auto" style:column-width="6.69cm"/>
    </style:style>
    <style:style style:name="co77" style:family="table-column">
      <style:table-column-properties fo:break-before="auto" style:column-width="3.505cm"/>
    </style:style>
    <style:style style:name="co78" style:family="table-column">
      <style:table-column-properties fo:break-before="auto" style:column-width="10.559cm"/>
    </style:style>
    <style:style style:name="co79" style:family="table-column">
      <style:table-column-properties fo:break-before="auto" style:column-width="5.78cm"/>
    </style:style>
    <style:style style:name="co80" style:family="table-column">
      <style:table-column-properties fo:break-before="auto" style:column-width="2.865cm"/>
    </style:style>
    <style:style style:name="co81" style:family="table-column">
      <style:table-column-properties fo:break-before="auto" style:column-width="3.789cm"/>
    </style:style>
    <style:style style:name="co82" style:family="table-column">
      <style:table-column-properties fo:break-before="auto" style:column-width="3.651cm"/>
    </style:style>
    <style:style style:name="co83" style:family="table-column">
      <style:table-column-properties fo:break-before="auto" style:column-width="4.953cm"/>
    </style:style>
    <style:style style:name="co84" style:family="table-column">
      <style:table-column-properties fo:break-before="auto" style:column-width="4.535cm"/>
    </style:style>
    <style:style style:name="co85" style:family="table-column">
      <style:table-column-properties fo:break-before="auto" style:column-width="3.149cm"/>
    </style:style>
    <style:style style:name="co86" style:family="table-column">
      <style:table-column-properties fo:break-before="auto" style:column-width="6.064cm"/>
    </style:style>
    <style:style style:name="co87" style:family="table-column">
      <style:table-column-properties fo:break-before="auto" style:column-width="3.184cm"/>
    </style:style>
    <style:style style:name="co88" style:family="table-column">
      <style:table-column-properties fo:break-before="auto" style:column-width="5.532cm"/>
    </style:style>
    <style:style style:name="co89" style:family="table-column">
      <style:table-column-properties fo:break-before="auto" style:column-width="4.251cm"/>
    </style:style>
    <style:style style:name="co90" style:family="table-column">
      <style:table-column-properties fo:break-before="auto" style:column-width="5.424cm"/>
    </style:style>
    <style:style style:name="co91" style:family="table-column">
      <style:table-column-properties fo:break-before="auto" style:column-width="5.567cm"/>
    </style:style>
    <style:style style:name="co92" style:family="table-column">
      <style:table-column-properties fo:break-before="auto" style:column-width="4.856cm"/>
    </style:style>
    <style:style style:name="co93" style:family="table-column">
      <style:table-column-properties fo:break-before="auto" style:column-width="5.212cm"/>
    </style:style>
    <style:style style:name="co94" style:family="table-column">
      <style:table-column-properties fo:break-before="auto" style:column-width="4.997cm"/>
    </style:style>
    <style:style style:name="co95" style:family="table-column">
      <style:table-column-properties fo:break-before="auto" style:column-width="3.575cm"/>
    </style:style>
    <style:style style:name="co96" style:family="table-column">
      <style:table-column-properties fo:break-before="auto" style:column-width="4.607cm"/>
    </style:style>
    <style:style style:name="co97" style:family="table-column">
      <style:table-column-properties fo:break-before="auto" style:column-width="3.646cm"/>
    </style:style>
    <style:style style:name="co98" style:family="table-column">
      <style:table-column-properties fo:break-before="auto" style:column-width="3.297cm"/>
    </style:style>
    <style:style style:name="co99" style:family="table-column">
      <style:table-column-properties fo:break-before="auto" style:column-width="3.334cm"/>
    </style:style>
    <style:style style:name="co100" style:family="table-column">
      <style:table-column-properties fo:break-before="auto" style:column-width="4.891cm"/>
    </style:style>
    <style:style style:name="co101" style:family="table-column">
      <style:table-column-properties fo:break-before="auto" style:column-width="2.702cm"/>
    </style:style>
    <style:style style:name="co102" style:family="table-column">
      <style:table-column-properties fo:break-before="auto" style:column-width="4.584cm"/>
    </style:style>
    <style:style style:name="co103" style:family="table-column">
      <style:table-column-properties fo:break-before="auto" style:column-width="4.311cm"/>
    </style:style>
    <style:style style:name="co104" style:family="table-column">
      <style:table-column-properties fo:break-before="auto" style:column-width="8.909cm"/>
    </style:style>
    <style:style style:name="co105" style:family="table-column">
      <style:table-column-properties fo:break-before="auto" style:column-width="5.95cm"/>
    </style:style>
    <style:style style:name="co106" style:family="table-column">
      <style:table-column-properties fo:break-before="auto" style:column-width="2.798cm"/>
    </style:style>
    <style:style style:name="co107" style:family="table-column">
      <style:table-column-properties fo:break-before="auto" style:column-width="8.225cm"/>
    </style:style>
    <style:style style:name="co108" style:family="table-column">
      <style:table-column-properties fo:break-before="auto" style:column-width="7.654cm"/>
    </style:style>
    <style:style style:name="co109" style:family="table-column">
      <style:table-column-properties fo:break-before="auto" style:column-width="3.605cm"/>
    </style:style>
    <style:style style:name="co110" style:family="table-column">
      <style:table-column-properties fo:break-before="auto" style:column-width="4.064cm"/>
    </style:style>
    <style:style style:name="co111" style:family="table-column">
      <style:table-column-properties fo:break-before="auto" style:column-width="3.112cm"/>
    </style:style>
    <style:style style:name="co112" style:family="table-column">
      <style:table-column-properties fo:break-before="auto" style:column-width="2.432cm"/>
    </style:style>
    <style:style style:name="co113" style:family="table-column">
      <style:table-column-properties fo:break-before="auto" style:column-width="4.196cm"/>
    </style:style>
    <style:style style:name="co114" style:family="table-column">
      <style:table-column-properties fo:break-before="auto" style:column-width="5.239cm"/>
    </style:style>
    <style:style style:name="ro1" style:family="table-row">
      <style:table-row-properties style:row-height="0.65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533cm" fo:break-before="auto" style:use-optimal-row-height="true"/>
    </style:style>
    <style:style style:name="ro4" style:family="table-row">
      <style:table-row-properties style:row-height="0.554cm" fo:break-before="auto" style:use-optimal-row-height="false"/>
    </style:style>
    <style:style style:name="ro5" style:family="table-row">
      <style:table-row-properties style:row-height="0.57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617cm" fo:break-before="auto" style:use-optimal-row-height="false"/>
    </style:style>
    <style:style style:name="ro9" style:family="table-row">
      <style:table-row-properties style:row-height="0.494cm" fo:break-before="auto" style:use-optimal-row-height="true"/>
    </style:style>
    <style:style style:name="ro10" style:family="table-row">
      <style:table-row-properties style:row-height="0.476cm" fo:break-before="auto" style:use-optimal-row-height="false"/>
    </style:style>
    <style:style style:name="ro11" style:family="table-row">
      <style:table-row-properties style:row-height="0.626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54cm" fo:break-before="auto" style:use-optimal-row-height="true"/>
    </style:style>
    <style:style style:name="ro14" style:family="table-row">
      <style:table-row-properties style:row-height="0.492cm" fo:break-before="auto" style:use-optimal-row-height="true"/>
    </style:style>
    <style:style style:name="ro15" style:family="table-row">
      <style:table-row-properties style:row-height="0.522cm" fo:break-before="auto" style:use-optimal-row-height="false"/>
    </style:style>
    <style:style style:name="ro16" style:family="table-row">
      <style:table-row-properties style:row-height="0.494cm" fo:break-before="auto" style:use-optimal-row-height="false"/>
    </style:style>
    <style:style style:name="ro17" style:family="table-row">
      <style:table-row-properties style:row-height="0.57cm" fo:break-before="auto" style:use-optimal-row-height="true"/>
    </style:style>
    <style:style style:name="ta1" style:family="table" style:master-page-name="PageStyle_5f_Plot_20_Data">
      <style:table-properties table:display="true" style:writing-mode="lr-tb" table:tab-color="#ff0000"/>
    </style:style>
    <style:style style:name="ta2" style:family="table" style:master-page-name="PageStyle_5f_Profile_20_Data">
      <style:table-properties table:display="true" style:writing-mode="lr-tb"/>
    </style:style>
    <style:style style:name="ta3" style:family="table" style:master-page-name="PageStyle_5f_Element_20_Data">
      <style:table-properties table:display="true" style:writing-mode="lr-tb" table:tab-color="#ff8000"/>
    </style:style>
    <style:style style:name="ta4" style:family="table" style:master-page-name="PageStyle_5f_Specimen_20_Data">
      <style:table-properties table:display="true" style:writing-mode="lr-tb" table:tab-color="#5983b0"/>
    </style:style>
    <style:style style:name="ta5" style:family="table" style:master-page-name="PageStyle_5f_Procedures">
      <style:table-properties table:display="true" style:writing-mode="lr-tb" table:tab-color="#ffff00"/>
    </style:style>
    <style:style style:name="ta6" style:family="table" style:master-page-name="PageStyle_5f_Metadata">
      <style:table-properties table:display="true" style:writing-mode="lr-tb"/>
    </style:style>
    <style:style style:name="ta7" style:family="table" style:master-page-name="PageStyle_5f_observation_5f_phys_5f_chem_5f_id">
      <style:table-properties table:display="true" style:writing-mode="lr-tb" table:tab-color="#00a933"/>
    </style:style>
    <style:style style:name="ta8" style:family="table" style:master-page-name="PageStyle_5f_Original_20_Data">
      <style:table-properties table:display="true" style:writing-mode="lr-tb" table:tab-color="#808080"/>
    </style:style>
    <number:number-style style:name="N2">
      <number:number number:decimal-places="2" number:min-decimal-places="2" number:min-integer-digits="1"/>
    </number:number-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49">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f4000"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 style:family="table-cell" style:parent-style-name="Default" style:data-style-name="N0">
      <style:table-cell-properties fo:background-color="#ff4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81d41a"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5" style:family="table-cell" style:parent-style-name="Default" style:data-style-name="N0">
      <style:table-cell-properties fo:background-color="#81d41a"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8e86a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7" style:family="table-cell" style:parent-style-name="Default" style:data-style-name="N0">
      <style:table-cell-properties fo:background-color="#8e86ae"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7b3d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9" style:family="table-cell" style:parent-style-name="Default" style:data-style-name="N0">
      <style:table-cell-properties fo:background-color="#b85c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 style:family="table-cell" style:parent-style-name="Default" style:data-style-name="N0">
      <style:table-cell-properties fo:background-color="#ff6d6d"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5983b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acb20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706e0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729fc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9" style:family="table-cell" style:parent-style-name="Default" style:data-style-name="N0">
      <style:table-cell-properties fo:background-color="#729fc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5"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36" style:family="table-cell" style:parent-style-name="Default" style:data-style-name="N0">
      <style:table-cell-properties fo:background-color="#8d281e"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7" style:family="table-cell" style:parent-style-name="Default" style:data-style-name="N0">
      <style:table-cell-properties fo:background-color="#8d281e"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fo:background-color="#ed4c0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9" style:family="table-cell" style:parent-style-name="Default" style:data-style-name="N0">
      <style:table-cell-properties fo:background-color="#ed4c05"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ackground-color="#2a609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15846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3" style:family="table-cell" style:parent-style-name="Default" style:data-style-name="N0">
      <style:table-cell-properties fo:background-color="#15846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729fc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5" style:family="table-cell" style:parent-style-name="Default" style:data-style-name="N0">
      <style:table-cell-properties fo:background-color="#729fc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7"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81370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9" style:family="table-cell" style:parent-style-name="Default" style:data-style-name="N0">
      <style:table-cell-properties fo:background-color="#81370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ackground-color="#b85c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1" style:family="table-cell" style:parent-style-name="Default" style:data-style-name="N0">
      <style:table-cell-properties fo:background-color="#b85c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ff4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3" style:family="table-cell" style:parent-style-name="Default" style:data-style-name="N0">
      <style:table-cell-properties fo:background-color="#ff4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b4780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5" style:family="table-cell" style:parent-style-name="Default" style:data-style-name="N0">
      <style:table-cell-properties fo:background-color="#b4780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ackground-color="#bf819e"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7" style:family="table-cell" style:parent-style-name="Default" style:data-style-name="N0">
      <style:table-cell-properties fo:background-color="#bf819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0">
      <style:table-cell-properties fo:background-color="#3faf46"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9" style:family="table-cell" style:parent-style-name="Default" style:data-style-name="N0">
      <style:table-cell-properties fo:background-color="#3faf4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d7"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1"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d7"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0008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3" style:family="table-cell" style:parent-style-name="Default" style:data-style-name="N0">
      <style:table-cell-properties fo:background-color="#800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ackground-color="#468a1a"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5" style:family="table-cell" style:parent-style-name="Default" style:data-style-name="N0">
      <style:table-cell-properties fo:background-color="#468a1a"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7" style:family="table-cell" style:parent-style-name="Default" style:data-style-name="N0">
      <style:table-cell-properties fo:background-color="#729fc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8" style:family="table-cell" style:parent-style-name="Default" style:data-style-name="N0">
      <style:table-cell-properties fo:background-color="#7b3d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69" style:family="table-cell" style:parent-style-name="Default" style:data-style-name="N0">
      <style:table-cell-properties fo:background-color="#7b3d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background-color="#ff80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1" style:family="table-cell" style:parent-style-name="Default" style:data-style-name="N0">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ff7b5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3" style:family="table-cell" style:parent-style-name="Default" style:data-style-name="N0">
      <style:table-cell-properties fo:background-color="#ff7b59"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5" style:family="table-cell" style:parent-style-name="Default" style:data-style-name="N0">
      <style:table-cell-properties fo:background-color="#808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acb20c"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7" style:family="table-cell" style:parent-style-name="Default" style:data-style-name="N0">
      <style:table-cell-properties fo:background-color="#acb20c"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background-color="#3465a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79" style:family="table-cell" style:parent-style-name="Default" style:data-style-name="N0">
      <style:table-cell-properties fo:background-color="#3465a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800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1" style:family="table-cell" style:parent-style-name="Default" style:data-style-name="N0">
      <style:table-cell-properties fo:background-color="#800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83"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10d0c"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10d0c"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465a4"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data-style-name="N135">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0">
      <style:table-cell-properties fo:background-color="#2a6099"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ackground-color="#66666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94" style:family="table-cell" style:parent-style-name="Default" style:data-style-name="N0">
      <style:table-cell-properties fo:background-color="#666666"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a933"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data-style-name="N0">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a6099"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data-style-name="N0">
      <style:table-cell-properties fo:background-color="#2a609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00" style:family="table-cell" style:parent-style-name="Default" style:data-style-name="N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Borehole&quot;;&quot;TrialPit&quot;;&quot;Surface&quot;)" table:allow-empty-cell="false" table:display-list="unsorted" table:base-cell-address="Metadata.E3">
          <table:error-message table:message-type="stop" table:display="true"/>
        </table:content-validation>
        <table:content-validation table:name="val2" table:condition="of:cell-content-is-in-list(&quot;PG - Pergelic&quot;;&quot;CR - Cryic&quot;;&quot;FR - Frigid&quot;;&quot;ME - Mesic&quot;;&quot;TH - Thermic&quot;;&quot;HT - Hyperthermic&quot;;&quot;IF - Isofrigid&quot;;&quot;IM - Isomesic&quot;;&quot;IT - Isothermic&quot;;&quot;IH - Isohyperthermic&quot;;&quot;&quot;)" table:allow-empty-cell="true" table:display-list="unsorted" table:base-cell-address="Metadata.N3">
          <table:error-message table:message-type="stop" table:display="true"/>
        </table:content-validation>
        <table:content-validation table:name="val3" table:condition="of:cell-content-is-in-list(&quot;AQ - Aquic&quot;;&quot;PQ - Peraquic&quot;;&quot;DU - Udic&quot;;&quot;PU - Perudic&quot;;&quot;US - Ustic&quot;;&quot;XE - Xeric&quot;;&quot;AR - Aridic&quot;;&quot;TO - Torric&quot;;&quot;&quot;)" table:allow-empty-cell="true" table:display-list="unsorted" table:base-cell-address="Metadata.O3">
          <table:error-message table:message-type="stop" table:display="true"/>
        </table:content-validation>
        <table:content-validation table:name="val4" table:condition="of:cell-content-is-in-list(&quot;A - Tropical (rainy) climates&quot;;&quot;Af - Tropical rainforest - moist&quot;;&quot;Am - Tropical rainforest short dry season&quot;;&quot;As - Tropical savanna&quot;;&quot;Aw - Tropical savanna&quot;;&quot;B - Dry&quot;;&quot;BS -  Steppe climate&quot;;&quot;BSh - Steppe climate Dry-hot&quot;;&quot;BSk - Steppe climate Dry-cold&quot;;&quot;BWh - Desert climate Dry-hot&quot;;&quot;BWk - Desert climate Dry-cold&quot;;&quot;BWn - Desert climate -frequent fog&quot;;&quot;C - Warm temperate (mesothermal) climates&quot;;&quot;Ca - Temperate rainy (humid mesothermal) climate&quot;;&quot;Caf - Temperate rainy (humid mesothermal) climate - moist&quot;;&quot;Caw - Temperate rainy (humid mesothermal) climate - dry winter&quot;;&quot;Cb - Warm temperate (mesothermal) climates&quot;;&quot;Cbf - Warm temperate (mesothermal) climates - moist&quot;;&quot;Cbw - Warm temperate (mesothermal) climates - dry winter&quot;;&quot;Cc - Warm temperate (mesothermal) climates&quot;;&quot;Ccf - Warm temperate (mesothermal) climates - moist&quot;;&quot;Ccw - Warm temperate (mesothermal) climates - dry winter&quot;;&quot;Cf - Mild temperate rainy climate - no distinct dry season&quot;;&quot;Cfa - Warm temperate - moist all seasons, hot summer&quot;;&quot;Cfb - Warm temperate - moist all seasons, warm summer&quot;;&quot;Cfc - Warm temperate - moist all seasons,  with cool short summer&quot;;&quot;Cs - Temperate rainy (humid mesothermal) climate with dry summer&quot;;&quot;CS - Warm temperate rainy climate - summer dry&quot;;&quot;Csa - Temperate rainy (humid mesothermal) climate with dry summer With hot summer&quot;;&quot;Csb - Temperate rainy (humid mesothermal) climate with dry summer With warm summer&quot;;&quot;Csc - Warm Temperate - dry summer, cool short summer&quot;;&quot;Cw - Mild temperate rainy climate - winter dry&quot;;&quot;Cwa - Warm temperate - dry winter, hot summer&quot;;&quot;Cwb - Warm Temperate - dry winter, warm summer&quot;;&quot;Cwc - Warm Temperate - dry winter, cool short summer&quot;;&quot;D - Snow (microthermal) climates&quot;;&quot;Da - Cool-humid continental climate with warm high-sun season&quot;;&quot;Daf - Cool-humid continental climate with warm high-sun season - moist&quot;;&quot;Das - Cool-humid continental climate with warm high-sun season - dry season in summer&quot;;&quot;Daw - Cool-humid continental climate with warm high-sun season - dry winter&quot;;&quot;Db - Cool-humid continental  with cool high-sun season&quot;;&quot;Dbf - Cool-humid continental  with cool high-sun season - moist&quot;;&quot;Dbs - Cool-humid continental  with cool high-sun season - dry season in summer&quot;;&quot;Dbw - Cool-humid continental  with cool high-sun season - dry winter&quot;;&quot;Dc - Subarctic climate&quot;;&quot;Dcf - Subarctic climate - moist&quot;;&quot;Dcs - Subarctic climate - dry season in summer&quot;;&quot;Dcw - Subarctic climate - dry winter&quot;;&quot;Dd - Subarctic with very cold low-sun season&quot;;&quot;Ddf - Subarctic with very cold low-sun season - moist&quot;;&quot;Dds - Subarctic with very cold low-sun season - dry season in summer&quot;;&quot;Ddw - Subarctic with very cold low-sun season - dry winter&quot;;&quot;Df - Cold snow-forest climate - humid winters&quot;;&quot;Dfa - Snow climates - moist all seasons, hot summer&quot;;&quot;Dfb - Snow climates - moist all seasons, warm summer&quot;;&quot;Dfc - Snow climates - moist all seasons, cool short summer&quot;;&quot;Dfd - Snow climates - moist all seasons, very cold winter&quot;;&quot;Ds - Cold snow-forest climate - summer dry&quot;;&quot;Dsa - Snow climates - dry summer, hot&quot;;&quot;Dsb - Snow climates - dry summer, warm&quot;;&quot;Dsc - Snow climates - dry summer,  cool short summer&quot;;&quot;Dsd - Snow climates  -dry summer,  very cold winter&quot;;&quot;Dwa - Snow climates - dry winter, hot summer&quot;;&quot;Dwb - Snow climates - dry winter, warm summer&quot;;&quot;Dwc - Snow climates - dry winter, cool short summer&quot;;&quot;Dwd - Snow climates - dry winter, very cold winter&quot;;&quot;E - Ice climates&quot;;&quot;EF - Climates of perpetual frost (ice-caps)&quot;;&quot;ET - Tundra climate&quot;;&quot;H - Mountain/Highland climates&quot;)" table:allow-empty-cell="true" table:display-list="unsorted" table:base-cell-address="Metadata.P3">
          <table:error-message table:message-type="stop" table:display="true"/>
        </table:content-validation>
        <table:content-validation table:name="val5" table:condition="of:cell-content-is-in-list(&quot;SU - Sunny/clear&quot;;&quot;PC - Partly cloudy&quot;;&quot;OV - Overcast&quot;;&quot;RA - Rain&quot;;&quot;SL - Sleet&quot;;&quot;SN - Snow&quot;;&quot;&quot;)" table:allow-empty-cell="true" table:display-list="unsorted" table:base-cell-address="Metadata.Q3">
          <table:error-message table:message-type="stop" table:display="true"/>
        </table:content-validation>
        <table:content-validation table:name="val6" table:condition="of:cell-content-is-in-list(&quot;WC1 - No rain in the last month&quot;;&quot;WC2 - No rain in the last week&quot;;&quot;WC3 - No rain in the last 24 hours&quot;;&quot;WC4 - Rainy without heavy rain in the last 24 hours&quot;;&quot;WC5 - Heavier rain for some days or rainstorm in the last 24 hours&quot;;&quot;WC6 - Extremely rainy time or snow mel&quot;)" table:allow-empty-cell="true" table:display-list="unsorted" table:base-cell-address="Metadata.R3">
          <table:error-message table:message-type="stop" table:display="true"/>
        </table:content-validation>
        <table:content-validation table:name="val7" table:condition="of:cell-content-is-in-list(&quot;A - Crop agriculture (cropping)&quot;;&quot;AA - Annual field cropping&quot;;&quot;AA1 - Shifting cultivation&quot;;&quot;AA2 - Fallow system cultivation&quot;;&quot;AA3 - Ley system cultivation&quot;;&quot;AA4 - Rainfed arable cultivation&quot;;&quot;AA4C - Commercial rainfed arable cultivation&quot;;&quot;AA4I - Improved traditional rainfed arable cultivation&quot;;&quot;AA4M - Mechanized traditional rainfed arable cultivation&quot;;&quot;AA4T - Traditional rainfed arable cultivation&quot;;&quot;AA4U - Unspecified rainfed arable cultivation&quot;;&quot;AA5 - Wet rice cultivation&quot;;&quot;AA6 - Irrigated cultivation&quot;;&quot;AP - Perennial field cropping&quot;;&quot;AP1 - Non-irrigated cultivation&quot;;&quot;AP2 - Irrigated cultivation&quot;;&quot;AT - Tree and shrub cropping&quot;;&quot;AT1 - Non-irrigated tree crop cultivation&quot;;&quot;AT2 - Irrigated tree crop cultivation&quot;;&quot;AT3 - Non-irrigated shrub crop cultivation&quot;;&quot;AT4 - Irrigated shrub crop cultivation&quot;;&quot;E - Extraction and collection&quot;;&quot;EH - Hunting and fishing&quot;;&quot;EV - Exploitation of natural vegetation&quot;;&quot;F - Forestry&quot;;&quot;FN - Natural forest and woodland&quot;;&quot;FN1 - Selective felling&quot;;&quot;FN2 - Clear felling&quot;;&quot;FP - Plantation forestry&quot;;&quot;H - Animal husbandry&quot;;&quot;HE - Extensive grazing&quot;;&quot;HE1 - Nomadism&quot;;&quot;HE2 - Semi-nomadism&quot;;&quot;HE3 - Ranching&quot;;&quot;HI - Intensive grazing&quot;;&quot;HI1 - Animal production&quot;;&quot;HI2 - Dairying&quot;;&quot;M - Mixed farming&quot;;&quot;MF - Agroforestry&quot;;&quot;MP - Agropastoralism&quot;;&quot;P - Nature protection&quot;;&quot;PD - Degradation control&quot;;&quot;PD1 - Without interference&quot;;&quot;PD2 - With interference&quot;;&quot;PN - Nature and game preservation&quot;;&quot;PN1 - Reserves&quot;;&quot;PN2 - Parks&quot;;&quot;PN3 - Wildlife management&quot;;&quot;S - Settlement, industry&quot;;&quot;SC - Recreational use&quot;;&quot;SI - Industrial use&quot;;&quot;SR - Residential use&quot;;&quot;ST - Transport&quot;;&quot;SX - Excavations&quot;;&quot;U - Not used and not managed&quot;)" table:allow-empty-cell="true" table:display-list="unsorted" table:base-cell-address="Metadata.S3">
          <table:error-message table:message-type="stop" table:display="true"/>
        </table:content-validation>
        <table:content-validation table:name="val8" table:condition="of:cell-content-is-in-list(&quot;F - Closed Forest&quot;;&quot;FE - Evergreen broad-leaved forest&quot;;&quot;FC - Coniferous forest&quot;;&quot;FS - Semi-deciduous forest&quot;;&quot;FD - Deciduous forest&quot;;&quot;FX - Xeromorphic forest&quot;;&quot;W - Woodland&quot;;&quot;WE - Evergreen woodland&quot;;&quot;WS - Semi-deciduous woodland&quot;;&quot;WD - Deciduous woodland&quot;;&quot;WX - Xeromorphic&quot;)" table:allow-empty-cell="true" table:display-list="unsorted" table:base-cell-address="Metadata.T3">
          <table:error-message table:message-type="stop" table:display="true"/>
        </table:content-validation>
        <table:content-validation table:name="val9" table:condition="of:cell-content-is-in-list(&quot;Ce - Cereals&quot;;&quot;CeBa - Barley&quot;;&quot;CeMa - Maize&quot;;&quot;CeMi - Millet&quot;;&quot;CeOa - Oats&quot;;&quot;CePa - Rice, paddy&quot;;&quot;CeRi - Rice, dry&quot;;&quot;CeRy - Rye&quot;;&quot;CeSo - Sorghum&quot;;&quot;CeWh - Wheat&quot;;&quot;Oi - Oilcrops&quot;;&quot;OiCc - Coconuts&quot;;&quot;OiGr - Groundnuts&quot;;&quot;OiLi - Linseed&quot;;&quot;OiOl - Olives&quot;;&quot;OiOp - Oil-palm&quot;;&quot;OiRa - Rape&quot;;&quot;OiSe - Sesame&quot;;&quot;OiSo - Soybeans&quot;;&quot;OiSu - Sunflower&quot;;&quot;Fo - Fodder Plants&quot;;&quot;FoAl - Alfalfa&quot;;&quot;FoCl - Clover&quot;;&quot;FoGr - Grasses&quot;;&quot;FoHa - Hay&quot;;&quot;FoLe - Leguminous&quot;;&quot;FoMa - Maize&quot;;&quot;FoPu - Pumpkins&quot;;&quot;Ro - Roots and Tubers&quot;;&quot;RoCa - Cassava&quot;;&quot;RoPo - Potatoes&quot;;&quot;RoSu - Sugar beets&quot;;&quot;RoYa - Yams&quot;;&quot;Fr - Fruits and Melons&quot;;&quot;FrAp - Apples&quot;;&quot;FrBa - Bananas&quot;;&quot;FrCi - Citrus&quot;;&quot;FrGr - Grapes, Wine, Raisins&quot;;&quot;FrMa - Mangoes&quot;;&quot;FrMe - Melons&quot;;&quot;Fi - Fibre Crops&quot;;&quot;FiCo - Cotton&quot;;&quot;FiJu - Jute&quot;;&quot;Ve - Vegetables&quot;;&quot;Pu - Pulses&quot;;&quot;PuBe - Beans&quot;;&quot;PuLe - Lentils&quot;;&quot;PuPe - Peas&quot;;&quot;Lu - Semi-luxury Foods and Tobacco&quot;;&quot;LuCc - Cocoa&quot;;&quot;LuCo - Coffee&quot;;&quot;LuTe - Tea&quot;;&quot;LuTo - Tobacco&quot;;&quot;Ot - Other Crops&quot;;&quot;OtSc - Sugar cane&quot;;&quot;OtRu - Rubber&quot;;&quot;OtPa - Palm (fibres, kernels)&quot;)" table:allow-empty-cell="true" table:display-list="unsorted" table:base-cell-address="Metadata.U3">
          <table:error-message table:message-type="stop" table:display="true"/>
        </table:content-validation>
        <table:content-validation table:name="val10" table:condition="of:cell-content-is-in-list(&quot;0 - 10 %&quot;;&quot;10 - 20 %&quot;;&quot;20 - 30 %&quot;;&quot;30 - 40 %&quot;;&quot;40 - 50 %&quot;;&quot;50 - 60 %&quot;;&quot;60 - 70 %&quot;;&quot;70 - 80 %&quot;;&quot;80 - 90 %&quot;;&quot;90 - 100 %&quot;;&quot;&quot;)" table:allow-empty-cell="true" table:display-list="unsorted" table:base-cell-address="Metadata.V3">
          <table:error-message table:message-type="stop" table:display="true"/>
        </table:content-validation>
        <table:content-validation table:name="val11" table:condition="of:cell-content-is-in-list(&quot;N - No influence&quot;;&quot;NK - Not known&quot;;&quot;VS - Vegetation slightly disturbed&quot;;&quot;VM - Vegetation moderately disturbed&quot;;&quot;VE - Vegetation strongly disturbed&quot;;&quot;VU - Vegetation disturbed (not specified)&quot;;&quot;IS - Sprinkler irrigation&quot;;&quot;IF - Furrow irrigation&quot;;&quot;ID - Drip irrigation&quot;;&quot;IP - Flood irrigation&quot;;&quot;IB - Border irrigation&quot;;&quot;IU - Irrigation (not specified)&quot;;&quot;AD - Artificial drainage&quot;;&quot;FE - Application of fertilizers&quot;;&quot;LF - Landfill (also sanitary)&quot;;&quot;LV - Levelling&quot;;&quot;AC - Archaeological (burial mound, midden)&quot;;&quot;CR - Impact crater&quot;;&quot;BU - Bunding&quot;;&quot;BR - Burning&quot;;&quot;TE - Terracing&quot;;&quot;PL - Ploughing&quot;;&quot;MP - Plaggen&quot;;&quot;MR - Raised beds (agricultural purposes)&quot;;&quot;ME - Raised beds (engineering purposes)&quot;;&quot;MS - Sand additions&quot;;&quot;MU - Mineral additions (not specified)&quot;;&quot;MO - Organic additions (not specified)&quot;;&quot;PO - Pollution&quot;;&quot;CL - Clearing&quot;;&quot;SC - Surface compaction&quot;;&quot;SA - Scalped area&quot;;&quot;BP - Borrow pit&quot;;&quot;DU - Dump (not specified)&quot;;&quot;MI - Mine (surface, including openpit, gravel and quarries)&quot;;&quot;&quot;)" table:allow-empty-cell="true" table:display-list="unsorted" table:base-cell-address="Metadata.AA3">
          <table:error-message table:message-type="stop" table:display="true"/>
        </table:content-validation>
        <table:content-validation table:name="val12" table:condition="of:cell-content-is-in-list(&quot;vYn - Very young (1-10 years) natural: with loss by erosion or deposition of materials such as on tidal flats, coastal dunes, river valleys, landslides, or desert areas.&quot;;&quot;vYa - Very young (1-10 years) anthropogeomorphic: with complete disturbance of natural surfaces (and soils), such as in urban, industrial, or mining areas, with very early soil development from fresh natural, technogenic, or mixed materials.&quot;;&quot;Yn - Young (10-100 years) natural: with loss by erosion or deposition of materials such as on tidal flats, coastal dunes, river valleys, landslides, or desert areas.&quot;;&quot;Ya - Young (10-100 years) anthropogeomorphic: with complete disturbance of any natural surfaces (and soils), such as in urban, industrial, or mining areas, with early soil development from fresh natural, technogenic, or mixed materials, or restriction of flooding by dykes.&quot;;&quot;Hn - Holocene (100-10,000 years) natural: with loss by erosion or deposition of materials such as on tidal flats, coastal dunes, river valleys, landslides, or desert areas.&quot;;&quot;Ha - Holocene (100-10,000 years) anthropogeomorphic: human-made relief modifications, such as terracing or formation of hills or walls by early civilizations or during the Middle Ages, restriction of flooding by dykes, or surface raising.&quot;;&quot;lPi - Late Pleistocene, ice-covered: commonly recent soil formation on fresh materials.&quot;;&quot;lPp - Late Pleistocene, periglacial: commonly recent soil formation on preweathered materials.&quot;;&quot;lPf - Late Pleistocene, without periglacial influence.&quot;;&quot;oPi - Older Pleistocene, ice-covered: commonly recent soil formation on younger over older, preweathered materials.&quot;;&quot;oPp - Older Pleistocene, with periglacial influence: commonly recent soil formation on younger over older, preweathered materials.&quot;;&quot;oPf - Older Pleistocene, without periglacial influence.&quot;;&quot;T - Tertiary land surfaces: commonly high plains, terraces, or peneplains, except incised valleys; frequent occurrence of palaeosoils.&quot;;&quot;O - Older, pre-Tertiary land surfaces: commonly high plains, terraces, or peneplains, except incised valleys; frequent occurrence of palaeosoils.&quot;;&quot;&quot;)" table:allow-empty-cell="true" table:display-list="unsorted" table:base-cell-address="Metadata.AC3">
          <table:error-message table:message-type="stop" table:display="true"/>
        </table:content-validation>
        <table:content-validation table:name="val13" table:condition="of:cell-content-is-in-list(&quot;I - igneous rock&quot;;&quot;M - metamorphic rock&quot;;&quot;S - sedimentary rock (consolidated)&quot;;&quot;U - sedimentary rock (unconsolidated)&quot;)" table:allow-empty-cell="true" table:display-list="unsorted" table:base-cell-address="Metadata.AD3">
          <table:error-message table:message-type="stop" table:display="true"/>
        </table:content-validation>
        <table:content-validation table:name="val14" table:condition="of:cell-content-is-in-list(&quot;IA1 - Acid igneous: granite&quot;;&quot;IA2 - Acid igneous: grano-diorite&quot;;&quot;IA3 - Acid igneous: quartz-diorite&quot;;&quot;IA4 - Acid igneous: rhyiolite&quot;;&quot;II1 - Intermediate igneous: andesite, trachyte, phonolite&quot;;&quot;II2 - Intermediate igneous: diorite-syenite&quot;;&quot;IB1 - basic igneous: gabbro&quot;;&quot;IB2 - basic  igneous: basalt&quot;;&quot;IB3 - basic igneous: dolerite&quot;;&quot;IU1 - Ultrabasic igneous: peridotite&quot;;&quot;IU2 - Ultrabasic igneous: pyroxenite&quot;;&quot;IU3 - Ultrabasic igneous: ilmenite, magnetite, ironstone, serpentine&quot;;&quot;IP1 - Igneous  pyroclastic tuff, tuffite&quot;;&quot;IP2 - Igneous  pyroclastic volcanic scoria/breccia&quot;;&quot;IP3 - Igneous: pyroclastic volcanic ash&quot;;&quot;IP4 - Igneous  pyroclastic ignimbrite&quot;;&quot;MA1 - Acid metamorphic: quartzite&quot;;&quot;MA2 - Acid metamorphic: gneiss, migmatite&quot;;&quot;MA3 - Acid metamorphic: slate, phyllite, (pellitic rocks)&quot;;&quot;MA4 - Acid metamorphic: schist&quot;;&quot;MB1 - Basic metamorphic: slate, phyllite (pelitic rocks)&quot;;&quot;MB2 - Basic metamorphic:  (green)schist&quot;;&quot;MB3 - Basic metamorphic: gneiss rich in Fe-Mg minerals&quot;;&quot;MB4 - Basic metamorphic: metamorphic limestone (marble)&quot;;&quot;MB5 - Basic metamorphic  amphibolite&quot;;&quot;MB6 - Basic metamorphic: eclogite&quot;;&quot;MU1 - Ultrabasic metamorphic: serpentinite, greenstone&quot;;&quot;SC1 - Clastic sediments: conglomerate, breccia&quot;;&quot;SC2 - Clastic sediments: sandstone, greywacke, arkose&quot;;&quot;SC3 - Clastic sediments: silt-, mud-, claystone&quot;;&quot;SC4 - Clastic sediments: shale&quot;;&quot;SC5 - Clastic sediments: ironstone&quot;;&quot;SO1 - Sedimentary organic: limestone, other carbonate rocks&quot;;&quot;SO2 - Sedimentary organic: marl and other mixtures&quot;;&quot;SO3 - Sedimentary organic: coals, bitumen and related rocks&quot;;&quot;SE1 - Evaporites: anhydrite, gypsum&quot;;&quot;SE2 - Evaporites: halite&quot;;&quot;UR1 - Unconsolidated:  weathered residuum bauxite, laterite&quot;;&quot;UF1 - Unconsolidated: fluvial sand and gravel&quot;;&quot;UF2 - Unconsolidated: fluvial clay, silt and loam&quot;;&quot;UL1 - Unconsolidated: lacustrine sand&quot;;&quot;UL2 - Unconsolidated: lacustrine silt and clay&quot;;&quot;UM1 - Unconsolidated: marine sand&quot;;&quot;UM2 - Unconsolidated: marine clay and silt&quot;;&quot;UC1 - Unconsolidated: colluvial slope deposits&quot;;&quot;UC2 - Unconsolidated: colluvial lahar&quot;;&quot;UE1 - Unconsolidated: eolian loess&quot;;&quot;UE2 - Unconsolidated: eolian sand&quot;;&quot;UG1 - Unconsolidated: glacial moraine&quot;;&quot;UG2 - Unconsolidated: glacio-fluvial sand&quot;;&quot;UG3 - Unconsolidated: glacio-fluvial gravel&quot;;&quot;UK1 -  Unconsolidated  kryogenic periglacial rock debris&quot;;&quot;UK2 - Unconsolidated: kryogenic periglacial solifluction layer&quot;;&quot;UO1 - Unconsolidated: organic rainwater-fed moor peat&quot;;&quot;UO2 - Unconsolidated: organic groundwater-fed bog peat&quot;;&quot;UA1 - Unconsolidated: Anthropogenic/ technogenic redeposited natural material&quot;;&quot;UA2 -  Unconsolidated: Anthropogenic/ technogenic industrial/artisanal deposits&quot;;&quot;UU1 - Unconsolidated: unspecified deposits clay&quot;;&quot;UU2 - Unconsolidated  unspecifiedloam and silt&quot;;&quot;UU3 - Unconsolidated: unspecified sand&quot;;&quot;UU4 - Unconsolidated: unspecified gravelly sand&quot;;&quot;UU5 - Unconsolidated: unspecified gravel, broken rock&quot;)" table:allow-empty-cell="true" table:display-list="unsorted" table:base-cell-address="Metadata.AE3">
          <table:error-message table:message-type="stop" table:display="true"/>
        </table:content-validation>
        <table:content-validation table:name="val15" table:condition="of:cell-content-is-in-list(&quot;L - Level land (&lt; 10 %)&quot;;&quot;LP - Plain (&lt; 10 %)&quot;;&quot;LL - Plateau (&lt; 10 %)&quot;;&quot;LD - Depression (&lt; 10 %)&quot;;&quot;LV - Valley floor (&lt; 10 %)&quot;;&quot;S - Sloping land (10 - 30 %)&quot;;&quot;SE - Medium-gradient escarpment zone (10 - 30 %)&quot;;&quot;SH - Medium-gradient hill (10 - 30 %)&quot;;&quot;SM - Medium-gradient &quot;)" table:allow-empty-cell="true" table:display-list="unsorted" table:base-cell-address="Metadata.AF3">
          <table:error-message table:message-type="stop" table:display="true"/>
        </table:content-validation>
        <table:content-validation table:name="val16" table:condition="of:cell-content-is-in-list(&quot;CU - Cuesta-shaped&quot;;&quot;RI - Ridged&quot;;&quot;IN - Inselberg covered (occupying &gt; 1% of level land)&quot;;&quot;IM - With intermontane plains (occupying &gt; 15%)&quot;;&quot;WE - With wetlands (occupying &gt; 15%)&quot;;&quot;DO = Dome-shaped&quot;;&quot;TE = Terraced&quot;;&quot;DU = Dune-shaped&quot;;&quot;KA = Strong karst&quot;)" table:allow-empty-cell="true" table:display-list="unsorted" table:base-cell-address="Metadata.AG3">
          <table:error-message table:message-type="stop" table:display="true"/>
        </table:content-validation>
        <table:content-validation table:name="val17" table:condition="of:cell-content-is-in-list(&quot;CR - Crest (summit)&quot;;&quot;UP - Upper slope (shoulder)&quot;;&quot;MS - Middle slope (back slope)&quot;;&quot;LS - Lower slope (foot slope)&quot;;&quot;TS - Toe slope&quot;;&quot;BO - Bottom (flat)&quot;;&quot;HI - Higher part (rise)&quot;;&quot;IN - Intermediate part (talf)&quot;;&quot;LO - Lower part (and dip)&quot;;&quot;BO - Bottom (drainage line)&quot;)" table:allow-empty-cell="true" table:display-list="unsorted" table:base-cell-address="Metadata.AH3">
          <table:error-message table:message-type="stop" table:display="true"/>
        </table:content-validation>
        <table:content-validation table:name="val18" table:condition="of:cell-content-is-in-list(&quot;S - Straight&quot;;&quot;C - Concave&quot;;&quot;V - Convex&quot;;&quot;T - Terraced&quot;;&quot;X - Complex (irregular)&quot;)" table:allow-empty-cell="true" table:display-list="unsorted" table:base-cell-address="Metadata.AI3">
          <table:error-message table:message-type="stop" table:display="true"/>
        </table:content-validation>
        <table:content-validation table:name="val19" table:condition="of:cell-content-is-in-list(&quot;01 - Flat (0 - 0.2 %)&quot;;&quot;02 - Level (0.2 - 0.5 %)&quot;;&quot;03 - Nearly level (0.5 - 1.0 %)&quot;;&quot;04 - Very gently sloping (1.0 - 2.0 %)&quot;;&quot;05 - Gently sloping (2 - 5 %)&quot;;&quot;06 - Sloping (5 - 10 %)&quot;;&quot;07 - Strongly sloping (10 - 15 %)&quot;;&quot;08 - Moderately steep (15 - 30 %)&quot;;&quot;09 - Steep (30 &quot;)" table:allow-empty-cell="true" table:display-list="unsorted" table:base-cell-address="Metadata.AJ3">
          <table:error-message table:message-type="stop" table:display="true"/>
        </table:content-validation>
        <table:content-validation table:name="val20" table:condition="of:cell-content-is-in-list(&quot;S - south&quot;;&quot;SSE - south-south-east&quot;;&quot;SE - south-east&quot;;&quot;ESE - east-south-east&quot;;&quot;E - east&quot;;&quot;ENE - east-north-east&quot;;&quot;NE - north-east&quot;;&quot;NNE - north-north-east&quot;;&quot;N - north&quot;;&quot;NNW - north-north-west&quot;;&quot;NW - north-west&quot;;&quot;WNW - west-north-west&quot;;&quot;W - west&quot;;&quot;WSW - west-south-west&quot;;&quot;SW - south-w&quot;)" table:allow-empty-cell="true" table:display-list="unsorted" table:base-cell-address="Metadata.AK3">
          <table:error-message table:message-type="stop" table:display="true"/>
        </table:content-validation>
        <table:content-validation table:name="val21" table:condition="of:cell-content-is-in-list(&quot;CC - concave-concave&quot;;&quot;CS - concave-straight&quot;;&quot;CV - concave-convexstraight&quot;;&quot;SC - straight-concave&quot;;&quot;SS - straight-straight&quot;;&quot;SV - straight-convex&quot;;&quot;VC - convex-concave&quot;;&quot;VS - convex-straight&quot;;&quot;VV - convex-convex&quot;;&quot;&quot;)" table:allow-empty-cell="true" table:display-list="unsorted" table:base-cell-address="Metadata.AL3">
          <table:error-message table:message-type="stop" table:display="true"/>
        </table:content-validation>
        <table:content-validation table:name="val22" table:condition="of:cell-content-is-in-list(&quot;N - None (0 %)&quot;;&quot;V - Very few (0 - 2 %)&quot;;&quot;F - Few (2 - 5 %)&quot;;&quot;C - Common (5 - 15 %)&quot;;&quot;M - Many (15 - 40 %)&quot;;&quot;A - Abundant (40 - 80 %)&quot;;&quot;D - Dominant (&gt; 80 %)&quot;)" table:allow-empty-cell="true" table:display-list="unsorted" table:base-cell-address="Metadata.AM3">
          <table:error-message table:message-type="stop" table:display="true"/>
        </table:content-validation>
        <table:content-validation table:name="val23" table:condition="of:cell-content-is-in-list(&quot;&lt; 2 m&quot;;&quot;2-5 m&quot;;&quot;5-20 m&quot;;&quot;20-50 m&quot;;&quot;&gt; 50 m&quot;)" table:allow-empty-cell="true" table:display-list="unsorted" table:base-cell-address="Metadata.AN3">
          <table:error-message table:message-type="stop" table:display="true"/>
        </table:content-validation>
        <table:content-validation table:name="val24" table:condition="of:cell-content-is-in-list(&quot;N - None (0 %)&quot;;&quot;V - Very few (0 - 2 %)&quot;;&quot;F - Few (2 - 5 %)&quot;;&quot;C - Common (5 - 15 %)&quot;;&quot;M - Many (15 - 40 %)&quot;;&quot;A - Abundant (40 - 80 %)&quot;;&quot;D - Dominant (&gt; 80 %)&quot;)" table:allow-empty-cell="true" table:display-list="unsorted" table:base-cell-address="Metadata.AO3">
          <table:error-message table:message-type="stop" table:display="true"/>
        </table:content-validation>
        <table:content-validation table:name="val25" table:condition="of:cell-content-is-in-list(&quot;F - Fine gravel (0.2 - 0.6 cm)&quot;;&quot;M - Medium gravel (0.6 - 2 cm)&quot;;&quot;C - Coarse gravel (2 - 6 cm)&quot;;&quot;S - Stones (6 - 20 cm)&quot;;&quot;B - Boulders (20 - 60 cm)&quot;;&quot;L - Large boulders (60 - 200 cm)&quot;)" table:allow-empty-cell="true" table:display-list="unsorted" table:base-cell-address="Metadata.AP3">
          <table:error-message table:message-type="stop" table:display="true"/>
        </table:content-validation>
        <table:content-validation table:name="val26" table:condition="of:cell-content-is-in-list(&quot;N - No evidence of erosion&quot;;&quot;W - Water erosion or deposition&quot;;&quot;WS - Sheet erosion&quot;;&quot;WR - Rill erosion&quot;;&quot;WG - Gully erosion&quot;;&quot;WT - Tunnel erosion&quot;;&quot;WD - Deposition by water&quot;;&quot;WA - Water and wind erosion&quot;;&quot;M - Mass movement&quot;;&quot;A - Wind (aeolian) erosion or deposition&quot;;&quot;AD - Win&quot;)" table:allow-empty-cell="true" table:display-list="unsorted" table:base-cell-address="Metadata.AQ3">
          <table:error-message table:message-type="stop" table:display="true"/>
        </table:content-validation>
        <table:content-validation table:name="val27" table:condition="of:cell-content-is-in-list(&quot;S - Slight - Some evidence of damage to surface horizons. Original biotic functions largely intact&quot;;&quot;M - Moderate - Clear evidence of removal of surface horizons. Original biotic functions partly destroyed&quot;;&quot;S - Severe - Surface horizons completely removed an&quot;)" table:allow-empty-cell="true" table:display-list="unsorted" table:base-cell-address="Metadata.AR3">
          <table:error-message table:message-type="stop" table:display="true"/>
        </table:content-validation>
        <table:content-validation table:name="val28" table:condition="of:cell-content-is-in-list(&quot;0 %&quot;;&quot;0 - 5 %&quot;;&quot;5 - 10 %&quot;;&quot;10 - 25 %&quot;;&quot;25 - 50 %&quot;;&quot;&gt; 50 %&quot;)" table:allow-empty-cell="true" table:display-list="unsorted" table:base-cell-address="Metadata.AS3">
          <table:error-message table:message-type="stop" table:display="true"/>
        </table:content-validation>
        <table:content-validation table:name="val29" table:condition="of:cell-content-is-in-list(&quot;A - Active at present&quot;;&quot;R - Active in recent past (previous 50-100 years)&quot;;&quot;H - Active in historical times&quot;;&quot;N - Period of activity not known&quot;;&quot;X - Accelerated and natural erosion not distinguished&quot;)" table:allow-empty-cell="true" table:display-list="unsorted" table:base-cell-address="Metadata.AT3">
          <table:error-message table:message-type="stop" table:display="true"/>
        </table:content-validation>
        <table:content-validation table:name="val30" table:condition="of:cell-content-is-in-list(&quot;N - None&quot;;&quot;F - Thin (&lt; 2 mm)&quot;;&quot;M - Medium (2 - 5 mm)&quot;;&quot;C - Thick (5 - 20 mm)&quot;;&quot;V - Very thick (&gt;20 mm)&quot;)" table:allow-empty-cell="true" table:display-list="unsorted" table:base-cell-address="Metadata.AU3">
          <table:error-message table:message-type="stop" table:display="true"/>
        </table:content-validation>
        <table:content-validation table:name="val31" table:condition="of:cell-content-is-in-list(&quot;S - Slightly hard&quot;;&quot;H - Hard&quot;;&quot;V - Very hard&quot;;&quot;E - Extremely hard&quot;)" table:allow-empty-cell="true" table:display-list="unsorted" table:base-cell-address="Metadata.AV3">
          <table:error-message table:message-type="stop" table:display="true"/>
        </table:content-validation>
        <table:content-validation table:name="val32" table:condition="of:cell-content-is-in-list(&quot;F - Fine (&lt;  1 cm)&quot;;&quot;M - Medium (1 - 2 cm)&quot;;&quot;W - Wide (2 - 5 cm)&quot;;&quot;V - Very wide (5 - 10 cm)&quot;;&quot;E - Extremely wide (&gt; 10 cm)&quot;)" table:allow-empty-cell="true" table:display-list="unsorted" table:base-cell-address="Metadata.AW3">
          <table:error-message table:message-type="stop" table:display="true"/>
        </table:content-validation>
        <table:content-validation table:name="val33" table:condition="of:cell-content-is-in-list(&quot;S - Surface (&lt; 2 cm)&quot;;&quot;M - Medium (2 - 10 cm)&quot;;&quot;D - Deep (10 - 20 cm)&quot;;&quot;V - Very deep (&gt; 20 cm)&quot;)" table:allow-empty-cell="true" table:display-list="unsorted" table:base-cell-address="Metadata.AX3">
          <table:error-message table:message-type="stop" table:display="true"/>
        </table:content-validation>
        <table:content-validation table:name="val34" table:condition="of:cell-content-is-in-list(&quot;C - Very closely spaced (&lt; 0.2 m)&quot;;&quot;D - Closely spaced (0.2 - 0.5 m)&quot;;&quot;M - Moderately widely spaced (0.5 - 2 m)&quot;;&quot;W - Widely spaced (2 - 5 m)&quot;;&quot;V - Very widely spaced (&gt; 5 m)&quot;)" table:allow-empty-cell="true" table:display-list="unsorted" table:base-cell-address="Metadata.AY3">
          <table:error-message table:message-type="stop" table:display="true"/>
        </table:content-validation>
        <table:content-validation table:name="val35" table:condition="of:cell-content-is-in-list(&quot;0 - None (0 - 2 %)&quot;;&quot;1 - Low (2 - 15 %)&quot;;&quot;2 - Moderate (15 - 40 %)&quot;;&quot;3 - High (40 - 80 %)&quot;;&quot;4 - Dominant (&gt; 80 %)&quot;)" table:allow-empty-cell="true" table:display-list="unsorted" table:base-cell-address="Metadata.AZ3">
          <table:error-message table:message-type="stop" table:display="true"/>
        </table:content-validation>
        <table:content-validation table:name="val36" table:condition="of:cell-content-is-in-list(&quot;N - None&quot;;&quot;F - Thin (&lt; 2 mm)&quot;;&quot;M - Medium (2 - 5 mm)&quot;;&quot;C - Thick (5 - 20 mm)&quot;;&quot;V - Very thick (&gt; 20 mm)&quot;;&quot;&quot;)" table:allow-empty-cell="true" table:display-list="unsorted" table:base-cell-address="Metadata.BA3">
          <table:error-message table:message-type="stop" table:display="true"/>
        </table:content-validation>
        <table:content-validation table:name="val37" table:condition="of:cell-content-is-in-list(&quot;0 - None (0 - 2 %)&quot;;&quot;1 - Low (2 - 15 %)&quot;;&quot;2 - Moderate (15 - 40 %)&quot;;&quot;3 - High (40 - 80 %)&quot;;&quot;4 - Dominant (&gt; 80 %)&quot;;&quot;&quot;)" table:allow-empty-cell="true" table:display-list="unsorted" table:base-cell-address="Metadata.BB3">
          <table:error-message table:message-type="stop" table:display="true"/>
        </table:content-validation>
        <table:content-validation table:name="val38" table:condition="of:cell-content-is-in-list(&quot;MP - Permanently submerged by seawater (below mean low water springs)&quot;;&quot;MT - Tidal area (between mean low and mean high water springs)&quot;;&quot;MO - Occasional storm surges (above mean high water springs)&quot;;&quot;FP - Permanently submerged by inland water&quot;;&quot;FF - Submerged by remote flowing inland water at least once a year&quot;;&quot;FO - Submerged by remote flowing inland water less than once a year&quot;;&quot;GF - Submerged by rising local groundwater at least once a year&quot;;&quot;GO - Submerged by rising local groundwater less than once a year&quot;;&quot;RF - Submerged by local rainwater at least once a year&quot;;&quot;RO - Submerged by local rainwater less than once a year&quot;;&quot;UF - Submerged by inland water of unknown origin at least once a year&quot;;&quot;UO - Submerged by inland water of unknown origin less than once a year&quot;;&quot;NO - None of the above &quot;)" table:allow-empty-cell="true" table:display-list="unsorted" table:base-cell-address="'Plot Data'.BC3">
          <table:error-message table:message-type="stop" table:display="true"/>
        </table:content-validation>
        <table:content-validation table:name="val39" table:condition="of:cell-content-is-in-list(&quot;D - Dry&quot;;&quot;S - Slightly moist&quot;;&quot;M - Moist&quot;;&quot;W - Wet&quot;)" table:allow-empty-cell="true" table:display-list="unsorted" table:base-cell-address="Metadata.BD3">
          <table:error-message table:message-type="stop" table:display="true"/>
        </table:content-validation>
        <table:content-validation table:name="val40" table:condition="of:cell-content-is-in-list(&quot;E - Excessively well drained – Water is removed from the soil very rapidly&quot;;&quot;S - Somewhat excessively well drained – Water is removed from the soil rapidly&quot;;&quot;W - Well drained – Water is removed from the soil somewhat slowly during some periods of the year. The soils are wet for short periods within rooting depth&quot;;&quot;M - Moderately well drained – Water is removed from the soil somewhat slowly during some periods of the year. The soils are wet for short periods within rooting depth&quot;;&quot;I - Imperfectly drained – Water is removed slowly so that the soils are wet at shallow depth for a considerable period&quot;;&quot;P - Poorly drained – Water is removed so slowly that the soils are commonly wet for considerable periods. The soils commonly have a shallow water table&quot;;&quot;V - Very poorly drained – Water is removed so slowly that the soils are wet at shallow depth for long periods. The soils have a very shallow water table&quot;;&quot;&quot;)" table:allow-empty-cell="true" table:display-list="unsorted" table:base-cell-address="'Plot Data'.BE3">
          <table:error-message table:message-type="stop" table:display="true"/>
        </table:content-validation>
        <table:content-validation table:name="val41" table:condition="of:cell-content-is-in-list(&quot;P - Ponded (run-on site)&quot;;&quot;N - Neither receiving nor shedding water&quot;;&quot;S - Slow run-off&quot;;&quot;M - Moderately rapid run-off&quot;;&quot;R - Rapid run-off&quot;;&quot;&quot;)" table:allow-empty-cell="true" table:display-list="unsorted" table:base-cell-address="Metadata.BF3">
          <table:error-message table:message-type="stop" table:display="true"/>
        </table:content-validation>
        <table:content-validation table:name="val42" table:condition="of:cell-content-is-in-list(&quot;1 - Very shallow (0-25 cm)&quot;;&quot;2 - Shallow (25-50 cm)&quot;;&quot;3 - Moderately deep (50-100 cm)&quot;;&quot;4 - Deep (100-150 cm)&quot;;&quot;5 - Very deep (&gt; 150 cm)&quot;;&quot;&quot;)" table:allow-empty-cell="true" table:display-list="unsorted" table:base-cell-address="Metadata.BG3">
          <table:error-message table:message-type="stop" table:display="true"/>
        </table:content-validation>
        <table:content-validation table:name="val43" table:condition="of:cell-content-is-in-list(&quot;SA  - Saline&quot;;&quot;BR  - Brackish&quot;;&quot;FR  - Fresh&quot;;&quot;PO  - Polluted&quot;;&quot;OX  - Oxygenated&quot;;&quot;SG  - Stagnating&quot;)" table:allow-empty-cell="true" table:display-list="unsorted" table:base-cell-address="Metadata.BH3">
          <table:error-message table:message-type="stop" table:display="true"/>
        </table:content-validation>
        <table:content-validation table:name="val44" table:condition="of:cell-content-is-in-list(&quot;1 - Less than 1 day&quot;;&quot;2 - Very shallow (0-25 cm) Shallow (25-50 cm) Moderately deep (50-100 cm) Deep (100-150 cm) Very deep (&gt; 150 cm) -15 days&quot;;&quot;3 - 15-30 days&quot;;&quot;4 - 30-90 days&quot;;&quot;5 - 90-180 days&quot;;&quot;6 - 180-360 days&quot;;&quot;7 - Continuously&quot;)" table:allow-empty-cell="true" table:display-list="unsorted" table:base-cell-address="Metadata.BI3">
          <table:error-message table:message-type="stop" table:display="true"/>
        </table:content-validation>
        <table:content-validation table:name="val45" table:condition="of:cell-content-is-in-list(&quot;N - None&quot;;&quot;D - Daily&quot;;&quot;W - Weekly&quot;;&quot;M - Monthly&quot;;&quot;A - Annually&quot;;&quot;B - Biennually&quot;;&quot;F - Once every 2-4 years&quot;;&quot;T - Once every 5-10 years&quot;;&quot;R - Rare (less than once in every 10 years)&quot;;&quot;NK - Unknown&quot;;&quot;&quot;)" table:allow-empty-cell="true" table:display-list="unsorted" table:base-cell-address="Metadata.BJ3">
          <table:error-message table:message-type="stop" table:display="true"/>
        </table:content-validation>
        <table:content-validation table:name="val46" table:condition="of:cell-content-is-in-list(&quot;1 - Reference profile description: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quot;;&quot;1.1 - Reference profile description - without sampling: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 Soil description is done without sampling.&quot;;&quot;2 - Routine profile description: No essential elements are missing from the description, sampling or analysis. The number of samples collected is sufficient to characterize all major soil horizons, but may not allow precise definition of all subhorizons, especially in the deeper soil. The profile depth is 80 cm or more, or down to a C or R horizon or layer, which may be shallower. Additional augering and sampling may be required for lower level classification.&quot;;&quot;2.1 - Routine profile description - without sampling: No essential elements are missing from the description, sampling or analysis. The number of samples collected is sufficient to characterize all major soil horizons, but may not allow precise definition of all subhorizons, especially in the deeper soil. The profile depth is 80 cm or more, or down to a C or R horizon or layer, which may be shallower. Additional augering and sampling may be required for lower level classification. Soil description is done without sampling.&quot;;&quot;3 - Incomplete description: Certain relevant elements are missing from the description, an insufficient number of samples was collected, or the reliability of the analytical data does not permit a complete characterization of the soil. However, the description is useful for specific purposes and provides a satisfactory indication of the nature of the soil at high levels of soil taxonomic classification.&quot;;&quot;3.1 - Incomplete description - without sampling: Certain relevant elements are missing from the description, an insufficient number of samples was collected, or the reliability of the analytical data does not permit a complete characterization of the soil. However, the description is useful for specific purposes and provides a satisfactory indication of the nature of the soil at high levels of soil taxonomic classification. Soil description is done without sampling.&quot;;&quot;4 - Soil augering description: Soil augerings do no permit a comprehensive soil profile description. Augerings are made for routine soil observation and identification in soil mapping, and for that purpose normally provide a satisfactory indication of the soil characteristics. Soil samples may be collected from augerings.&quot;;&quot;4.1 - Soil augering description - without sampling: Soil augerings do no permit a comprehensive soil profile description. Augerings are made for routine soil observation and identification in soil mapping, and for that purpose normally provide a satisfactory indication of the soil characteristics. Soil samples may be collected from augerings. Soil description is done without sampling.&quot;;&quot;5 - Other descriptions: Essential elements are missing from the description, preventing a satisfactory soil characterization and classification.&quot;)" table:allow-empty-cell="true" table:display-list="unsorted" table:base-cell-address="Metadata.B3">
          <table:error-message table:message-type="stop" table:display="true"/>
        </table:content-validation>
        <table:content-validation table:name="val47" table:condition="of:cell-content-is-in-list(&quot;Acrisol (AC)&quot;;&quot;Alisol (AL)&quot;;&quot;Andosol (AN)&quot;;&quot;Anthrosol (AT)&quot;;&quot;Arenosol (AR)&quot;;&quot;Calcisol (CL)&quot;;&quot;Cambisol (CM)&quot;;&quot;Chernozem (CH)&quot;;&quot;Cryosol (CR)&quot;;&quot;Durisol (DU)&quot;;&quot;Ferralsol (FR)&quot;;&quot;Fluvisol (FL)&quot;;&quot;Gleysol (GL)&quot;;&quot;Gypsisol (GY)&quot;;&quot;Histosol (HS)&quot;;&quot;Kastanozem (KS)&quot;;&quot;Leptosol (LP)&quot;;&quot;Lixisol (LX)&quot;;&quot;Luvisol (LV)&quot;;&quot;Nitisol (NT)&quot;;&quot;Phaeozem (PH)&quot;;&quot;Planosol (PL)&quot;;&quot;Plinthosol (PT)&quot;;&quot;Podzol (PZ)&quot;;&quot;Regosol (RG)&quot;;&quot;Retisol (RT)&quot;;&quot;Solonchak (SC)&quot;;&quot;Solonetz (SN)&quot;;&quot;Stagnosol (ST)&quot;;&quot;Technosol (TC)&quot;;&quot;Umbrisol (UM)&quot;;&quot;Vertisol (VR)&quot;)" table:allow-empty-cell="true" table:display-list="unsorted" table:base-cell-address="'Profile Data'.C3">
          <table:error-message table:message-type="stop" table:display="true"/>
        </table:content-validation>
        <table:content-validation table:name="val48" table:condition="of:cell-content-is-in-list(&quot;Acrisol (AC)&quot;;&quot;Alisol (AL)&quot;;&quot;Andosol (AN)&quot;;&quot;Anthrosol (AT)&quot;;&quot;Arenosol (AR)&quot;;&quot;Calcisol (CL)&quot;;&quot;Cambisol (CM)&quot;;&quot;Chernozem (CH)&quot;;&quot;Cryosol (CR)&quot;;&quot;Durisol (DU)&quot;;&quot;Ferralsol (FR)&quot;;&quot;Fluvisol (FL)&quot;;&quot;Gleysol (GL)&quot;;&quot;Gypsisol (GY)&quot;;&quot;Histosol (HS)&quot;;&quot;Kastanozem (KS)&quot;;&quot;Leptosol (LP)&quot;;&quot;Lixisol (LX)&quot;;&quot;Luviso&quot;)" table:allow-empty-cell="true" table:display-list="unsorted" table:base-cell-address="Metadata.C3">
          <table:error-message table:message-type="stop" table:display="true"/>
        </table:content-validation>
        <table:content-validation table:name="val49" table:condition="of:cell-content-is-in-list(&quot;Abruptic Acrisol&quot;;&quot;Fragic Acrisol&quot;;&quot;Leptic Acrisol&quot;;&quot;Hydragric Acrisol&quot;;&quot;Anthraquic Acrisol&quot;;&quot;Pretic Acrisol&quot;;&quot;Terric Acrisol&quot;;&quot;Gleyic Acrisol&quot;;&quot;Stagnic Acrisol&quot;;&quot;Ferralic Acrisol&quot;;&quot;Rhodic Acrisol&quot;;&quot;Chromic Acrisol&quot;;&quot;Xanthic Acrisol&quot;;&quot;Nudiargic Acrisol&quot;;&quot;Lamellic Acrisol&quot;;&quot;Albic Acrisol&quot;;&quot;Ferric Acrisol&quot;;&quot;Skeletic Acrisol&quot;;&quot;Haplic Acrisol&quot;;&quot;Abruptic Alisol&quot;;&quot;Fragic Alisol&quot;;&quot;Leptic Alisol&quot;;&quot;Hydragric Alisol&quot;;&quot;Anthraquic Alisol&quot;;&quot;Plaggic Alisol&quot;;&quot;Pretic Alisol&quot;;&quot;Terric Alisol&quot;;&quot;Gleyic Alisol&quot;;&quot;Stagnic Alisol&quot;;&quot;Vertic Alisol&quot;;&quot;Rhodic Alisol&quot;;&quot;Chromic Alisol&quot;;&quot;Nudiargic Alisol&quot;;&quot;Lamellic Alisol&quot;;&quot;Albic Alisol&quot;;&quot;Ferric Alisol&quot;;&quot;Skeletic Alisol&quot;;&quot;Haplic Alisol&quot;;&quot;Aluandic Andosol&quot;;&quot;Silandic Andosol&quot;;&quot;Vitric Andosol&quot;;&quot;Leptic Andosol&quot;;&quot;Hydragric Andosol&quot;;&quot;Anthraquic Andosol&quot;;&quot;Gleyic Andosol&quot;;&quot;Hydric Andosol&quot;;&quot;Histic Andosol&quot;;&quot;Chernic Andosol&quot;;&quot;Mollic Andosol&quot;;&quot;Umbric Andosol&quot;;&quot;Petroduric Andosol&quot;;&quot;Duric Andosol&quot;;&quot;Gypsic Andosol&quot;;&quot;Calcic Andosol&quot;;&quot;Tephric Andosol&quot;;&quot;Aeolic Andosol&quot;;&quot;Skeletic Andosol&quot;;&quot;Dystric Andosol&quot;;&quot;Eutric Andosol&quot;;&quot;Hydragric Anthrosol&quot;;&quot;Irragric Anthrosol&quot;;&quot;Hortic Anthrosol&quot;;&quot;Plaggic Anthrosol&quot;;&quot;Pretic Anthrosol&quot;;&quot;Terric Anthrosol&quot;;&quot;Gleyic Anthrosol&quot;;&quot;Stagnic Anthrosol&quot;;&quot;Ferralic Anthrosol&quot;;&quot;Sideralic Anthrosol&quot;;&quot;Andic Anthrosol&quot;;&quot;Tidalic Arenosol&quot;;&quot;Aeolic Arenosol&quot;;&quot;Solimovic Arenosol&quot;;&quot;Tephric Arenosol&quot;;&quot;Tsitelic Arenosol&quot;;&quot;Brunic Arenosol&quot;;&quot;Gleyic Arenosol&quot;;&quot;Sideralic Arenosol&quot;;&quot;Yermic Arenosol&quot;;&quot;Protic Arenosol&quot;;&quot;Transportic Arenosol&quot;;&quot;Relocatic Arenosol&quot;;&quot;Gypsiric Arenosol&quot;;&quot;Dolomitic Arenosol&quot;;&quot;Calcaric Arenosol&quot;;&quot;Dystric Arenosol&quot;;&quot;Eutric Arenosol&quot;;&quot;Petric Calcisol&quot;;&quot;Leptic Calcisol&quot;;&quot;Gleyic Calcisol&quot;;&quot;Stagnic Calcisol&quot;;&quot;Lixic Calcisol&quot;;&quot;Luvic Calcisol&quot;;&quot;Cambic Calcisol&quot;;&quot;Coarsic Calcisol&quot;;&quot;Fractic Calcisol&quot;;&quot;Skeletic Calcisol&quot;;&quot;Yermic Calcisol&quot;;&quot;Takyric Calcisol&quot;;&quot;Gypsiric Calcisol&quot;;&quot;Haplic Calcisol&quot;;&quot;Fragic Cambisol&quot;;&quot;Thionic Cambisol&quot;;&quot;Hydragric Cambisol&quot;;&quot;Anthraquic Cambisol&quot;;&quot;Irragric Cambisol&quot;;&quot;Plaggic Cambisol&quot;;&quot;Pretic Cambisol&quot;;&quot;Terric Cambisol&quot;;&quot;Tsitelic Cambisol&quot;;&quot;Vertic Cambisol&quot;;&quot;Andic Cambisol&quot;;&quot;Vitric Cambisol&quot;;&quot;Leptic Cambisol&quot;;&quot;Histic Cambisol&quot;;&quot;Gleyic Cambisol&quot;;&quot;Stagnic Cambisol&quot;;&quot;Solimovic Cambisol&quot;;&quot;Fluvic Cambisol&quot;;&quot;Sideralic Cambisol&quot;;&quot;Rhodic Cambisol&quot;;&quot;Chromic Cambisol&quot;;&quot;Skeletic Cambisol&quot;;&quot;Yermic Cambisol&quot;;&quot;Takyric Cambisol&quot;;&quot;Gypsiric Cambisol&quot;;&quot;Dolomitic Cambisol&quot;;&quot;Calcaric Cambisol&quot;;&quot;Dystric Cambisol&quot;;&quot;Eutric Cambisol&quot;;&quot;Petroduric Chernozem&quot;;&quot;Duric Chernozem&quot;;&quot;Petrocalcic Chernozem&quot;;&quot;Leptic Chernozem&quot;;&quot;Hortic Chernozem&quot;;&quot;Gleyic Chernozem&quot;;&quot;Vertic Chernozem&quot;;&quot;Greyzemic Chernozem&quot;;&quot;Luvic Chernozem&quot;;&quot;Calcic Chernozem&quot;;&quot;Cambic Chernozem&quot;;&quot;Skeletic Chernozem&quot;;&quot;Vermic Chernozem&quot;;&quot;Tonguic Chernozem&quot;;&quot;Haplic Chernozem&quot;;&quot;Glacic Cryosol&quot;;&quot;Turbic Cryosol&quot;;&quot;Subaquatic Cryosol&quot;;&quot;Tidalic Cryosol&quot;;&quot;Reductaquic Cryosol&quot;;&quot;Oxyaquic Cryosol&quot;;&quot;Leptic Cryosol&quot;;&quot;Histic Cryosol&quot;;&quot;Andic Cryosol&quot;;&quot;Mollic Cryosol&quot;;&quot;Umbric Cryosol&quot;;&quot;Natric Cryosol&quot;;&quot;Salic Cryosol&quot;;&quot;Spodic Cryosol&quot;;&quot;Retic Cryosol&quot;;&quot;Alic Cryosol&quot;;&quot;Luvic Cryosol&quot;;&quot;Calcic Cryosol&quot;;&quot;Wapnic Cryosol&quot;;&quot;Yermic Cryosol&quot;;&quot;Protic Cryosol&quot;;&quot;Cambic Cryosol&quot;;&quot;Coarsic Cryosol&quot;;&quot;Skeletic Cryosol&quot;;&quot;Haplic Cryosol&quot;;&quot;Petric Durisol&quot;;&quot;Petrogypsic Durisol&quot;;&quot;Gypsic Durisol&quot;;&quot;Petrocalcic Durisol&quot;;&quot;Calcic Durisol&quot;;&quot;Leptic Durisol&quot;;&quot;Acric Durisol&quot;;&quot;Lixic Durisol&quot;;&quot;Alic Durisol&quot;;&quot;Luvic Durisol&quot;;&quot;Cambic Durisol&quot;;&quot;Coarsic Durisol&quot;;&quot;Fractic Durisol&quot;;&quot;Skeletic Durisol&quot;;&quot;Yermic Durisol&quot;;&quot;Takyric Durisol&quot;;&quot;Andic Durisol&quot;;&quot;Gypsiric Durisol&quot;;&quot;Calcaric Durisol&quot;;&quot;Dystric Durisol&quot;;&quot;Eutric Durisol&quot;;&quot;Ferritic Ferralsol&quot;;&quot;Gibbsic Ferralsol&quot;;&quot;Rhodic Ferralsol&quot;;&quot;Xanthic Ferralsol&quot;;&quot;Geric Ferralsol&quot;;&quot;Nitic Ferralsol&quot;;&quot;Pretic Ferralsol&quot;;&quot;Gleyic Ferralsol&quot;;&quot;Stagnic Ferralsol&quot;;&quot;Profundihumic Ferralsol&quot;;&quot;Mollic Ferralsol&quot;;&quot;Umbric Ferralsol&quot;;&quot;Acric Ferralsol&quot;;&quot;Lixic Ferralsol&quot;;&quot;Skeletic Ferralsol&quot;;&quot;Haplic Ferralsol&quot;;&quot;Tidalic Fluvisol&quot;;&quot;Pantofluvic Fluvisol&quot;;&quot;Anofluvic Fluvisol&quot;;&quot;Orthofluvic Fluvisol&quot;;&quot;Leptic Fluvisol&quot;;&quot;Histic Fluvisol&quot;;&quot;Gleyic Fluvisol&quot;;&quot;Stagnic Fluvisol&quot;;&quot;Skeletic Fluvisol&quot;;&quot;Tephric Fluvisol&quot;;&quot;Yermic Fluvisol&quot;;&quot;Takyric Fluvisol&quot;;&quot;Protic Fluvisol&quot;;&quot;Gypsiric Fluvisol&quot;;&quot;Dolomitic Fluvisol&quot;;&quot;Calcaric Fluvisol&quot;;&quot;Dystric Fluvisol&quot;;&quot;Eutric Fluvisol&quot;;&quot;Thionic Gleysol&quot;;&quot;Reductic Gleysol&quot;;&quot;Subaquatic Gleysol&quot;;&quot;Tidalic Gleysol&quot;;&quot;Hydragric Gleysol&quot;;&quot;Anthraquic Gleysol&quot;;&quot;Irragric Gleysol&quot;;&quot;Hortic Gleysol&quot;;&quot;Plaggic Gleysol&quot;;&quot;Pretic Gleysol&quot;;&quot;Terric Gleysol&quot;;&quot;Histic Gleysol&quot;;&quot;Andic Gleysol&quot;;&quot;Vitric Gleysol&quot;;&quot;Chernic Gleysol&quot;;&quot;Mollic Gleysol&quot;;&quot;Umbric Gleysol&quot;;&quot;Pisoplinthic Gleysol&quot;;&quot;Plinthic Gleysol&quot;;&quot;Stagnic Gleysol&quot;;&quot;Oxyaquic Gleysol&quot;;&quot;Oxygleyic Gleysol&quot;;&quot;Reductigleyic Gleysol&quot;;&quot;Gypsic Gleysol&quot;;&quot;Calcic Gleysol&quot;;&quot;Wapnic Gleysol&quot;;&quot;Spodic Gleysol&quot;;&quot;Fluvic Gleysol&quot;;&quot;Gypsiric Gleysol&quot;;&quot;Dolomitic Gleysol&quot;;&quot;Calcaric Gleysol&quot;;&quot;Dystric Gleysol&quot;;&quot;Eutric Gleysol&quot;;&quot;Petric Gypsisol&quot;;&quot;Petrocalcic Gypsisol&quot;;&quot;Calcic Gypsisol&quot;;&quot;Leptic Gypsisol&quot;;&quot;Gleyic Gypsisol&quot;;&quot;Stagnic Gypsisol&quot;;&quot;Lixic Gypsisol&quot;;&quot;Luvic Gypsisol&quot;;&quot;Cambic Gypsisol&quot;;&quot;Coarsic Gypsisol&quot;;&quot;Fractic Gypsisol&quot;;&quot;Skeletic Gypsisol&quot;;&quot;Yermic Gypsisol&quot;;&quot;Takyric Gypsisol&quot;;&quot;Calcaric Gypsisol&quot;;&quot;Haplic Gypsisol&quot;;&quot;Muusic Histosol&quot;;&quot;Rockic Histosol&quot;;&quot;Mawic Histosol&quot;;&quot;Cryic Histosol&quot;;&quot;Thionic Histosol&quot;;&quot;Folic Histosol&quot;;&quot;Floatic Histosol&quot;;&quot;Subaquatic Histosol&quot;;&quot;Tidalic Histosol&quot;;&quot;Fibric Histosol&quot;;&quot;Hemic Histosol&quot;;&quot;Sapric Histosol&quot;;&quot;Leptic Histosol&quot;;&quot;Thyric Histosol&quot;;&quot;Murshic Histosol&quot;;&quot;Drainic Histosol&quot;;&quot;Ombric Histosol&quot;;&quot;Rheic Histosol&quot;;&quot;Coarsic Histosol&quot;;&quot;Skeletic Histosol&quot;;&quot;Andic Histosol&quot;;&quot;Vitric Histosol&quot;;&quot;Someric Kastanozem&quot;;&quot;Petroduric Kastanozem&quot;;&quot;Duric Kastanozem&quot;;&quot;Petrogypsic Kastanozem&quot;;&quot;Gypsic Kastanozem&quot;;&quot;Petrocalcic Kastanozem&quot;;&quot;Leptic Kastanozem&quot;;&quot;Hortic Kastanozem&quot;;&quot;Terric Kastanozem&quot;;&quot;Gleyic Kastanozem&quot;;&quot;Fluvic Kastanozem&quot;;&quot;Vertic Kastanozem&quot;;&quot;Luvic Kastanozem&quot;;&quot;Calcic Kastanozem&quot;;&quot;Cambic Kastanozem&quot;;&quot;Brunic Kastanozem&quot;;&quot;Skeletic Kastanozem&quot;;&quot;Tonguic Kastanozem&quot;;&quot;Haplic Kastanozem&quot;;&quot;Nudilithic Leptosol&quot;;&quot;Lithic Leptosol&quot;;&quot;Coarsic Leptosol&quot;;&quot;Skeletic Leptosol&quot;;&quot;Subaquatic Leptosol&quot;;&quot;Tidalic Leptosol&quot;;&quot;Histic Leptosol&quot;;&quot;Andic Leptosol&quot;;&quot;Rendzic Leptosol&quot;;&quot;Mollic Leptosol&quot;;&quot;Umbric Leptosol&quot;;&quot;Gypsic Leptosol&quot;;&quot;Calcic Leptosol&quot;;&quot;Cambic Leptosol&quot;;&quot;Brunic Leptosol&quot;;&quot;Yermic Leptosol&quot;;&quot;Takyric Leptosol&quot;;&quot;Folic Leptosol&quot;;&quot;Gypsiric Leptosol&quot;;&quot;Dolomitic Leptosol&quot;;&quot;Calcaric Leptosol&quot;;&quot;Dystric Leptosol&quot;;&quot;Eutric Leptosol&quot;;&quot;Abruptic Lixisol&quot;;&quot;Fragic Lixisol&quot;;&quot;Petrocalcic Lixisol&quot;;&quot;Leptic Lixisol&quot;;&quot;Hydragric Lixisol&quot;;&quot;Anthraquic Lixisol&quot;;&quot;Pretic Lixisol&quot;;&quot;Terric Lixisol&quot;;&quot;Gleyic Lixisol&quot;;&quot;Stagnic Lixisol&quot;;&quot;Ferralic Lixisol&quot;;&quot;Rhodic Lixisol&quot;;&quot;Chromic Lixisol&quot;;&quot;Xanthic Lixisol&quot;;&quot;Nudiargic Lixisol&quot;;&quot;Lamellic Lixisol&quot;;&quot;Albic Lixisol&quot;;&quot;Ferric Lixisol&quot;;&quot;Gypsic Lixisol&quot;;&quot;Calcic Lixisol&quot;;&quot;Yermic Lixisol&quot;;&quot;Takyric Lixisol&quot;;&quot;Skeletic Lixisol&quot;;&quot;Haplic Lixisol&quot;;&quot;Abruptic Luvisol&quot;;&quot;Fragic Luvisol&quot;;&quot;Petrocalcic Luvisol&quot;;&quot;Leptic Luvisol&quot;;&quot;Hydragric Luvisol&quot;;&quot;Anthraquic Luvisol&quot;;&quot;Irragric Luvisol&quot;;&quot;Pretic Luvisol&quot;;&quot;Terric Luvisol&quot;;&quot;Gleyic Luvisol&quot;;&quot;Stagnic Luvisol&quot;;&quot;Vertic Luvisol&quot;;&quot;Rhodic Luvisol&quot;;&quot;Chromic Luvisol&quot;;&quot;Nudiargic Luvisol&quot;;&quot;Lamellic Luvisol&quot;;&quot;Albic Luvisol&quot;;&quot;Ferric Luvisol&quot;;&quot;Gypsic Luvisol&quot;;&quot;Calcic Luvisol&quot;;&quot;Yermic Luvisol&quot;;&quot;Takyric Luvisol&quot;;&quot;Skeletic Luvisol&quot;;&quot;Dolomitic Luvisol&quot;;&quot;Calcaric Luvisol&quot;;&quot;Haplic Luvisol&quot;;&quot;Ferralic Nitisol&quot;;&quot;Sideralic Nitisol&quot;;&quot;Ferritic Nitisol&quot;;&quot;Leptic Nitisol&quot;;&quot;Rhodic Nitisol&quot;;&quot;Xanthic Nitisol&quot;;&quot;Geric Nitisol&quot;;&quot;Hydragric Nitisol&quot;;&quot;Anthraquic Nitisol&quot;;&quot;Pretic Nitisol&quot;;&quot;Profundihumic Nitisol&quot;;&quot;Mollic Nitisol&quot;;&quot;Umbric Nitisol&quot;;&quot;Acric Nitisol&quot;;&quot;Lixic Nitisol&quot;;&quot;Alic Nitisol&quot;;&quot;Luvic Nitisol&quot;;&quot;Dystric Nitisol&quot;;&quot;Eutric Nitisol&quot;;&quot;Rendzic Phaeozem&quot;;&quot;Chernic Phaeozem&quot;;&quot;Someric Phaeozem&quot;;&quot;Mulmic Phaeozem&quot;;&quot;Petroduric Phaeozem&quot;;&quot;Duric Phaeozem&quot;;&quot;Petrocalcic Phaeozem&quot;;&quot;Endocalcic Phaeozem&quot;;&quot;Leptic Phaeozem&quot;;&quot;Irragric Phaeozem&quot;;&quot;Hortic Phaeozem&quot;;&quot;Pretic Phaeozem&quot;;&quot;Terric Phaeozem&quot;;&quot;Gleyic Phaeozem&quot;;&quot;Stagnic Phaeozem&quot;;&quot;Fluvic Phaeozem&quot;;&quot;Vertic Phaeozem&quot;;&quot;Greyzemic Phaeozem&quot;;&quot;Glossic Phaeozem&quot;;&quot;Retic Phaeozem&quot;;&quot;Lixic Phaeozem&quot;;&quot;Luvic Phaeozem&quot;;&quot;Cambic Phaeozem&quot;;&quot;Brunic Phaeozem&quot;;&quot;Skeletic Phaeozem&quot;;&quot;Vermic Phaeozem&quot;;&quot;Tonguic Phaeozem&quot;;&quot;Gypsiric Phaeozem&quot;;&quot;Dolomitic Phaeozem&quot;;&quot;Calcaric Phaeozem&quot;;&quot;Haplic Phaeozem&quot;;&quot;Reductic Planosol&quot;;&quot;Thionic Planosol&quot;;&quot;Leptic Planosol&quot;;&quot;Hydragric Planosol&quot;;&quot;Anthraquic Planosol&quot;;&quot;Irragric Planosol&quot;;&quot;Hortic Planosol&quot;;&quot;Plaggic Planosol&quot;;&quot;Pretic Planosol&quot;;&quot;Terric Planosol&quot;;&quot;Histic Planosol&quot;;&quot;Gleyic Planosol&quot;;&quot;Chernic Planosol&quot;;&quot;Mollic Planosol&quot;;&quot;Umbric Planosol&quot;;&quot;Albic Planosol&quot;;&quot;Fluvic Planosol&quot;;&quot;Vertic Planosol&quot;;&quot;Glossic Planosol&quot;;&quot;Retic Planosol&quot;;&quot;Acric Planosol&quot;;&quot;Lixic Planosol&quot;;&quot;Alic Planosol&quot;;&quot;Luvic Planosol&quot;;&quot;Petroduric Planosol&quot;;&quot;Duric Planosol&quot;;&quot;Calcic Planosol&quot;;&quot;Dolomitic Planosol&quot;;&quot;Calcaric Planosol&quot;;&quot;Dystric Planosol&quot;;&quot;Eutric Planosol&quot;;&quot;Petric Plinthosol&quot;;&quot;Pisoplinthic Plinthosol&quot;;&quot;Gibbsic Plinthosol&quot;;&quot;Stagnic Plinthosol&quot;;&quot;Geric Plinthosol&quot;;&quot;Nitic Plinthosol&quot;;&quot;Histic Plinthosol&quot;;&quot;Mollic Plinthosol&quot;;&quot;Umbric Plinthosol&quot;;&quot;Albic Plinthosol&quot;;&quot;Leptic Plinthosol&quot;;&quot;Coarsic Plinthosol&quot;;&quot;Skeletic Plinthosol&quot;;&quot;Haplic Plinthosol&quot;;&quot;Ortsteinic Podzol&quot;;&quot;Carbic Podzol&quot;;&quot;Rustic Podzol&quot;;&quot;Albic Podzol&quot;;&quot;Entic Podzol&quot;;&quot;Leptic Podzol&quot;;&quot;Hortic Podzol&quot;;&quot;Plaggic Podzol&quot;;&quot;Pretic Podzol&quot;;&quot;Terric Podzol&quot;;&quot;Histic Podzol&quot;;&quot;Gleyic Podzol&quot;;&quot;Andic Podzol&quot;;&quot;Vitric Podzol&quot;;&quot;Stagnic Podzol&quot;;&quot;Anthromollic Podzol&quot;;&quot;Umbric Podzol&quot;;&quot;Glossic Podzol&quot;;&quot;Retic Podzol&quot;;&quot;Acric Podzol&quot;;&quot;Alic Podzol&quot;;&quot;Coarsic Podzol&quot;;&quot;Skeletic Podzol&quot;;&quot;Tidalic Regosol&quot;;&quot;Leptic Regosol&quot;;&quot;Solimovic Regosol&quot;;&quot;Aeolic Regosol&quot;;&quot;Tephric Regosol&quot;;&quot;Brunic Regosol&quot;;&quot;Gleyic Regosol&quot;;&quot;Stagnic Regosol&quot;;&quot;Skeletic Regosol&quot;;&quot;Vermic Regosol&quot;;&quot;Yermic Regosol&quot;;&quot;Takyric Regosol&quot;;&quot;Protic Regosol&quot;;&quot;Transportic Regosol&quot;;&quot;Relocatic Regosol&quot;;&quot;Gypsiric Regosol&quot;;&quot;Dolomitic Regosol&quot;;&quot;Calcaric Regosol&quot;;&quot;Dystric Regosol&quot;;&quot;Eutric Regosol&quot;;&quot;Abruptic Retisol&quot;;&quot;Fragic Retisol&quot;;&quot;Glossic Retisol&quot;;&quot;Leptic Retisol&quot;;&quot;Plaggic Retisol&quot;;&quot;Pretic Retisol&quot;;&quot;Terric Retisol&quot;;&quot;Histic Retisol&quot;;&quot;Gleyic Retisol&quot;;&quot;Stagnic Retisol&quot;;&quot;Sideralic Retisol&quot;;&quot;Nudiargic Retisol&quot;;&quot;Neocambic Retisol&quot;;&quot;Neobrunic Retisol&quot;;&quot;Albic Retisol&quot;;&quot;Calcic Retisol&quot;;&quot;Skeletic Retisol&quot;;&quot;Endodolomitic Retisol&quot;;&quot;Endocalcaric Retisol&quot;;&quot;Dystric Retisol&quot;;&quot;Eutric Retisol&quot;;&quot;Petrosalic Solonchak&quot;;&quot;Gleyic Solonchak&quot;;&quot;Stagnic Solonchak&quot;;&quot;Sodic Solonchak&quot;;&quot;Petrogypsic Solonchak&quot;;&quot;Gypsic Solonchak&quot;;&quot;Petrocalcic Solonchak&quot;;&quot;Calcic Solonchak&quot;;&quot;Leptic Solonchak&quot;;&quot;Mollic Solonchak&quot;;&quot;Fluvic Solonchak&quot;;&quot;Yermic Solonchak&quot;;&quot;Takyric Solonchak&quot;;&quot;Haplic Solonchak&quot;;&quot;Abruptic Solonetz&quot;;&quot;Gleyic Solonetz&quot;;&quot;Stagnic Solonetz&quot;;&quot;Mollic Solonetz&quot;;&quot;Salic Solonetz&quot;;&quot;Gypsic Solonetz&quot;;&quot;Petrocalcic Solonetz&quot;;&quot;Calcic Solonetz&quot;;&quot;Vertic Solonetz&quot;;&quot;Yermic Solonetz&quot;;&quot;Takyric Solonetz&quot;;&quot;Nudinatric Solonetz&quot;;&quot;Albic Solonetz&quot;;&quot;Haplic Solonetz&quot;;&quot;Reductic Stagnosol&quot;;&quot;Thionic Stagnosol&quot;;&quot;Leptic Stagnosol&quot;;&quot;Hydragric Stagnosol&quot;;&quot;Anthraquic Stagnosol&quot;;&quot;Irragric Stagnosol&quot;;&quot;Hortic Stagnosol&quot;;&quot;Plaggic Stagnosol&quot;;&quot;Pretic Stagnosol&quot;;&quot;Terric Stagnosol&quot;;&quot;Histic Stagnosol&quot;;&quot;Gleyic Stagnosol&quot;;&quot;Chernic Stagnosol&quot;;&quot;Mollic Stagnosol&quot;;&quot;Umbric Stagnosol&quot;;&quot;Albic Stagnosol&quot;;&quot;Fluvic Stagnosol&quot;;&quot;Vertic Stagnosol&quot;;&quot;Glossic Stagnosol&quot;;&quot;Retic Stagnosol&quot;;&quot;Acric Stagnosol&quot;;&quot;Lixic Stagnosol&quot;;&quot;Alic Stagnosol&quot;;&quot;Luvic Stagnosol&quot;;&quot;Calcic Stagnosol&quot;;&quot;Dolomitic Stagnosol&quot;;&quot;Calcaric Stagnosol&quot;;&quot;Dystric Stagnosol&quot;;&quot;Eutric Stagnosol&quot;;&quot;Ekranic Technosol&quot;;&quot;Thyric Technosol&quot;;&quot;LinicUrbic Technosol&quot;;&quot;Spolic Technosol&quot;;&quot;Garbic Technosol&quot;;&quot;Cryic Technosol&quot;;&quot;Isolatic Technosol&quot;;&quot;Leptic Technosol&quot;;&quot;Subaquatic Technosol&quot;;&quot;Tidalic Technosol&quot;;&quot;Reductic Technosol&quot;;&quot;Coarsic Technosol&quot;;&quot;Gleyic Technosol&quot;;&quot;Stagnic Technosol&quot;;&quot;Andic Technosol&quot;;&quot;Hortic Umbrisol&quot;;&quot;Plaggic Umbrisol&quot;;&quot;Pretic Umbrisol&quot;;&quot;Terric Umbrisol&quot;;&quot;Chernic Umbrisol&quot;;&quot;Mollic Umbrisol&quot;;&quot;Someric Umbrisol&quot;;&quot;Mulmic Umbrisol&quot;;&quot;Fragic Umbrisol&quot;;&quot;Leptic Umbrisol&quot;;&quot;Gleyic Umbrisol&quot;;&quot;Stagnic Umbrisol&quot;;&quot;Fluvic Umbrisol&quot;;&quot;Greyzemic Umbrisol&quot;;&quot;Glossic Umbrisol&quot;;&quot;Retic Umbrisol&quot;;&quot;Acric Umbrisol&quot;;&quot;Lixic Umbrisol&quot;;&quot;Alic Umbrisol&quot;;&quot;Luvic Umbrisol&quot;;&quot;Cambic Umbrisol&quot;;&quot;Brunic Umbrisol&quot;;&quot;Skeletic Umbrisol&quot;;&quot;Tonguic Umbrisol&quot;;&quot;Endodolomitic Umbrisol&quot;;&quot;Endocalcaric Umbrisol&quot;;&quot;Haplic Umbrisol&quot;;&quot;Salic Vertisol&quot;;&quot;Sodic Vertisol&quot;;&quot;Leptic Vertisol&quot;;&quot;Petroduric Vertisol&quot;;&quot;Duric Vertisol&quot;;&quot;Gypsic Vertisol&quot;;&quot;Petrocalcic Vertisol&quot;;&quot;Calcic Vertisol&quot;;&quot;Hydragric Vertisol&quot;;&quot;Anthraquic Vertisol&quot;;&quot;Irragric Vertisol&quot;;&quot;Pellic Vertisol&quot;;&quot;Chromic Vertisol&quot;;&quot;Haplic Vertisol&quot;)" table:allow-empty-cell="true" table:display-list="unsorted" table:base-cell-address="'Profile Data'.D3">
          <table:error-message table:message-type="stop" table:display="true"/>
        </table:content-validation>
        <table:content-validation table:name="val50" table:condition="of:cell-content-is-in-list(&quot;Abruptic Acrisol&quot;;&quot;Fragic Acrisol&quot;;&quot;Leptic Acrisol&quot;;&quot;Hydragric Acrisol&quot;;&quot;Anthraquic Acrisol&quot;;&quot;Pretic Acrisol&quot;;&quot;Terric Acrisol&quot;;&quot;Gleyic Acrisol&quot;;&quot;Stagnic Acrisol&quot;;&quot;Ferralic Acrisol&quot;;&quot;Rhodic Acrisol&quot;;&quot;Chromic Acrisol&quot;;&quot;Xanthic Acrisol&quot;;&quot;Nudiargic Acrisol&quot;;&quot;Lamellic Acrisol&quot;;&quot;Albic Acrisol&quot;;&quot;Ferric Acrisol&quot;;&quot;Skeletic Acrisol&quot;;&quot;Haplic Acrisol&quot;;&quot;Abruptic Alisol&quot;;&quot;Fragic Alisol&quot;;&quot;Leptic Alisol&quot;;&quot;Hydragric Alisol&quot;;&quot;Anthraquic Alisol&quot;;&quot;Plaggic Alisol&quot;;&quot;Pretic Alisol&quot;;&quot;Terric Alisol&quot;;&quot;Gleyic Alisol&quot;;&quot;Stagnic Alisol&quot;;&quot;Vertic Alisol&quot;;&quot;Rhodic Alisol&quot;;&quot;Chromic Alisol&quot;;&quot;Nudiargic Alisol&quot;;&quot;Lamellic Alisol&quot;;&quot;Albic Alisol&quot;;&quot;Ferric Alisol&quot;;&quot;Skeletic Alisol&quot;;&quot;Haplic Alisol&quot;;&quot;Aluandic Andosol&quot;;&quot;Silandic Andosol&quot;;&quot;Vitric Andosol&quot;;&quot;Leptic Andosol&quot;;&quot;Hydragric Andosol&quot;;&quot;Anthraquic Andosol&quot;;&quot;Gleyic Andosol&quot;;&quot;Hydric Andosol&quot;;&quot;Histic Andosol&quot;;&quot;Chernic Andosol&quot;;&quot;Mollic Andosol&quot;;&quot;Umbric Andosol&quot;;&quot;Petroduric Andosol&quot;;&quot;Duric Andosol&quot;;&quot;Gypsic Andosol&quot;;&quot;Calcic Andosol&quot;;&quot;Tephric Andosol&quot;;&quot;Aeolic Andosol&quot;;&quot;Skeletic Andosol&quot;;&quot;Dystric Andosol&quot;;&quot;Eutric Andosol&quot;;&quot;Hydragric Anthrosol&quot;;&quot;Irragric Anthrosol&quot;;&quot;Hortic Anthrosol&quot;;&quot;Plaggic Anthrosol&quot;;&quot;Pretic Anthrosol&quot;;&quot;Terric Anthrosol&quot;;&quot;Gleyic Anthrosol&quot;;&quot;Stagnic Anthrosol&quot;;&quot;Ferralic Anthrosol&quot;;&quot;Sideralic Anthrosol&quot;;&quot;Andic Anthrosol&quot;;&quot;Tidalic Arenosol&quot;;&quot;Aeolic Arenosol&quot;;&quot;Solimovic Arenosol&quot;;&quot;Tephric Arenosol&quot;;&quot;Tsitelic Arenosol&quot;;&quot;Brunic Arenosol&quot;;&quot;Gleyic Arenosol&quot;;&quot;Sideralic Arenosol&quot;;&quot;Yermic Arenosol&quot;;&quot;Protic Arenosol&quot;;&quot;Transportic Arenosol&quot;;&quot;Relocatic Arenosol&quot;;&quot;Gypsiric Arenosol&quot;;&quot;Dolomitic Arenosol&quot;;&quot;Calcaric Arenosol&quot;;&quot;Dystric Arenosol&quot;;&quot;Eutric Arenosol&quot;;&quot;Petric Calcisol&quot;;&quot;Leptic Calcisol&quot;;&quot;Gleyic Calcisol&quot;;&quot;Stagnic Calcisol&quot;;&quot;Lixic Calcisol&quot;;&quot;Luvic Calcisol&quot;;&quot;Cambic Calcisol&quot;;&quot;Coarsic Calcisol&quot;;&quot;Fractic Calcisol&quot;;&quot;Skeletic Calcisol&quot;;&quot;Yermic Calcisol&quot;;&quot;Takyric Calcisol&quot;;&quot;Gypsiric Calcisol&quot;;&quot;Haplic Calcisol&quot;;&quot;Fragic Cambisol&quot;;&quot;Thionic Cambisol&quot;;&quot;Hydragric Cambisol&quot;;&quot;Anthraquic Cambisol&quot;;&quot;Irragric Cambisol&quot;;&quot;Plaggic Cambisol&quot;;&quot;Pretic Cambisol&quot;;&quot;Terric Cambisol&quot;;&quot;Tsitelic Cambisol&quot;;&quot;Vertic Cambisol&quot;;&quot;Andic Cambisol&quot;;&quot;Vitric Cambisol&quot;;&quot;Leptic Cambisol&quot;;&quot;Histic Cambisol&quot;;&quot;Gleyic Cambisol&quot;;&quot;Stagnic Cambisol&quot;;&quot;Solimovic Cambisol&quot;;&quot;Fluvic Cambisol&quot;;&quot;Sideralic Cambisol&quot;;&quot;Rhodic Cambisol&quot;;&quot;Chromic Cambisol&quot;;&quot;Skeletic Cambisol&quot;;&quot;Yermic Cambisol&quot;;&quot;Takyric Cambisol&quot;;&quot;Gypsiric Cambisol&quot;;&quot;Dolomitic Cambisol&quot;;&quot;Calcaric Cambisol&quot;;&quot;Dystric Cambisol&quot;;&quot;Eutric Cambisol&quot;;&quot;Petroduric Chernozem&quot;;&quot;Duric Chernozem&quot;;&quot;Petrocalcic Chernozem&quot;;&quot;Leptic Chernozem&quot;;&quot;Hortic Chernozem&quot;;&quot;Gleyic Chernozem&quot;;&quot;Vertic Chernozem&quot;;&quot;Greyzemic Chernozem&quot;;&quot;Luvic Chernozem&quot;;&quot;Calcic Chernozem&quot;;&quot;Cambic Chernozem&quot;;&quot;Skeletic Chernozem&quot;;&quot;Vermic Chernozem&quot;;&quot;Tonguic Chernozem&quot;;&quot;Haplic Chernozem&quot;;&quot;Glacic Cryosol&quot;;&quot;Turbic Cryosol&quot;;&quot;Subaquatic Cryosol&quot;;&quot;Tidalic Cryosol&quot;;&quot;Reductaquic Cryosol&quot;;&quot;Oxyaquic Cryosol&quot;;&quot;Leptic Cryosol&quot;;&quot;Histic Cryosol&quot;;&quot;Andic Cryosol&quot;;&quot;Mollic Cryosol&quot;;&quot;Umbric Cryosol&quot;;&quot;Natric Cryosol&quot;;&quot;Salic Cryosol&quot;;&quot;Spodic Cryosol&quot;;&quot;Retic Cryosol&quot;;&quot;Alic Cryosol&quot;;&quot;Luvic Cryosol&quot;;&quot;Calcic Cryosol&quot;;&quot;Wapnic Cryosol&quot;;&quot;Yermic Cryosol&quot;;&quot;Protic Cryosol&quot;;&quot;Cambic Cryosol&quot;;&quot;Coarsic Cryosol&quot;;&quot;Skeletic Cryosol&quot;;&quot;Haplic Cryosol&quot;;&quot;Petric Durisol&quot;;&quot;Petrogypsic Durisol&quot;;&quot;Gypsic Durisol&quot;;&quot;Petrocalcic Durisol&quot;;&quot;Calcic Durisol&quot;;&quot;Leptic Durisol&quot;;&quot;Acric Durisol&quot;;&quot;Lixic Durisol&quot;;&quot;Alic Durisol&quot;;&quot;Luvic Durisol&quot;;&quot;Cambic Durisol&quot;;&quot;Coarsic Durisol&quot;;&quot;Fractic Durisol&quot;;&quot;Skeletic Durisol&quot;;&quot;Yermic Durisol&quot;;&quot;Takyric Durisol&quot;;&quot;Andic Durisol&quot;;&quot;Gypsiric Durisol&quot;;&quot;Calcaric Durisol&quot;;&quot;Dystric Durisol&quot;;&quot;Eutric Durisol&quot;;&quot;Ferritic Ferralsol&quot;;&quot;Gibbsic Ferralsol&quot;;&quot;Rhodic Ferralsol&quot;;&quot;Xanthic Ferralsol&quot;;&quot;Geric Ferralsol&quot;;&quot;Nitic Ferralsol&quot;;&quot;Pretic Ferralsol&quot;;&quot;Gleyic Ferralsol&quot;;&quot;Stagnic Ferralsol&quot;;&quot;Profundihumic Ferralsol&quot;;&quot;Mollic Ferralsol&quot;;&quot;Umbric Ferralsol&quot;;&quot;Acric Ferralsol&quot;;&quot;Lixic Ferralsol&quot;;&quot;Skeletic Ferralsol&quot;;&quot;Haplic Ferralsol&quot;;&quot;Tidalic Fluvisol&quot;;&quot;Pantofluvic Fluvisol&quot;;&quot;Anofluvic Fluvisol&quot;;&quot;Orthofluvic Fluvisol&quot;;&quot;Leptic Fluvisol&quot;;&quot;Histic Fluvisol&quot;;&quot;Gleyic Fluvisol&quot;;&quot;Stagnic Fluvisol&quot;;&quot;Skeletic Fluvisol&quot;;&quot;Tephric Fluvisol&quot;;&quot;Yermic Fluvisol&quot;;&quot;Takyric Fluvisol&quot;;&quot;Protic Fluvisol&quot;;&quot;Gypsiric Fluvisol&quot;;&quot;Dolomitic Fluvisol&quot;;&quot;Calcaric Fluvisol&quot;;&quot;Dystric Fluvisol&quot;;&quot;Eutric Fluvisol&quot;;&quot;Thionic Gleysol&quot;;&quot;Reductic Gleysol&quot;;&quot;Subaquatic Gleysol&quot;;&quot;Tidalic Gleysol&quot;;&quot;Hydragric Gleysol&quot;;&quot;Anthraquic Gleysol&quot;;&quot;Irragric Gleysol&quot;;&quot;Hortic Gleysol&quot;;&quot;Plaggic Gleysol&quot;;&quot;Pretic Gleysol&quot;;&quot;Terric Gleysol&quot;;&quot;Histic Gleysol&quot;;&quot;Andic Gleysol&quot;;&quot;Vitric Gleysol&quot;;&quot;Chernic Gleysol&quot;;&quot;Mollic Gleysol&quot;;&quot;Umbric Gleysol&quot;;&quot;Pisoplinthic Gleysol&quot;;&quot;Plinthic Gleysol&quot;;&quot;Stagnic Gleysol&quot;;&quot;Oxyaquic Gleysol&quot;;&quot;Oxygleyic Gleysol&quot;;&quot;Reductigleyic Gleysol&quot;;&quot;Gypsic Gleysol&quot;;&quot;Calcic Gleysol&quot;;&quot;Wapnic Gleysol&quot;;&quot;Spodic Gleysol&quot;;&quot;Fluvic Gleysol&quot;;&quot;Gypsiric Gleysol&quot;;&quot;Dolomitic Gleysol&quot;;&quot;Calcaric Gleysol&quot;;&quot;Dystric Gleysol&quot;;&quot;Eutric Gleysol&quot;;&quot;Petric Gypsisol&quot;;&quot;Petrocalcic Gypsisol&quot;;&quot;Calcic Gypsisol&quot;;&quot;Leptic Gypsisol&quot;;&quot;Gleyic Gypsisol&quot;;&quot;Stagnic Gypsisol&quot;;&quot;Lixic Gypsisol&quot;;&quot;Luvic Gypsisol&quot;;&quot;Cambic Gypsisol&quot;;&quot;Coarsic Gypsisol&quot;;&quot;Fractic Gypsisol&quot;;&quot;Skeletic Gypsisol&quot;;&quot;Yermic Gypsisol&quot;;&quot;Takyric Gypsisol&quot;;&quot;Calcaric Gypsisol&quot;;&quot;Haplic Gypsisol&quot;;&quot;Muusic Histosol&quot;;&quot;Rockic Histosol&quot;;&quot;Mawic Histosol&quot;;&quot;Cryic Histosol&quot;;&quot;Thionic Histosol&quot;;&quot;Folic Histosol&quot;;&quot;Floatic Histosol&quot;;&quot;Subaquatic Histosol&quot;;&quot;Tidalic Histosol&quot;;&quot;Fibric Histosol&quot;;&quot;Hemic Histosol&quot;;&quot;Sapric Histosol&quot;;&quot;Leptic Histosol&quot;;&quot;Thyric Histosol&quot;;&quot;Murshic Histosol&quot;;&quot;Drainic Histosol&quot;;&quot;Ombric Histosol&quot;;&quot;Rheic Histosol&quot;;&quot;Coarsic Histosol&quot;;&quot;Skeletic Histosol&quot;;&quot;Andic Histosol&quot;;&quot;Vitric Histosol&quot;;&quot;Someric Kastanozem&quot;;&quot;Petroduric Kastanozem&quot;;&quot;Duric Kastanozem&quot;;&quot;Petrogypsic Kastanozem&quot;;&quot;Gypsic Kastanozem&quot;;&quot;Petrocalcic Kastanozem&quot;;&quot;Leptic Kastanozem&quot;;&quot;Hortic Kastanozem&quot;;&quot;Terric Kastanozem&quot;;&quot;Gleyic Kastanozem&quot;;&quot;Fluvic Kastanozem&quot;;&quot;Vertic Kastanozem&quot;;&quot;Luvic Kastanozem&quot;;&quot;Calcic Kastanozem&quot;;&quot;Cambic Kastanozem&quot;;&quot;Brunic Kastanozem&quot;;&quot;Skeletic Kastanozem&quot;;&quot;Tonguic Kastanozem&quot;;&quot;Haplic Kastanozem&quot;;&quot;Nudilithic Leptosol&quot;;&quot;Lithic Leptosol&quot;;&quot;Coarsic Leptosol&quot;;&quot;Skeletic Leptosol&quot;;&quot;Subaquatic Leptosol&quot;;&quot;Tidalic Leptosol&quot;;&quot;Histic Leptosol&quot;;&quot;Andic Leptosol&quot;;&quot;Rendzic Leptosol&quot;;&quot;Mollic Leptosol&quot;;&quot;Umbric Leptosol&quot;;&quot;Gypsic Leptosol&quot;;&quot;Calcic Leptosol&quot;;&quot;Cambic Leptosol&quot;;&quot;Brunic Leptosol&quot;;&quot;Yermic Leptosol&quot;;&quot;Takyric Leptosol&quot;;&quot;Folic Leptosol&quot;;&quot;Gypsiric Leptosol&quot;;&quot;Dolomitic Leptosol&quot;;&quot;Calcaric Leptosol&quot;;&quot;Dystric Leptosol&quot;;&quot;Eutric Leptosol&quot;;&quot;Abruptic Lixisol&quot;;&quot;Fragic Lixisol&quot;;&quot;Petrocalcic Lixisol&quot;;&quot;Leptic Lixisol&quot;;&quot;Hydragric Lixisol&quot;;&quot;Anthraquic Lixisol&quot;;&quot;Pretic Lixisol&quot;;&quot;Terric Lixisol&quot;;&quot;Gleyic Lixisol&quot;;&quot;Stagnic Lixisol&quot;;&quot;Ferralic Lixisol&quot;;&quot;Rhodic Lixisol&quot;;&quot;Chromic Lixisol&quot;;&quot;Xanthic Lixisol&quot;;&quot;Nudiargic Lixisol&quot;;&quot;Lamellic Lixisol&quot;;&quot;Albic Lixisol&quot;;&quot;Ferric Lixisol&quot;;&quot;Gypsic Lixisol&quot;;&quot;Calcic Lixisol&quot;;&quot;Yermic Lixisol&quot;;&quot;Takyric Lixisol&quot;;&quot;Skeletic Lixisol&quot;;&quot;Haplic Lixisol&quot;;&quot;Abruptic Luvisol&quot;;&quot;Fragic Luvisol&quot;;&quot;Petrocalcic Luvisol&quot;;&quot;Leptic Luvisol&quot;;&quot;Hydragric Luvisol&quot;;&quot;Anthraquic Luvisol&quot;;&quot;Irragric Luvisol&quot;;&quot;Pretic Luvisol&quot;;&quot;Terric Luvisol&quot;;&quot;Gleyic Luvisol&quot;;&quot;Stagnic Luvisol&quot;;&quot;Vertic Luvisol&quot;;&quot;Rhodic Luvisol&quot;;&quot;Chromic Luvisol&quot;;&quot;Nudiargic Luvisol&quot;;&quot;Lamellic Luvisol&quot;;&quot;Albic Luvisol&quot;;&quot;Ferric Luvisol&quot;;&quot;Gypsic Luvisol&quot;;&quot;Calcic Luvisol&quot;;&quot;Yermic Luvisol&quot;;&quot;Takyric Luvisol&quot;;&quot;Skeletic Luvisol&quot;;&quot;Dolomitic Luvisol&quot;;&quot;Calcaric Luvisol&quot;;&quot;Haplic Luvisol&quot;;&quot;Ferralic Nitisol&quot;;&quot;Sideralic Nitisol&quot;;&quot;Ferritic Nitisol&quot;;&quot;Leptic Nitisol&quot;;&quot;Rhodic Nitisol&quot;;&quot;Xanthic Nitisol&quot;;&quot;Geric Nitisol&quot;;&quot;Hydragric Nitisol&quot;;&quot;Anthraquic Nitisol&quot;;&quot;Pretic Nitisol&quot;;&quot;Profundihumic Nitisol&quot;;&quot;Mollic Nitisol&quot;;&quot;Umbric Nitisol&quot;;&quot;Acric Nitisol&quot;;&quot;Lixic Nitisol&quot;;&quot;Alic Nitisol&quot;;&quot;Luvic Nitisol&quot;;&quot;Dystric Nitisol&quot;;&quot;Eutric Nitisol&quot;;&quot;Rendzic Phaeozem&quot;;&quot;Chernic Phaeozem&quot;;&quot;Someric Phaeozem&quot;;&quot;Mulmic Phaeozem&quot;;&quot;Petroduric Phaeozem&quot;;&quot;Duric Phaeozem&quot;;&quot;Petrocalcic Phaeozem&quot;;&quot;Endocalcic Phaeozem&quot;;&quot;Leptic Phaeozem&quot;;&quot;Irragric Phaeozem&quot;;&quot;Hortic Phaeozem&quot;;&quot;Pretic Phaeozem&quot;;&quot;Terric Phaeozem&quot;;&quot;Gleyic Phaeozem&quot;;&quot;Stagnic Phaeozem&quot;;&quot;Fluvic Phaeozem&quot;;&quot;Vertic Phaeozem&quot;;&quot;Greyzemic Phaeozem&quot;;&quot;Glossic Phaeozem&quot;;&quot;Retic Phaeozem&quot;;&quot;Lixic Phaeozem&quot;;&quot;Luvic Phaeozem&quot;;&quot;Cambic Phaeozem&quot;;&quot;Brunic Phaeozem&quot;;&quot;Skeletic Phaeozem&quot;;&quot;Vermic Phaeozem&quot;;&quot;Tonguic Phaeozem&quot;;&quot;Gypsiric Phaeozem&quot;;&quot;Dolomitic Phaeozem&quot;;&quot;Calcaric Phaeozem&quot;;&quot;Haplic Phaeozem&quot;;&quot;Reductic Planosol&quot;;&quot;Thionic Planosol&quot;;&quot;Leptic Planosol&quot;;&quot;Hydragric Planosol&quot;;&quot;Anthraquic Planosol&quot;;&quot;Irragric Planosol&quot;;&quot;Hortic Planosol&quot;;&quot;Plaggic Planosol&quot;;&quot;Pretic Planosol&quot;;&quot;Terric Planosol&quot;;&quot;Histic Planosol&quot;;&quot;Gleyic Planosol&quot;;&quot;Chernic Planosol&quot;;&quot;Mollic Planosol&quot;;&quot;Umbric Planosol&quot;;&quot;Albic Planosol&quot;;&quot;Fluvic Planosol&quot;;&quot;Vertic Planosol&quot;;&quot;Glossic Planosol&quot;;&quot;Retic Planosol&quot;;&quot;Acric Planosol&quot;;&quot;Lixic Planosol&quot;;&quot;Alic Planosol&quot;;&quot;Luvic Planosol&quot;;&quot;Petroduric Planosol&quot;;&quot;Duric Planosol&quot;;&quot;Calcic Planosol&quot;;&quot;Dolomitic Planosol&quot;;&quot;Calcaric Planosol&quot;;&quot;Dystric Planosol&quot;;&quot;Eutric Planosol&quot;;&quot;Petric Plinthosol&quot;;&quot;Pisoplinthic Plinthosol&quot;;&quot;Gibbsic Plinthosol&quot;;&quot;Stagnic Plinthosol&quot;;&quot;Geric Plinthosol&quot;;&quot;Nitic Plinthosol&quot;;&quot;Histic Plinthosol&quot;;&quot;Mollic Plinthosol&quot;;&quot;Umbric Plinthosol&quot;;&quot;Albic Plinthosol&quot;;&quot;Leptic Plinthosol&quot;;&quot;Coarsic Plinthosol&quot;;&quot;Skeletic Plinthosol&quot;;&quot;Haplic Plinthosol&quot;;&quot;Ortsteinic Podzol&quot;;&quot;Carbic Podzol&quot;;&quot;Rustic Podzol&quot;;&quot;Albic Podzol&quot;;&quot;Entic Podzol&quot;;&quot;Leptic Podzol&quot;;&quot;Hortic Podzol&quot;;&quot;Plaggic Podzol&quot;;&quot;Pretic Podzol&quot;;&quot;Terric Podzol&quot;;&quot;Histic Podzol&quot;;&quot;Gleyic Podzol&quot;;&quot;Andic Podzol&quot;;&quot;Vitric Podzol&quot;;&quot;Stagnic Podzol&quot;;&quot;Anthromollic Podzol&quot;;&quot;Umbric Podzol&quot;;&quot;Glossic Podzol&quot;;&quot;Retic Podzol&quot;;&quot;Acric Podzol&quot;;&quot;Alic Podzol&quot;;&quot;Coarsic Podzol&quot;;&quot;Skeletic Podzol&quot;;&quot;Tidalic Regosol&quot;;&quot;Leptic Regosol&quot;;&quot;Solimovic Regosol&quot;;&quot;Aeolic Regosol&quot;;&quot;Tephric Regosol&quot;;&quot;Brunic Regosol&quot;;&quot;Gleyic Regosol&quot;;&quot;Stagnic Regosol&quot;;&quot;Skeletic Regosol&quot;;&quot;Vermic Regosol&quot;;&quot;Yermic Regosol&quot;;&quot;Takyric Regosol&quot;;&quot;Protic Regosol&quot;;&quot;Transportic Regosol&quot;;&quot;Relocatic Regosol&quot;;&quot;Gypsiric Regosol&quot;;&quot;Dolomitic Regosol&quot;;&quot;Calcaric Regosol&quot;;&quot;Dystric Regosol&quot;;&quot;Eutric Regosol&quot;;&quot;Abruptic Retisol&quot;;&quot;Fragic Retisol&quot;;&quot;Glossic Retisol&quot;;&quot;Leptic Retisol&quot;;&quot;Plaggic Retisol&quot;;&quot;Pretic Retisol&quot;;&quot;Terric Retisol&quot;;&quot;Histic Retisol&quot;;&quot;Gleyic Retisol&quot;;&quot;Stagnic Retisol&quot;;&quot;Sideralic Retisol&quot;;&quot;Nudiargic Retisol&quot;;&quot;Neocambic Retisol&quot;;&quot;Neobrunic Retisol&quot;;&quot;Albic Retisol&quot;;&quot;Calcic Retisol&quot;;&quot;Skeletic Retisol&quot;;&quot;Endodolomitic Retisol&quot;;&quot;Endocalcaric Retisol&quot;;&quot;Dystric Retisol&quot;;&quot;Eutric Retisol&quot;;&quot;Petrosalic Solonchak&quot;;&quot;Gleyic Solonchak&quot;;&quot;Stagnic Solonchak&quot;;&quot;Sodic Solonchak&quot;;&quot;Petrogypsic Solonchak&quot;;&quot;Gypsic Solonchak&quot;;&quot;Petrocalcic Solonchak&quot;;&quot;Calcic Solonchak&quot;;&quot;Leptic Solonchak&quot;;&quot;Mollic Solonchak&quot;;&quot;Fluvic Solonchak&quot;;&quot;Yermic Solonchak&quot;;&quot;Takyric Solonchak&quot;;&quot;Haplic Solonchak&quot;;&quot;Abruptic Solonetz&quot;;&quot;Gleyic Solonetz&quot;;&quot;Stagnic Solonetz&quot;;&quot;Mollic Solonetz&quot;;&quot;Salic Solonetz&quot;;&quot;Gypsic Solonetz&quot;;&quot;Petrocalcic Solonetz&quot;;&quot;Calcic Solonetz&quot;;&quot;Vertic Solonetz&quot;;&quot;Yermic Solonetz&quot;;&quot;Takyric Solonetz&quot;;&quot;Nudinatric Solonetz&quot;;&quot;Albic Solonetz&quot;;&quot;Haplic Solonetz&quot;;&quot;Reductic Stagnosol&quot;;&quot;Thionic Stagnosol&quot;;&quot;Leptic Stagnosol&quot;;&quot;Hydragric Stagnosol&quot;;&quot;Anthraquic Stagnosol&quot;;&quot;Irragric Stagnosol&quot;;&quot;Hortic Stagnosol&quot;;&quot;Plaggic Stagnosol&quot;;&quot;Pretic Stagnosol&quot;;&quot;Terric Stagnosol&quot;;&quot;Histic Stagnosol&quot;;&quot;Gleyic Stagnosol&quot;;&quot;Chernic Stagnosol&quot;;&quot;Mollic Stagnosol&quot;;&quot;Umbric Stagnosol&quot;;&quot;Albic Stagnosol&quot;;&quot;Fluvic Stagnosol&quot;;&quot;Vertic Stagnosol&quot;;&quot;Glossic Stagnosol&quot;;&quot;Retic Stagnosol&quot;;&quot;Acric Stagnosol&quot;;&quot;Lixic Stagnosol&quot;;&quot;Alic Stagnosol&quot;;&quot;Luvic Stagnosol&quot;;&quot;Calcic Stagnosol&quot;;&quot;Dolomitic Stagnosol&quot;;&quot;Calcaric Stagnosol&quot;;&quot;Dystric Stagnosol&quot;;&quot;Eutric Stagnosol&quot;;&quot;Ekranic Technosol&quot;;&quot;Thyric Technosol&quot;;&quot;LinicUrbic Technosol&quot;;&quot;Spolic Technosol&quot;;&quot;Garbic Technosol&quot;;&quot;Cryic Technosol&quot;;&quot;Isolatic Technosol&quot;;&quot;Leptic Technosol&quot;;&quot;Subaquatic Technosol&quot;;&quot;Tidalic Technosol&quot;;&quot;Reductic Technosol&quot;;&quot;Coarsic Technosol&quot;;&quot;Gleyic Technosol&quot;;&quot;Stagnic Technosol&quot;;&quot;Andic Technosol&quot;;&quot;Hortic Umbrisol&quot;;&quot;Plaggic Umbrisol&quot;;&quot;Pretic Umbrisol&quot;;&quot;Terric Umbrisol&quot;;&quot;Chernic Umbrisol&quot;;&quot;Mollic Umbrisol&quot;;&quot;Someric Umbrisol&quot;;&quot;Mulmic Umbrisol&quot;;&quot;Fragic Umbrisol&quot;;&quot;Leptic Umbrisol&quot;;&quot;Gleyic Umbrisol&quot;;&quot;Stagnic Umbrisol&quot;;&quot;Fluvic Umbrisol&quot;;&quot;Greyzemic Umbrisol&quot;;&quot;Glossic Umbrisol&quot;;&quot;Retic Umbrisol&quot;;&quot;Acric Umbrisol&quot;;&quot;Lixic Umbrisol&quot;;&quot;Alic Umbrisol&quot;;&quot;Luvic Umbrisol&quot;;&quot;Cambic Umbrisol&quot;;&quot;Brunic Umbrisol&quot;;&quot;Skeletic Umbrisol&quot;;&quot;Tonguic Umbrisol&quot;;&quot;Endodolomitic Umbrisol&quot;;&quot;Endocalcaric Umbrisol&quot;;&quot;Haplic Umbrisol&quot;;&quot;Salic Vertisol&quot;;&quot;Sodic Vertisol&quot;;&quot;Leptic Vertisol&quot;;&quot;Petroduric Vertisol&quot;;&quot;Duric Vertisol&quot;;&quot;Gypsic Vertisol&quot;;&quot;Petrocalcic Vertisol&quot;;&quot;Calcic Vertisol&quot;;&quot;Hydragric Vertisol&quot;;&quot;Anthraquic Vertisol&quot;;&quot;Irragric Vertisol&quot;;&quot;Pellic Vertisol&quot;;&quot;Chromic Vertisol&quot;;&quot;Haplic Vertisol&quot;)" table:allow-empty-cell="true" table:display-list="unsorted" table:base-cell-address="'Profile Data'.D4">
          <table:error-message table:message-type="stop" table:display="true"/>
        </table:content-validation>
        <table:content-validation table:name="val51" table:condition="of:cell-content-is-in-list(&quot;Abruptic Acrisol&quot;;&quot;Fragic Acrisol&quot;;&quot;Leptic Acrisol&quot;;&quot;Hydragric Acrisol&quot;;&quot;Anthraquic Acrisol&quot;;&quot;Pretic Acrisol&quot;;&quot;Terric Acrisol&quot;;&quot;Gleyic Acrisol&quot;;&quot;Stagnic Acrisol&quot;;&quot;Ferralic Acrisol&quot;;&quot;Rhodic Acrisol&quot;;&quot;Chromic Acrisol&quot;;&quot;Xanthic Acrisol&quot;;&quot;Nudiargic Acrisol&quot;;&quot;Lamellic Acrisol&quot;;&quot;Albic Acrisol&quot;;&quot;Ferric Acrisol&quot;;&quot;Skeletic Acrisol&quot;;&quot;Haplic Acrisol&quot;;&quot;Abruptic Alisol&quot;;&quot;Fragic Alisol&quot;;&quot;Leptic Alisol&quot;;&quot;Hydragric Alisol&quot;;&quot;Anthraquic Alisol&quot;;&quot;Plaggic Alisol&quot;;&quot;Pretic Alisol&quot;;&quot;Terric Alisol&quot;;&quot;Gleyic Alisol&quot;;&quot;Stagnic Alisol&quot;;&quot;Vertic Alisol&quot;;&quot;Rhodic Alisol&quot;;&quot;Chromic Alisol&quot;;&quot;Nudiargic Alisol&quot;;&quot;Lamellic Alisol&quot;;&quot;Albic Alisol&quot;;&quot;Ferric Alisol&quot;;&quot;Skeletic Alisol&quot;;&quot;Haplic Alisol&quot;;&quot;Aluandic Andosol&quot;;&quot;Silandic Andosol&quot;;&quot;Vitric Andosol&quot;;&quot;Leptic Andosol&quot;;&quot;Hydragric Andosol&quot;;&quot;Anthraquic Andosol&quot;;&quot;Gleyic Andosol&quot;;&quot;Hydric Andosol&quot;;&quot;Histic Andosol&quot;;&quot;Chernic Andosol&quot;;&quot;Mollic Andosol&quot;;&quot;Umbric Andosol&quot;;&quot;Petroduric Andosol&quot;;&quot;Duric Andosol&quot;;&quot;Gypsic Andosol&quot;;&quot;Calcic Andosol&quot;;&quot;Tephric Andosol&quot;;&quot;Aeolic Andosol&quot;;&quot;Skeletic Andosol&quot;;&quot;Dystric Andosol&quot;;&quot;Eutric Andosol&quot;;&quot;Hydragric Anthrosol&quot;;&quot;Irragric Anthrosol&quot;;&quot;Hortic Anthrosol&quot;;&quot;Plaggic Anthrosol&quot;;&quot;Pretic Anthrosol&quot;;&quot;Terric Anthrosol&quot;;&quot;Gleyic Anthrosol&quot;;&quot;Stagnic Anthrosol&quot;;&quot;Ferralic Anthrosol&quot;;&quot;Sideralic Anthrosol&quot;;&quot;Andic Anthrosol&quot;;&quot;Tidalic Arenosol&quot;;&quot;Aeolic Arenosol&quot;;&quot;Solimovic Arenosol&quot;;&quot;Tephric Arenosol&quot;;&quot;Tsitelic Arenosol&quot;;&quot;Brunic Arenosol&quot;;&quot;Gleyic Arenosol&quot;;&quot;Sideralic Arenosol&quot;;&quot;Yermic Arenosol&quot;;&quot;Protic Arenosol&quot;;&quot;Transportic Arenosol&quot;;&quot;Relocatic Arenosol&quot;;&quot;Gypsiric Arenosol&quot;;&quot;Dolomitic Arenosol&quot;;&quot;Calcaric Arenosol&quot;;&quot;Dystric Arenosol&quot;;&quot;Eutric Arenosol&quot;;&quot;Petric Calcisol&quot;;&quot;Leptic Calcisol&quot;;&quot;Gleyic Calcisol&quot;;&quot;Stagnic Calcisol&quot;;&quot;Lixic Calcisol&quot;;&quot;Luvic Calcisol&quot;;&quot;Cambic Calcisol&quot;;&quot;Coarsic Calcisol&quot;;&quot;Fractic Calcisol&quot;;&quot;Skeletic Calcisol&quot;;&quot;Yermic Calcisol&quot;;&quot;Takyric Calcisol&quot;;&quot;Gypsiric Calcisol&quot;;&quot;Haplic Calcisol&quot;;&quot;Fragic Cambisol&quot;;&quot;Thionic Cambisol&quot;;&quot;Hydragric Cambisol&quot;;&quot;Anthraquic Cambisol&quot;;&quot;Irragric Cambisol&quot;;&quot;Plaggic Cambisol&quot;;&quot;Pretic Cambisol&quot;;&quot;Terric Cambisol&quot;;&quot;Tsitelic Cambisol&quot;;&quot;Vertic Cambisol&quot;;&quot;Andic Cambisol&quot;;&quot;Vitric Cambisol&quot;;&quot;Leptic Cambisol&quot;;&quot;Histic Cambisol&quot;;&quot;Gleyic Cambisol&quot;;&quot;Stagnic Cambisol&quot;;&quot;Solimovic Cambisol&quot;;&quot;Fluvic Cambisol&quot;;&quot;Sideralic Cambisol&quot;;&quot;Rhodic Cambisol&quot;;&quot;Chromic Cambisol&quot;;&quot;Skeletic Cambisol&quot;;&quot;Yermic Cambisol&quot;;&quot;Takyric Cambisol&quot;;&quot;Gypsiric Cambisol&quot;;&quot;Dolomitic Cambisol&quot;;&quot;Calcaric Cambisol&quot;;&quot;Dystric Cambisol&quot;;&quot;Eutric Cambisol&quot;;&quot;Petroduric Chernozem&quot;;&quot;Duric Chernozem&quot;;&quot;Petrocalcic Chernozem&quot;;&quot;Leptic Chernozem&quot;;&quot;Hortic Chernozem&quot;;&quot;Gleyic Chernozem&quot;;&quot;Vertic Chernozem&quot;;&quot;Greyzemic Chernozem&quot;;&quot;Luvic Chernozem&quot;;&quot;Calcic Chernozem&quot;;&quot;Cambic Chernozem&quot;;&quot;Skeletic Chernozem&quot;;&quot;Vermic Chernozem&quot;;&quot;Tonguic Chernozem&quot;;&quot;Haplic Chernozem&quot;;&quot;Glacic Cryosol&quot;;&quot;Turbic Cryosol&quot;;&quot;Subaquatic Cryosol&quot;;&quot;Tidalic Cryosol&quot;;&quot;Reductaquic Cryosol&quot;;&quot;Oxyaquic Cryosol&quot;;&quot;Leptic Cryosol&quot;;&quot;Histic Cryosol&quot;;&quot;Andic Cryosol&quot;;&quot;Mollic Cryosol&quot;;&quot;Umbric Cryosol&quot;;&quot;Natric Cryosol&quot;;&quot;Salic Cryosol&quot;;&quot;Spodic Cryosol&quot;;&quot;Retic Cryosol&quot;;&quot;Alic Cryosol&quot;;&quot;Luvic Cryosol&quot;;&quot;Calcic Cryosol&quot;;&quot;Wapnic Cryosol&quot;;&quot;Yermic Cryosol&quot;;&quot;Protic Cryosol&quot;;&quot;Cambic Cryosol&quot;;&quot;Coarsic Cryosol&quot;;&quot;Skeletic Cryosol&quot;;&quot;Haplic Cryosol&quot;;&quot;Petric Durisol&quot;;&quot;Petrogypsic Durisol&quot;;&quot;Gypsic Durisol&quot;;&quot;Petrocalcic Durisol&quot;;&quot;Calcic Durisol&quot;;&quot;Leptic Durisol&quot;;&quot;Acric Durisol&quot;;&quot;Lixic Durisol&quot;;&quot;Alic Durisol&quot;;&quot;Luvic Durisol&quot;;&quot;Cambic Durisol&quot;;&quot;Coarsic Durisol&quot;;&quot;Fractic Durisol&quot;;&quot;Skeletic Durisol&quot;;&quot;Yermic Durisol&quot;;&quot;Takyric Durisol&quot;;&quot;Andic Durisol&quot;;&quot;Gypsiric Durisol&quot;;&quot;Calcaric Durisol&quot;;&quot;Dystric Durisol&quot;;&quot;Eutric Durisol&quot;;&quot;Ferritic Ferralsol&quot;;&quot;Gibbsic Ferralsol&quot;;&quot;Rhodic Ferralsol&quot;;&quot;Xanthic Ferralsol&quot;;&quot;Geric Ferralsol&quot;;&quot;Nitic Ferralsol&quot;;&quot;Pretic Ferralsol&quot;;&quot;Gleyic Ferralsol&quot;;&quot;Stagnic Ferralsol&quot;;&quot;Profundihumic Ferralsol&quot;;&quot;Mollic Ferralsol&quot;;&quot;Umbric Ferralsol&quot;;&quot;Acric Ferralsol&quot;;&quot;Lixic Ferralsol&quot;;&quot;Skeletic Ferralsol&quot;;&quot;Haplic Ferralsol&quot;;&quot;Tidalic Fluvisol&quot;;&quot;Pantofluvic Fluvisol&quot;;&quot;Anofluvic Fluvisol&quot;;&quot;Orthofluvic Fluvisol&quot;;&quot;Leptic Fluvisol&quot;;&quot;Histic Fluvisol&quot;;&quot;Gleyic Fluvisol&quot;;&quot;Stagnic Fluvisol&quot;;&quot;Skeletic Fluvisol&quot;;&quot;Tephric Fluvisol&quot;;&quot;Yermic Fluvisol&quot;;&quot;Takyric Fluvisol&quot;;&quot;Protic Fluvisol&quot;;&quot;Gypsiric Fluvisol&quot;;&quot;Dolomitic Fluvisol&quot;;&quot;Calcaric Fluvisol&quot;;&quot;Dystric Fluvisol&quot;;&quot;Eutric Fluvisol&quot;;&quot;Thionic Gleysol&quot;;&quot;Reductic Gleysol&quot;;&quot;Subaquatic Gleysol&quot;;&quot;Tidalic Gleysol&quot;;&quot;Hydragric Gleysol&quot;;&quot;Anthraquic Gleysol&quot;;&quot;Irragric Gleysol&quot;;&quot;Hortic Gleysol&quot;;&quot;Plaggic Gleysol&quot;;&quot;Pretic Gleysol&quot;;&quot;Terric Gleysol&quot;;&quot;Histic Gleysol&quot;;&quot;Andic Gleysol&quot;;&quot;Vitric Gleysol&quot;;&quot;Chernic Gleysol&quot;;&quot;Mollic Gleysol&quot;;&quot;Umbric Gleysol&quot;;&quot;Pisoplinthic Gleysol&quot;;&quot;Plinthic Gleysol&quot;;&quot;Stagnic Gleysol&quot;;&quot;Oxyaquic Gleysol&quot;;&quot;Oxygleyic Gleysol&quot;;&quot;Reductigleyic Gleysol&quot;;&quot;Gypsic Gleysol&quot;;&quot;Calcic Gleysol&quot;;&quot;Wapnic Gleysol&quot;;&quot;Spodic Gleysol&quot;;&quot;Fluvic Gleysol&quot;;&quot;Gypsiric Gleysol&quot;;&quot;Dolomitic Gleysol&quot;;&quot;Calcaric Gleysol&quot;;&quot;Dystric Gleysol&quot;;&quot;Eutric Gleysol&quot;;&quot;Petric Gypsisol&quot;;&quot;Petrocalcic Gypsisol&quot;;&quot;Calcic Gypsisol&quot;;&quot;Leptic Gypsisol&quot;;&quot;Gleyic Gypsisol&quot;;&quot;Stagnic Gypsisol&quot;;&quot;Lixic Gypsisol&quot;;&quot;Luvic Gypsisol&quot;;&quot;Cambic Gypsisol&quot;;&quot;Coarsic Gypsisol&quot;;&quot;Fractic Gypsisol&quot;;&quot;Skeletic Gypsisol&quot;;&quot;Yermic Gypsisol&quot;;&quot;Takyric Gypsisol&quot;;&quot;Calcaric Gypsisol&quot;;&quot;Haplic Gypsisol&quot;;&quot;Muusic Histosol&quot;;&quot;Rockic Histosol&quot;;&quot;Mawic Histosol&quot;;&quot;Cryic Histosol&quot;;&quot;Thionic Histosol&quot;;&quot;Folic Histosol&quot;;&quot;Floatic Histosol&quot;;&quot;Subaquatic Histosol&quot;;&quot;Tidalic Histosol&quot;;&quot;Fibric Histosol&quot;;&quot;Hemic Histosol&quot;;&quot;Sapric Histosol&quot;;&quot;Leptic Histosol&quot;;&quot;Thyric Histosol&quot;;&quot;Murshic Histosol&quot;;&quot;Drainic Histosol&quot;;&quot;Ombric Histosol&quot;;&quot;Rheic Histosol&quot;;&quot;Coarsic Histosol&quot;;&quot;Skeletic Histosol&quot;;&quot;Andic Histosol&quot;;&quot;Vitric Histosol&quot;;&quot;Someric Kastanozem&quot;;&quot;Petroduric Kastanozem&quot;;&quot;Duric Kastanozem&quot;;&quot;Petrogypsic Kastanozem&quot;;&quot;Gypsic Kastanozem&quot;;&quot;Petrocalcic Kastanozem&quot;;&quot;Leptic Kastanozem&quot;;&quot;Hortic Kastanozem&quot;;&quot;Terric Kastanozem&quot;;&quot;Gleyic Kastanozem&quot;;&quot;Fluvic Kastanozem&quot;;&quot;Vertic Kastanozem&quot;;&quot;Luvic Kastanozem&quot;;&quot;Calcic Kastanozem&quot;;&quot;Cambic Kastanozem&quot;;&quot;Brunic Kastanozem&quot;;&quot;Skeletic Kastanozem&quot;;&quot;Tonguic Kastanozem&quot;;&quot;Haplic Kastanozem&quot;;&quot;Nudilithic Leptosol&quot;;&quot;Lithic Leptosol&quot;;&quot;Coarsic Leptosol&quot;;&quot;Skeletic Leptosol&quot;;&quot;Subaquatic Leptosol&quot;;&quot;Tidalic Leptosol&quot;;&quot;Histic Leptosol&quot;;&quot;Andic Leptosol&quot;;&quot;Rendzic Leptosol&quot;;&quot;Mollic Leptosol&quot;;&quot;Umbric Leptosol&quot;;&quot;Gypsic Leptosol&quot;;&quot;Calcic Leptosol&quot;;&quot;Cambic Leptosol&quot;;&quot;Brunic Leptosol&quot;;&quot;Yermic Leptosol&quot;;&quot;Takyric Leptosol&quot;;&quot;Folic Leptosol&quot;;&quot;Gypsiric Leptosol&quot;;&quot;Dolomitic Leptosol&quot;;&quot;Calcaric Leptosol&quot;;&quot;Dystric Leptosol&quot;;&quot;Eutric Leptosol&quot;;&quot;Abruptic Lixisol&quot;;&quot;Fragic Lixisol&quot;;&quot;Petrocalcic Lixisol&quot;;&quot;Leptic Lixisol&quot;;&quot;Hydragric Lixisol&quot;;&quot;Anthraquic Lixisol&quot;;&quot;Pretic Lixisol&quot;;&quot;Terric Lixisol&quot;;&quot;Gleyic Lixisol&quot;;&quot;Stagnic Lixisol&quot;;&quot;Ferralic Lixisol&quot;;&quot;Rhodic Lixisol&quot;;&quot;Chromic Lixisol&quot;;&quot;Xanthic Lixisol&quot;;&quot;Nudiargic Lixisol&quot;;&quot;Lamellic Lixisol&quot;;&quot;Albic Lixisol&quot;;&quot;Ferric Lixisol&quot;;&quot;Gypsic Lixisol&quot;;&quot;Calcic Lixisol&quot;;&quot;Yermic Lixisol&quot;;&quot;Takyric Lixisol&quot;;&quot;Skeletic Lixisol&quot;;&quot;Haplic Lixisol&quot;;&quot;Abruptic Luvisol&quot;;&quot;Fragic Luvisol&quot;;&quot;Petrocalcic Luvisol&quot;;&quot;Leptic Luvisol&quot;;&quot;Hydragric Luvisol&quot;;&quot;Anthraquic Luvisol&quot;;&quot;Irragric Luvisol&quot;;&quot;Pretic Luvisol&quot;;&quot;Terric Luvisol&quot;;&quot;Gleyic Luvisol&quot;;&quot;Stagnic Luvisol&quot;;&quot;Vertic Luvisol&quot;;&quot;Rhodic Luvisol&quot;;&quot;Chromic Luvisol&quot;;&quot;Nudiargic Luvisol&quot;;&quot;Lamellic Luvisol&quot;;&quot;Albic Luvisol&quot;;&quot;Ferric Luvisol&quot;;&quot;Gypsic Luvisol&quot;;&quot;Calcic Luvisol&quot;;&quot;Yermic Luvisol&quot;;&quot;Takyric Luvisol&quot;;&quot;Skeletic Luvisol&quot;;&quot;Dolomitic Luvisol&quot;;&quot;Calcaric Luvisol&quot;;&quot;Haplic Luvisol&quot;;&quot;Ferralic Nitisol&quot;;&quot;Sideralic Nitisol&quot;;&quot;Ferritic Nitisol&quot;;&quot;Leptic Nitisol&quot;;&quot;Rhodic Nitisol&quot;;&quot;Xanthic Nitisol&quot;;&quot;Geric Nitisol&quot;;&quot;Hydragric Nitisol&quot;;&quot;Anthraquic Nitisol&quot;;&quot;Pretic Nitisol&quot;;&quot;Profundihumic Nitisol&quot;;&quot;Mollic Nitisol&quot;;&quot;Umbric Nitisol&quot;;&quot;Acric Nitisol&quot;;&quot;Lixic Nitisol&quot;;&quot;Alic Nitisol&quot;;&quot;Luvic Nitisol&quot;;&quot;Dystric Nitisol&quot;;&quot;Eutric Nitisol&quot;;&quot;Rendzic Phaeozem&quot;;&quot;Chernic Phaeozem&quot;;&quot;Someric Phaeozem&quot;;&quot;Mulmic Phaeozem&quot;;&quot;Petroduric Phaeozem&quot;;&quot;Duric Phaeozem&quot;;&quot;Petrocalcic Phaeozem&quot;;&quot;Endocalcic Phaeozem&quot;;&quot;Leptic Phaeozem&quot;;&quot;Irragric Phaeozem&quot;;&quot;Hortic Phaeozem&quot;;&quot;Pretic Phaeozem&quot;;&quot;Terric Phaeozem&quot;;&quot;Gleyic Phaeozem&quot;;&quot;Stagnic Phaeozem&quot;;&quot;Fluvic Phaeozem&quot;;&quot;Vertic Phaeozem&quot;;&quot;Greyzemic Phaeozem&quot;;&quot;Glossic Phaeozem&quot;;&quot;Retic Phaeozem&quot;;&quot;Lixic Phaeozem&quot;;&quot;Luvic Phaeozem&quot;;&quot;Cambic Phaeozem&quot;;&quot;Brunic Phaeozem&quot;;&quot;Skeletic Phaeozem&quot;;&quot;Vermic Phaeozem&quot;;&quot;Tonguic Phaeozem&quot;;&quot;Gypsiric Phaeozem&quot;;&quot;Dolomitic Phaeozem&quot;;&quot;Calcaric Phaeozem&quot;;&quot;Haplic Phaeozem&quot;;&quot;Reductic Planosol&quot;;&quot;Thionic Planosol&quot;;&quot;Leptic Planosol&quot;;&quot;Hydragric Planosol&quot;;&quot;Anthraquic Planosol&quot;;&quot;Irragric Planosol&quot;;&quot;Hortic Planosol&quot;;&quot;Plaggic Planosol&quot;;&quot;Pretic Planosol&quot;;&quot;Terric Planosol&quot;;&quot;Histic Planosol&quot;;&quot;Gleyic Planosol&quot;;&quot;Chernic Planosol&quot;;&quot;Mollic Planosol&quot;;&quot;Umbric Planosol&quot;;&quot;Albic Planosol&quot;;&quot;Fluvic Planosol&quot;;&quot;Vertic Planosol&quot;;&quot;Glossic Planosol&quot;;&quot;Retic Planosol&quot;;&quot;Acric Planosol&quot;;&quot;Lixic Planosol&quot;;&quot;Alic Planosol&quot;;&quot;Luvic Planosol&quot;;&quot;Petroduric Planosol&quot;;&quot;Duric Planosol&quot;;&quot;Calcic Planosol&quot;;&quot;Dolomitic Planosol&quot;;&quot;Calcaric Planosol&quot;;&quot;Dystric Planosol&quot;;&quot;Eutric Planosol&quot;;&quot;Petric Plinthosol&quot;;&quot;Pisoplinthic Plinthosol&quot;;&quot;Gibbsic Plinthosol&quot;;&quot;Stagnic Plinthosol&quot;;&quot;Geric Plinthosol&quot;;&quot;Nitic Plinthosol&quot;;&quot;Histic Plinthosol&quot;;&quot;Mollic Plinthosol&quot;;&quot;Umbric Plinthosol&quot;;&quot;Albic Plinthosol&quot;;&quot;Leptic Plinthosol&quot;;&quot;Coarsic Plinthosol&quot;;&quot;Skeletic Plinthosol&quot;;&quot;Haplic Plinthosol&quot;;&quot;Ortsteinic Podzol&quot;;&quot;Carbic Podzol&quot;;&quot;Rustic Podzol&quot;;&quot;Albic Podzol&quot;;&quot;Entic Podzol&quot;;&quot;Leptic Podzol&quot;;&quot;Hortic Podzol&quot;;&quot;Plaggic Podzol&quot;;&quot;Pretic Podzol&quot;;&quot;Terric Podzol&quot;;&quot;Histic Podzol&quot;;&quot;Gleyic Podzol&quot;;&quot;Andic Podzol&quot;;&quot;Vitric Podzol&quot;;&quot;Stagnic Podzol&quot;;&quot;Anthromollic Podzol&quot;;&quot;Umbric Podzol&quot;;&quot;Glossic Podzol&quot;;&quot;Retic Podzol&quot;;&quot;Acric Podzol&quot;;&quot;Alic Podzol&quot;;&quot;Coarsic Podzol&quot;;&quot;Skeletic Podzol&quot;;&quot;Tidalic Regosol&quot;;&quot;Leptic Regosol&quot;;&quot;Solimovic Regosol&quot;;&quot;Aeolic Regosol&quot;;&quot;Tephric Regosol&quot;;&quot;Brunic Regosol&quot;;&quot;Gleyic Regosol&quot;;&quot;Stagnic Regosol&quot;;&quot;Skeletic Regosol&quot;;&quot;Vermic Regosol&quot;;&quot;Yermic Regosol&quot;;&quot;Takyric Regosol&quot;;&quot;Protic Regosol&quot;;&quot;Transportic Regosol&quot;;&quot;Relocatic Regosol&quot;;&quot;Gypsiric Regosol&quot;;&quot;Dolomitic Regosol&quot;;&quot;Calcaric Regosol&quot;;&quot;Dystric Regosol&quot;;&quot;Eutric Regosol&quot;;&quot;Abruptic Retisol&quot;;&quot;Fragic Retisol&quot;;&quot;Glossic Retisol&quot;;&quot;Leptic Retisol&quot;;&quot;Plaggic Retisol&quot;;&quot;Pretic Retisol&quot;;&quot;Terric Retisol&quot;;&quot;Histic Retisol&quot;;&quot;Gleyic Retisol&quot;;&quot;Stagnic Retisol&quot;;&quot;Sideralic Retisol&quot;;&quot;Nudiargic Retisol&quot;;&quot;Neocambic Retisol&quot;;&quot;Neobrunic Retisol&quot;;&quot;Albic Retisol&quot;;&quot;Calcic Retisol&quot;;&quot;Skeletic Retisol&quot;;&quot;Endodolomitic Retisol&quot;;&quot;Endocalcaric Retisol&quot;;&quot;Dystric Retisol&quot;;&quot;Eutric Retisol&quot;;&quot;Petrosalic Solonchak&quot;;&quot;Gleyic Solonchak&quot;;&quot;Stagnic Solonchak&quot;;&quot;Sodic Solonchak&quot;;&quot;Petrogypsic Solonchak&quot;;&quot;Gypsic Solonchak&quot;;&quot;Petrocalcic Solonchak&quot;;&quot;Calcic Solonchak&quot;;&quot;Leptic Solonchak&quot;;&quot;Mollic Solonchak&quot;;&quot;Fluvic Solonchak&quot;;&quot;Yermic Solonchak&quot;;&quot;Takyric Solonchak&quot;;&quot;Haplic Solonchak&quot;;&quot;Abruptic Solonetz&quot;;&quot;Gleyic Solonetz&quot;;&quot;Stagnic Solonetz&quot;;&quot;Mollic Solonetz&quot;;&quot;Salic Solonetz&quot;;&quot;Gypsic Solonetz&quot;;&quot;Petrocalcic Solonetz&quot;;&quot;Calcic Solonetz&quot;;&quot;Vertic Solonetz&quot;;&quot;Yermic Solonetz&quot;;&quot;Takyric Solonetz&quot;;&quot;Nudinatric Solonetz&quot;;&quot;Albic Solonetz&quot;;&quot;Haplic Solonetz&quot;;&quot;Reductic Stagnosol&quot;;&quot;Thionic Stagnosol&quot;;&quot;Leptic Stagnosol&quot;;&quot;Hydragric Stagnosol&quot;;&quot;Anthraquic Stagnosol&quot;;&quot;Irragric Stagnosol&quot;;&quot;Hortic Stagnosol&quot;;&quot;Plaggic Stagnosol&quot;;&quot;Pretic Stagnosol&quot;;&quot;Terric Stagnosol&quot;;&quot;Histic Stagnosol&quot;;&quot;Gleyic Stagnosol&quot;;&quot;Chernic Stagnosol&quot;;&quot;Mollic Stagnosol&quot;;&quot;Umbric Stagnosol&quot;;&quot;Albic Stagnosol&quot;;&quot;Fluvic Stagnosol&quot;;&quot;Vertic Stagnosol&quot;;&quot;Glossic Stagnosol&quot;;&quot;Retic Stagnosol&quot;;&quot;Acric Stagnosol&quot;;&quot;Lixic Stagnosol&quot;;&quot;Alic Stagnosol&quot;;&quot;Luvic Stagnosol&quot;;&quot;Calcic Stagnosol&quot;;&quot;Dolomitic Stagnosol&quot;;&quot;Calcaric Stagnosol&quot;;&quot;Dystric Stagnosol&quot;;&quot;Eutric Stagnosol&quot;;&quot;Ekranic Technosol&quot;;&quot;Thyric Technosol&quot;;&quot;LinicUrbic Technosol&quot;;&quot;Spolic Technosol&quot;;&quot;Garbic Technosol&quot;;&quot;Cryic Technosol&quot;;&quot;Isolatic Technosol&quot;;&quot;Leptic Technosol&quot;;&quot;Subaquatic Technosol&quot;;&quot;Tidalic Technosol&quot;;&quot;Reductic Technosol&quot;;&quot;Coarsic Technosol&quot;;&quot;Gleyic Technosol&quot;;&quot;Stagnic Technosol&quot;;&quot;Andic Technosol&quot;;&quot;Hortic Umbrisol&quot;;&quot;Plaggic Umbrisol&quot;;&quot;Pretic Umbrisol&quot;;&quot;Terric Umbrisol&quot;;&quot;Chernic Umbrisol&quot;;&quot;Mollic Umbrisol&quot;;&quot;Someric Umbrisol&quot;;&quot;Mulmic Umbrisol&quot;;&quot;Fragic Umbrisol&quot;;&quot;Leptic Umbrisol&quot;;&quot;Gleyic Umbrisol&quot;;&quot;Stagnic Umbrisol&quot;;&quot;Fluvic Umbrisol&quot;;&quot;Greyzemic Umbrisol&quot;;&quot;Glossic Umbrisol&quot;;&quot;Retic Umbrisol&quot;;&quot;Acric Umbrisol&quot;;&quot;Lixic Umbrisol&quot;;&quot;Alic Umbrisol&quot;;&quot;Luvic Umbrisol&quot;;&quot;Cambic Umbrisol&quot;;&quot;Brunic Umbrisol&quot;;&quot;Skeletic Umbrisol&quot;;&quot;Tonguic Umbrisol&quot;;&quot;Endodolomitic Umbrisol&quot;;&quot;Endocalcaric Umbrisol&quot;;&quot;Haplic Umbrisol&quot;;&quot;Salic Vertisol&quot;;&quot;Sodic Vertisol&quot;;&quot;Leptic Vertisol&quot;;&quot;Petroduric Vertisol&quot;;&quot;Duric Vertisol&quot;;&quot;Gypsic Vertisol&quot;;&quot;Petrocalcic Vertisol&quot;;&quot;Calcic Vertisol&quot;;&quot;Hydragric Vertisol&quot;;&quot;Anthraquic Vertisol&quot;;&quot;Irragric Vertisol&quot;;&quot;Pellic Vertisol&quot;;&quot;Chromic Vertisol&quot;;&quot;Haplic Vertisol&quot;)" table:allow-empty-cell="true" table:display-list="unsorted" table:base-cell-address="'Profile Data'.D5">
          <table:error-message table:message-type="stop" table:display="true"/>
        </table:content-validation>
        <table:content-validation table:name="val52" table:condition="of:cell-content-is-in-list(&quot;Abruptic Acrisol&quot;;&quot;Fragic Acrisol&quot;;&quot;Leptic Acrisol&quot;;&quot;Hydragric Acrisol&quot;;&quot;Anthraquic Acrisol&quot;;&quot;Pretic Acrisol&quot;;&quot;Terric Acrisol&quot;;&quot;Gleyic Acrisol&quot;;&quot;Stagnic Acrisol&quot;;&quot;Ferralic Acrisol&quot;;&quot;Rhodic Acrisol&quot;;&quot;Chromic Acrisol&quot;;&quot;Xanthic Acrisol&quot;;&quot;Nudiargic Acrisol&quot;;&quot;Lamellic Acrisol&quot;;&quot;Albic Acrisol&quot;;&quot;Ferric Acrisol&quot;;&quot;Skeletic Acrisol&quot;;&quot;Haplic Acrisol&quot;;&quot;Abruptic Alisol&quot;;&quot;Fragic Alisol&quot;;&quot;Leptic Alisol&quot;;&quot;Hydragric Alisol&quot;;&quot;Anthraquic Alisol&quot;;&quot;Plaggic Alisol&quot;;&quot;Pretic Alisol&quot;;&quot;Terric Alisol&quot;;&quot;Gleyic Alisol&quot;;&quot;Stagnic Alisol&quot;;&quot;Vertic Alisol&quot;;&quot;Rhodic Alisol&quot;;&quot;Chromic Alisol&quot;;&quot;Nudiargic Alisol&quot;;&quot;Lamellic Alisol&quot;;&quot;Albic Alisol&quot;;&quot;Ferric Alisol&quot;;&quot;Skeletic Alisol&quot;;&quot;Haplic Alisol&quot;;&quot;Aluandic Andosol&quot;;&quot;Silandic Andosol&quot;;&quot;Vitric Andosol&quot;;&quot;Leptic Andosol&quot;;&quot;Hydragric Andosol&quot;;&quot;Anthraquic Andosol&quot;;&quot;Gleyic Andosol&quot;;&quot;Hydric Andosol&quot;;&quot;Histic Andosol&quot;;&quot;Chernic Andosol&quot;;&quot;Mollic Andosol&quot;;&quot;Umbric Andosol&quot;;&quot;Petroduric Andosol&quot;;&quot;Duric Andosol&quot;;&quot;Gypsic Andosol&quot;;&quot;Calcic Andosol&quot;;&quot;Tephric Andosol&quot;;&quot;Aeolic Andosol&quot;;&quot;Skeletic Andosol&quot;;&quot;Dystric Andosol&quot;;&quot;Eutric Andosol&quot;;&quot;Hydragric Anthrosol&quot;;&quot;Irragric Anthrosol&quot;;&quot;Hortic Anthrosol&quot;;&quot;Plaggic Anthrosol&quot;;&quot;Pretic Anthrosol&quot;;&quot;Terric Anthrosol&quot;;&quot;Gleyic Anthrosol&quot;;&quot;Stagnic Anthrosol&quot;;&quot;Ferralic Anthrosol&quot;;&quot;Sideralic Anthrosol&quot;;&quot;Andic Anthrosol&quot;;&quot;Tidalic Arenosol&quot;;&quot;Aeolic Arenosol&quot;;&quot;Solimovic Arenosol&quot;;&quot;Tephric Arenosol&quot;;&quot;Tsitelic Arenosol&quot;;&quot;Brunic Arenosol&quot;;&quot;Gleyic Arenosol&quot;;&quot;Sideralic Arenosol&quot;;&quot;Yermic Arenosol&quot;;&quot;Protic Arenosol&quot;;&quot;Transportic Arenosol&quot;;&quot;Relocatic Arenosol&quot;;&quot;Gypsiric Arenosol&quot;;&quot;Dolomitic Arenosol&quot;;&quot;Calcaric Arenosol&quot;;&quot;Dystric Arenosol&quot;;&quot;Eutric Arenosol&quot;;&quot;Petric Calcisol&quot;;&quot;Leptic Calcisol&quot;;&quot;Gleyic Calcisol&quot;;&quot;Stagnic Calcisol&quot;;&quot;Lixic Calcisol&quot;;&quot;Luvic Calcisol&quot;;&quot;Cambic Calcisol&quot;;&quot;Coarsic Calcisol&quot;;&quot;Fractic Calcisol&quot;;&quot;Skeletic Calcisol&quot;;&quot;Yermic Calcisol&quot;;&quot;Takyric Calcisol&quot;;&quot;Gypsiric Calcisol&quot;;&quot;Haplic Calcisol&quot;;&quot;Fragic Cambisol&quot;;&quot;Thionic Cambisol&quot;;&quot;Hydragric Cambisol&quot;;&quot;Anthraquic Cambisol&quot;;&quot;Irragric Cambisol&quot;;&quot;Plaggic Cambisol&quot;;&quot;Pretic Cambisol&quot;;&quot;Terric Cambisol&quot;;&quot;Tsitelic Cambisol&quot;;&quot;Vertic Cambisol&quot;;&quot;Andic Cambisol&quot;;&quot;Vitric Cambisol&quot;;&quot;Leptic Cambisol&quot;;&quot;Histic Cambisol&quot;;&quot;Gleyic Cambisol&quot;;&quot;Stagnic Cambisol&quot;;&quot;Solimovic Cambisol&quot;;&quot;Fluvic Cambisol&quot;;&quot;Sideralic Cambisol&quot;;&quot;Rhodic Cambisol&quot;;&quot;Chromic Cambisol&quot;;&quot;Skeletic Cambisol&quot;;&quot;Yermic Cambisol&quot;;&quot;Takyric Cambisol&quot;;&quot;Gypsiric Cambisol&quot;;&quot;Dolomitic Cambisol&quot;;&quot;Calcaric Cambisol&quot;;&quot;Dystric Cambisol&quot;;&quot;Eutric Cambisol&quot;;&quot;Petroduric Chernozem&quot;;&quot;Duric Chernozem&quot;;&quot;Petrocalcic Chernozem&quot;;&quot;Leptic Chernozem&quot;;&quot;Hortic Chernozem&quot;;&quot;Gleyic Chernozem&quot;;&quot;Vertic Chernozem&quot;;&quot;Greyzemic Chernozem&quot;;&quot;Luvic Chernozem&quot;;&quot;Calcic Chernozem&quot;;&quot;Cambic Chernozem&quot;;&quot;Skeletic Chernozem&quot;;&quot;Vermic Chernozem&quot;;&quot;Tonguic Chernozem&quot;;&quot;Haplic Chernozem&quot;;&quot;Glacic Cryosol&quot;;&quot;Turbic Cryosol&quot;;&quot;Subaquatic Cryosol&quot;;&quot;Tidalic Cryosol&quot;;&quot;Reductaquic Cryosol&quot;;&quot;Oxyaquic Cryosol&quot;;&quot;Leptic Cryosol&quot;;&quot;Histic Cryosol&quot;;&quot;Andic Cryosol&quot;;&quot;Mollic Cryosol&quot;;&quot;Umbric Cryosol&quot;;&quot;Natric Cryosol&quot;;&quot;Salic Cryosol&quot;;&quot;Spodic Cryosol&quot;;&quot;Retic Cryosol&quot;;&quot;Alic Cryosol&quot;;&quot;Luvic Cryosol&quot;;&quot;Calcic Cryosol&quot;;&quot;Wapnic Cryosol&quot;;&quot;Yermic Cryosol&quot;;&quot;Protic Cryosol&quot;;&quot;Cambic Cryosol&quot;;&quot;Coarsic Cryosol&quot;;&quot;Skeletic Cryosol&quot;;&quot;Haplic Cryosol&quot;;&quot;Petric Durisol&quot;;&quot;Petrogypsic Durisol&quot;;&quot;Gypsic Durisol&quot;;&quot;Petrocalcic Durisol&quot;;&quot;Calcic Durisol&quot;;&quot;Leptic Durisol&quot;;&quot;Acric Durisol&quot;;&quot;Lixic Durisol&quot;;&quot;Alic Durisol&quot;;&quot;Luvic Durisol&quot;;&quot;Cambic Durisol&quot;;&quot;Coarsic Durisol&quot;;&quot;Fractic Durisol&quot;;&quot;Skeletic Durisol&quot;;&quot;Yermic Durisol&quot;;&quot;Takyric Durisol&quot;;&quot;Andic Durisol&quot;;&quot;Gypsiric Durisol&quot;;&quot;Calcaric Durisol&quot;;&quot;Dystric Durisol&quot;;&quot;Eutric Durisol&quot;;&quot;Ferritic Ferralsol&quot;;&quot;Gibbsic Ferralsol&quot;;&quot;Rhodic Ferralsol&quot;;&quot;Xanthic Ferralsol&quot;;&quot;Geric Ferralsol&quot;;&quot;Nitic Ferralsol&quot;;&quot;Pretic Ferralsol&quot;;&quot;Gleyic Ferralsol&quot;;&quot;Stagnic Ferralsol&quot;;&quot;Profundihumic Ferralsol&quot;;&quot;Mollic Ferralsol&quot;;&quot;Umbric Ferralsol&quot;;&quot;Acric Ferralsol&quot;;&quot;Lixic Ferralsol&quot;;&quot;Skeletic Ferralsol&quot;;&quot;Haplic Ferralsol&quot;;&quot;Tidalic Fluvisol&quot;;&quot;Pantofluvic Fluvisol&quot;;&quot;Anofluvic Fluvisol&quot;;&quot;Orthofluvic Fluvisol&quot;;&quot;Leptic Fluvisol&quot;;&quot;Histic Fluvisol&quot;;&quot;Gleyic Fluvisol&quot;;&quot;Stagnic Fluvisol&quot;;&quot;Skeletic Fluvisol&quot;;&quot;Tephric Fluvisol&quot;;&quot;Yermic Fluvisol&quot;;&quot;Takyric Fluvisol&quot;;&quot;Protic Fluvisol&quot;;&quot;Gypsiric Fluvisol&quot;;&quot;Dolomitic Fluvisol&quot;;&quot;Calcaric Fluvisol&quot;;&quot;Dystric Fluvisol&quot;;&quot;Eutric Fluvisol&quot;;&quot;Thionic Gleysol&quot;;&quot;Reductic Gleysol&quot;;&quot;Subaquatic Gleysol&quot;;&quot;Tidalic Gleysol&quot;;&quot;Hydragric Gleysol&quot;;&quot;Anthraquic Gleysol&quot;;&quot;Irragric Gleysol&quot;;&quot;Hortic Gleysol&quot;;&quot;Plaggic Gleysol&quot;;&quot;Pretic Gleysol&quot;;&quot;Terric Gleysol&quot;;&quot;Histic Gleysol&quot;;&quot;Andic Gleysol&quot;;&quot;Vitric Gleysol&quot;;&quot;Chernic Gleysol&quot;;&quot;Mollic Gleysol&quot;;&quot;Umbric Gleysol&quot;;&quot;Pisoplinthic Gleysol&quot;;&quot;Plinthic Gleysol&quot;;&quot;Stagnic Gleysol&quot;;&quot;Oxyaquic Gleysol&quot;;&quot;Oxygleyic Gleysol&quot;;&quot;Reductigleyic Gleysol&quot;;&quot;Gypsic Gleysol&quot;;&quot;Calcic Gleysol&quot;;&quot;Wapnic Gleysol&quot;;&quot;Spodic Gleysol&quot;;&quot;Fluvic Gleysol&quot;;&quot;Gypsiric Gleysol&quot;;&quot;Dolomitic Gleysol&quot;;&quot;Calcaric Gleysol&quot;;&quot;Dystric Gleysol&quot;;&quot;Eutric Gleysol&quot;;&quot;Petric Gypsisol&quot;;&quot;Petrocalcic Gypsisol&quot;;&quot;Calcic Gypsisol&quot;;&quot;Leptic Gypsisol&quot;;&quot;Gleyic Gypsisol&quot;;&quot;Stagnic Gypsisol&quot;;&quot;Lixic Gypsisol&quot;;&quot;Luvic Gypsisol&quot;;&quot;Cambic Gypsisol&quot;;&quot;Coarsic Gypsisol&quot;;&quot;Fractic Gypsisol&quot;;&quot;Skeletic Gypsisol&quot;;&quot;Yermic Gypsisol&quot;;&quot;Takyric Gypsisol&quot;;&quot;Calcaric Gypsisol&quot;;&quot;Haplic Gypsisol&quot;;&quot;Muusic Histosol&quot;;&quot;Rockic Histosol&quot;;&quot;Mawic Histosol&quot;;&quot;Cryic Histosol&quot;;&quot;Thionic Histosol&quot;;&quot;Folic Histosol&quot;;&quot;Floatic Histosol&quot;;&quot;Subaquatic Histosol&quot;;&quot;Tidalic Histosol&quot;;&quot;Fibric Histosol&quot;;&quot;Hemic Histosol&quot;;&quot;Sapric Histosol&quot;;&quot;Leptic Histosol&quot;;&quot;Thyric Histosol&quot;;&quot;Murshic Histosol&quot;;&quot;Drainic Histosol&quot;;&quot;Ombric Histosol&quot;;&quot;Rheic Histosol&quot;;&quot;Coarsic Histosol&quot;;&quot;Skeletic Histosol&quot;;&quot;Andic Histosol&quot;;&quot;Vitric Histosol&quot;;&quot;Someric Kastanozem&quot;;&quot;Petroduric Kastanozem&quot;;&quot;Duric Kastanozem&quot;;&quot;Petrogypsic Kastanozem&quot;;&quot;Gypsic Kastanozem&quot;;&quot;Petrocalcic Kastanozem&quot;;&quot;Leptic Kastanozem&quot;;&quot;Hortic Kastanozem&quot;;&quot;Terric Kastanozem&quot;;&quot;Gleyic Kastanozem&quot;;&quot;Fluvic Kastanozem&quot;;&quot;Vertic Kastanozem&quot;;&quot;Luvic Kastanozem&quot;;&quot;Calcic Kastanozem&quot;;&quot;Cambic Kastanozem&quot;;&quot;Brunic Kastanozem&quot;;&quot;Skeletic Kastanozem&quot;;&quot;Tonguic Kastanozem&quot;;&quot;Haplic Kastanozem&quot;;&quot;Nudilithic Leptosol&quot;;&quot;Lithic Leptosol&quot;;&quot;Coarsic Leptosol&quot;;&quot;Skeletic Leptosol&quot;;&quot;Subaquatic Leptosol&quot;;&quot;Tidalic Leptosol&quot;;&quot;Histic Leptosol&quot;;&quot;Andic Leptosol&quot;;&quot;Rendzic Leptosol&quot;;&quot;Mollic Leptosol&quot;;&quot;Umbric Leptosol&quot;;&quot;Gypsic Leptosol&quot;;&quot;Calcic Leptosol&quot;;&quot;Cambic Leptosol&quot;;&quot;Brunic Leptosol&quot;;&quot;Yermic Leptosol&quot;;&quot;Takyric Leptosol&quot;;&quot;Folic Leptosol&quot;;&quot;Gypsiric Leptosol&quot;;&quot;Dolomitic Leptosol&quot;;&quot;Calcaric Leptosol&quot;;&quot;Dystric Leptosol&quot;;&quot;Eutric Leptosol&quot;;&quot;Abruptic Lixisol&quot;;&quot;Fragic Lixisol&quot;;&quot;Petrocalcic Lixisol&quot;;&quot;Leptic Lixisol&quot;;&quot;Hydragric Lixisol&quot;;&quot;Anthraquic Lixisol&quot;;&quot;Pretic Lixisol&quot;;&quot;Terric Lixisol&quot;;&quot;Gleyic Lixisol&quot;;&quot;Stagnic Lixisol&quot;;&quot;Ferralic Lixisol&quot;;&quot;Rhodic Lixisol&quot;;&quot;Chromic Lixisol&quot;;&quot;Xanthic Lixisol&quot;;&quot;Nudiargic Lixisol&quot;;&quot;Lamellic Lixisol&quot;;&quot;Albic Lixisol&quot;;&quot;Ferric Lixisol&quot;;&quot;Gypsic Lixisol&quot;;&quot;Calcic Lixisol&quot;;&quot;Yermic Lixisol&quot;;&quot;Takyric Lixisol&quot;;&quot;Skeletic Lixisol&quot;;&quot;Haplic Lixisol&quot;;&quot;Abruptic Luvisol&quot;;&quot;Fragic Luvisol&quot;;&quot;Petrocalcic Luvisol&quot;;&quot;Leptic Luvisol&quot;;&quot;Hydragric Luvisol&quot;;&quot;Anthraquic Luvisol&quot;;&quot;Irragric Luvisol&quot;;&quot;Pretic Luvisol&quot;;&quot;Terric Luvisol&quot;;&quot;Gleyic Luvisol&quot;;&quot;Stagnic Luvisol&quot;;&quot;Vertic Luvisol&quot;;&quot;Rhodic Luvisol&quot;;&quot;Chromic Luvisol&quot;;&quot;Nudiargic Luvisol&quot;;&quot;Lamellic Luvisol&quot;;&quot;Albic Luvisol&quot;;&quot;Ferric Luvisol&quot;;&quot;Gypsic Luvisol&quot;;&quot;Calcic Luvisol&quot;;&quot;Yermic Luvisol&quot;;&quot;Takyric Luvisol&quot;;&quot;Skeletic Luvisol&quot;;&quot;Dolomitic Luvisol&quot;;&quot;Calcaric Luvisol&quot;;&quot;Haplic Luvisol&quot;;&quot;Ferralic Nitisol&quot;;&quot;Sideralic Nitisol&quot;;&quot;Ferritic Nitisol&quot;;&quot;Leptic Nitisol&quot;;&quot;Rhodic Nitisol&quot;;&quot;Xanthic Nitisol&quot;;&quot;Geric Nitisol&quot;;&quot;Hydragric Nitisol&quot;;&quot;Anthraquic Nitisol&quot;;&quot;Pretic Nitisol&quot;;&quot;Profundihumic Nitisol&quot;;&quot;Mollic Nitisol&quot;;&quot;Umbric Nitisol&quot;;&quot;Acric Nitisol&quot;;&quot;Lixic Nitisol&quot;;&quot;Alic Nitisol&quot;;&quot;Luvic Nitisol&quot;;&quot;Dystric Nitisol&quot;;&quot;Eutric Nitisol&quot;;&quot;Rendzic Phaeozem&quot;;&quot;Chernic Phaeozem&quot;;&quot;Someric Phaeozem&quot;;&quot;Mulmic Phaeozem&quot;;&quot;Petroduric Phaeozem&quot;;&quot;Duric Phaeozem&quot;;&quot;Petrocalcic Phaeozem&quot;;&quot;Endocalcic Phaeozem&quot;;&quot;Leptic Phaeozem&quot;;&quot;Irragric Phaeozem&quot;;&quot;Hortic Phaeozem&quot;;&quot;Pretic Phaeozem&quot;;&quot;Terric Phaeozem&quot;;&quot;Gleyic Phaeozem&quot;;&quot;Stagnic Phaeozem&quot;;&quot;Fluvic Phaeozem&quot;;&quot;Vertic Phaeozem&quot;;&quot;Greyzemic Phaeozem&quot;;&quot;Glossic Phaeozem&quot;;&quot;Retic Phaeozem&quot;;&quot;Lixic Phaeozem&quot;;&quot;Luvic Phaeozem&quot;;&quot;Cambic Phaeozem&quot;;&quot;Brunic Phaeozem&quot;;&quot;Skeletic Phaeozem&quot;;&quot;Vermic Phaeozem&quot;;&quot;Tonguic Phaeozem&quot;;&quot;Gypsiric Phaeozem&quot;;&quot;Dolomitic Phaeozem&quot;;&quot;Calcaric Phaeozem&quot;;&quot;Haplic Phaeozem&quot;;&quot;Reductic Planosol&quot;;&quot;Thionic Planosol&quot;;&quot;Leptic Planosol&quot;;&quot;Hydragric Planosol&quot;;&quot;Anthraquic Planosol&quot;;&quot;Irragric Planosol&quot;;&quot;Hortic Planosol&quot;;&quot;Plaggic Planosol&quot;;&quot;Pretic Planosol&quot;;&quot;Terric Planosol&quot;;&quot;Histic Planosol&quot;;&quot;Gleyic Planosol&quot;;&quot;Chernic Planosol&quot;;&quot;Mollic Planosol&quot;;&quot;Umbric Planosol&quot;;&quot;Albic Planosol&quot;;&quot;Fluvic Planosol&quot;;&quot;Vertic Planosol&quot;;&quot;Glossic Planosol&quot;;&quot;Retic Planosol&quot;;&quot;Acric Planosol&quot;;&quot;Lixic Planosol&quot;;&quot;Alic Planosol&quot;;&quot;Luvic Planosol&quot;;&quot;Petroduric Planosol&quot;;&quot;Duric Planosol&quot;;&quot;Calcic Planosol&quot;;&quot;Dolomitic Planosol&quot;;&quot;Calcaric Planosol&quot;;&quot;Dystric Planosol&quot;;&quot;Eutric Planosol&quot;;&quot;Petric Plinthosol&quot;;&quot;Pisoplinthic Plinthosol&quot;;&quot;Gibbsic Plinthosol&quot;;&quot;Stagnic Plinthosol&quot;;&quot;Geric Plinthosol&quot;;&quot;Nitic Plinthosol&quot;;&quot;Histic Plinthosol&quot;;&quot;Mollic Plinthosol&quot;;&quot;Umbric Plinthosol&quot;;&quot;Albic Plinthosol&quot;;&quot;Leptic Plinthosol&quot;;&quot;Coarsic Plinthosol&quot;;&quot;Skeletic Plinthosol&quot;;&quot;Haplic Plinthosol&quot;;&quot;Ortsteinic Podzol&quot;;&quot;Carbic Podzol&quot;;&quot;Rustic Podzol&quot;;&quot;Albic Podzol&quot;;&quot;Entic Podzol&quot;;&quot;Leptic Podzol&quot;;&quot;Hortic Podzol&quot;;&quot;Plaggic Podzol&quot;;&quot;Pretic Podzol&quot;;&quot;Terric Podzol&quot;;&quot;Histic Podzol&quot;;&quot;Gleyic Podzol&quot;;&quot;Andic Podzol&quot;;&quot;Vitric Podzol&quot;;&quot;Stagnic Podzol&quot;;&quot;Anthromollic Podzol&quot;;&quot;Umbric Podzol&quot;;&quot;Glossic Podzol&quot;;&quot;Retic Podzol&quot;;&quot;Acric Podzol&quot;;&quot;Alic Podzol&quot;;&quot;Coarsic Podzol&quot;;&quot;Skeletic Podzol&quot;;&quot;Tidalic Regosol&quot;;&quot;Leptic Regosol&quot;;&quot;Solimovic Regosol&quot;;&quot;Aeolic Regosol&quot;;&quot;Tephric Regosol&quot;;&quot;Brunic Regosol&quot;;&quot;Gleyic Regosol&quot;;&quot;Stagnic Regosol&quot;;&quot;Skeletic Regosol&quot;;&quot;Vermic Regosol&quot;;&quot;Yermic Regosol&quot;;&quot;Takyric Regosol&quot;;&quot;Protic Regosol&quot;;&quot;Transportic Regosol&quot;;&quot;Relocatic Regosol&quot;;&quot;Gypsiric Regosol&quot;;&quot;Dolomitic Regosol&quot;;&quot;Calcaric Regosol&quot;;&quot;Dystric Regosol&quot;;&quot;Eutric Regosol&quot;;&quot;Abruptic Retisol&quot;;&quot;Fragic Retisol&quot;;&quot;Glossic Retisol&quot;;&quot;Leptic Retisol&quot;;&quot;Plaggic Retisol&quot;;&quot;Pretic Retisol&quot;;&quot;Terric Retisol&quot;;&quot;Histic Retisol&quot;;&quot;Gleyic Retisol&quot;;&quot;Stagnic Retisol&quot;;&quot;Sideralic Retisol&quot;;&quot;Nudiargic Retisol&quot;;&quot;Neocambic Retisol&quot;;&quot;Neobrunic Retisol&quot;;&quot;Albic Retisol&quot;;&quot;Calcic Retisol&quot;;&quot;Skeletic Retisol&quot;;&quot;Endodolomitic Retisol&quot;;&quot;Endocalcaric Retisol&quot;;&quot;Dystric Retisol&quot;;&quot;Eutric Retisol&quot;;&quot;Petrosalic Solonchak&quot;;&quot;Gleyic Solonchak&quot;;&quot;Stagnic Solonchak&quot;;&quot;Sodic Solonchak&quot;;&quot;Petrogypsic Solonchak&quot;;&quot;Gypsic Solonchak&quot;;&quot;Petrocalcic Solonchak&quot;;&quot;Calcic Solonchak&quot;;&quot;Leptic Solonchak&quot;;&quot;Mollic Solonchak&quot;;&quot;Fluvic Solonchak&quot;;&quot;Yermic Solonchak&quot;;&quot;Takyric Solonchak&quot;;&quot;Haplic Solonchak&quot;;&quot;Abruptic Solonetz&quot;;&quot;Gleyic Solonetz&quot;;&quot;Stagnic Solonetz&quot;;&quot;Mollic Solonetz&quot;;&quot;Salic Solonetz&quot;;&quot;Gypsic Solonetz&quot;;&quot;Petrocalcic Solonetz&quot;;&quot;Calcic Solonetz&quot;;&quot;Vertic Solonetz&quot;;&quot;Yermic Solonetz&quot;;&quot;Takyric Solonetz&quot;;&quot;Nudinatric Solonetz&quot;;&quot;Albic Solonetz&quot;;&quot;Haplic Solonetz&quot;;&quot;Reductic Stagnosol&quot;;&quot;Thionic Stagnosol&quot;;&quot;Leptic Stagnosol&quot;;&quot;Hydragric Stagnosol&quot;;&quot;Anthraquic Stagnosol&quot;;&quot;Irragric Stagnosol&quot;;&quot;Hortic Stagnosol&quot;;&quot;Plaggic Stagnosol&quot;;&quot;Pretic Stagnosol&quot;;&quot;Terric Stagnosol&quot;;&quot;Histic Stagnosol&quot;;&quot;Gleyic Stagnosol&quot;;&quot;Chernic Stagnosol&quot;;&quot;Mollic Stagnosol&quot;;&quot;Umbric Stagnosol&quot;;&quot;Albic Stagnosol&quot;;&quot;Fluvic Stagnosol&quot;;&quot;Vertic Stagnosol&quot;;&quot;Glossic Stagnosol&quot;;&quot;Retic Stagnosol&quot;;&quot;Acric Stagnosol&quot;;&quot;Lixic Stagnosol&quot;;&quot;Alic Stagnosol&quot;;&quot;Luvic Stagnosol&quot;;&quot;Calcic Stagnosol&quot;;&quot;Dolomitic Stagnosol&quot;;&quot;Calcaric Stagnosol&quot;;&quot;Dystric Stagnosol&quot;;&quot;Eutric Stagnosol&quot;;&quot;Ekranic Technosol&quot;;&quot;Thyric Technosol&quot;;&quot;LinicUrbic Technosol&quot;;&quot;Spolic Technosol&quot;;&quot;Garbic Technosol&quot;;&quot;Cryic Technosol&quot;;&quot;Isolatic Technosol&quot;;&quot;Leptic Technosol&quot;;&quot;Subaquatic Technosol&quot;;&quot;Tidalic Technosol&quot;;&quot;Reductic Technosol&quot;;&quot;Coarsic Technosol&quot;;&quot;Gleyic Technosol&quot;;&quot;Stagnic Technosol&quot;;&quot;Andic Technosol&quot;;&quot;Hortic Umbrisol&quot;;&quot;Plaggic Umbrisol&quot;;&quot;Pretic Umbrisol&quot;;&quot;Terric Umbrisol&quot;;&quot;Chernic Umbrisol&quot;;&quot;Mollic Umbrisol&quot;;&quot;Someric Umbrisol&quot;;&quot;Mulmic Umbrisol&quot;;&quot;Fragic Umbrisol&quot;;&quot;Leptic Umbrisol&quot;;&quot;Gleyic Umbrisol&quot;;&quot;Stagnic Umbrisol&quot;;&quot;Fluvic Umbrisol&quot;;&quot;Greyzemic Umbrisol&quot;;&quot;Glossic Umbrisol&quot;;&quot;Retic Umbrisol&quot;;&quot;Acric Umbrisol&quot;;&quot;Lixic Umbrisol&quot;;&quot;Alic Umbrisol&quot;;&quot;Luvic Umbrisol&quot;;&quot;Cambic Umbrisol&quot;;&quot;Brunic Umbrisol&quot;;&quot;Skeletic Umbrisol&quot;;&quot;Tonguic Umbrisol&quot;;&quot;Endodolomitic Umbrisol&quot;;&quot;Endocalcaric Umbrisol&quot;;&quot;Haplic Umbrisol&quot;;&quot;Salic Vertisol&quot;;&quot;Sodic Vertisol&quot;;&quot;Leptic Vertisol&quot;;&quot;Petroduric Vertisol&quot;;&quot;Duric Vertisol&quot;;&quot;Gypsic Vertisol&quot;;&quot;Petrocalcic Vertisol&quot;;&quot;Calcic Vertisol&quot;;&quot;Hydragric Vertisol&quot;;&quot;Anthraquic Vertisol&quot;;&quot;Irragric Vertisol&quot;;&quot;Pellic Vertisol&quot;;&quot;Chromic Vertisol&quot;;&quot;Haplic Vertisol&quot;)" table:allow-empty-cell="true" table:display-list="unsorted" table:base-cell-address="'Profile Data'.D6">
          <table:error-message table:message-type="stop" table:display="true"/>
        </table:content-validation>
        <table:content-validation table:name="val53" table:condition="of:cell-content-is-in-list(&quot;Amphi&quot;;&quot;Ano&quot;;&quot;Bathy&quot;;&quot;Endo&quot;;&quot;Epi&quot;;&quot;Kato&quot;;&quot;Panto&quot;;&quot;Poly&quot;;&quot;Supra&quot;;&quot;Thapto&quot;;&quot;&quot;)" table:allow-empty-cell="true" table:display-list="unsorted" table:base-cell-address="Metadata.E3">
          <table:error-message table:message-type="stop" table:display="true"/>
        </table:content-validation>
        <table:content-validation table:name="val54" table:condition="of:cell-content-is-in-list(&quot;Abruptic&quot;;&quot;Aceric&quot;;&quot;Acric&quot;;&quot;Acroxic&quot;;&quot;Activic&quot;;&quot;Aeolic&quot;;&quot;Albic&quot;;&quot;Alcalic&quot;;&quot;Alic&quot;;&quot;Andic&quot;;&quot;Anthraquic&quot;;&quot;Anthric&quot;;&quot;Archaic&quot;;&quot;Arenic&quot;;&quot;Arenicolic&quot;;&quot;Aric&quot;;&quot;Bathyspodic&quot;;&quot;Biocrustic&quot;;&quot;Bryic&quot;;&quot;Calcaric&quot;;&quot;Calcic&quot;;&quot;Cambic&quot;;&quot;Capillaric&quot;;&quot;Carbonatic&quot;;&quot;Carbonic&quot;;&quot;Chernic&quot;;&quot;Chloridic&quot;;&quot;Chromic&quot;;&quot;Claric&quot;;&quot;Clayic&quot;;&quot;Cohesic&quot;;&quot;Columnic&quot;;&quot;Cordic&quot;;&quot;Cutanic&quot;;&quot;Densic&quot;;&quot;Differentic&quot;;&quot;Dolomitic&quot;;&quot;Dorsic&quot;;&quot;Drainic&quot;;&quot;Duric&quot;;&quot;Dystric&quot;;&quot;Endic&quot;;&quot;Endoabruptic&quot;;&quot;Endodystric&quot;;&quot;Endogleyic&quot;;&quot;Endoleptic&quot;;&quot;Endostagnic&quot;;&quot;Endothionic&quot;;&quot;Endothyric&quot;;&quot;Epic&quot;;&quot;Epidystric&quot;;&quot;Epieutric&quot;;&quot;Escalic&quot;;&quot;Eutric&quot;;&quot;Eutrosilic&quot;;&quot;Evapocrustic&quot;;&quot;Ferralic&quot;;&quot;Ferric&quot;;&quot;Ferritic&quot;;&quot;Fluvic&quot;;&quot;Folic&quot;;&quot;Fractic&quot;;&quot;Fragic&quot;;&quot;Gelic&quot;;&quot;Gelistagnic&quot;;&quot;Geoabruptic&quot;;&quot;Geric&quot;;&quot;Gibbsic&quot;;&quot;Gilgaic&quot;;&quot;Gleyic&quot;;&quot;Glossic&quot;;&quot;Grumic&quot;;&quot;Gypsic&quot;;&quot;Gypsiric&quot;;&quot;Histic&quot;;&quot;Hortic&quot;;&quot;Humic&quot;;&quot;Hydrophobic&quot;;&quot;Hyperalic&quot;;&quot;Hyperartefactic&quot;;&quot;Hypercalcic&quot;;&quot;Hyperdystric&quot;;&quot;Hypereutric&quot;;&quot;Hypergypsic&quot;;&quot;Hypernatric&quot;;&quot;Hyperorganic&quot;;&quot;Hypersalic&quot;;&quot;Hyperspodic&quot;;&quot;Immissic&quot;;&quot;Inclinic&quot;;&quot;Irragric&quot;;&quot;Isolatic&quot;;&quot;Isopteric&quot;;&quot;Kalaic&quot;;&quot;Lamellic&quot;;&quot;Lapiadic&quot;;&quot;Laxic&quot;;&quot;Lignic&quot;;&quot;Limnic&quot;;&quot;Limonic&quot;;&quot;Litholinic&quot;;&quot;Lixic&quot;;&quot;Loamic&quot;;&quot;Luvic&quot;;&quot;Magnesic&quot;;&quot;Mahic&quot;;&quot;Mazic&quot;;&quot;Mineralic&quot;;&quot;Mochipic&quot;;&quot;Mollic&quot;;&quot;Mulmic&quot;;&quot;Naramic&quot;;&quot;Nechic&quot;;&quot;Neobrunic&quot;;&quot;Neocambic&quot;;&quot;Nitic&quot;;&quot;Novic&quot;;&quot;Ochric&quot;;&quot;Ornithic&quot;;&quot;Oxyaquic&quot;;&quot;Pachic&quot;;&quot;Panpaic&quot;;&quot;Pelocrustic&quot;;&quot;Petroplinthic&quot;;&quot;Placic&quot;;&quot;Plaggic&quot;;&quot;Posic&quot;;&quot;Pretic&quot;;&quot;Profondic&quot;;&quot;Protic&quot;;&quot;Protoandic&quot;;&quot;Protoargic&quot;;&quot;Protocalcic&quot;;&quot;Protogypsic&quot;;&quot;Protospodic&quot;;&quot;Protovertic&quot;;&quot;Puffic&quot;;&quot;Pyric&quot;;&quot;Raptic&quot;;&quot;Reductic&quot;;&quot;Relocatic&quot;;&quot;Retic&quot;;&quot;Rhodic&quot;;&quot;Rubic&quot;;&quot;Salic&quot;;&quot;Saprolithic&quot;;&quot;Sideralic&quot;;&quot;Siltic&quot;;&quot;Skeletic&quot;;&quot;Sodic&quot;;&quot;Solimovic&quot;;&quot;Sombric&quot;;&quot;Spodic&quot;;&quot;Stagnic&quot;;&quot;Sulfatic&quot;;&quot;Sulfidic&quot;;&quot;Takyric&quot;;&quot;Technic&quot;;&quot;Tephric&quot;;&quot;Terric&quot;;&quot;Thionic&quot;;&quot;Thixotropic&quot;;&quot;Toxic&quot;;&quot;Transportic&quot;;&quot;Turbic&quot;;&quot;Umbric&quot;;&quot;Uterquic&quot;;&quot;Vertic&quot;;&quot;Vitric&quot;;&quot;Wapnic&quot;)" table:allow-empty-cell="true" table:display-list="unsorted" table:base-cell-address="'Profile Data'.F3">
          <table:error-message table:message-type="stop" table:display="true"/>
        </table:content-validation>
        <table:content-validation table:name="val55" table:condition="of:cell-content-is-in-list(&quot;AN - Anthraquic&quot;;&quot;MQ - Duripan&quot;;&quot;FR - Fragipan&quot;;&quot;GE - Gelundic&quot;;&quot;GI - Gilgai&quot;;&quot;IN - Inundic&quot;;&quot;LI - Lithic&quot;;&quot;PF - Petroferric&quot;;&quot;PH - Phreatic&quot;;&quot;PL - Placic&quot;;&quot;RU - Rudic&quot;;&quot;SA - Salic&quot;;&quot;SK - Skeletic&quot;;&quot;SO - Sodic&quot;;&quot;TK - Takyric&quot;;&quot;YR - Yermic&quot;)" table:allow-empty-cell="true" table:display-list="unsorted" table:base-cell-address="Metadata.G3">
          <table:error-message table:message-type="stop" table:display="true"/>
        </table:content-validation>
        <table:content-validation table:name="val56" table:condition="of:cell-content-is-in-list(&quot;Alfisols&quot;;&quot;Andisols&quot;;&quot;Aridisols&quot;;&quot;Entisols&quot;;&quot;Gelisols&quot;;&quot;Histosols&quot;;&quot;Inceptisols&quot;;&quot;Mollisols&quot;;&quot;Oxisols&quot;;&quot;Spodosols&quot;;&quot;Ultisols&quot;;&quot;Vertisols&quot;)" table:allow-empty-cell="true" table:display-list="unsorted" table:base-cell-address="Metadata.H3">
          <table:error-message table:message-type="stop" table:display="true"/>
        </table:content-validation>
        <table:content-validation table:name="val57" table:condition="of:cell-content-is-in-list(&quot;Albolls&quot;;&quot;Aqualfs&quot;;&quot;Aquands&quot;;&quot;Aquents&quot;;&quot;Aquepts&quot;;&quot;Aquerts&quot;;&quot;Aquods&quot;;&quot;Aquolls&quot;;&quot;Aquox&quot;;&quot;Aquults&quot;;&quot;Arents&quot;;&quot;Argids&quot;;&quot;Calcids&quot;;&quot;Cambids&quot;;&quot;Cryalfs&quot;;&quot;Cryands&quot;;&quot;Cryepts&quot;;&quot;Cryerts&quot;;&quot;Cryids&quot;;&quot;Cryods&quot;;&quot;Cryolls&quot;;&quot;Durids&quot;;&quot;Fibrists&quot;;&quot;Fluvents&quot;;&quot;Folists&quot;;&quot;Gelands&quot;;&quot;Gelepts&quot;;&quot;Gelods&quot;;&quot;Gypsids&quot;;&quot;Hemists&quot;;&quot;Histels&quot;;&quot;Humods&quot;;&quot;Humults&quot;;&quot;Orthels&quot;;&quot;Orthents&quot;;&quot;Orthods&quot;;&quot;Psamments&quot;;&quot;Rendolls&quot;;&quot;Salids&quot;;&quot;Saprists&quot;;&quot;Torrands&quot;;&quot;Torrox&quot;;&quot;Turbels&quot;;&quot;Udalfs&quot;;&quot;Udands&quot;;&quot;Udepts&quot;;&quot;Uderts&quot;;&quot;Udolls&quot;;&quot;Udox&quot;;&quot;Udults&quot;;&quot;Ustalfs&quot;;&quot;Ustands&quot;;&quot;Ustepts&quot;;&quot;Usterts&quot;;&quot;Ustolls&quot;;&quot;Ustox&quot;;&quot;Ustults&quot;;&quot;Vitrands&quot;;&quot;Xeralfs&quot;;&quot;Xerands&quot;;&quot;Xerepts&quot;;&quot;Xererts&quot;;&quot;Xerolls&quot;;&quot;Xerults&quot;)" table:allow-empty-cell="true" table:display-list="unsorted" table:base-cell-address="'Profile Data'.I3">
          <table:error-message table:message-type="stop" table:display="true"/>
        </table:content-validation>
        <table:content-validation table:name="val58" table:condition="of:cell-content-is-in-list(&quot;Abruptic&quot;;&quot;Acr&quot;;&quot;Aeric&quot;;&quot;Al, Alic&quot;;&quot;Alb&quot;;&quot;Anhy&quot;;&quot;Anionic&quot;;&quot;Anthr&quot;;&quot;Aqu&quot;;&quot;Anthraquic&quot;;&quot;Ar&quot;;&quot;Arenic&quot;;&quot;Arg&quot;;&quot;Calci, Calc&quot;;&quot;Camb&quot;;&quot;Chromic&quot;;&quot;Cumulic&quot;;&quot;Cry&quot;;&quot;Dur&quot;;&quot;Durinodic&quot;;&quot;Dystr, Dys&quot;;&quot;Endo&quot;;&quot;Epi&quot;;&quot;Eutr, Eutric&quot;;&quot;Ferr&quot;;&quot;Fibr&quot;;&quot;Fluv&quot;;&quot;Fol&quot;;&quot;Fragi, Fragic&quot;;&quot;Fragloss&quot;;&quot;Fulv&quot;;&quot;Glac, Glacic&quot;;&quot;Gloss, Glossic&quot;;&quot;Grossarenic&quot;;&quot;Gyps, Gypsic&quot;;&quot;Hal, Halic&quot;;&quot;Hapl&quot;;&quot;Hem&quot;;&quot;Hist&quot;;&quot;Hum, Humic&quot;;&quot;Hydr, Hydric&quot;;&quot;Kan, Kandic&quot;;&quot;Lamellic&quot;;&quot;Leptic&quot;;&quot;Limnic&quot;;&quot;Lithic&quot;;&quot;Luv&quot;;&quot;Melan&quot;;&quot;Moll&quot;;&quot;Natr, Natric&quot;;&quot;Nitric&quot;;&quot;Ombroaquic&quot;;&quot;Orth&quot;;&quot;Oxyaquic&quot;;&quot;Pachic&quot;;&quot;Pale&quot;;&quot;Per&quot;;&quot;Petr&quot;;&quot;Petrocalcic&quot;;&quot;Petroferric&quot;;&quot;Petrogypsic&quot;;&quot;Petronodic&quot;;&quot;Plac, Placic&quot;;&quot;Plagg&quot;;&quot;Plinth, Plinthic&quot;;&quot;Psamm&quot;;&quot;Quartz&quot;;&quot;Rend&quot;;&quot;Rhod, Rhodic&quot;;&quot;Ruptic&quot;;&quot;Sal&quot;;&quot;Sapr&quot;;&quot;Sodic&quot;;&quot;Somb, Sombric&quot;;&quot;Sphagn&quot;;&quot;Sulf, Sulfic&quot;;&quot;Terric&quot;;&quot;Thapto(ic)&quot;;&quot;Torr&quot;;&quot;Turb&quot;;&quot;Ud&quot;;&quot;Umbr, Umbric&quot;;&quot;Ust&quot;;&quot;Verm&quot;;&quot;Vitr&quot;;&quot;Xanthic&quot;;&quot;Xer&quot;)" table:allow-empty-cell="true" table:display-list="unsorted" table:base-cell-address="Metadata.J3">
          <table:error-message table:message-type="stop" table:display="true"/>
        </table:content-validation>
        <table:content-validation table:name="val59" table:condition="of:cell-content-is-in-list(&quot;Very shallow (&lt; 30 cm)&quot;;&quot;Shallow (30-50 cm)&quot;;&quot;Moderately deep (50-100 cm)&quot;;&quot;Deep (100-150 cm)&quot;;&quot;Very deep (&gt; 150 cm)&quot;)" table:allow-empty-cell="true" table:display-list="unsorted" table:base-cell-address="Metadata.K3">
          <table:error-message table:message-type="stop" table:display="true"/>
        </table:content-validation>
        <table:content-validation table:name="val60" table:condition="of:cell-content-is-in-list(&quot;Very shallow (&lt; 30 cm)&quot;;&quot;Shallow (30-50 cm)&quot;;&quot;Moderately deep (50-100 cm)&quot;;&quot;Deep (100-150 cm)&quot;;&quot;Very deep (&gt; 150 cm)&quot;;&quot;&quot;)" table:allow-empty-cell="true" table:display-list="unsorted" table:base-cell-address="Metadata.L3">
          <table:error-message table:message-type="stop" table:display="true"/>
        </table:content-validation>
        <table:content-validation table:name="val61" table:condition="of:cell-content-is-in-list(&quot;Horizon&quot;;&quot;Layer&quot;)" table:allow-empty-cell="true" table:display-list="unsorted" table:base-cell-address="Metadata.C3">
          <table:error-message table:message-type="stop" table:display="true"/>
        </table:content-validation>
        <table:content-validation table:name="val62" table:condition="of:cell-content-is-in-list(&quot;A - Abrupt (0-2 cm)&quot;;&quot;C - Clear (2-5 cm)&quot;;&quot;G - Gradual (5-15 cm)&quot;;&quot;D - Diffuse (&gt; 15 cm)&quot;)" table:allow-empty-cell="true" table:display-list="unsorted" table:base-cell-address="Metadata.H3">
          <table:error-message table:message-type="stop" table:display="true"/>
        </table:content-validation>
        <table:content-validation table:name="val63" table:condition="of:cell-content-is-in-list(&quot;S - Smooth - Nearly plane surface&quot;;&quot;W - Wavy - Pockets less deep than wide&quot;;&quot;I - Irregular - Pockets more deep than wide&quot;;&quot;B - Broken - Discontinuous&quot;)" table:allow-empty-cell="true" table:display-list="unsorted" table:base-cell-address="Metadata.I3">
          <table:error-message table:message-type="stop" table:display="true"/>
        </table:content-validation>
        <table:content-validation table:name="val64" table:condition="of:cell-content-is-in-list(&quot;S - Sand (unspecified)&quot;;&quot;LS - Loamy sand&quot;;&quot;SL - Sandy loam&quot;;&quot;SCL - Sandy clay loam&quot;;&quot;SiL - Silt loam&quot;;&quot;SiCL - Silty clay loam&quot;;&quot;CL - Clay loam&quot;;&quot;L - Loam&quot;;&quot;Si - Silt&quot;;&quot;SC - Sandy clay&quot;;&quot;SiC - Silty clay&quot;;&quot;C - Clay&quot;;&quot;HC - Heavy clay&quot;;&quot;US - Unsorted sand&quot;;&quot;CS - Very coarse and coarse &quot;)" table:allow-empty-cell="true" table:display-list="unsorted" table:base-cell-address="Metadata.J3">
          <table:error-message table:message-type="stop" table:display="true"/>
        </table:content-validation>
        <table:content-validation table:name="val65" table:condition="of:cell-content-is-in-list(&quot;VFS - Very fine sand&quot;;&quot;FS - Fine sand&quot;;&quot;MS - Medium sand&quot;;&quot;CS - Coarse sand&quot;;&quot;LVFS - Loamy very fine sand&quot;;&quot;LFS - Loamy fine sand&quot;;&quot;LCS - Loamy coarse sand&quot;;&quot;FSL - Fine sandy loam&quot;;&quot;CSL - Coarse sandy loam&quot;;&quot;&quot;)" table:allow-empty-cell="true" table:display-list="unsorted" table:base-cell-address="Metadata.K3">
          <table:error-message table:message-type="stop" table:display="true"/>
        </table:content-validation>
        <table:content-validation table:name="val66" table:condition="of:cell-content-is-in-list(&quot;S - Sand (unspecified)&quot;;&quot;LS - Loamy sand&quot;;&quot;SL - Sandy loam&quot;;&quot;SCL - Sandy clay loam&quot;;&quot;SiL - Silt loam&quot;;&quot;SiCL - Silty clay loam&quot;;&quot;CL - Clay loam&quot;;&quot;L - Loam&quot;;&quot;Si - Silt&quot;;&quot;SC - Sandy clay&quot;;&quot;SiC - Silty clay&quot;;&quot;C - Clay&quot;;&quot;HC - Heavy clay&quot;;&quot;US - Unsorted sand&quot;;&quot;CS - Very coarse and coarse &quot;)" table:allow-empty-cell="true" table:display-list="unsorted" table:base-cell-address="Metadata.L3">
          <table:error-message table:message-type="stop" table:display="true"/>
        </table:content-validation>
        <table:content-validation table:name="val67" table:condition="of:cell-content-is-in-list(&quot;N - None (0%)&quot;;&quot;V - Very few (0-2%)&quot;;&quot;F - Few (2-5%)&quot;;&quot;C - Common (5-15%)&quot;;&quot;M - Many (15-40%)&quot;;&quot;A - Abundant (40-80%)&quot;;&quot;D - Dominant (&gt; 80%)&quot;;&quot;S - Stone line: any content, but concentrated at a distinct depth of a horizon&quot;;&quot;&quot;)" table:allow-empty-cell="true" table:display-list="unsorted" table:base-cell-address="Metadata.M3">
          <table:error-message table:message-type="stop" table:display="true"/>
        </table:content-validation>
        <table:content-validation table:name="val68" table:condition="of:cell-content-is-in-list(&quot;F - Fine gravel (2 - 6 mm)&quot;;&quot;M - Medium gravel (6 - 20 mm)&quot;;&quot;C - Coarse gravel (20 - 60 mm)&quot;;&quot;S - Stones (60 - 200 mm)&quot;;&quot;B - Boulders (200 - 600 mm)&quot;;&quot;L - Large boulders (&gt; 600 mm)&quot;;&quot;FM - Fine and medium gravel/artefacts&quot;;&quot;MC - Medium and coarse gravel/artefacts&quot;;&quot;CS - C&quot;)" table:allow-empty-cell="true" table:display-list="unsorted" table:base-cell-address="Metadata.N3">
          <table:error-message table:message-type="stop" table:display="true"/>
        </table:content-validation>
        <table:content-validation table:name="val69" table:condition="of:cell-content-is-in-list(&quot;F - Flat&quot;;&quot;A - Angular&quot;;&quot;S - Subrounded&quot;;&quot;R - Rounded&quot;)" table:allow-empty-cell="true" table:display-list="unsorted" table:base-cell-address="Metadata.O3">
          <table:error-message table:message-type="stop" table:display="true"/>
        </table:content-validation>
        <table:content-validation table:name="val70" table:condition="of:cell-content-is-in-list(&quot;F - Fresh or slightly weathered: Fragments show little or no signs of weathering.&quot;;&quot;W - Weathered: Partial weathering is indicated by discoloration and loss of crystal form in the outer parts of the fragments while the centres remain relatively fresh and the fragments have lost little of their original strength.&quot;;&quot;S - Strongly weathered: All but the most resistant minerals are weathered, strongly discoloured and altered throughout the fragments, which tend to disintegrate under only moderate pressure.&quot;;&quot;&quot;)" table:allow-empty-cell="true" table:display-list="unsorted" table:base-cell-address="Metadata.P3">
          <table:error-message table:message-type="stop" table:display="true"/>
        </table:content-validation>
        <table:content-validation table:name="val71" table:condition="of:cell-content-is-in-list(&quot;CH - Primary mineral fragments: quartz&quot;;&quot;MI - Primary mineral fragments: mica&quot;;&quot;FE - Primary mineral fragments: feldespar&quot;)" table:allow-empty-cell="true" table:display-list="unsorted" table:base-cell-address="Metadata.Q3">
          <table:error-message table:message-type="stop" table:display="true"/>
        </table:content-validation>
        <table:content-validation table:name="val72" table:condition="of:cell-content-is-in-list(&quot;IA1 - Acid igneous: granite&quot;;&quot;IA2 - Acid igneous: grano-diorite&quot;;&quot;IA3 - Acid igneous: quartz-diorite&quot;;&quot;IA4 - Acid igneous: rhyiolite&quot;;&quot;II1 - Intermediate igneous: andesite, trachyte, phonolite&quot;;&quot;II2 - Intermediate igneous: diorite-syenite&quot;;&quot;IB1 - basic igneous: gabbro&quot;;&quot;IB2 - basic  igneous: basalt&quot;;&quot;IB3 - basic igneous: dolerite&quot;;&quot;IU1 - Ultrabasic igneous: peridotite&quot;;&quot;IU2 - Ultrabasic igneous: pyroxenite&quot;;&quot;IU3 - Ultrabasic igneous: ilmenite, magnetite, ironstone, serpentine&quot;;&quot;IP1 - Igneous  pyroclastic tuff, tuffite&quot;;&quot;IP2 - Igneous  pyroclastic volcanic scoria/breccia&quot;;&quot;IP3 - Igneous: pyroclastic volcanic ash&quot;;&quot;IP4 - Igneous  pyroclastic ignimbrite&quot;;&quot;MA1 - Acid metamorphic: quartzite&quot;;&quot;MA2 - Acid metamorphic: gneiss, migmatite&quot;;&quot;MA3 - Acid metamorphic: slate, phyllite, (pellitic rocks)&quot;;&quot;MA4 - Acid metamorphic: schist&quot;;&quot;MB1 - Basic metamorphic: slate, phyllite (pelitic rocks)&quot;;&quot;MB2 - Basic metamorphic:  (green)schist&quot;;&quot;MB3 - Basic metamorphic: gneiss rich in Fe-Mg minerals&quot;;&quot;MB4 - Basic metamorphic: metamorphic limestone (marble)&quot;;&quot;MB5 - Basic metamorphic  amphibolite&quot;;&quot;MB6 - Basic metamorphic: eclogite&quot;;&quot;MU1 - Ultrabasic metamorphic: serpentinite, greenstone&quot;;&quot;SC1 - Clastic sediments: conglomerate, breccia&quot;;&quot;SC2 - Clastic sediments: sandstone, greywacke, arkose&quot;;&quot;SC3 - Clastic sediments: silt-, mud-, claystone&quot;;&quot;SC4 - Clastic sediments: shale&quot;;&quot;SC5 - Clastic sediments: ironstone&quot;;&quot;SO1 - Sedimentary organic: limestone, other carbonate rocks&quot;;&quot;SO2 - Sedimentary organic: marl and other mixtures&quot;;&quot;SO3 - Sedimentary organic: coals, bitumen and related rocks&quot;;&quot;SE1 - Evaporites: anhydrite, gypsum&quot;;&quot;SE2 - Evaporites: halite&quot;;&quot;UR1 - Unconsolidated:  weathered residuum bauxite, laterite&quot;;&quot;UF1 - Unconsolidated: fluvial sand and gravel&quot;;&quot;UF2 - Unconsolidated: fluvial clay, silt and loam&quot;;&quot;UL1 - Unconsolidated: lacustrine sand&quot;;&quot;UL2 - Unconsolidated: lacustrine silt and clay&quot;;&quot;UM1 - Unconsolidated: marine sand&quot;;&quot;UM2 - Unconsolidated: marine clay and silt&quot;;&quot;UC1 - Unconsolidated: colluvial slope deposits&quot;;&quot;UC2 - Unconsolidated: colluvial lahar&quot;;&quot;UE1 - Unconsolidated: eolian loess&quot;;&quot;UE2 - Unconsolidated: eolian sand&quot;;&quot;UG1 - Unconsolidated: glacial moraine&quot;;&quot;UG2 - Unconsolidated: glacio-fluvial sand&quot;;&quot;UG3 - Unconsolidated: glacio-fluvial gravel&quot;;&quot;UK1 -  Unconsolidated  kryogenic periglacial rock debris&quot;;&quot;UK2 - Unconsolidated: kryogenic periglacial solifluction layer&quot;;&quot;UO1 - Unconsolidated: organic rainwater-fed moor peat&quot;;&quot;UO2 - Unconsolidated: organic groundwater-fed bog peat&quot;;&quot;UA1 - Unconsolidated: Anthropogenic/ technogenic redeposited natural material&quot;;&quot;UA2 -  Unconsolidated: Anthropogenic/ technogenic industrial/artisanal deposits&quot;;&quot;UU1 - Unconsolidated: unspecified deposits clay&quot;;&quot;UU2 - Unconsolidated  unspecifiedloam and silt&quot;;&quot;UU3 - Unconsolidated: unspecified sand&quot;;&quot;UU4 - Unconsolidated: unspecified gravelly sand&quot;;&quot;UU5 - Unconsolidated: unspecified gravel, broken rock&quot;;&quot;CH - Primary mineral fragments: quartz&quot;;&quot;MI - Primary mineral fragments: mica&quot;;&quot;FE - Primary mineral fragments: feldespar&quot;)" table:allow-empty-cell="true" table:display-list="unsorted" table:base-cell-address="Metadata.R3">
          <table:error-message table:message-type="stop" table:display="true"/>
        </table:content-validation>
        <table:content-validation table:name="val73" table:condition="of:cell-content-is-in-list(&quot;D1 - Fibric, degree of decomposition/humification is very low&quot;;&quot;D2 - Fibric, degree of decomposition/humification is low&quot;;&quot;D3 - Fibric, degree of decomposition/humification is moderate&quot;;&quot;D4 - Hemic, degree of decomposition/humification is strong&quot;;&quot;D5.1 - Hemic, degree of decomposition/humification is moderately strong&quot;;&quot;D5.2 - Sapric, degree of decomposition/humification is very strong&quot;)" table:allow-empty-cell="true" table:display-list="unsorted" table:base-cell-address="Metadata.S3">
          <table:error-message table:message-type="stop" table:display="true"/>
        </table:content-validation>
        <table:content-validation table:name="val74" table:condition="of:cell-content-is-in-list(&quot;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quot;;&quot;M - Moder (duff mull): more decomposed than raw humus but characterized by an organic matter layer on top of the mineral soil with a diffuse boundary between the organic matter layer and A horizon. In the sequence of Oi-Oe-Oa layers, it is difficult to separate one layer from another. This develops in moderately nutrient-poor conditions, usually under a cool moist climate. It is usually acidic with a C/N ratio of 18-29.&quot;;&quot;U - Mull: characterized by the periodic absence of organic matter accumulation on the surface owing to the rapid decomposition process and mixing of organic matter and the mineral soil material by bioturbation. It is usually slightly acid to neutral with a C/N ratio of 10-18.&quot;)" table:allow-empty-cell="true" table:display-list="unsorted" table:base-cell-address="Metadata.T3">
          <table:error-message table:message-type="stop" table:display="true"/>
        </table:content-validation>
        <table:content-validation table:name="val75" table:condition="of:cell-content-is-in-list(&quot;2.5YR 4/8 - red&quot;;&quot;10R 4/3 - weak red&quot;;&quot;10YR 6/2 - light brownish grey&quot;;&quot;2.5YR 5/0 - grey&quot;;&quot;10R 4/4 - weak red&quot;;&quot;10R 5/1 - reddish grey&quot;;&quot;10R 5/2 - weak red&quot;;&quot;10YR 6/3 - pale brown&quot;;&quot;10YR 6/4 - light yellowish brown&quot;;&quot;10R 4/6 - red&quot;;&quot;10R 4/8 - red&quot;;&quot;2.5YR 5/2 - weak red&quot;;&quot;10YR 6/&quot;)" table:allow-empty-cell="true" table:display-list="unsorted" table:base-cell-address="Metadata.U3">
          <table:error-message table:message-type="stop" table:display="true"/>
        </table:content-validation>
        <table:content-validation table:name="val76" table:condition="of:cell-content-is-in-list(&quot;N - None (0 %)&quot;;&quot;V - Very few (0-2 %)&quot;;&quot;F - Few (2-5 %)&quot;;&quot;C - Common (5-15 %)&quot;;&quot;M - Many (15-40 %)&quot;;&quot;A - Abundant (&gt; 40 %)&quot;)" table:allow-empty-cell="true" table:display-list="unsorted" table:base-cell-address="Metadata.X3">
          <table:error-message table:message-type="stop" table:display="true"/>
        </table:content-validation>
        <table:content-validation table:name="val77" table:condition="of:cell-content-is-in-list(&quot;V - Very fine (&lt; 2 mm)&quot;;&quot;F - Fine (2-6 mm)&quot;;&quot;M - Medium (6-20 mm)&quot;;&quot;A - Coarse (&gt; 20 mm)&quot;)" table:allow-empty-cell="true" table:display-list="unsorted" table:base-cell-address="Metadata.Y3">
          <table:error-message table:message-type="stop" table:display="true"/>
        </table:content-validation>
        <table:content-validation table:name="val78" table:condition="of:cell-content-is-in-list(&quot;F - Faint: The mottles are evident only on close examination. Soil colours in both the matrix and mottles have closely related hues, chromas and values.&quot;;&quot;D - Distinct: Although not striking, the mottles are readily seen. The hue, chroma and value of the matrix are easily distinguished from those of the mottles. They may vary by as much as 2.5 units of hue or several units in chroma or value.&quot;;&quot;P - Prominent: The mottles are conspicuous and mottling is one of the outstanding features of the horizon. Hue, chroma and value alone or in combination are at least several units apart.&quot;)" table:allow-empty-cell="true" table:display-list="unsorted" table:base-cell-address="Metadata.Z3">
          <table:error-message table:message-type="stop" table:display="true"/>
        </table:content-validation>
        <table:content-validation table:name="val79" table:condition="of:cell-content-is-in-list(&quot;S - Sharp (&lt; 0.5 mm)&quot;;&quot;C - Clear (0.5-2 mm)&quot;;&quot;D - Diffuse (&gt; 2 mm)&quot;;&quot;&quot;)" table:allow-empty-cell="true" table:display-list="unsorted" table:base-cell-address="Metadata.AA3">
          <table:error-message table:message-type="stop" table:display="true"/>
        </table:content-validation>
        <table:content-validation table:name="val80" table:condition="of:cell-content-is-in-list(&quot;No redoximorphic characteristics at permanently high potentials&quot;;&quot;Black Mn concretions&quot;;&quot;Fe mottles and/or brown Fe concretions, in wet conditions&quot;;&quot;Blue-green to grey colour; Fe2+ ions always present&quot;;&quot;Black colour due to metal sulphides, flammable methane present&quot;)" table:allow-empty-cell="true" table:display-list="unsorted" table:base-cell-address="Metadata.AB3">
          <table:error-message table:message-type="stop" table:display="true"/>
        </table:content-validation>
        <table:content-validation table:name="val81" table:condition="of:cell-content-is-in-list(&quot;Greyish green, light blue: Fe-mix Compounds (Blue-Green Rust)&quot;;&quot;White, after oxidation brown: siderite&quot;;&quot;White, after oxidation blue: vivianite&quot;;&quot;Bluish black (with 10% HCl; H₂S smell): Fe sulphides&quot;;&quot;White, after oxidation white: Complete loss of Fe compounds&quot;)" table:allow-empty-cell="true" table:display-list="unsorted" table:base-cell-address="Metadata.AC3">
          <table:error-message table:message-type="stop" table:display="true"/>
        </table:content-validation>
        <table:content-validation table:name="val82" table:condition="of:cell-content-is-in-list(&quot;N - Non-calcareous (0%) - No detectable visible or audible effervescence.&quot;;&quot;SL - Slightly calcareous (0-2%) - Audible effervescence but not visible.&quot;;&quot;MO - Moderately calcareous (2-10%) - Visible effervescence.&quot;;&quot;ST - Strongly calcareous (10-25%) - Strong visib&quot;)" table:allow-empty-cell="true" table:display-list="unsorted" table:base-cell-address="Metadata.AD3">
          <table:error-message table:message-type="stop" table:display="true"/>
        </table:content-validation>
        <table:content-validation table:name="val83" table:condition="of:cell-content-is-in-list(&quot;SC - Soft concretions&quot;;&quot;HC - Hard concretions&quot;;&quot;HHC - Hard hollow concretions&quot;;&quot;D - Disperse powdery lime&quot;;&quot;PM - Pseudomycelia (carbonate infillings in pores, resembling mycelia)&quot;;&quot;M - marl layer&quot;;&quot;HL - hard cemented layer or layers of carbonates (less than 10 cm thick)&quot;)" table:allow-empty-cell="true" table:display-list="unsorted" table:base-cell-address="Metadata.AE3">
          <table:error-message table:message-type="stop" table:display="true"/>
        </table:content-validation>
        <table:content-validation table:name="val84" table:condition="of:cell-content-is-in-list(&quot;N - Non-gypsiric (0%) - EC = &lt; 1.8 dS m-1 in 10 g soil/25 ml H2O, EC = &lt; 0.18 dS m-1 in 10 g soil/250 ml H2O&quot;;&quot;SL - Slightly gypsiric (0-5%) - EC = &lt; 1.8 dS m-1 in 10 g soil/250 ml H2O&quot;;&quot;MO - Moderately gypsiric (5-15%) - EC = &gt; 1.8 dS m-1 in 10 g soil/250 ml H2O&quot;;&quot;ST - Strongly gypsiric (15-60%) - Higher amounts may be differentiated by abundance of H2O-soluble pseudomycelia/crystals and soil colour.&quot;;&quot;EX - Extremely gypsiric (&gt; 60%)&quot;;&quot;&quot;)" table:allow-empty-cell="true" table:display-list="unsorted" table:base-cell-address="Metadata.AF3">
          <table:error-message table:message-type="stop" table:display="true"/>
        </table:content-validation>
        <table:content-validation table:name="val85" table:condition="of:cell-content-is-in-list(&quot;SC - soft concretions&quot;;&quot;D - disperse powdery gypsum&quot;;&quot;G - “gazha” (clayey water-saturated layer with high gypsum content)&quot;;&quot;HL - hard cemented layer or layers of gypsum (less than 10 cm thick)&quot;)" table:allow-empty-cell="true" table:display-list="unsorted" table:base-cell-address="Metadata.AG3">
          <table:error-message table:message-type="stop" table:display="true"/>
        </table:content-validation>
        <table:content-validation table:name="val86" table:condition="of:cell-content-is-in-list(&quot;N - (nearly)Not salty (&lt; 0.75 dS m-1)&quot;;&quot;SL - Slightly salty (0.75 - 2 dS m-1)&quot;;&quot;MO - Moderately salty (2 - 4 dS m-1)&quot;;&quot;ST - Strongly salty (4 - 8 dS m-1)&quot;;&quot;VST - Very strongly salty (8 - 15 dS m-1)&quot;;&quot;EX - Extremely salty (&gt;15 dS m-1)&quot;)" table:allow-empty-cell="true" table:display-list="unsorted" table:base-cell-address="Metadata.AH3">
          <table:error-message table:message-type="stop" table:display="true"/>
        </table:content-validation>
        <table:content-validation table:name="val87" table:condition="of:cell-content-is-in-list(&quot;&lt; 3.5: Ultra acidic&quot;;&quot;3.5 - 4.4: Extremely acidic&quot;;&quot;4.5 - 5.0: Very strongly acidic&quot;;&quot;5.1 - 5.5: Strongly acidic&quot;;&quot;5.6 - 6.0: Moderately acidic&quot;;&quot;6.1 - 6.5: Slightly acidic&quot;;&quot;6.6 - 7.3: Neutral&quot;;&quot;7.4 - 7.8: Slightly alkaline&quot;;&quot;7.9 - 8.4: Moderately alkaline&quot;;&quot;8.5 - 9.0: Mo&quot;)" table:allow-empty-cell="true" table:display-list="unsorted" table:base-cell-address="Metadata.AI3">
          <table:error-message table:message-type="stop" table:display="true"/>
        </table:content-validation>
        <table:content-validation table:name="val88" table:condition="of:cell-content-is-in-list(&quot;N - None - No odour detected&quot;;&quot;P - Petrochemical - Presence of gaseous or liquid gasoline, oil, creosote, etc.&quot;;&quot;S - Sulphurous - Presence of H2S (hydrogen sulphide; “rotten eggs”); commonly associated with strongly reduced soil containing sulphur compounds.&quot;)" table:allow-empty-cell="true" table:display-list="unsorted" table:base-cell-address="Metadata.AJ3">
          <table:error-message table:message-type="stop" table:display="true"/>
        </table:content-validation>
        <table:content-validation table:name="val89" table:condition="of:cell-content-is-in-list(&quot;NF - Positive NaF test&quot;;&quot;TH - Thixotropy&quot;;&quot;NT - Positive NAF test and thixotropy&quot;;&quot;NO - None of the above&quot;;&quot;&quot;)" table:allow-empty-cell="true" table:display-list="unsorted" table:base-cell-address="Metadata.AK3">
          <table:error-message table:message-type="stop" table:display="true"/>
        </table:content-validation>
        <table:content-validation table:name="val90" table:condition="of:cell-content-is-in-list(&quot;Moist - S: &lt; 0.3%&quot;;&quot;Moist - S: 0.3–0.6%&quot;;&quot;Moist - S: 0.6–0.9%&quot;;&quot;Moist - S: 0.9–1.5%&quot;;&quot;Moist - S: 1.5–3%&quot;;&quot;Moist - S: 3–6%&quot;;&quot;Moist - S: &gt; 6%&quot;;&quot;Moist - LS, SL, L: &lt; 0.4%&quot;;&quot;Moist - LS, SL, L: 0.4–0.6%&quot;;&quot;Moist - LS, SL, L: 0.6–1%&quot;;&quot;Moist - LS, SL, L: 1–2%&quot;;&quot;Moist - LS, SL, L: 2–4%&quot;;&quot;Moist - LS, SL, L: &gt; 4%&quot;;&quot;Moist - Other: &lt; 0.3%&quot;;&quot;Moist - Other: 0.3–0.6%&quot;;&quot;Moist - Other: 0.6–0.9%&quot;;&quot;Moist - Other: 0.9–1.5%&quot;;&quot;Moist - Other: 1.5–3%&quot;;&quot;Moist - Other: 3–5%&quot;;&quot;Moist - Other: &gt; 5%&quot;;&quot;Dry - S: &lt; 0.3%&quot;;&quot;Dry - S: 0.3–0.6%&quot;;&quot;Dry - S: 0.6–1%&quot;;&quot;Dry - S: 1–1.5%&quot;;&quot;Dry - S: 1.5–2%&quot;;&quot;Dry - S: 2–3%&quot;;&quot;Dry - S: 3–5%&quot;;&quot;Dry - S: 5–8%&quot;;&quot;Dry - S: 8–12%&quot;;&quot;Dry - S: &gt; 12%&quot;;&quot;Dry - LS, SL, L: &lt; 0.5%&quot;;&quot;Dry - LS, SL, L: 0.5–0.8%&quot;;&quot;Dry - LS, SL, L: 0.8–1.2%&quot;;&quot;Dry - LS, SL, L: 1.2–2%&quot;;&quot;Dry - LS, SL, L: 2–4%&quot;;&quot;Dry - LS, SL, L: 4–6%&quot;;&quot;Dry - LS, SL, L: 6–9%&quot;;&quot;Dry - LS, SL, L: 9–15%&quot;;&quot;Dry - LS, SL, L: &gt; 15%&quot;;&quot;Dry - Other: &lt; 0.6%&quot;;&quot;Dry - Other: 0.6–1.2%&quot;;&quot;Dry - Other: 1.2–2%&quot;;&quot;Dry - Other: 2–3%&quot;;&quot;Dry - Other: 3–4%&quot;;&quot;Dry - Other: 4–6%&quot;;&quot;Dry - Other: 6–9%&quot;;&quot;Dry - Other: 9–15%&quot;;&quot;Dry - Other: &gt; 15%&quot;)" table:allow-empty-cell="true" table:display-list="unsorted" table:base-cell-address="Metadata.AL3">
          <table:error-message table:message-type="stop" table:display="true"/>
        </table:content-validation>
        <table:content-validation table:name="val91" table:condition="of:cell-content-is-in-list(&quot;WE - Weak: Aggregates are barely observable in place and there is only a weak arrangement of natural surfaces of weakness. When gently disturbed, the soil material breaks into a mixture of few entire aggregates, many broken aggregates, and much material without aggregate faces. Aggregate surfaces differ in some way from the aggregate interior.&quot;;&quot;WM - Weak to moderate&quot;;&quot;MO - Moderate: Aggregates are observable in place and there is a distinct arrangement of natural surfaces of weakness. When disturbed, the soil material breaks into a mixture of many entire aggregates, some broken aggregates, and little material without aggregates faces. Aggregates surfaces generally show distinct differences with the aggregates interiors.&quot;;&quot;MS - Moderate to strong&quot;;&quot;ST - Strong: Aggregates are clearly observable in place and there is a prominent arrangement of natural surfaces of weakness. When disturbed, the soil material separates mainly into entire aggregates. Aggregates surfaces generally differ markedly from aggregate interiors.&quot;)" table:allow-empty-cell="true" table:display-list="unsorted" table:base-cell-address="Metadata.AM3">
          <table:error-message table:message-type="stop" table:display="true"/>
        </table:content-validation>
        <table:content-validation table:name="val92" table:condition="of:cell-content-is-in-list(&quot;RS - Rock structure&quot;;&quot;SG - Single grain&quot;;&quot;MA - Massive&quot;;&quot;PM - Porous massive&quot;;&quot;BL - Blocky&quot;;&quot;AB - Angular blocky&quot;;&quot;AP - Angular blocky (parallelepiped)&quot;;&quot;AS - Angular and subangular blocky&quot;;&quot;AW - Angular blocky (wedge-shaped)&quot;;&quot;SA - Subangular and angular blocky&quot;;&quot;SB - Suban&quot;)" table:allow-empty-cell="true" table:display-list="unsorted" table:base-cell-address="Metadata.AN3">
          <table:error-message table:message-type="stop" table:display="true"/>
        </table:content-validation>
        <table:content-validation table:name="val93" table:condition="of:cell-content-is-in-list(&quot;VF - Very fine / thin: Granular/platy: &lt; 1 mm,  Prismatic/columnar/wedgeshaped: &lt; 10 mm, Blocky/crumbly/lumpy/cloddy: &lt; 5 mm&quot;;&quot;FI - Fine/thin: Granular/platy: 1-2 mm,  Prismatic/columnar/wedgeshaped: 10-20 mm, Blocky/crumbly/lumpy/cloddy: 5-10 mm&quot;;&quot;ME - Medium: Granular/platy: 2-5 mm,  Prismatic/columnar/wedgeshaped: 20-50 mm, Blocky/crumbly/lumpy/cloddy: 10-20 mm&quot;;&quot;CO - Coarse / thick: Granular/platy: 5-10 mm,  Prismatic/columnar/wedgeshaped: 50-100 mm, Blocky/crumbly/lumpy/cloddy: 20-50 mm&quot;;&quot;VC - Very coarse / thick: Granular/platy: &gt; 10 mm,  Prismatic/columnar/wedgeshaped: 100-500 mm, Blocky/crumbly/lumpy/cloddy: &gt; 50 mm&quot;;&quot;EC - Extremely coarse: Prismatic/columnar/wedgeshaped: &gt; 500 mm&quot;;&quot;FF  - Very fine and fine&quot;;&quot;VM - Very fine to medium&quot;;&quot;FM - Fine and medium&quot;;&quot;FC - Fine to coarse&quot;;&quot;MC - Medium and coarse MV Medium to very coarse&quot;;&quot;CV - Coarse and very coarse&quot;)" table:allow-empty-cell="true" table:display-list="unsorted" table:base-cell-address="Metadata.AO3">
          <table:error-message table:message-type="stop" table:display="true"/>
        </table:content-validation>
        <table:content-validation table:name="val94" table:condition="of:cell-content-is-in-list(&quot;VF - Very fine / thin: Granular/platy: &lt; 1 mm,  Prismatic/columnar/wedgeshaped: &lt; 10 mm, Blocky/crumbly/lumpy/cloddy: &lt; 5 mm&quot;;&quot;FI - Fine/thin: Granular/platy: 1-2 mm,  Prismatic/columnar/wedgeshaped: 10-20 mm, Blocky/crumbly/lumpy/cloddy: 5-10 mm&quot;;&quot;ME - Medium: Granular/platy: 2-5 mm,  Prismatic/columnar/wedgeshaped: 20-50 mm, Blocky/crumbly/lumpy/cloddy: 10-20 mm&quot;;&quot;CO - Coarse / thick: Granular/platy: 5-10 mm,  Prismatic/columnar/wedgeshaped: 50-100 mm, Blocky/crumbly/lumpy/cloddy: 20-50 mm&quot;;&quot;VC - Very coarse / thick: Granular/platy: &gt; 10 mm,  Prismatic/columnar/wedgeshaped: 100-500 mm, Blocky/crumbly/lumpy/cloddy: &gt; 50 mm&quot;;&quot;EC - Extremely coarse: Prismatic/columnar/wedgeshaped: &gt; 500 mm&quot;;&quot;FF  - Very fine and fine&quot;;&quot;VM - Very fine to medium&quot;;&quot;FM - Fine and medium&quot;;&quot;FC - Fine to coarse&quot;;&quot;MC - Medium and coarse MV Medium to very coarse&quot;;&quot;CV - Coarse and very coarse&quot;)" table:allow-empty-cell="true" table:display-list="unsorted" table:base-cell-address="Metadata.AO26">
          <table:error-message table:message-type="stop" table:display="true"/>
        </table:content-validation>
        <table:content-validation table:name="val95" table:condition="of:cell-content-is-in-list(&quot;LO - Loose: Non-coherent.&quot;;&quot;SO - Soft: Soil mass is very weakly coherent and fragile; breaks to powder or individual grains under very slight pressure.&quot;;&quot;SSH - soft to slightly hard:&quot;;&quot;SHA - Slightly hard: Weakly resistant to pressure; easily broken between thu&quot;)" table:allow-empty-cell="true" table:display-list="unsorted" table:base-cell-address="Metadata.AP3">
          <table:error-message table:message-type="stop" table:display="true"/>
        </table:content-validation>
        <table:content-validation table:name="val96" table:condition="of:cell-content-is-in-list(&quot;LO - Loose: Non-coherent.&quot;;&quot;VFR - Very friable: Soil material crushes under very gentle pressure, but coheres when pressed together.&quot;;&quot;VFF - Very friable to friable:&quot;;&quot;FR - Friable: Soil material crushes easily under gentle to moderate pressure between thumb and forefinger, and coheres when pressed together.&quot;;&quot;FRF - Friable to firm:&quot;;&quot;FI - Firm: Soil material crushes under moderate pressure between thumb and forefinger, but resistance is distinctly noticeable.&quot;;&quot;FVF - Firm to very firm:&quot;;&quot;VFI - Very firm: Soil material crushes under strong pressures; barely crushable between thumb and forefinger.&quot;;&quot;EFI - Extremely firm: Soil material crushes only under very strong pressure; cannot be crushed between thumb and forefinger.&quot;)" table:allow-empty-cell="true" table:display-list="unsorted" table:base-cell-address="Metadata.AQ3">
          <table:error-message table:message-type="stop" table:display="true"/>
        </table:content-validation>
        <table:content-validation table:name="val97" table:condition="of:cell-content-is-in-list(&quot;LO - Loose: Non-coherent.&quot;;&quot;VFR - Very friable: Soil material crushes under very gentle pressure, but coheres when pressed together.&quot;;&quot;VFF - Very friable to friable:&quot;;&quot;FR - Friable: Soil material crushes easily under gentle to moderate pressure between thumb and forefinger, and coheres when pressed together.&quot;;&quot;FRF - Friable to firm:&quot;;&quot;FI - Firm: Soil material crushes under moderate pressure between thumb and forefinger, but resistance is distinctly noticeable.&quot;;&quot;FVF - Firm to very firm:&quot;;&quot;VFI - Very firm: Soil material crushes under strong pressures; barely crushable between thumb and forefinger.&quot;;&quot;EFI - Extremely firm: Soil material crushes only under very strong pressure; cannot be crushed between thumb and forefinger.&quot;)" table:allow-empty-cell="true" table:display-list="unsorted" table:base-cell-address="Metadata.AR3">
          <table:error-message table:message-type="stop" table:display="true"/>
        </table:content-validation>
        <table:content-validation table:name="val98" table:condition="of:cell-content-is-in-list(&quot;NST - Non-sticky - After release of pressure, practically no soil material adheres to thumb and finger.&quot;;&quot;SST - Slightly sticky - After pressure, soil material adheres to both thumb and finger but comes off one or the other rather cleanly. It is not appreciably stretched when the digits are separated.&quot;;&quot;SSS - slightly sticky to sticky -&quot;;&quot;ST - Sticky - After pressure, soil material adheres to both thumb and finger and tends to stretch somewhat and pull apart rather than pulling free from either digit.&quot;;&quot;SVS - sticky to very sticky -&quot;;&quot;VST - Very sticky - After pressure, soil material adheres strongly to both thumb and finger and is decidedly stretched when they are separated.&quot;)" table:allow-empty-cell="true" table:display-list="unsorted" table:base-cell-address="Metadata.AS3">
          <table:error-message table:message-type="stop" table:display="true"/>
        </table:content-validation>
        <table:content-validation table:name="val99" table:condition="of:cell-content-is-in-list(&quot;NPL - Non-plastic - No wire is formable.&quot;;&quot;SPL - Slightly plastic - Wire formable but breaks immediately if bent into a ring; soil mass deformed by very slight force.&quot;;&quot;SPP - slightly plastic to plastic -&quot;;&quot;PL - Plastic - Wire formable but breaks if bent into a&quot;)" table:allow-empty-cell="true" table:display-list="unsorted" table:base-cell-address="Metadata.AT3">
          <table:error-message table:message-type="stop" table:display="true"/>
        </table:content-validation>
        <table:content-validation table:name="val100" table:condition="of:cell-content-is-in-list(&quot;Y - Very dry: Crushing: dusty or hard. Forming (to a ball): not possible, seems to be warm. Moistening: going very dark. Rubbing (in the hand): not lighter. pF: 5.&quot;;&quot;D - Dry: Crushing: makes no dust. Forming (to a ball): not possible, seems to be warm. Moistening: going dark. Rubbing (in the hand): hardly lighter. pF: 4.&quot;;&quot;S - Slightly moist: Crushing: makes no dust. Forming (to a ball):  possible (not sand). Moistening: going slightly dark. Rubbing (in the hand): obviously lighter. pF: 3.&quot;;&quot;M - Moist: Crushing: is sticky. Forming (to a ball): finger moist and cool, weakly shiny. Moistening: no change of colour. Rubbing (in the hand): obviously lighter. pF: 2.&quot;;&quot;W - Wet: Crushing: free water. Forming (to a ball): drops of water. Moistening: no change of colour. pF: 1.&quot;;&quot;V - Very wet: Crushing: free water. Forming (to a ball): drops of water without crushing. Moistening: no change of colour. pF: 0.&quot;)" table:allow-empty-cell="true" table:display-list="unsorted" table:base-cell-address="Metadata.AU3">
          <table:error-message table:message-type="stop" table:display="true"/>
        </table:content-validation>
        <table:content-validation table:name="val101" table:condition="of:cell-content-is-in-list(&quot;BD1 - Many pores, moist materials drop easily out of the auger; materials with vesicular pores, mineral soils with andic properties - granular - &lt; 0.9&quot;;&quot;BD1 - Sample disintegrates at the instant of sampling, many pores visible on the pit wall - single grain, granular - 0.9-1.2&quot;;&quot;BD2 - Sample disintegrates into numerous fragments after application of weak single grain, subangular, pressure - single grain, subangular, angular blocky - 1.2-1.4&quot;;&quot;BD3 - Knife can be pushed into the moist soil with weak pressure, sample disintegrates into few fragments, which may be further divided - subangular and angular blocky, prismatic, platy - 1.4-1.6&quot;;&quot;BD4 - Knife penetrates only 1-2 cm into the moist soil, some effort required, sample disintegrates into few fragments, which cannot be subdivided further - prismatic, platy, (angular blocky) - 1.6-1.8&quot;;&quot;BD5 - Very large pressure necessary to force knife into the soil, no further disintegration of sample - prismatic - &gt; 1.8&quot;;&quot;BD1 - When dropped, sample disintegrates into numerous fragments, further disintegration of subfragments after application of weak pressure - angular blocky - 1.0-1.2&quot;;&quot;BD3 - When dropped, sample disintegrates into few fragments, further disintegration of subfragments after application of mild pressure - angular blocky, prismatic, platy, columnar - 1.2-1.4&quot;;&quot;BD3 - Sample remains mostly intact when dropped, further disintegration possible after application of large pressure - coherent, prismatic, platy, (columnar, angular blocky, platy, wedgeshaped) - 1.4-1.6&quot;;&quot;BD4,5 - Sample remains intact when dropped, no further disintegration after application of very large pressure - coherent (prismatic, columnar, wedgeshaped) - &gt;1.6&quot;)" table:allow-empty-cell="true" table:display-list="unsorted" table:base-cell-address="Metadata.AV3">
          <table:error-message table:message-type="stop" table:display="true"/>
        </table:content-validation>
        <table:content-validation table:name="val102" table:condition="of:cell-content-is-in-list(&quot;Undrained&quot;;&quot;Weakly drained&quot;;&quot;Moderately drained&quot;;&quot;Well drained&quot;)" table:allow-empty-cell="true" table:display-list="unsorted" table:base-cell-address="Metadata.AW3">
          <table:error-message table:message-type="stop" table:display="true"/>
        </table:content-validation>
        <table:content-validation table:name="val103" table:condition="of:cell-content-is-in-list(&quot;SV1: &lt; 3 %&quot;;&quot;SV2: 3 - 5 %&quot;;&quot;SV3: 5 - 8 %&quot;;&quot;SV4: 8 - 12 %&quot;;&quot;SV5: ≥ 12 %&quot;;&quot;&quot;)" table:allow-empty-cell="true" table:display-list="unsorted" table:base-cell-address="Metadata.AX3">
          <table:error-message table:message-type="stop" table:display="true"/>
        </table:content-validation>
        <table:content-validation table:name="val104" table:condition="of:cell-content-is-in-list(&quot;&lt; 0.04 g cm-3&quot;;&quot;0.04 - 0.07 g cm-3&quot;;&quot;0.07 - 0.11 g cm-3&quot;;&quot;0.11 - 0.17 g cm-3&quot;;&quot;&gt; 0.17 g cm-3&quot;)" table:allow-empty-cell="true" table:display-list="unsorted" table:base-cell-address="Metadata.AY3">
          <table:error-message table:message-type="stop" table:display="true"/>
        </table:content-validation>
        <table:content-validation table:name="val105" table:condition="of:cell-content-is-in-list(&quot;1 - Very low (&lt; 2%)&quot;;&quot;2 - Low (2-5%)&quot;;&quot;3 - Medium (5-15%)&quot;;&quot;4 - High (15-40%)&quot;;&quot;5 - Very high (&gt; 40%)&quot;)" table:allow-empty-cell="true" table:display-list="unsorted" table:base-cell-address="Metadata.AZ3">
          <table:error-message table:message-type="stop" table:display="true"/>
        </table:content-validation>
        <table:content-validation table:name="val106" table:condition="of:cell-content-is-in-list(&quot;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quot;;&quot;B - Vesicular: Discontinuous spherical or elliptical voids (chambers) of sedimentary origin or formed by compressed air, e.g. gas bubbles in slaking crusts after heavy rainfall. Relatively unimportant in connection with plant growth.&quot;;&quot;V - Vughs: Mostly irregular, equidimensional voids of faunal origin or resulting from tillage or disturbance of other voids. Discontinuous or interconnected. May be quantified in specific cases.&quot;;&quot;C - Channels: Elongated voids of faunal or floral origin, mostly tubular in shape and continuous, varying strongly in diameter. When wider than a few centimetres (burrow holes), they are more adequately described under biological activity.&quot;;&quot;P - Planes: Most planes are extra-pedal voids, related to accommodating ped surfaces or cracking patterns. They are often not persistent and vary in size, shape and quantity depending on the moisture condition of the soil. Planar voids may be recorded, describing width and frequency.&quot;)" table:allow-empty-cell="true" table:display-list="unsorted" table:base-cell-address="Metadata.BA3">
          <table:error-message table:message-type="stop" table:display="true"/>
        </table:content-validation>
        <table:content-validation table:name="val107" table:condition="of:cell-content-is-in-list(&quot;V - Very fine (&lt; 0.5 mm) -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quot;;&quot;F - Fine (0.5-2 mm) - More decomposed than raw humus but characterized by an organic matter layer on top of the mineral soil with a diffuse boundary between the organic matter layer and A horizon. In the sequence of Oi-Oe-Oa layers, it is difficult to separate one layer from another. This develops in moderately nutrient-poor conditions, usually under a cool moist climate. It is usually acidic with a C/N ratio of 18-29.&quot;;&quot;FF - Fine and very fine (&lt; 2 mm).&quot;;&quot;FM - Fine and medium (0.5-5 mm).&quot;;&quot;M - Medium (2-5 mm) - characterized by the periodic absence of organic matter accumulation on the surface owing to the rapid decomposition process and mixing of organic matter and the mineral soil material by bioturbation. It is usually slightly acid to neutral with a C/N ratio of 10-18.&quot;;&quot;MC - Medium and coarse (2-20 mm).&quot;;&quot;C - Coarse (5-20 mm).&quot;;&quot;VC - Very coarse (20-50 mm).&quot;)" table:allow-empty-cell="true" table:display-list="unsorted" table:base-cell-address="Metadata.BB3">
          <table:error-message table:message-type="stop" table:display="true"/>
        </table:content-validation>
        <table:content-validation table:name="val108" table:condition="of:cell-content-is-in-list(&quot;N - None - The number of very fine pores (&lt; 2 mm) per square decimetre is 0, the number of medium and coarse pores (&gt; 2 mm) per square decimetre is 0.&quot;;&quot;V - Very few - The number of very fine pores (&lt; 2 mm) per square decimetre is 1-20, the number of medium and coarse pores (&gt; 2 mm) per square decimetre is 1-2.&quot;;&quot;F - Few - The number of very fine pores (&lt; 2 mm) per square decimetre is 20-50, the number of medium and coarse pores (&gt; 2 mm) per square decimetre is 2-5.&quot;;&quot;C - Common - The number of very fine pores (&lt; 2 mm) per square decimetre is 50-200, the number of medium and coarse pores (&gt; 2 mm) per square decimetre is 5-20.&quot;;&quot;M - Many - The number of very fine pores (&lt; 2 mm) per square decimetre is &gt; 200, the number of medium and coarse pores (&gt; 2 mm) per square decimetre is &gt; 20.&quot;)" table:allow-empty-cell="true" table:display-list="unsorted" table:base-cell-address="Metadata.BC3">
          <table:error-message table:message-type="stop" table:display="true"/>
        </table:content-validation>
        <table:content-validation table:name="val109" table:condition="of:cell-content-is-in-list(&quot;N - None (0 %)&quot;;&quot;V - Very few (0-2 %)&quot;;&quot;F - Few (2-5 %)&quot;;&quot;C - Common (5-15 %)&quot;;&quot;M - Many (15-40 %)&quot;;&quot;A - Abundant (40-80 %)&quot;;&quot;D - Dominant (&gt; 80 %)&quot;)" table:allow-empty-cell="true" table:display-list="unsorted" table:base-cell-address="Metadata.BD3">
          <table:error-message table:message-type="stop" table:display="true"/>
        </table:content-validation>
        <table:content-validation table:name="val110" table:condition="of:cell-content-is-in-list(&quot;F - Faint: Surface of coating shows only little contrast in colour, smoothness or any other property to the adjacent surface. Fine sand grains are readily apparent in the cutan. Lamellae are less than 2 mm thick.&quot;;&quot;D - Distinct: Surface of coating is distinctly smoother or different in colour from the adjacent surface. Fine sand grains are enveloped in the coating but their outlines are still visible. Lamellae are 2-5 mm thick.&quot;;&quot;P - Prominent: Surface of coatings contrasts strongly in smoothness or colour with the adjacent surfaces. Outlines of fine sand grains are not visible. Lamellae are more than 5 mm thick.&quot;)" table:allow-empty-cell="true" table:display-list="unsorted" table:base-cell-address="Metadata.BE3">
          <table:error-message table:message-type="stop" table:display="true"/>
        </table:content-validation>
        <table:content-validation table:name="val111" table:condition="of:cell-content-is-in-list(&quot;C - Clay&quot;;&quot;S - Sesquioxides&quot;;&quot;H - Humus&quot;;&quot;CS - Clay and sesquioxides&quot;;&quot;CH - Clay and humus (organic matter)&quot;;&quot;CC - Calcium carbonate&quot;;&quot;GB - Gibbsite&quot;;&quot;HC - Hypodermic coatings: Hypodermic coatings, as used here, are field-scale features, commonly only expressed as hydromorphic features. Micromorphological hypodermic coatings include non-redox features [Bullock et al., 1985].&quot;;&quot;JA - Jarosite&quot;;&quot;MN - Manganese&quot;;&quot;SL - Silica (opal)&quot;;&quot;SA - Sand coatings&quot;;&quot;ST - Silt coatings&quot;;&quot;SF - Shiny faces (as in nitic horizon)&quot;;&quot;PF - Pressure faces&quot;;&quot;SI - Slickensides, predominantly intersecting: Slickensides are polished and grooved ped surfaces that are produced by aggregates sliding one past another.&quot;;&quot;SP - Slickensides, partly intersecting&quot;;&quot;SN - Slickensides, non intersecting&quot;)" table:allow-empty-cell="true" table:display-list="unsorted" table:base-cell-address="Metadata.BF3">
          <table:error-message table:message-type="stop" table:display="true"/>
        </table:content-validation>
        <table:content-validation table:name="val112" table:condition="of:cell-content-is-in-list(&quot;C - Continuous: Surface of coating shows only little contrast in colour, smoothness or any other property to the adjacent surface. Fine sand grains are readily apparent in the cutan. Lamellae are less than 2 mm thick.&quot;;&quot;CI - Continuous irregular (non-uniform, heterogeneous): Surface of coating is distinctly smoother or different in colour from the adjacent surface. Fine sand grains are enveloped in the coating but their outlines are still visible. Lamellae are 2-5 mm thick.&quot;;&quot;DI - Discontinuous irregular: Surface of coatings contrasts strongly in smoothness or colour with the adjacent surfaces. Outlines of fine sand grains are not visible. Lamellae are more than 5 mm thick.&quot;;&quot;DE - Dendroidal: Mostly irregular, equidimensional voids of faunal origin or resulting from tillage or disturbance of other voids. Discontinuous or interconnected. May be quantified in specific cases.&quot;;&quot;DC - Discontinuous circular: Elongated voids of faunal or floral origin, mostly tubular in shape and continuous, varying strongly in diameter. When wider than a few centimetres (burrow holes), they are more adequately described under biological activity.&quot;;&quot;O - Other: Soil material crushes only under very strong pressure; cannot be crushed between thumb and forefinger.&quot;)" table:allow-empty-cell="true" table:display-list="unsorted" table:base-cell-address="Metadata.BG3">
          <table:error-message table:message-type="stop" table:display="true"/>
        </table:content-validation>
        <table:content-validation table:name="val113" table:condition="of:cell-content-is-in-list(&quot;P - Pedfaces&quot;;&quot;PV - Vertical pedfaces&quot;;&quot;PH - Horizontal pedfaces&quot;;&quot;CF - Coarse fragments&quot;;&quot;LA - Lamellae (clay bands)&quot;;&quot;VO - Voids&quot;;&quot;BR - Bridges between sand grains&quot;;&quot;NS - No specific location&quot;)" table:allow-empty-cell="true" table:display-list="unsorted" table:base-cell-address="Metadata.BH3">
          <table:error-message table:message-type="stop" table:display="true"/>
        </table:content-validation>
        <table:content-validation table:name="val114" table:condition="of:cell-content-is-in-list(&quot;B - Broken: The layer is less than 50 percent cemented or compacted, and shows a rather irregular appearance.&quot;;&quot;D - Discontinuous: The layer is 50-90 percent cemented or compacted, and in general shows a regular appearance.&quot;;&quot;C - Continuous: The layer is more than 90 percent cemented or compacted, and is only interrupted in places by cracks or fissures.&quot;;&quot;&quot;)" table:allow-empty-cell="true" table:display-list="unsorted" table:base-cell-address="Metadata.BI3">
          <table:error-message table:message-type="stop" table:display="true"/>
        </table:content-validation>
        <table:content-validation table:name="val115" table:condition="of:cell-content-is-in-list(&quot;P - Platy: The compacted or cemented parts are platelike and have a horizontal or subhorizontal orientation.&quot;;&quot;V - Vesicular: The layer has large, equidimensional voids that may be filled with uncemented material.&quot;;&quot;P - Pisolithic: The layer is largely constructed from cemented spherical nodules.&quot;;&quot;D - Nodular: The layer is largely constructed from cemented nodules or concretions of irregular shape.&quot;)" table:allow-empty-cell="true" table:display-list="unsorted" table:base-cell-address="Metadata.BJ3">
          <table:error-message table:message-type="stop" table:display="true"/>
        </table:content-validation>
        <table:content-validation table:name="val116" table:condition="of:cell-content-is-in-list(&quot;P - Ploughing&quot;;&quot;NK - Not known&quot;;&quot;K - Carbonates&quot;;&quot;Q - Silica&quot;;&quot;KQ - Carbonates-silica&quot;;&quot;F - Iron&quot;;&quot;FM - Iron-manganese (sesquioxides)&quot;;&quot;FO - Iron-organic matter&quot;;&quot;I - Ice&quot;;&quot;GY - Gypsum&quot;;&quot;C - Clay&quot;;&quot;CS - Clay-sesquioxides&quot;;&quot;M - Mechanical&quot;)" table:allow-empty-cell="true" table:display-list="unsorted" table:base-cell-address="Metadata.BK3">
          <table:error-message table:message-type="stop" table:display="true"/>
        </table:content-validation>
        <table:content-validation table:name="val117" table:condition="of:cell-content-is-in-list(&quot;N - Non-cemented and non-compacted: Neither cementation nor compaction observed (slakes in water).&quot;;&quot;Y - Compacted but non-cemented: Compacted mass is appreciably harder or more brittle than other comparable soil mass (slakes in water).&quot;;&quot;W - Weakly cemented: Cemented mass is brittle and hard, but can be broken in the hands.&quot;;&quot;M - Moderately cemented: Cemented mass cannot be broken in the hands but is discontinuous (less than 90 percent of soil mass).&quot;;&quot;C - Cemented: Cemented mass cannot be broken in the hands and is continuous (more than 90 percent of soil mass).&quot;;&quot;I - Indurated: Cemented mass cannot be broken by body weight (75-kg standard soil scientist) (more than 90 percent of soil mass).&quot;;&quot;&quot;)" table:allow-empty-cell="true" table:display-list="unsorted" table:base-cell-address="Metadata.BL3">
          <table:error-message table:message-type="stop" table:display="true"/>
        </table:content-validation>
        <table:content-validation table:name="val118" table:condition="of:cell-content-is-in-list(&quot;N - None (0 %)&quot;;&quot;V - Very few (0-2 %)&quot;;&quot;F - Few (2-5 %)&quot;;&quot;C - Common (5-15 %)&quot;;&quot;M - Many (15-40 %)&quot;;&quot;A - Abundant (40-80 %)&quot;;&quot;D - Dominant (&gt; 80 %)&quot;)" table:allow-empty-cell="true" table:display-list="unsorted" table:base-cell-address="Metadata.BM3">
          <table:error-message table:message-type="stop" table:display="true"/>
        </table:content-validation>
        <table:content-validation table:name="val119" table:condition="of:cell-content-is-in-list(&quot;T - Crystal&quot;;&quot;C - Concretion: A discrete body with a concentric internal structure, generally cemented&quot;;&quot;SC - Soft concretion&quot;;&quot;S - Soft segregation (or soft accumulation): Differs from the surrounding soil mass in colour and composition but is not easily separated as a discrete body&quot;;&quot;N - Nodule: Discrete body without an internal organization&quot;;&quot;IP - Pore infillings: Including pseudomycelium of carbonates or opal&quot;;&quot;IC - Crack infillings&quot;;&quot;R - Residual rock fragment: Discrete impregnated body still showing rock structure&quot;;&quot;O - Other&quot;;&quot;&quot;)" table:allow-empty-cell="true" table:display-list="unsorted" table:base-cell-address="Metadata.BN3">
          <table:error-message table:message-type="stop" table:display="true"/>
        </table:content-validation>
        <table:content-validation table:name="val120" table:condition="of:cell-content-is-in-list(&quot;V - Very fine (&lt; 2 mm)&quot;;&quot;F - Fine (2-6 mm)&quot;;&quot;M - Medium (6-20 mm)&quot;;&quot;C -  Coarse (&gt; 20 mm)&quot;)" table:allow-empty-cell="true" table:display-list="unsorted" table:base-cell-address="Metadata.BO3">
          <table:error-message table:message-type="stop" table:display="true"/>
        </table:content-validation>
        <table:content-validation table:name="val121" table:condition="of:cell-content-is-in-list(&quot;R - Rounded (spherical)&quot;;&quot;E - Elongated&quot;;&quot;F - Flat&quot;;&quot;I - Irregular&quot;;&quot;A - Angular&quot;)" table:allow-empty-cell="true" table:display-list="unsorted" table:base-cell-address="Metadata.BP3">
          <table:error-message table:message-type="stop" table:display="true"/>
        </table:content-validation>
        <table:content-validation table:name="val122" table:condition="of:cell-content-is-in-list(&quot;H - Hard&quot;;&quot;S - Soft&quot;;&quot;B - Both hard and soft&quot;)" table:allow-empty-cell="true" table:display-list="unsorted" table:base-cell-address="Metadata.BQ3">
          <table:error-message table:message-type="stop" table:display="true"/>
        </table:content-validation>
        <table:content-validation table:name="val123" table:condition="of:cell-content-is-in-list(&quot;K - Carbonates (calcareous)&quot;;&quot;KQ - Carbonates-silica&quot;;&quot;C - Clay (argillaceous)&quot;;&quot;CS - Clay-sesquioxides&quot;;&quot;GY - Gypsum (gypsiferous)&quot;;&quot;SA - Salt (saline)&quot;;&quot;GB - Gibbsite&quot;;&quot;JA - Jarosite&quot;;&quot;S - Sulphur (sulphurous)&quot;;&quot;Q - Silica (siliceous)&quot;;&quot;F - Iron (ferruginous)&quot;;&quot;FM - Iron-man&quot;)" table:allow-empty-cell="true" table:display-list="unsorted" table:base-cell-address="Metadata.BR3">
          <table:error-message table:message-type="stop" table:display="true"/>
        </table:content-validation>
        <table:content-validation table:name="val124" table:condition="of:cell-content-is-in-list(&quot;WH - White&quot;;&quot;RE - Red&quot;;&quot;RS - Reddish&quot;;&quot;YR - Yellowish red&quot;;&quot;BR - Brown&quot;;&quot;BS - Brownish&quot;;&quot;RB - Reddish brown&quot;;&quot;YB - Yellowish brown&quot;;&quot;YE - Yellow&quot;;&quot;RY - Reddish yellow&quot;;&quot;GE - Greenish&quot;;&quot;GR - Grey&quot;;&quot;GS - Greyish&quot;;&quot;BU - Blue&quot;;&quot;BB - Bluish-black&quot;;&quot;BL - Black&quot;;&quot;MC - Multicoloured&quot;)" table:allow-empty-cell="true" table:display-list="unsorted" table:base-cell-address="Metadata.BS3">
          <table:error-message table:message-type="stop" table:display="true"/>
        </table:content-validation>
        <table:content-validation table:name="val125" table:condition="of:cell-content-is-in-list(&quot;VF - Very fine (&lt; 0.5 mm)&quot;;&quot;F - Fine (0.5-2 mm)&quot;;&quot;FF - Very fine and fine (&lt; 2 mm)&quot;;&quot;FM - Fine and medium (0.5-5 mm)&quot;;&quot;M - Medium (2-5 mm)&quot;;&quot;MC - Medium and coarse (&gt; 2 mm)&quot;;&quot;C - Coarse (&gt; 5 mm)&quot;)" table:allow-empty-cell="true" table:display-list="unsorted" table:base-cell-address="Metadata.BT3">
          <table:error-message table:message-type="stop" table:display="true"/>
        </table:content-validation>
        <table:content-validation table:name="val126" table:condition="of:cell-content-is-in-list(&quot;N - None - Roots with diameters &lt; 2 mm: 0, Roots with diameters &gt; 2 mm: 0.&quot;;&quot;V - Very few - Roots with diameters &lt; 2 mm: 1-20, Roots with diameters &gt; 2 mm: 1-2.&quot;;&quot;F - Few - Roots with diameters &lt; 2 mm: 20-50, Roots with diameters &gt; 2 mm: 2-5.&quot;;&quot;C - Common - Roots with diameters &lt; 2 mm: 50-200, Roots with diameters &gt; 2 mm: 5-20.&quot;;&quot;M - Many - Roots with diameters &lt; 2 mm: &gt; 200, Roots with diameters &gt; 2 mm: &gt; 20.&quot;)" table:allow-empty-cell="true" table:display-list="unsorted" table:base-cell-address="Metadata.BU3">
          <table:error-message table:message-type="stop" table:display="true"/>
        </table:content-validation>
        <table:content-validation table:name="val127" table:condition="of:cell-content-is-in-list(&quot;N - None&quot;;&quot;F - Few&quot;;&quot;C - Common&quot;;&quot;M - Many&quot;)" table:allow-empty-cell="true" table:display-list="unsorted" table:base-cell-address="Metadata.BV3">
          <table:error-message table:message-type="stop" table:display="true"/>
        </table:content-validation>
        <table:content-validation table:name="val128" table:condition="of:cell-content-is-in-list(&quot;A - Artefacts&quot;;&quot;B - Burrows (unspecified)&quot;;&quot;BO - Open large burrows&quot;;&quot;BI - Infilled large burrows&quot;;&quot;C - Charcoal&quot;;&quot;E - Earthworm channels&quot;;&quot;P - Pedotubules&quot;;&quot;T - Termite or ant channels and nests&quot;;&quot;I - Other insect activity&quot;)" table:allow-empty-cell="true" table:display-list="unsorted" table:base-cell-address="Metadata.BW3">
          <table:error-message table:message-type="stop" table:display="true"/>
        </table:content-validation>
        <table:content-validation table:name="val129" table:condition="of:cell-content-is-in-list(&quot;N - None (0%)&quot;;&quot;V - Very few (0-2%)&quot;;&quot;F - Few (2-5%)&quot;;&quot;C - Common (5-15%)&quot;;&quot;M - Many (15-40%)&quot;;&quot;A - Abundant (40-80%)&quot;;&quot;D - Dominant (&gt; 80%)&quot;;&quot;S - Stone line: any content, but concentrated at a distinct depth of a horizon&quot;)" table:allow-empty-cell="true" table:display-list="unsorted" table:base-cell-address="Metadata.BX3">
          <table:error-message table:message-type="stop" table:display="true"/>
        </table:content-validation>
        <table:content-validation table:name="val130" table:condition="of:cell-content-is-in-list(&quot;AN - Artesanal natural material&quot;;&quot;ID - Industrial dust&quot;;&quot;MM - Mixed material&quot;;&quot;OG - Organic garbage&quot;;&quot;PS - Pavements and paving stones&quot;;&quot;SL - Synthetic liquid&quot;;&quot;SS - Synthetic solid&quot;;&quot;WL - Waste liquid&quot;;&quot;MS - Mine spoil or crude oil&quot;;&quot;&quot;)" table:allow-empty-cell="true" table:display-list="unsorted" table:base-cell-address="Metadata.BY3">
          <table:error-message table:message-type="stop" table:display="true"/>
        </table:content-validation>
        <table:content-validation table:name="val131" table:condition="of:cell-content-is-in-list(&quot;V - Very fine artefacts (&lt; 2 mm)&quot;;&quot;F - Fine artefacts (2 - 6 mm)&quot;;&quot;F - Medium artefacts (6 - 20 mm)&quot;;&quot;C - Coarse artefacts (&gt; 20 mm)&quot;)" table:allow-empty-cell="true" table:display-list="unsorted" table:base-cell-address="Metadata.BZ3">
          <table:error-message table:message-type="stop" table:display="true"/>
        </table:content-validation>
        <table:content-validation table:name="val132" table:condition="of:cell-content-is-in-list(&quot;H - Hard&quot;;&quot;S - Soft&quot;;&quot;B - Both hard and soft&quot;)" table:allow-empty-cell="true" table:display-list="unsorted" table:base-cell-address="Metadata.CA3">
          <table:error-message table:message-type="stop" table:display="true"/>
        </table:content-validation>
        <table:content-validation table:name="val133" table:condition="of:cell-content-is-in-list(&quot;F - Fresh or slightly weathered: Fragments show little or no signs of weathering.&quot;;&quot;W - Weathered: Partial weathering is indicated by discoloration and loss of crystal form in the outer parts of the fragments while the centres remain relatively fresh and the fragments have lost little of their original strength.&quot;;&quot;S - Strongly weathered: All but the most resistant minerals are weathered, strongly discoloured and altered throughout the fragments, which tend to disintegrate under only moderate pressure.&quot;)" table:allow-empty-cell="true" table:display-list="unsorted" table:base-cell-address="Metadata.CB3">
          <table:error-message table:message-type="stop" table:display="true"/>
        </table:content-validation>
        <table:content-validation table:name="val134" table:condition="of:cell-content-is-in-list(&quot;WH - White&quot;;&quot;RE - Red&quot;;&quot;RS - Reddish&quot;;&quot;YR - Yellowish red&quot;;&quot;BR - Brown&quot;;&quot;BS - Brownish&quot;;&quot;RB - Reddish brown&quot;;&quot;YB - Yellowish brown&quot;;&quot;YE - Yellow&quot;;&quot;RY - Reddish yellow&quot;;&quot;GE - Greenish&quot;;&quot;GR - Grey&quot;;&quot;GS - Greyish&quot;;&quot;BU - Blue&quot;;&quot;BB - Bluish-black&quot;;&quot;BL - Black&quot;;&quot;MC - Multicoloured&quot;)" table:allow-empty-cell="true" table:display-list="unsorted" table:base-cell-address="Metadata.CC3">
          <table:error-message table:message-type="stop" table:display="true"/>
        </table:content-validation>
        <table:content-validation table:name="val135" table:condition="of:cell-content-is-in-list([$observation_phys_chem_id.$A$2:.$A$9981])" table:allow-empty-cell="true" table:display-list="unsorted" table:base-cell-address="Metadata.B2">
          <table:error-message table:message-type="stop" table:display="true"/>
        </table:content-validation>
        <table:content-validation table:name="val136" table:condition="of:cell-content-is-in-list([$observation_phys_chem_id.$A$2:.$A$9981])" table:allow-empty-cell="true" table:display-list="unsorted" table:base-cell-address="Metadata.B7">
          <table:error-message table:message-type="stop" table:display="true"/>
        </table:content-validation>
        <table:content-validation table:name="val137" table:condition="of:cell-content-is-in-list(IF([.B2]=[$observation_phys_chem_id.A$2:.A$10000];[$observation_phys_chem_id.B$2:.B$10000];&quot;&quot;))" table:allow-empty-cell="true" table:display-list="unsorted" table:base-cell-address="Metadata.C2">
          <table:error-message table:message-type="stop" table:display="true"/>
        </table:content-validation>
        <table:content-validation table:name="val138" table:condition="of:cell-content-is-in-list(IF([.B3]=[$observation_phys_chem_id.A$2:.A$10000];[$observation_phys_chem_id.B$2:.B$10000];&quot;&quot;))" table:allow-empty-cell="true" table:display-list="unsorted" table:base-cell-address="Metadata.C3">
          <table:error-message table:message-type="stop" table:display="true"/>
        </table:content-validation>
        <table:content-validation table:name="val139" table:condition="of:cell-content-is-in-list(IF([.B4]=[$observation_phys_chem_id.A$2:.A$10000];[$observation_phys_chem_id.B$2:.B$10000];&quot;&quot;))" table:allow-empty-cell="true" table:display-list="unsorted" table:base-cell-address="Metadata.C4">
          <table:error-message table:message-type="stop" table:display="true"/>
        </table:content-validation>
        <table:content-validation table:name="val140" table:condition="of:cell-content-is-in-list(IF([.B5]=[$observation_phys_chem_id.A$2:.A$10000];[$observation_phys_chem_id.B$2:.B$10000];&quot;&quot;))" table:allow-empty-cell="true" table:display-list="unsorted" table:base-cell-address="Metadata.C5">
          <table:error-message table:message-type="stop" table:display="true"/>
        </table:content-validation>
        <table:content-validation table:name="val141" table:condition="of:cell-content-is-in-list(IF([.B2]=[$observation_phys_chem_id.A$2:.B$10000];[$observation_phys_chem_id.C$2:.C$10000];&quot;&quot;))" table:allow-empty-cell="true" table:display-list="unsorted" table:base-cell-address="Metadata.D2">
          <table:error-message table:message-type="stop" table:display="true"/>
        </table:content-validation>
        <table:content-validation table:name="val142" table:condition="of:cell-content-is-in-list(&quot;Horizon&quot;;&quot;Layer&quot;)" table:allow-empty-cell="true" table:display-list="unsorted" table:base-cell-address="Metadata.D37">
          <table:error-message table:message-type="stop" table:display="true"/>
        </table:content-validation>
        <table:content-validation table:name="val143" table:condition="of:cell-content-is-in-list(&quot;Borehole&quot;;&quot;Pit&quot;;&quot;Surface&quot;)" table:allow-empty-cell="false" table:display-list="unsorted" table:base-cell-address="Metadata.E4">
          <table:error-message table:message-type="stop" table:display="true"/>
        </table:content-validation>
      </table:content-validations>
      <table:table table:name="Plot Data"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5" table:default-cell-style-name="ce4"/>
        <table:table-column table:style-name="co8" table:number-columns-repeated="2"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9" table:number-columns-repeated="3"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4"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23"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17"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48" table:default-cell-style-name="ce4"/>
        <table:table-column table:style-name="co49"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54" table:default-cell-style-name="ce4"/>
        <table:table-column table:style-name="co55" table:default-cell-style-name="ce4"/>
        <table:table-column table:style-name="co51" table:default-cell-style-name="ce4"/>
        <table:table-column table:style-name="co42" table:default-cell-style-name="ce4"/>
        <table:table-column table:style-name="co56" table:default-cell-style-name="ce4"/>
        <table:table-column table:style-name="co57" table:default-cell-style-name="ce4"/>
        <table:table-column table:style-name="co58" table:default-cell-style-name="ce4"/>
        <table:table-column table:style-name="co57" table:default-cell-style-name="ce4"/>
        <table:table-column table:style-name="co27" table:default-cell-style-name="ce4"/>
        <table:table-column table:style-name="co59" table:default-cell-style-name="ce4"/>
        <table:table-column table:style-name="co60" table:default-cell-style-name="ce4"/>
        <table:table-column table:style-name="co61" table:default-cell-style-name="ce4"/>
        <table:table-column table:style-name="co21" table:default-cell-style-name="ce4"/>
        <table:table-column table:style-name="co48" table:default-cell-style-name="ce4"/>
        <table:table-column table:style-name="co23" table:default-cell-style-name="ce4"/>
        <table:table-column table:style-name="co11" table:default-cell-style-name="ce4"/>
        <table:table-column table:style-name="co49" table:default-cell-style-name="ce4"/>
        <table:table-column table:style-name="co9" table:default-cell-style-name="ce4"/>
        <table:table-column table:style-name="co62" table:default-cell-style-name="ce4"/>
        <table:table-column table:style-name="co63" table:number-columns-repeated="16304" table:default-cell-style-name="Default"/>
        <table:table-row table:style-name="ro1">
          <table:table-cell table:style-name="ce1" office:value-type="string" calcext:value-type="string" table:number-columns-spanned="13" table:number-rows-spanned="1">
            <text:p>Location</text:p>
          </table:table-cell>
          <table:covered-table-cell table:number-columns-repeated="12" table:style-name="ce1"/>
          <table:table-cell table:style-name="ce9" office:value-type="string" calcext:value-type="string" table:number-columns-spanned="5" table:number-rows-spanned="1">
            <text:p>Climate</text:p>
          </table:table-cell>
          <table:covered-table-cell table:number-columns-repeated="4" table:style-name="ce9" office:value-type="string" calcext:value-type="string">
            <text:p>Climate</text:p>
          </table:covered-table-cell>
          <table:table-cell table:style-name="ce14" office:value-type="string" calcext:value-type="string" table:number-columns-spanned="10" table:number-rows-spanned="1">
            <text:p>Land Use</text:p>
          </table:table-cell>
          <table:covered-table-cell table:number-columns-repeated="9" table:style-name="ce14"/>
          <table:table-cell table:style-name="ce16" office:value-type="string" calcext:value-type="string" table:number-columns-spanned="3" table:number-rows-spanned="1">
            <text:p>Geology</text:p>
          </table:table-cell>
          <table:covered-table-cell table:number-columns-repeated="2" table:style-name="ce16"/>
          <table:table-cell table:style-name="ce18" office:value-type="string" calcext:value-type="string" table:number-columns-spanned="23" table:number-rows-spanned="1">
            <text:p>Soil Surface</text:p>
          </table:table-cell>
          <table:covered-table-cell table:number-columns-repeated="22" table:style-name="ce18"/>
          <table:table-cell table:style-name="ce28" office:value-type="string" calcext:value-type="string" table:number-columns-spanned="8" table:number-rows-spanned="1">
            <text:p>Soil-water</text:p>
          </table:table-cell>
          <table:covered-table-cell table:number-columns-repeated="7" table:style-name="ce28"/>
          <table:table-cell table:number-columns-repeated="17"/>
          <table:table-cell table:style-name="ce33" table:number-columns-repeated="11"/>
          <table:table-cell table:number-columns-repeated="16294"/>
        </table:table-row>
        <table:table-row table:style-name="ro2">
          <table:table-cell table:style-name="ce2" office:value-type="string" calcext:value-type="string">
            <text:p>project_name</text:p>
          </table:table-cell>
          <table:table-cell table:style-name="ce2" office:value-type="string" calcext:value-type="string">
            <text:p>site_code</text:p>
          </table:table-cell>
          <table:table-cell table:style-name="ce2" office:value-type="string" calcext:value-type="string">
            <text:p>plot_code</text:p>
          </table:table-cell>
          <table:table-cell table:style-name="ce2" office:value-type="string" calcext:value-type="string">
            <text:p>profile_code</text:p>
          </table:table-cell>
          <table:table-cell table:style-name="ce2" office:value-type="string" calcext:value-type="string">
            <text:p>plot_type</text:p>
          </table:table-cell>
          <table:table-cell table:style-name="ce2" office:value-type="string" calcext:value-type="string">
            <text:p>n_layers</text:p>
          </table:table-cell>
          <table:table-cell table:style-name="ce2" office:value-type="string" calcext:value-type="string">
            <text:p>date</text:p>
          </table:table-cell>
          <table:table-cell table:style-name="ce2" office:value-type="string" calcext:value-type="string">
            <text:p>longitude</text:p>
          </table:table-cell>
          <table:table-cell table:style-name="ce2" office:value-type="string" calcext:value-type="string">
            <text:p>latitude</text:p>
          </table:table-cell>
          <table:table-cell table:style-name="ce2" office:value-type="string" calcext:value-type="string">
            <text:p>altitude</text:p>
          </table:table-cell>
          <table:table-cell table:style-name="ce2" office:value-type="string" calcext:value-type="string">
            <text:p>positional_accuracy</text:p>
          </table:table-cell>
          <table:table-cell table:style-name="ce2" office:value-type="string" calcext:value-type="string">
            <text:p>extent</text:p>
          </table:table-cell>
          <table:table-cell table:style-name="ce2" office:value-type="string" calcext:value-type="string">
            <text:p>map_sheet_code</text:p>
          </table:table-cell>
          <table:table-cell table:style-name="ce10" office:value-type="string" calcext:value-type="string">
            <text:p>Temperature Regime</text:p>
          </table:table-cell>
          <table:table-cell table:style-name="ce10" office:value-type="string" calcext:value-type="string">
            <text:p>Moisture Regime</text:p>
          </table:table-cell>
          <table:table-cell table:style-name="ce10" office:value-type="string" calcext:value-type="string">
            <text:p>Koeppen Class</text:p>
          </table:table-cell>
          <table:table-cell table:style-name="ce10" office:value-type="string" calcext:value-type="string">
            <text:p>Current Weather Conditions</text:p>
          </table:table-cell>
          <table:table-cell table:style-name="ce10" office:value-type="string" calcext:value-type="string">
            <text:p>Past Weather Conditions</text:p>
          </table:table-cell>
          <table:table-cell table:style-name="ce15" office:value-type="string" calcext:value-type="string">
            <text:p>Landuse</text:p>
          </table:table-cell>
          <table:table-cell table:style-name="ce15" office:value-type="string" calcext:value-type="string">
            <text:p>Vegetation</text:p>
          </table:table-cell>
          <table:table-cell table:style-name="ce15" office:value-type="string" calcext:value-type="string">
            <text:p>Crop type</text:p>
          </table:table-cell>
          <table:table-cell table:style-name="ce15" office:value-type="string" calcext:value-type="string">
            <text:p>Bare Soil Abundance</text:p>
          </table:table-cell>
          <table:table-cell table:style-name="ce15" office:value-type="string" calcext:value-type="string">
            <text:p>Tree Density</text:p>
          </table:table-cell>
          <table:table-cell table:style-name="ce15" office:value-type="string" calcext:value-type="string">
            <text:p>Forest Abundance</text:p>
          </table:table-cell>
          <table:table-cell table:style-name="ce15" office:value-type="string" calcext:value-type="string">
            <text:p>Grass Abundance</text:p>
          </table:table-cell>
          <table:table-cell table:style-name="ce15" office:value-type="string" calcext:value-type="string">
            <text:p>Shrub Abundace</text:p>
          </table:table-cell>
          <table:table-cell table:style-name="ce15" office:value-type="string" calcext:value-type="string">
            <text:p>Human Influence</text:p>
          </table:table-cell>
          <table:table-cell table:style-name="ce15" office:value-type="string" calcext:value-type="string">
            <text:p>Paved Abundance</text:p>
          </table:table-cell>
          <table:table-cell table:style-name="ce17" office:value-type="string" calcext:value-type="string">
            <text:p>Surface Age</text:p>
          </table:table-cell>
          <table:table-cell table:style-name="ce17" office:value-type="string" calcext:value-type="string">
            <text:p>Parent Material Class</text:p>
          </table:table-cell>
          <table:table-cell table:style-name="ce17" office:value-type="string" calcext:value-type="string">
            <text:p>Lithology</text:p>
          </table:table-cell>
          <table:table-cell table:style-name="ce19" office:value-type="string" calcext:value-type="string">
            <text:p>Major LandForm</text:p>
          </table:table-cell>
          <table:table-cell table:style-name="ce19" office:value-type="string" calcext:value-type="string">
            <text:p>Complex Landform</text:p>
          </table:table-cell>
          <table:table-cell table:style-name="ce19" office:value-type="string" calcext:value-type="string">
            <text:p>Position</text:p>
          </table:table-cell>
          <table:table-cell table:style-name="ce19" office:value-type="string" calcext:value-type="string">
            <text:p>Slope Form</text:p>
          </table:table-cell>
          <table:table-cell table:style-name="ce19" office:value-type="string" calcext:value-type="string">
            <text:p>Slope Gradient</text:p>
          </table:table-cell>
          <table:table-cell table:style-name="ce19" office:value-type="string" calcext:value-type="string">
            <text:p>Slope Orientation</text:p>
          </table:table-cell>
          <table:table-cell table:style-name="ce19" office:value-type="string" calcext:value-type="string">
            <text:p>Slope Pathway</text:p>
          </table:table-cell>
          <table:table-cell table:style-name="ce23" office:value-type="string" calcext:value-type="string">
            <text:p>Rock Outcrops Cover</text:p>
          </table:table-cell>
          <table:table-cell table:style-name="ce23" office:value-type="string" calcext:value-type="string">
            <text:p>Rock Outcrops Distance</text:p>
          </table:table-cell>
          <table:table-cell table:style-name="ce23" office:value-type="string" calcext:value-type="string">
            <text:p>Fragments Cover</text:p>
          </table:table-cell>
          <table:table-cell table:style-name="ce23" office:value-type="string" calcext:value-type="string">
            <text:p>Fragments Size</text:p>
          </table:table-cell>
          <table:table-cell table:style-name="ce24" office:value-type="string" calcext:value-type="string">
            <text:p>Erosion Class</text:p>
          </table:table-cell>
          <table:table-cell table:style-name="ce24" office:value-type="string" calcext:value-type="string">
            <text:p>Erosion Degree</text:p>
          </table:table-cell>
          <table:table-cell table:style-name="ce24" office:value-type="string" calcext:value-type="string">
            <text:p>Erosion Area Affected</text:p>
          </table:table-cell>
          <table:table-cell table:style-name="ce24" office:value-type="string" calcext:value-type="string">
            <text:p>Erosion Activity Period</text:p>
          </table:table-cell>
          <table:table-cell table:style-name="ce26" office:value-type="string" calcext:value-type="string">
            <text:p>Sealing Thickness</text:p>
          </table:table-cell>
          <table:table-cell table:style-name="ce26" office:value-type="string" calcext:value-type="string">
            <text:p>Sealing Consistence</text:p>
          </table:table-cell>
          <table:table-cell table:style-name="ce26" office:value-type="string" calcext:value-type="string">
            <text:p>Cracks Width</text:p>
          </table:table-cell>
          <table:table-cell table:style-name="ce26" office:value-type="string" calcext:value-type="string">
            <text:p>Cracks Depth</text:p>
          </table:table-cell>
          <table:table-cell table:style-name="ce26" office:value-type="string" calcext:value-type="string">
            <text:p>Cracks Distance</text:p>
          </table:table-cell>
          <table:table-cell table:style-name="ce27" office:value-type="string" calcext:value-type="string">
            <text:p>Salt Cover</text:p>
          </table:table-cell>
          <table:table-cell table:style-name="ce27" office:value-type="string" calcext:value-type="string">
            <text:p>Salt Thickness</text:p>
          </table:table-cell>
          <table:table-cell table:style-name="ce27" office:value-type="string" calcext:value-type="string">
            <text:p>Bleached Sand Cover</text:p>
          </table:table-cell>
          <table:table-cell table:style-name="ce29" office:value-type="string" calcext:value-type="string">
            <text:p>Presence Of Water</text:p>
          </table:table-cell>
          <table:table-cell table:style-name="ce29" office:value-type="string" calcext:value-type="string">
            <text:p>Moisture Conditions</text:p>
          </table:table-cell>
          <table:table-cell table:style-name="ce29" office:value-type="string" calcext:value-type="string">
            <text:p>Drainage Class</text:p>
          </table:table-cell>
          <table:table-cell table:style-name="ce29" office:value-type="string" calcext:value-type="string">
            <text:p>External Drainage Class</text:p>
          </table:table-cell>
          <table:table-cell table:style-name="ce29" office:value-type="string" calcext:value-type="string">
            <text:p>Groundwater Depth</text:p>
          </table:table-cell>
          <table:table-cell table:style-name="ce29" office:value-type="string" calcext:value-type="string">
            <text:p>Groundwater Quality</text:p>
          </table:table-cell>
          <table:table-cell table:style-name="ce29" office:value-type="string" calcext:value-type="string">
            <text:p>Flood Duration</text:p>
          </table:table-cell>
          <table:table-cell table:style-name="ce29" office:value-type="string" calcext:value-type="string">
            <text:p>Flood Frequency</text:p>
          </table:table-cell>
          <table:table-cell table:number-columns-repeated="17"/>
          <table:table-cell table:style-name="ce34" table:number-columns-repeated="28"/>
          <table:table-cell table:number-columns-repeated="16277"/>
        </table:table-row>
        <table:table-row table:style-name="ro3">
          <table:table-cell table:style-name="ce3" office:value-type="string" calcext:value-type="string">
            <text:p>ISRIC World Soil Information, 2013</text:p>
          </table:table-cell>
          <table:table-cell table:number-columns-repeated="3" office:value-type="string" calcext:value-type="string">
            <text:p>Kumasi</text:p>
          </table:table-cell>
          <table:table-cell table:style-name="ce5" table:content-validation-name="val1" office:value-type="string" calcext:value-type="string">
            <text:p>Borehole</text:p>
          </table:table-cell>
          <table:table-cell office:value-type="float" office:value="6" calcext:value-type="float">
            <text:p>6</text:p>
          </table:table-cell>
          <table:table-cell table:style-name="ce6" office:value-type="date" office:date-value="2023-09-18" calcext:value-type="date">
            <text:p>2023-09-18</text:p>
          </table:table-cell>
          <table:table-cell office:value-type="float" office:value="-1.636" calcext:value-type="float">
            <text:p>-1,636</text:p>
          </table:table-cell>
          <table:table-cell office:value-type="float" office:value="6.688" calcext:value-type="float">
            <text:p>6,688</text:p>
          </table:table-cell>
          <table:table-cell table:style-name="ce7"/>
          <table:table-cell table:style-name="ce7" office:value-type="float" office:value="1000" calcext:value-type="float">
            <text:p>1000</text:p>
          </table:table-cell>
          <table:table-cell table:style-name="ce8" table:number-columns-repeated="2"/>
          <table:table-cell table:style-name="ce11" table:content-validation-name="val2" office:value-type="string" calcext:value-type="string">
            <text:p>HT - Hyperthermic</text:p>
          </table:table-cell>
          <table:table-cell table:style-name="ce11" table:content-validation-name="val3" office:value-type="string" calcext:value-type="string">
            <text:p>XE - Xeric</text:p>
          </table:table-cell>
          <table:table-cell table:style-name="ce11" table:content-validation-name="val4" office:value-type="string" calcext:value-type="string">
            <text:p>Am - Tropical rainforest short dry season</text:p>
          </table:table-cell>
          <table:table-cell table:style-name="ce11" table:content-validation-name="val5" office:value-type="string" calcext:value-type="string">
            <text:p>PC - Partly cloudy</text:p>
          </table:table-cell>
          <table:table-cell table:style-name="ce11" table:content-validation-name="val6" office:value-type="string" calcext:value-type="string">
            <text:p>WC1 - No rain in the last month</text:p>
          </table:table-cell>
          <table:table-cell table:style-name="ce11" table:content-validation-name="val7" office:value-type="string" calcext:value-type="string">
            <text:p>AA - Annual field cropping</text:p>
          </table:table-cell>
          <table:table-cell table:style-name="ce11" table:content-validation-name="val8" office:value-type="string" calcext:value-type="string">
            <text:p>W - Woodland</text:p>
          </table:table-cell>
          <table:table-cell table:style-name="ce11" table:content-validation-name="val9" office:value-type="string" calcext:value-type="string">
            <text:p>CeMa - Maize</text:p>
          </table:table-cell>
          <table:table-cell table:style-name="ce11" table:content-validation-name="val10" office:value-type="string" calcext:value-type="string">
            <text:p>10 - 20 %</text:p>
          </table:table-cell>
          <table:table-cell table:style-name="ce11" table:content-validation-name="val10" office:value-type="string" calcext:value-type="string">
            <text:p>20 - 30 %</text:p>
          </table:table-cell>
          <table:table-cell table:number-columns-repeated="3" table:style-name="ce11" table:content-validation-name="val10" office:value-type="string" calcext:value-type="string">
            <text:p>10 - 20 %</text:p>
          </table:table-cell>
          <table:table-cell table:style-name="ce11" table:content-validation-name="val11" office:value-type="string" calcext:value-type="string">
            <text:p>VS - Vegetation slightly disturbed</text:p>
          </table:table-cell>
          <table:table-cell table:style-name="ce11" table:content-validation-name="val10" office:value-type="string" calcext:value-type="string">
            <text:p>0 - 10 %</text:p>
          </table:table-cell>
          <table:table-cell table:style-name="ce11" table:content-validation-name="val12" office:value-type="string" calcext:value-type="string">
            <text:p>oPi - Older Pleistocene, ice-covered: commonly recent soil formation on younger over older, preweathered materials.</text:p>
          </table:table-cell>
          <table:table-cell table:style-name="ce11" table:content-validation-name="val13" office:value-type="string" calcext:value-type="string">
            <text:p>I - igneous rock</text:p>
          </table:table-cell>
          <table:table-cell table:style-name="ce11" table:content-validation-name="val14" office:value-type="string" calcext:value-type="string">
            <text:p>IA1 - Acid igneous: granite</text:p>
          </table:table-cell>
          <table:table-cell table:style-name="ce11" table:content-validation-name="val15" office:value-type="string" calcext:value-type="string">
            <text:p>LL - Plateau (&lt; 10 %)</text:p>
          </table:table-cell>
          <table:table-cell table:style-name="ce11" table:content-validation-name="val16" office:value-type="string" calcext:value-type="string">
            <text:p>IN - Inselberg covered (occupying &gt; 1% of level land)</text:p>
          </table:table-cell>
          <table:table-cell table:style-name="ce11" table:content-validation-name="val17" office:value-type="string" calcext:value-type="string">
            <text:p>LS - Lower slope (foot slope)</text:p>
          </table:table-cell>
          <table:table-cell table:style-name="ce11" table:content-validation-name="val18" office:value-type="string" calcext:value-type="string">
            <text:p>S - Straight</text:p>
          </table:table-cell>
          <table:table-cell table:style-name="ce11" table:content-validation-name="val19" office:value-type="string" calcext:value-type="string">
            <text:p>01 - Flat (0 - 0.2 %)</text:p>
          </table:table-cell>
          <table:table-cell table:style-name="ce11" table:content-validation-name="val20" office:value-type="string" calcext:value-type="string">
            <text:p>SE - south-east</text:p>
          </table:table-cell>
          <table:table-cell table:style-name="ce11" table:content-validation-name="val21" office:value-type="string" calcext:value-type="string">
            <text:p>CS - concave-straight</text:p>
          </table:table-cell>
          <table:table-cell table:style-name="ce11" table:content-validation-name="val22" office:value-type="string" calcext:value-type="string">
            <text:p>V - Very few (0 - 2 %)</text:p>
          </table:table-cell>
          <table:table-cell table:style-name="ce11" table:content-validation-name="val23" office:value-type="string" calcext:value-type="string">
            <text:p>&lt; 2 m</text:p>
          </table:table-cell>
          <table:table-cell table:style-name="ce11" table:content-validation-name="val24" office:value-type="string" calcext:value-type="string">
            <text:p>V - Very few (0 - 2 %)</text:p>
          </table:table-cell>
          <table:table-cell table:style-name="ce11" table:content-validation-name="val25" office:value-type="string" calcext:value-type="string">
            <text:p>M - Medium gravel (0.6 - 2 cm)</text:p>
          </table:table-cell>
          <table:table-cell table:style-name="ce11" table:content-validation-name="val26" office:value-type="string" calcext:value-type="string">
            <text:p>W - Water erosion or deposition</text:p>
          </table:table-cell>
          <table:table-cell table:style-name="ce11" table:content-validation-name="val27" office:value-type="string" calcext:value-type="string">
            <text:p>M - Moderate - Clear evidence of removal of surface horizons. Original biotic functions partly destroyed</text:p>
          </table:table-cell>
          <table:table-cell table:style-name="ce11" table:content-validation-name="val28" office:value-type="string" calcext:value-type="string">
            <text:p>0 - 5 %</text:p>
          </table:table-cell>
          <table:table-cell table:style-name="ce11" table:content-validation-name="val29" office:value-type="string" calcext:value-type="string">
            <text:p>A - Active at present</text:p>
          </table:table-cell>
          <table:table-cell table:style-name="ce11" table:content-validation-name="val30" office:value-type="string" calcext:value-type="string">
            <text:p>N - None</text:p>
          </table:table-cell>
          <table:table-cell table:style-name="ce11" table:content-validation-name="val31" office:value-type="string" calcext:value-type="string">
            <text:p>S - Slightly hard</text:p>
          </table:table-cell>
          <table:table-cell table:style-name="ce11" table:content-validation-name="val32" office:value-type="string" calcext:value-type="string">
            <text:p>F - Fine (&lt; <text:s/>1 cm)</text:p>
          </table:table-cell>
          <table:table-cell table:style-name="ce11" table:content-validation-name="val33" office:value-type="string" calcext:value-type="string">
            <text:p>S - Surface (&lt; 2 cm)</text:p>
          </table:table-cell>
          <table:table-cell table:style-name="ce11" table:content-validation-name="val34" office:value-type="string" calcext:value-type="string">
            <text:p>M - Moderately widely spaced (0.5 - 2 m)</text:p>
          </table:table-cell>
          <table:table-cell table:style-name="ce11" table:content-validation-name="val35" office:value-type="string" calcext:value-type="string">
            <text:p>0 - None (0 - 2 %)</text:p>
          </table:table-cell>
          <table:table-cell table:style-name="ce11" table:content-validation-name="val36" office:value-type="string" calcext:value-type="string">
            <text:p>N - None</text:p>
          </table:table-cell>
          <table:table-cell table:style-name="ce11" table:content-validation-name="val37" office:value-type="string" calcext:value-type="string">
            <text:p>0 - None (0 - 2 %)</text:p>
          </table:table-cell>
          <table:table-cell table:style-name="ce11" table:content-validation-name="val38" office:value-type="string" calcext:value-type="string">
            <text:p>NO - None of the above </text:p>
          </table:table-cell>
          <table:table-cell table:style-name="ce11" table:content-validation-name="val39" office:value-type="string" calcext:value-type="string">
            <text:p>D - Dry</text:p>
          </table:table-cell>
          <table:table-cell table:style-name="ce11" table:content-validation-name="val40" office:value-type="string" calcext:value-type="string">
            <text:p>S - Somewhat excessively well drained – Water is removed from the soil rapidly</text:p>
          </table:table-cell>
          <table:table-cell table:style-name="ce11" table:content-validation-name="val41" office:value-type="string" calcext:value-type="string">
            <text:p>R - Rapid run-off</text:p>
          </table:table-cell>
          <table:table-cell table:style-name="ce11" table:content-validation-name="val42" office:value-type="string" calcext:value-type="string">
            <text:p>3 - Moderately deep (50-100 cm)</text:p>
          </table:table-cell>
          <table:table-cell table:style-name="ce11" table:content-validation-name="val43" office:value-type="string" calcext:value-type="string">
            <text:p>FR <text:s/>- Fresh</text:p>
          </table:table-cell>
          <table:table-cell table:style-name="ce11" table:content-validation-name="val44" office:value-type="string" calcext:value-type="string">
            <text:p>1 - Less than 1 day</text:p>
          </table:table-cell>
          <table:table-cell table:style-name="ce11" table:content-validation-name="val45" office:value-type="string" calcext:value-type="string">
            <text:p>N - None</text:p>
          </table:table-cell>
          <table:table-cell table:number-columns-repeated="17"/>
          <table:table-cell table:style-name="ce11" table:number-columns-repeated="28"/>
          <table:table-cell table:style-name="ce8" table:number-columns-repeated="16277"/>
        </table:table-row>
        <table:table-row table:style-name="ro4">
          <table:table-cell table:style-name="ce3" office:value-type="string" calcext:value-type="string">
            <text:p>ISRIC World Soil Information, 2013</text:p>
          </table:table-cell>
          <table:table-cell table:number-columns-repeated="3" office:value-type="string" calcext:value-type="string">
            <text:p>Techiman</text:p>
          </table:table-cell>
          <table:table-cell table:style-name="ce5" table:content-validation-name="val1" office:value-type="string" calcext:value-type="string">
            <text:p>Borehole</text:p>
          </table:table-cell>
          <table:table-cell office:value-type="float" office:value="6" calcext:value-type="float">
            <text:p>6</text:p>
          </table:table-cell>
          <table:table-cell table:style-name="ce6" office:value-type="date" office:date-value="2023-09-18" calcext:value-type="date">
            <text:p>2023-09-18</text:p>
          </table:table-cell>
          <table:table-cell office:value-type="float" office:value="-1.935" calcext:value-type="float">
            <text:p>-1,935</text:p>
          </table:table-cell>
          <table:table-cell office:value-type="float" office:value="7.587" calcext:value-type="float">
            <text:p>7,587</text:p>
          </table:table-cell>
          <table:table-cell table:style-name="ce7"/>
          <table:table-cell table:style-name="ce7" office:value-type="float" office:value="1000" calcext:value-type="float">
            <text:p>1000</text:p>
          </table:table-cell>
          <table:table-cell table:style-name="ce7" table:number-columns-repeated="2"/>
          <table:table-cell table:style-name="ce11" table:content-validation-name="val2" office:value-type="string" calcext:value-type="string">
            <text:p>TH - Thermic</text:p>
          </table:table-cell>
          <table:table-cell table:style-name="ce11" table:content-validation-name="val3" office:value-type="string" calcext:value-type="string">
            <text:p>US - Ustic</text:p>
          </table:table-cell>
          <table:table-cell table:style-name="ce11" table:content-validation-name="val4" office:value-type="string" calcext:value-type="string">
            <text:p>As - Tropical savanna</text:p>
          </table:table-cell>
          <table:table-cell table:style-name="ce11" table:content-validation-name="val5" office:value-type="string" calcext:value-type="string">
            <text:p>PC - Partly cloudy</text:p>
          </table:table-cell>
          <table:table-cell table:style-name="ce11" table:content-validation-name="val6" office:value-type="string" calcext:value-type="string">
            <text:p>WC2 - No rain in the last week</text:p>
          </table:table-cell>
          <table:table-cell table:style-name="ce11" table:content-validation-name="val7" office:value-type="string" calcext:value-type="string">
            <text:p>AA - Annual field cropping</text:p>
          </table:table-cell>
          <table:table-cell table:style-name="ce11" table:content-validation-name="val8" office:value-type="string" calcext:value-type="string">
            <text:p>SS - Semi-deciduous shrub</text:p>
          </table:table-cell>
          <table:table-cell table:style-name="ce11" table:content-validation-name="val9" office:value-type="string" calcext:value-type="string">
            <text:p>FoLe - Leguminous</text:p>
          </table:table-cell>
          <table:table-cell table:style-name="ce11" table:content-validation-name="val10" office:value-type="string" calcext:value-type="string">
            <text:p>10 - 20 %</text:p>
          </table:table-cell>
          <table:table-cell table:style-name="ce11" table:content-validation-name="val10" office:value-type="string" calcext:value-type="string">
            <text:p>20 - 30 %</text:p>
          </table:table-cell>
          <table:table-cell table:number-columns-repeated="3" table:style-name="ce11" table:content-validation-name="val10" office:value-type="string" calcext:value-type="string">
            <text:p>10 - 20 %</text:p>
          </table:table-cell>
          <table:table-cell table:style-name="ce11" table:content-validation-name="val11" office:value-type="string" calcext:value-type="string">
            <text:p>VS - Vegetation slightly disturbed</text:p>
          </table:table-cell>
          <table:table-cell table:style-name="ce11" table:content-validation-name="val10" office:value-type="string" calcext:value-type="string">
            <text:p>10 - 20 %</text:p>
          </table:table-cell>
          <table:table-cell table:style-name="ce11" table:content-validation-name="val12" office:value-type="string" calcext:value-type="string">
            <text:p>oPi - Older Pleistocene, ice-covered: commonly recent soil formation on younger over older, preweathered materials.</text:p>
          </table:table-cell>
          <table:table-cell table:style-name="ce11" table:content-validation-name="val13" office:value-type="string" calcext:value-type="string">
            <text:p>I - igneous rock</text:p>
          </table:table-cell>
          <table:table-cell table:style-name="ce11" table:content-validation-name="val14" office:value-type="string" calcext:value-type="string">
            <text:p>IA2 - Acid igneous: grano-diorite</text:p>
          </table:table-cell>
          <table:table-cell table:style-name="ce11" table:content-validation-name="val15" office:value-type="string" calcext:value-type="string">
            <text:p>LV - Valley floor (&lt; 10 %)</text:p>
          </table:table-cell>
          <table:table-cell table:style-name="ce11" table:content-validation-name="val16" office:value-type="string" calcext:value-type="string">
            <text:p>TE = Terraced</text:p>
          </table:table-cell>
          <table:table-cell table:style-name="ce11" table:content-validation-name="val17" office:value-type="string" calcext:value-type="string">
            <text:p>LS - Lower slope (foot slope)</text:p>
          </table:table-cell>
          <table:table-cell table:style-name="ce11" table:content-validation-name="val18" office:value-type="string" calcext:value-type="string">
            <text:p>C - Concave</text:p>
          </table:table-cell>
          <table:table-cell table:style-name="ce11" table:content-validation-name="val19" office:value-type="string" calcext:value-type="string">
            <text:p>03 - Nearly level (0.5 - 1.0 %)</text:p>
          </table:table-cell>
          <table:table-cell table:style-name="ce11" table:content-validation-name="val20" office:value-type="string" calcext:value-type="string">
            <text:p>E - east</text:p>
          </table:table-cell>
          <table:table-cell table:style-name="ce11" table:content-validation-name="val21" office:value-type="string" calcext:value-type="string">
            <text:p>CS - concave-straight</text:p>
          </table:table-cell>
          <table:table-cell table:style-name="ce11" table:content-validation-name="val22" office:value-type="string" calcext:value-type="string">
            <text:p>V - Very few (0 - 2 %)</text:p>
          </table:table-cell>
          <table:table-cell table:style-name="ce11" table:content-validation-name="val23" office:value-type="string" calcext:value-type="string">
            <text:p>&lt; 2 m</text:p>
          </table:table-cell>
          <table:table-cell table:style-name="ce11" table:content-validation-name="val24" office:value-type="string" calcext:value-type="string">
            <text:p>V - Very few (0 - 2 %)</text:p>
          </table:table-cell>
          <table:table-cell table:style-name="ce11" table:content-validation-name="val25" office:value-type="string" calcext:value-type="string">
            <text:p>M - Medium gravel (0.6 - 2 cm)</text:p>
          </table:table-cell>
          <table:table-cell table:style-name="ce11" table:content-validation-name="val26" office:value-type="string" calcext:value-type="string">
            <text:p>WS - Sheet erosion</text:p>
          </table:table-cell>
          <table:table-cell table:style-name="ce11" table:content-validation-name="val27" office:value-type="string" calcext:value-type="string">
            <text:p>M - Moderate - Clear evidence of removal of surface horizons. Original biotic functions partly destroyed</text:p>
          </table:table-cell>
          <table:table-cell table:style-name="ce11" table:content-validation-name="val28" office:value-type="string" calcext:value-type="string">
            <text:p>0 - 5 %</text:p>
          </table:table-cell>
          <table:table-cell table:style-name="ce11" table:content-validation-name="val29" office:value-type="string" calcext:value-type="string">
            <text:p>A - Active at present</text:p>
          </table:table-cell>
          <table:table-cell table:style-name="ce11" table:content-validation-name="val30" office:value-type="string" calcext:value-type="string">
            <text:p>N - None</text:p>
          </table:table-cell>
          <table:table-cell table:style-name="ce11" table:content-validation-name="val31" office:value-type="string" calcext:value-type="string">
            <text:p>S - Slightly hard</text:p>
          </table:table-cell>
          <table:table-cell table:style-name="ce11" table:content-validation-name="val32" office:value-type="string" calcext:value-type="string">
            <text:p>F - Fine (&lt; <text:s/>1 cm)</text:p>
          </table:table-cell>
          <table:table-cell table:style-name="ce11" table:content-validation-name="val33" office:value-type="string" calcext:value-type="string">
            <text:p>S - Surface (&lt; 2 cm)</text:p>
          </table:table-cell>
          <table:table-cell table:style-name="ce11" table:content-validation-name="val34" office:value-type="string" calcext:value-type="string">
            <text:p>M - Moderately widely spaced (0.5 - 2 m)</text:p>
          </table:table-cell>
          <table:table-cell table:style-name="ce11" table:content-validation-name="val35" office:value-type="string" calcext:value-type="string">
            <text:p>0 - None (0 - 2 %)</text:p>
          </table:table-cell>
          <table:table-cell table:style-name="ce11" table:content-validation-name="val36" office:value-type="string" calcext:value-type="string">
            <text:p>N - None</text:p>
          </table:table-cell>
          <table:table-cell table:style-name="ce11" table:content-validation-name="val37" office:value-type="string" calcext:value-type="string">
            <text:p>0 - None (0 - 2 %)</text:p>
          </table:table-cell>
          <table:table-cell table:style-name="ce11" table:content-validation-name="val38" office:value-type="string" calcext:value-type="string">
            <text:p>NO - None of the above </text:p>
          </table:table-cell>
          <table:table-cell table:style-name="ce11" table:content-validation-name="val39" office:value-type="string" calcext:value-type="string">
            <text:p>S - Slightly moist</text:p>
          </table:table-cell>
          <table:table-cell table:style-name="ce11" table:content-validation-name="val40" office:value-type="string" calcext:value-type="string">
            <text:p>S - Somewhat excessively well drained – Water is removed from the soil rapidly</text:p>
          </table:table-cell>
          <table:table-cell table:style-name="ce11" table:content-validation-name="val41" office:value-type="string" calcext:value-type="string">
            <text:p>R - Rapid run-off</text:p>
          </table:table-cell>
          <table:table-cell table:style-name="ce11" table:content-validation-name="val42" office:value-type="string" calcext:value-type="string">
            <text:p>3 - Moderately deep (50-100 cm)</text:p>
          </table:table-cell>
          <table:table-cell table:style-name="ce11" table:content-validation-name="val43" office:value-type="string" calcext:value-type="string">
            <text:p>FR <text:s/>- Fresh</text:p>
          </table:table-cell>
          <table:table-cell table:style-name="ce11" table:content-validation-name="val44" office:value-type="string" calcext:value-type="string">
            <text:p>1 - Less than 1 day</text:p>
          </table:table-cell>
          <table:table-cell table:style-name="ce11" table:content-validation-name="val45" office:value-type="string" calcext:value-type="string">
            <text:p>N - None</text:p>
          </table:table-cell>
          <table:table-cell table:number-columns-repeated="17"/>
          <table:table-cell table:style-name="ce31" table:number-columns-repeated="28"/>
          <table:table-cell table:number-columns-repeated="16277"/>
        </table:table-row>
        <table:table-row table:style-name="ro4">
          <table:table-cell table:style-name="ce3" office:value-type="string" calcext:value-type="string">
            <text:p>ISRIC World Soil Information, 2013</text:p>
          </table:table-cell>
          <table:table-cell table:number-columns-repeated="3" office:value-type="string" calcext:value-type="string">
            <text:p>Ejura</text:p>
          </table:table-cell>
          <table:table-cell table:style-name="ce5" table:content-validation-name="val1" office:value-type="string" calcext:value-type="string">
            <text:p>Borehole</text:p>
          </table:table-cell>
          <table:table-cell office:value-type="float" office:value="6" calcext:value-type="float">
            <text:p>6</text:p>
          </table:table-cell>
          <table:table-cell table:style-name="ce6" office:value-type="date" office:date-value="2023-09-18" calcext:value-type="date">
            <text:p>2023-09-18</text:p>
          </table:table-cell>
          <table:table-cell office:value-type="float" office:value="-1.366" calcext:value-type="float">
            <text:p>-1,366</text:p>
          </table:table-cell>
          <table:table-cell office:value-type="float" office:value="7.383" calcext:value-type="float">
            <text:p>7,383</text:p>
          </table:table-cell>
          <table:table-cell table:style-name="ce7"/>
          <table:table-cell table:style-name="ce7" office:value-type="float" office:value="1000" calcext:value-type="float">
            <text:p>1000</text:p>
          </table:table-cell>
          <table:table-cell table:style-name="ce7" table:number-columns-repeated="2"/>
          <table:table-cell table:style-name="ce11" table:content-validation-name="val2" office:value-type="string" calcext:value-type="string">
            <text:p>HT - Hyperthermic</text:p>
          </table:table-cell>
          <table:table-cell table:style-name="ce11" table:content-validation-name="val3" office:value-type="string" calcext:value-type="string">
            <text:p>XE - Xeric</text:p>
          </table:table-cell>
          <table:table-cell table:style-name="ce11" table:content-validation-name="val4" office:value-type="string" calcext:value-type="string">
            <text:p>Af - Tropical rainforest - moist</text:p>
          </table:table-cell>
          <table:table-cell table:style-name="ce11" table:content-validation-name="val5" office:value-type="string" calcext:value-type="string">
            <text:p>PC - Partly cloudy</text:p>
          </table:table-cell>
          <table:table-cell table:style-name="ce11" table:content-validation-name="val6" office:value-type="string" calcext:value-type="string">
            <text:p>WC3 - No rain in the last 24 hours</text:p>
          </table:table-cell>
          <table:table-cell table:style-name="ce11" table:content-validation-name="val7" office:value-type="string" calcext:value-type="string">
            <text:p>AA - Annual field cropping</text:p>
          </table:table-cell>
          <table:table-cell table:style-name="ce11" table:content-validation-name="val8" office:value-type="string" calcext:value-type="string">
            <text:p>SD - Deciduous shrub</text:p>
          </table:table-cell>
          <table:table-cell table:style-name="ce11" table:content-validation-name="val9" office:value-type="string" calcext:value-type="string">
            <text:p>RoCa - Cassava</text:p>
          </table:table-cell>
          <table:table-cell table:style-name="ce11" table:content-validation-name="val10" office:value-type="string" calcext:value-type="string">
            <text:p>10 - 20 %</text:p>
          </table:table-cell>
          <table:table-cell table:style-name="ce11" table:content-validation-name="val10" office:value-type="string" calcext:value-type="string">
            <text:p>20 - 30 %</text:p>
          </table:table-cell>
          <table:table-cell table:number-columns-repeated="3" table:style-name="ce11" table:content-validation-name="val10" office:value-type="string" calcext:value-type="string">
            <text:p>10 - 20 %</text:p>
          </table:table-cell>
          <table:table-cell table:style-name="ce11" table:content-validation-name="val11" office:value-type="string" calcext:value-type="string">
            <text:p>VS - Vegetation slightly disturbed</text:p>
          </table:table-cell>
          <table:table-cell table:style-name="ce11" table:content-validation-name="val10" office:value-type="string" calcext:value-type="string">
            <text:p>40 - 50 %</text:p>
          </table:table-cell>
          <table:table-cell table:style-name="ce11" table:content-validation-name="val12" office:value-type="string" calcext:value-type="string">
            <text:p>oPi - Older Pleistocene, ice-covered: commonly recent soil formation on younger over older, preweathered materials.</text:p>
          </table:table-cell>
          <table:table-cell table:style-name="ce11" table:content-validation-name="val13" office:value-type="string" calcext:value-type="string">
            <text:p>S - sedimentary rock (consolidated)</text:p>
          </table:table-cell>
          <table:table-cell table:style-name="ce11" table:content-validation-name="val14" office:value-type="string" calcext:value-type="string">
            <text:p>SO1 - Sedimentary organic: limestone, other carbonate rocks</text:p>
          </table:table-cell>
          <table:table-cell table:style-name="ce11" table:content-validation-name="val15" office:value-type="string" calcext:value-type="string">
            <text:p>SV - Medium-gradient valley (10 - 30 %)</text:p>
          </table:table-cell>
          <table:table-cell table:style-name="ce11" table:content-validation-name="val16" office:value-type="string" calcext:value-type="string">
            <text:p>TE = Terraced</text:p>
          </table:table-cell>
          <table:table-cell table:style-name="ce11" table:content-validation-name="val17" office:value-type="string" calcext:value-type="string">
            <text:p>LS - Lower slope (foot slope)</text:p>
          </table:table-cell>
          <table:table-cell table:style-name="ce11" table:content-validation-name="val18" office:value-type="string" calcext:value-type="string">
            <text:p>C - Concave</text:p>
          </table:table-cell>
          <table:table-cell table:style-name="ce11" table:content-validation-name="val19" office:value-type="string" calcext:value-type="string">
            <text:p>03 - Nearly level (0.5 - 1.0 %)</text:p>
          </table:table-cell>
          <table:table-cell table:style-name="ce11" table:content-validation-name="val20" office:value-type="string" calcext:value-type="string">
            <text:p>N - north</text:p>
          </table:table-cell>
          <table:table-cell table:style-name="ce11" table:content-validation-name="val21" office:value-type="string" calcext:value-type="string">
            <text:p>CS - concave-straight</text:p>
          </table:table-cell>
          <table:table-cell table:style-name="ce11" table:content-validation-name="val22" office:value-type="string" calcext:value-type="string">
            <text:p>V - Very few (0 - 2 %)</text:p>
          </table:table-cell>
          <table:table-cell table:style-name="ce11" table:content-validation-name="val23" office:value-type="string" calcext:value-type="string">
            <text:p>&lt; 2 m</text:p>
          </table:table-cell>
          <table:table-cell table:style-name="ce11" table:content-validation-name="val24" office:value-type="string" calcext:value-type="string">
            <text:p>V - Very few (0 - 2 %)</text:p>
          </table:table-cell>
          <table:table-cell table:style-name="ce11" table:content-validation-name="val25" office:value-type="string" calcext:value-type="string">
            <text:p>M - Medium gravel (0.6 - 2 cm)</text:p>
          </table:table-cell>
          <table:table-cell table:style-name="ce11" table:content-validation-name="val26" office:value-type="string" calcext:value-type="string">
            <text:p>WS - Sheet erosion</text:p>
          </table:table-cell>
          <table:table-cell table:style-name="ce11" table:content-validation-name="val27" office:value-type="string" calcext:value-type="string">
            <text:p>M - Moderate - Clear evidence of removal of surface horizons. Original biotic functions partly destroyed</text:p>
          </table:table-cell>
          <table:table-cell table:style-name="ce11" table:content-validation-name="val28" office:value-type="string" calcext:value-type="string">
            <text:p>0 - 5 %</text:p>
          </table:table-cell>
          <table:table-cell table:style-name="ce11" table:content-validation-name="val29" office:value-type="string" calcext:value-type="string">
            <text:p>A - Active at present</text:p>
          </table:table-cell>
          <table:table-cell table:style-name="ce11" table:content-validation-name="val30" office:value-type="string" calcext:value-type="string">
            <text:p>N - None</text:p>
          </table:table-cell>
          <table:table-cell table:style-name="ce11" table:content-validation-name="val31" office:value-type="string" calcext:value-type="string">
            <text:p>S - Slightly hard</text:p>
          </table:table-cell>
          <table:table-cell table:style-name="ce11" table:content-validation-name="val32" office:value-type="string" calcext:value-type="string">
            <text:p>F - Fine (&lt; <text:s/>1 cm)</text:p>
          </table:table-cell>
          <table:table-cell table:style-name="ce11" table:content-validation-name="val33" office:value-type="string" calcext:value-type="string">
            <text:p>S - Surface (&lt; 2 cm)</text:p>
          </table:table-cell>
          <table:table-cell table:style-name="ce11" table:content-validation-name="val34" office:value-type="string" calcext:value-type="string">
            <text:p>M - Moderately widely spaced (0.5 - 2 m)</text:p>
          </table:table-cell>
          <table:table-cell table:style-name="ce11" table:content-validation-name="val35" office:value-type="string" calcext:value-type="string">
            <text:p>0 - None (0 - 2 %)</text:p>
          </table:table-cell>
          <table:table-cell table:style-name="ce11" table:content-validation-name="val36" office:value-type="string" calcext:value-type="string">
            <text:p>N - None</text:p>
          </table:table-cell>
          <table:table-cell table:style-name="ce11" table:content-validation-name="val37" office:value-type="string" calcext:value-type="string">
            <text:p>0 - None (0 - 2 %)</text:p>
          </table:table-cell>
          <table:table-cell table:style-name="ce11" table:content-validation-name="val38" office:value-type="string" calcext:value-type="string">
            <text:p>NO - None of the above </text:p>
          </table:table-cell>
          <table:table-cell table:style-name="ce11" table:content-validation-name="val39" office:value-type="string" calcext:value-type="string">
            <text:p>S - Slightly moist</text:p>
          </table:table-cell>
          <table:table-cell table:style-name="ce11" table:content-validation-name="val40" office:value-type="string" calcext:value-type="string">
            <text:p>S - Somewhat excessively well drained – Water is removed from the soil rapidly</text:p>
          </table:table-cell>
          <table:table-cell table:style-name="ce11" table:content-validation-name="val41" office:value-type="string" calcext:value-type="string">
            <text:p>R - Rapid run-off</text:p>
          </table:table-cell>
          <table:table-cell table:style-name="ce11" table:content-validation-name="val42" office:value-type="string" calcext:value-type="string">
            <text:p>3 - Moderately deep (50-100 cm)</text:p>
          </table:table-cell>
          <table:table-cell table:style-name="ce11" table:content-validation-name="val43" office:value-type="string" calcext:value-type="string">
            <text:p>OX <text:s/>- Oxygenated</text:p>
          </table:table-cell>
          <table:table-cell table:style-name="ce11" table:content-validation-name="val44" office:value-type="string" calcext:value-type="string">
            <text:p>1 - Less than 1 day</text:p>
          </table:table-cell>
          <table:table-cell table:style-name="ce11" table:content-validation-name="val45" office:value-type="string" calcext:value-type="string">
            <text:p>N - None</text:p>
          </table:table-cell>
          <table:table-cell table:number-columns-repeated="17"/>
          <table:table-cell table:style-name="ce31" table:number-columns-repeated="28"/>
          <table:table-cell table:number-columns-repeated="16277"/>
        </table:table-row>
        <table:table-row table:style-name="ro4">
          <table:table-cell table:style-name="ce3" office:value-type="string" calcext:value-type="string">
            <text:p>ISRIC World Soil Information, 2013</text:p>
          </table:table-cell>
          <table:table-cell table:number-columns-repeated="3" office:value-type="string" calcext:value-type="string">
            <text:p>Dormaa-Ahenko</text:p>
          </table:table-cell>
          <table:table-cell table:style-name="ce5" table:content-validation-name="val1" office:value-type="string" calcext:value-type="string">
            <text:p>Borehole</text:p>
          </table:table-cell>
          <table:table-cell office:value-type="float" office:value="6" calcext:value-type="float">
            <text:p>6</text:p>
          </table:table-cell>
          <table:table-cell table:style-name="ce6" office:value-type="date" office:date-value="2023-09-18" calcext:value-type="date">
            <text:p>2023-09-18</text:p>
          </table:table-cell>
          <table:table-cell office:value-type="float" office:value="-2.878" calcext:value-type="float">
            <text:p>-2,878</text:p>
          </table:table-cell>
          <table:table-cell office:value-type="float" office:value="7.278" calcext:value-type="float">
            <text:p>7,278</text:p>
          </table:table-cell>
          <table:table-cell/>
          <table:table-cell table:style-name="ce7" office:value-type="float" office:value="1000" calcext:value-type="float">
            <text:p>1000</text:p>
          </table:table-cell>
          <table:table-cell table:style-name="ce5" table:number-columns-repeated="2"/>
          <table:table-cell table:style-name="ce11" table:content-validation-name="val2" office:value-type="string" calcext:value-type="string">
            <text:p>HT - Hyperthermic</text:p>
          </table:table-cell>
          <table:table-cell table:style-name="ce11" table:content-validation-name="val3" office:value-type="string" calcext:value-type="string">
            <text:p>XE - Xeric</text:p>
          </table:table-cell>
          <table:table-cell table:style-name="ce11" table:content-validation-name="val4" office:value-type="string" calcext:value-type="string">
            <text:p>Aw - Tropical savanna</text:p>
          </table:table-cell>
          <table:table-cell table:style-name="ce11" table:content-validation-name="val5" office:value-type="string" calcext:value-type="string">
            <text:p>PC - Partly cloudy</text:p>
          </table:table-cell>
          <table:table-cell table:style-name="ce11" table:content-validation-name="val6" office:value-type="string" calcext:value-type="string">
            <text:p>WC2 - No rain in the last week</text:p>
          </table:table-cell>
          <table:table-cell table:style-name="ce11" table:content-validation-name="val7" office:value-type="string" calcext:value-type="string">
            <text:p>AA - Annual field cropping</text:p>
          </table:table-cell>
          <table:table-cell table:style-name="ce11" table:content-validation-name="val8" office:value-type="string" calcext:value-type="string">
            <text:p>S - Shrub</text:p>
          </table:table-cell>
          <table:table-cell table:style-name="ce11" table:content-validation-name="val9" office:value-type="string" calcext:value-type="string">
            <text:p>CeSo - Sorghum</text:p>
          </table:table-cell>
          <table:table-cell table:style-name="ce11" table:content-validation-name="val10" office:value-type="string" calcext:value-type="string">
            <text:p>10 - 20 %</text:p>
          </table:table-cell>
          <table:table-cell table:style-name="ce11" table:content-validation-name="val10" office:value-type="string" calcext:value-type="string">
            <text:p>20 - 30 %</text:p>
          </table:table-cell>
          <table:table-cell table:number-columns-repeated="3" table:style-name="ce11" table:content-validation-name="val10" office:value-type="string" calcext:value-type="string">
            <text:p>10 - 20 %</text:p>
          </table:table-cell>
          <table:table-cell table:style-name="ce11" table:content-validation-name="val11" office:value-type="string" calcext:value-type="string">
            <text:p>VS - Vegetation slightly disturbed</text:p>
          </table:table-cell>
          <table:table-cell table:style-name="ce11" table:content-validation-name="val10" office:value-type="string" calcext:value-type="string">
            <text:p>10 - 20 %</text:p>
          </table:table-cell>
          <table:table-cell table:style-name="ce11" table:content-validation-name="val12" office:value-type="string" calcext:value-type="string">
            <text:p>oPi - Older Pleistocene, ice-covered: commonly recent soil formation on younger over older, preweathered materials.</text:p>
          </table:table-cell>
          <table:table-cell table:style-name="ce11" table:content-validation-name="val13" office:value-type="string" calcext:value-type="string">
            <text:p>I - igneous rock</text:p>
          </table:table-cell>
          <table:table-cell table:style-name="ce11" table:content-validation-name="val14" office:value-type="string" calcext:value-type="string">
            <text:p>IA1 - Acid igneous: granite</text:p>
          </table:table-cell>
          <table:table-cell table:style-name="ce11" table:content-validation-name="val15" office:value-type="string" calcext:value-type="string">
            <text:p>LL - Plateau (&lt; 10 %)</text:p>
          </table:table-cell>
          <table:table-cell table:style-name="ce11" table:content-validation-name="val16" office:value-type="string" calcext:value-type="string">
            <text:p>TE = Terraced</text:p>
          </table:table-cell>
          <table:table-cell table:style-name="ce11" table:content-validation-name="val17" office:value-type="string" calcext:value-type="string">
            <text:p>LS - Lower slope (foot slope)</text:p>
          </table:table-cell>
          <table:table-cell table:style-name="ce11" table:content-validation-name="val18" office:value-type="string" calcext:value-type="string">
            <text:p>X - Complex (irregular)</text:p>
          </table:table-cell>
          <table:table-cell table:style-name="ce11" table:content-validation-name="val19" office:value-type="string" calcext:value-type="string">
            <text:p>08 - Moderately steep (15 - 30 %)</text:p>
          </table:table-cell>
          <table:table-cell table:style-name="ce11" table:content-validation-name="val20" office:value-type="string" calcext:value-type="string">
            <text:p>NW - north-west</text:p>
          </table:table-cell>
          <table:table-cell table:style-name="ce11" table:content-validation-name="val21" office:value-type="string" calcext:value-type="string">
            <text:p>CS - concave-straight</text:p>
          </table:table-cell>
          <table:table-cell table:style-name="ce11" table:content-validation-name="val22" office:value-type="string" calcext:value-type="string">
            <text:p>M - Many (15 - 40 %)</text:p>
          </table:table-cell>
          <table:table-cell table:style-name="ce11" table:content-validation-name="val23" office:value-type="string" calcext:value-type="string">
            <text:p>&lt; 2 m</text:p>
          </table:table-cell>
          <table:table-cell table:style-name="ce11" table:content-validation-name="val24" office:value-type="string" calcext:value-type="string">
            <text:p>C - Common (5 - 15 %)</text:p>
          </table:table-cell>
          <table:table-cell table:style-name="ce11" table:content-validation-name="val25" office:value-type="string" calcext:value-type="string">
            <text:p>C - Coarse gravel (2 - 6 cm)</text:p>
          </table:table-cell>
          <table:table-cell table:style-name="ce11" table:content-validation-name="val26" office:value-type="string" calcext:value-type="string">
            <text:p>WG - Gully erosion</text:p>
          </table:table-cell>
          <table:table-cell table:style-name="ce11" table:content-validation-name="val27" office:value-type="string" calcext:value-type="string">
            <text:p>S - Severe - Surface horizons completely removed and subsurface horizons exposed. Original biotic functions largely destroyed</text:p>
          </table:table-cell>
          <table:table-cell table:style-name="ce11" table:content-validation-name="val28" office:value-type="string" calcext:value-type="string">
            <text:p>10 - 25 %</text:p>
          </table:table-cell>
          <table:table-cell table:style-name="ce11" table:content-validation-name="val29" office:value-type="string" calcext:value-type="string">
            <text:p>A - Active at present</text:p>
          </table:table-cell>
          <table:table-cell table:style-name="ce11" table:content-validation-name="val30" office:value-type="string" calcext:value-type="string">
            <text:p>N - None</text:p>
          </table:table-cell>
          <table:table-cell table:style-name="ce11" table:content-validation-name="val31" office:value-type="string" calcext:value-type="string">
            <text:p>S - Slightly hard</text:p>
          </table:table-cell>
          <table:table-cell table:style-name="ce11" table:content-validation-name="val32" office:value-type="string" calcext:value-type="string">
            <text:p>F - Fine (&lt; <text:s/>1 cm)</text:p>
          </table:table-cell>
          <table:table-cell table:style-name="ce11" table:content-validation-name="val33" office:value-type="string" calcext:value-type="string">
            <text:p>S - Surface (&lt; 2 cm)</text:p>
          </table:table-cell>
          <table:table-cell table:style-name="ce11" table:content-validation-name="val34" office:value-type="string" calcext:value-type="string">
            <text:p>M - Moderately widely spaced (0.5 - 2 m)</text:p>
          </table:table-cell>
          <table:table-cell table:style-name="ce11" table:content-validation-name="val35" office:value-type="string" calcext:value-type="string">
            <text:p>0 - None (0 - 2 %)</text:p>
          </table:table-cell>
          <table:table-cell table:style-name="ce11" table:content-validation-name="val36" office:value-type="string" calcext:value-type="string">
            <text:p>N - None</text:p>
          </table:table-cell>
          <table:table-cell table:style-name="ce11" table:content-validation-name="val37" office:value-type="string" calcext:value-type="string">
            <text:p>0 - None (0 - 2 %)</text:p>
          </table:table-cell>
          <table:table-cell table:style-name="ce11" table:content-validation-name="val38" office:value-type="string" calcext:value-type="string">
            <text:p>NO - None of the above </text:p>
          </table:table-cell>
          <table:table-cell table:style-name="ce11" table:content-validation-name="val39" office:value-type="string" calcext:value-type="string">
            <text:p>D - Dry</text:p>
          </table:table-cell>
          <table:table-cell table:style-name="ce11" table:content-validation-name="val40" office:value-type="string" calcext:value-type="string">
            <text:p>S - Somewhat excessively well drained – Water is removed from the soil rapidly</text:p>
          </table:table-cell>
          <table:table-cell table:style-name="ce11" table:content-validation-name="val41" office:value-type="string" calcext:value-type="string">
            <text:p>R - Rapid run-off</text:p>
          </table:table-cell>
          <table:table-cell table:style-name="ce11" table:content-validation-name="val42" office:value-type="string" calcext:value-type="string">
            <text:p>5 - Very deep (&gt; 150 cm)</text:p>
          </table:table-cell>
          <table:table-cell table:style-name="ce11" table:content-validation-name="val43" office:value-type="string" calcext:value-type="string">
            <text:p>FR <text:s/>- Fresh</text:p>
          </table:table-cell>
          <table:table-cell table:style-name="ce11" table:content-validation-name="val44" office:value-type="string" calcext:value-type="string">
            <text:p>1 - Less than 1 day</text:p>
          </table:table-cell>
          <table:table-cell table:style-name="ce11" table:content-validation-name="val45" office:value-type="string" calcext:value-type="string">
            <text:p>N - None</text:p>
          </table:table-cell>
          <table:table-cell table:number-columns-repeated="17"/>
          <table:table-cell table:style-name="ce31" table:number-columns-repeated="28"/>
          <table:table-cell table:number-columns-repeated="16277"/>
        </table:table-row>
        <table:table-row table:style-name="ro2" table:number-rows-repeated="2">
          <table:table-cell table:number-columns-repeated="79"/>
          <table:table-cell table:style-name="ce31" table:number-columns-repeated="28"/>
          <table:table-cell table:number-columns-repeated="16277"/>
        </table:table-row>
        <table:table-row table:style-name="ro2">
          <table:table-cell table:number-columns-repeated="6"/>
          <table:table-cell table:style-name="ce6"/>
          <table:table-cell table:number-columns-repeated="25"/>
          <table:table-cell table:style-name="ce11" table:content-validation-name="val16"/>
          <table:table-cell table:number-columns-repeated="11"/>
          <table:table-cell table:style-name="ce25"/>
          <table:table-cell table:number-columns-repeated="34"/>
          <table:table-cell table:style-name="ce31" table:number-columns-repeated="28"/>
          <table:table-cell table:number-columns-repeated="16277"/>
        </table:table-row>
        <table:table-row table:style-name="ro2" table:number-rows-repeated="4">
          <table:table-cell table:number-columns-repeated="32"/>
          <table:table-cell table:style-name="ce11" table:content-validation-name="val16"/>
          <table:table-cell table:number-columns-repeated="11"/>
          <table:table-cell table:style-name="ce25"/>
          <table:table-cell table:number-columns-repeated="34"/>
          <table:table-cell table:style-name="ce31" table:number-columns-repeated="28"/>
          <table:table-cell table:number-columns-repeated="16277"/>
        </table:table-row>
        <table:table-row table:style-name="ro2">
          <table:table-cell table:number-columns-repeated="14"/>
          <table:table-cell table:style-name="ce13"/>
          <table:table-cell table:number-columns-repeated="17"/>
          <table:table-cell table:style-name="ce11" table:content-validation-name="val16"/>
          <table:table-cell table:number-columns-repeated="11"/>
          <table:table-cell table:style-name="ce25"/>
          <table:table-cell table:number-columns-repeated="12"/>
          <table:table-cell table:style-name="ce31"/>
          <table:table-cell table:style-name="ce32"/>
          <table:table-cell table:number-columns-repeated="20"/>
          <table:table-cell table:style-name="ce31" table:number-columns-repeated="28"/>
          <table:table-cell table:number-columns-repeated="16277"/>
        </table:table-row>
        <table:table-row table:style-name="ro2">
          <table:table-cell table:number-columns-repeated="32"/>
          <table:table-cell table:style-name="ce11" table:content-validation-name="val16"/>
          <table:table-cell table:number-columns-repeated="24"/>
          <table:table-cell table:style-name="ce31"/>
          <table:table-cell table:style-name="ce32"/>
          <table:table-cell table:number-columns-repeated="20"/>
          <table:table-cell table:style-name="ce31" table:number-columns-repeated="28"/>
          <table:table-cell table:number-columns-repeated="16277"/>
        </table:table-row>
        <table:table-row table:style-name="ro2" table:number-rows-repeated="3">
          <table:table-cell table:number-columns-repeated="32"/>
          <table:table-cell table:style-name="ce11" table:content-validation-name="val16"/>
          <table:table-cell table:number-columns-repeated="18"/>
          <table:table-cell table:style-name="ce20"/>
          <table:table-cell table:number-columns-repeated="5"/>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number-rows-repeated="3">
          <table:table-cell table:number-columns-repeated="51"/>
          <table:table-cell table:style-name="ce20"/>
          <table:table-cell table:number-columns-repeated="5"/>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7"/>
          <table:table-cell table:style-name="ce22"/>
          <table:table-cell table:number-columns-repeated="19"/>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13"/>
          <table:table-cell table:style-name="ce12"/>
          <table:table-cell table:number-columns-repeated="23"/>
          <table:table-cell table:style-name="ce22"/>
          <table:table-cell table:number-columns-repeated="19"/>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7"/>
          <table:table-cell table:style-name="ce22"/>
          <table:table-cell table:number-columns-repeated="19"/>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style-name="ce22"/>
          <table:table-cell table:number-columns-repeated="10"/>
          <table:table-cell table:style-name="ce20"/>
          <table:table-cell table:number-columns-repeated="7"/>
          <table:table-cell table:style-name="ce20"/>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style-name="ce22"/>
          <table:table-cell table:number-columns-repeated="18"/>
          <table:table-cell table:style-name="ce20"/>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number-columns-repeated="19"/>
          <table:table-cell table:style-name="ce20"/>
          <table:table-cell table:style-name="ce31"/>
          <table:table-cell table:style-name="ce32"/>
          <table:table-cell/>
          <table:table-cell table:style-name="ce31"/>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number-columns-repeated="19"/>
          <table:table-cell table:style-name="ce20"/>
          <table:table-cell table:style-name="ce31"/>
          <table:table-cell table:style-name="ce32"/>
          <table:table-cell table:number-columns-repeated="20"/>
          <table:table-cell table:style-name="ce31" table:number-columns-repeated="28"/>
          <table:table-cell table:number-columns-repeated="16277"/>
        </table:table-row>
        <table:table-row table:style-name="ro2">
          <table:table-cell table:number-columns-repeated="36"/>
          <table:table-cell table:style-name="ce20"/>
          <table:table-cell table:number-columns-repeated="19"/>
          <table:table-cell table:style-name="ce20"/>
          <table:table-cell table:style-name="ce31"/>
          <table:table-cell table:style-name="ce32"/>
          <table:table-cell table:number-columns-repeated="20"/>
          <table:table-cell table:style-name="ce31" table:number-columns-repeated="28"/>
          <table:table-cell table:number-columns-repeated="16277"/>
        </table:table-row>
        <table:table-row table:style-name="ro2">
          <table:table-cell table:number-columns-repeated="36"/>
          <table:table-cell table:style-name="ce20"/>
          <table:table-cell table:number-columns-repeated="4"/>
          <table:table-cell table:style-name="ce22"/>
          <table:table-cell table:number-columns-repeated="15"/>
          <table:table-cell table:style-name="ce20" table:number-columns-repeated="2"/>
          <table:table-cell/>
          <table:table-cell table:style-name="ce20"/>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number-columns-repeated="4"/>
          <table:table-cell table:style-name="ce22"/>
          <table:table-cell table:number-columns-repeated="14"/>
          <table:table-cell table:style-name="ce20" table:number-columns-repeated="3"/>
          <table:table-cell/>
          <table:table-cell table:style-name="ce20"/>
          <table:table-cell table:number-columns-repeated="18"/>
          <table:table-cell table:style-name="ce31" table:number-columns-repeated="28"/>
          <table:table-cell table:number-columns-repeated="16277"/>
        </table:table-row>
        <table:table-row table:style-name="ro2">
          <table:table-cell table:number-columns-repeated="36"/>
          <table:table-cell table:style-name="ce20"/>
          <table:table-cell table:number-columns-repeated="4"/>
          <table:table-cell table:style-name="ce22"/>
          <table:table-cell table:number-columns-repeated="14"/>
          <table:table-cell table:style-name="ce20" table:number-columns-repeated="3"/>
          <table:table-cell/>
          <table:table-cell table:style-name="ce20"/>
          <table:table-cell table:number-columns-repeated="18"/>
          <table:table-cell table:style-name="ce31" table:number-columns-repeated="28"/>
          <table:table-cell table:number-columns-repeated="16277"/>
        </table:table-row>
        <table:table-row table:style-name="ro2">
          <table:table-cell table:number-columns-repeated="41"/>
          <table:table-cell table:style-name="ce22"/>
          <table:table-cell table:number-columns-repeated="14"/>
          <table:table-cell table:style-name="ce20" table:number-columns-repeated="3"/>
          <table:table-cell/>
          <table:table-cell table:style-name="ce20"/>
          <table:table-cell table:number-columns-repeated="18"/>
          <table:table-cell table:style-name="ce31" table:number-columns-repeated="28"/>
          <table:table-cell table:number-columns-repeated="16277"/>
        </table:table-row>
        <table:table-row table:style-name="ro2">
          <table:table-cell table:number-columns-repeated="41"/>
          <table:table-cell table:style-name="ce22"/>
          <table:table-cell table:number-columns-repeated="14"/>
          <table:table-cell table:style-name="ce20" table:number-columns-repeated="3"/>
          <table:table-cell/>
          <table:table-cell table:style-name="ce20"/>
          <table:table-cell table:number-columns-repeated="18"/>
          <table:table-cell table:style-name="ce31" table:number-columns-repeated="28"/>
          <table:table-cell table:number-columns-repeated="16277"/>
        </table:table-row>
        <table:table-row table:style-name="ro2">
          <table:table-cell table:number-columns-repeated="41"/>
          <table:table-cell table:style-name="ce22"/>
          <table:table-cell table:number-columns-repeated="15"/>
          <table:table-cell table:style-name="ce20"/>
          <table:table-cell table:number-columns-repeated="2"/>
          <table:table-cell table:style-name="ce20"/>
          <table:table-cell table:number-columns-repeated="18"/>
          <table:table-cell table:style-name="ce31" table:number-columns-repeated="28"/>
          <table:table-cell table:number-columns-repeated="16277"/>
        </table:table-row>
        <table:table-row table:style-name="ro2">
          <table:table-cell table:number-columns-repeated="56"/>
          <table:table-cell table:style-name="ce22"/>
          <table:table-cell table:style-name="ce31"/>
          <table:table-cell table:number-columns-repeated="2"/>
          <table:table-cell table:style-name="ce20"/>
          <table:table-cell table:number-columns-repeated="18"/>
          <table:table-cell table:style-name="ce31" table:number-columns-repeated="28"/>
          <table:table-cell table:number-columns-repeated="16277"/>
        </table:table-row>
        <table:table-row table:style-name="ro2" table:number-rows-repeated="2">
          <table:table-cell table:number-columns-repeated="56"/>
          <table:table-cell table:style-name="ce22"/>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0"/>
          <table:table-cell table:number-columns-repeated="20"/>
          <table:table-cell table:style-name="ce22"/>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0"/>
          <table:table-cell table:number-columns-repeated="20"/>
          <table:table-cell table:style-name="ce30"/>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0" table:number-columns-repeated="2"/>
          <table:table-cell table:number-columns-repeated="19"/>
          <table:table-cell table:style-name="ce22"/>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0"/>
          <table:table-cell table:number-columns-repeated="20"/>
          <table:table-cell table:style-name="ce30"/>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number-rows-repeated="9">
          <table:table-cell table:number-columns-repeated="56"/>
          <table:table-cell table:style-name="ce22"/>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number-rows-repeated="2">
          <table:table-cell table:number-columns-repeated="56"/>
          <table:table-cell table:style-name="ce30"/>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1"/>
          <table:table-cell table:number-columns-repeated="20"/>
          <table:table-cell table:style-name="ce22"/>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12"/>
          <table:table-cell table:number-columns-repeated="21"/>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21"/>
          <table:table-cell table:number-columns-repeated="21"/>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table-cell table:number-columns-repeated="35"/>
          <table:table-cell table:style-name="ce12"/>
          <table:table-cell table:number-columns-repeated="21"/>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number-rows-repeated="877">
          <table:table-cell table:number-columns-repeated="57"/>
          <table:table-cell table:style-name="ce31"/>
          <table:table-cell table:number-columns-repeated="2"/>
          <table:table-cell table:style-name="ce31"/>
          <table:table-cell table:number-columns-repeated="18"/>
          <table:table-cell table:style-name="ce31" table:number-columns-repeated="28"/>
          <table:table-cell table:number-columns-repeated="16277"/>
        </table:table-row>
        <table:table-row table:style-name="ro2" table:number-rows-repeated="1047641">
          <table:table-cell table:number-columns-repeated="16384"/>
        </table:table-row>
        <table:table-row table:style-name="ro2">
          <table:table-cell table:number-columns-repeated="16384"/>
        </table:table-row>
      </table:table>
      <table:table table:name="Profile Data" table:style-name="ta2">
        <office:forms form:automatic-focus="false" form:apply-design-mode="false"/>
        <table:table-column table:style-name="co64" table:default-cell-style-name="ce4"/>
        <table:table-column table:style-name="co65" table:default-cell-style-name="ce4"/>
        <table:table-column table:style-name="co63" table:number-columns-repeated="7" table:default-cell-style-name="Default"/>
        <table:table-column table:style-name="co66" table:default-cell-style-name="ce4"/>
        <table:table-column table:style-name="co67" table:default-cell-style-name="ce4"/>
        <table:table-column table:style-name="co68" table:default-cell-style-name="ce4"/>
        <table:table-column table:style-name="co63" table:number-columns-repeated="2" table:default-cell-style-name="Default"/>
        <table:table-row table:style-name="ro5">
          <table:table-cell table:style-name="ce35" office:value-type="string" calcext:value-type="string">
            <text:p>Description</text:p>
          </table:table-cell>
          <table:table-cell table:style-name="ce36" office:value-type="string" calcext:value-type="string" table:number-columns-spanned="6" table:number-rows-spanned="1">
            <text:p>WRB Soil classification</text:p>
          </table:table-cell>
          <table:covered-table-cell table:number-columns-repeated="5" table:style-name="ce36"/>
          <table:table-cell table:style-name="ce36" office:value-type="string" calcext:value-type="string" table:number-columns-spanned="3" table:number-rows-spanned="1">
            <text:p>USDA classification</text:p>
          </table:table-cell>
          <table:covered-table-cell table:number-columns-repeated="2" table:style-name="ce36"/>
          <table:table-cell table:style-name="ce38" office:value-type="string" calcext:value-type="string" table:number-columns-spanned="2" table:number-rows-spanned="1">
            <text:p>Soil depth</text:p>
          </table:table-cell>
          <table:covered-table-cell table:style-name="ce38"/>
          <table:table-cell table:style-name="ce4" table:number-columns-repeated="2"/>
        </table:table-row>
        <table:table-row table:style-name="ro2">
          <table:table-cell table:style-name="ce2" office:value-type="string" calcext:value-type="string">
            <text:p>profile_code</text:p>
          </table:table-cell>
          <table:table-cell table:style-name="ce37" office:value-type="string" calcext:value-type="string">
            <text:p>Description Status</text:p>
          </table:table-cell>
          <table:table-cell table:style-name="ce37" office:value-type="string" calcext:value-type="string">
            <text:p>WRB Soil Group</text:p>
          </table:table-cell>
          <table:table-cell table:style-name="ce37" office:value-type="string" calcext:value-type="string">
            <text:p>WRB Soil Name</text:p>
          </table:table-cell>
          <table:table-cell table:style-name="ce37" office:value-type="string" calcext:value-type="string">
            <text:p>WRB Specifier</text:p>
          </table:table-cell>
          <table:table-cell table:style-name="ce37" office:value-type="string" calcext:value-type="string">
            <text:p>WRB Supplementary Qualifier</text:p>
          </table:table-cell>
          <table:table-cell table:style-name="ce37" office:value-type="string" calcext:value-type="string">
            <text:p>Soil Phase</text:p>
          </table:table-cell>
          <table:table-cell table:style-name="ce37" office:value-type="string" calcext:value-type="string">
            <text:p>USDA order</text:p>
          </table:table-cell>
          <table:table-cell table:style-name="ce37" office:value-type="string" calcext:value-type="string">
            <text:p>USDA Suborder</text:p>
          </table:table-cell>
          <table:table-cell table:style-name="ce37" office:value-type="string" calcext:value-type="string">
            <text:p>USDA Formative Element</text:p>
          </table:table-cell>
          <table:table-cell table:style-name="ce39" office:value-type="string" calcext:value-type="string">
            <text:p>Soil Depth to Bedrock</text:p>
          </table:table-cell>
          <table:table-cell table:style-name="ce39" office:value-type="string" calcext:value-type="string">
            <text:p>Effective soil depth</text:p>
          </table:table-cell>
          <table:table-cell table:style-name="ce4" table:number-columns-repeated="2"/>
        </table:table-row>
        <table:table-row table:style-name="ro2">
          <table:table-cell office:value-type="string" calcext:value-type="string">
            <text:p>Kumasi</text:p>
          </table:table-cell>
          <table:table-cell table:style-name="ce5" table:content-validation-name="val46" office:value-type="string" calcext:value-type="string">
            <text:p>1.1 - Reference profile description - without sampling: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 Soil description is done without sampling.</text:p>
          </table:table-cell>
          <table:table-cell table:style-name="ce5" table:content-validation-name="val47" office:value-type="string" calcext:value-type="string">
            <text:p>Ferralsol (FR)</text:p>
          </table:table-cell>
          <table:table-cell table:style-name="ce5" table:content-validation-name="val49" office:value-type="string" calcext:value-type="string">
            <text:p>Xanthic Acrisol</text:p>
          </table:table-cell>
          <table:table-cell table:style-name="ce5" table:content-validation-name="val53" office:value-type="string" calcext:value-type="string">
            <text:p>Supra</text:p>
          </table:table-cell>
          <table:table-cell table:style-name="ce5" table:content-validation-name="val54" office:value-type="string" calcext:value-type="string">
            <text:p>Abruptic</text:p>
          </table:table-cell>
          <table:table-cell table:style-name="ce5" table:content-validation-name="val55" office:value-type="string" calcext:value-type="string">
            <text:p>LI - Lithic</text:p>
          </table:table-cell>
          <table:table-cell table:style-name="ce5" table:content-validation-name="val56" office:value-type="string" calcext:value-type="string">
            <text:p>Oxisols</text:p>
          </table:table-cell>
          <table:table-cell table:style-name="ce5" table:content-validation-name="val57" office:value-type="string" calcext:value-type="string">
            <text:p>Torrox</text:p>
          </table:table-cell>
          <table:table-cell table:style-name="ce5" table:content-validation-name="val58" office:value-type="string" calcext:value-type="string">
            <text:p>Fragi, Fragic</text:p>
          </table:table-cell>
          <table:table-cell table:style-name="ce5" table:content-validation-name="val59" office:value-type="string" calcext:value-type="string">
            <text:p>Deep (100-150 cm)</text:p>
          </table:table-cell>
          <table:table-cell table:style-name="ce5" table:content-validation-name="val60" office:value-type="string" calcext:value-type="string">
            <text:p>Deep (100-150 cm)</text:p>
          </table:table-cell>
          <table:table-cell table:style-name="ce4" table:number-columns-repeated="2"/>
        </table:table-row>
        <table:table-row table:style-name="ro2">
          <table:table-cell office:value-type="string" calcext:value-type="string">
            <text:p>Techiman</text:p>
          </table:table-cell>
          <table:table-cell table:style-name="ce5" table:content-validation-name="val46" office:value-type="string" calcext:value-type="string">
            <text:p>3 - Incomplete description: Certain relevant elements are missing from the description, an insufficient number of samples was collected, or the reliability of the analytical data does not permit a complete characterization of the soil. However, the description is useful for specific purposes and provides a satisfactory indication of the nature of the soil at high levels of soil taxonomic classification.</text:p>
          </table:table-cell>
          <table:table-cell table:style-name="ce5" table:content-validation-name="val47" office:value-type="string" calcext:value-type="string">
            <text:p>Vertisol (VR)</text:p>
          </table:table-cell>
          <table:table-cell table:style-name="ce5" table:content-validation-name="val50" office:value-type="string" calcext:value-type="string">
            <text:p>Leptic Vertisol</text:p>
          </table:table-cell>
          <table:table-cell table:style-name="ce5" table:content-validation-name="val53" office:value-type="string" calcext:value-type="string">
            <text:p>Endo</text:p>
          </table:table-cell>
          <table:table-cell table:style-name="ce5" table:content-validation-name="val54" office:value-type="string" calcext:value-type="string">
            <text:p>Wapnic</text:p>
          </table:table-cell>
          <table:table-cell table:style-name="ce5" table:content-validation-name="val55" office:value-type="string" calcext:value-type="string">
            <text:p>IN - Inundic</text:p>
          </table:table-cell>
          <table:table-cell table:style-name="ce5" table:content-validation-name="val56" office:value-type="string" calcext:value-type="string">
            <text:p>Vertisols</text:p>
          </table:table-cell>
          <table:table-cell table:style-name="ce5" table:content-validation-name="val57" office:value-type="string" calcext:value-type="string">
            <text:p>Torrox</text:p>
          </table:table-cell>
          <table:table-cell table:style-name="ce5" table:content-validation-name="val58" office:value-type="string" calcext:value-type="string">
            <text:p>Gyps, Gypsic</text:p>
          </table:table-cell>
          <table:table-cell table:style-name="ce5" table:content-validation-name="val59" office:value-type="string" calcext:value-type="string">
            <text:p>Very shallow (&lt; 30 cm)</text:p>
          </table:table-cell>
          <table:table-cell table:style-name="ce5" table:content-validation-name="val60" office:value-type="string" calcext:value-type="string">
            <text:p>Very shallow (&lt; 30 cm)</text:p>
          </table:table-cell>
          <table:table-cell table:style-name="ce4" table:number-columns-repeated="2"/>
        </table:table-row>
        <table:table-row table:style-name="ro2">
          <table:table-cell office:value-type="string" calcext:value-type="string">
            <text:p>Ejura</text:p>
          </table:table-cell>
          <table:table-cell table:style-name="ce5" table:content-validation-name="val46" office:value-type="string" calcext:value-type="string">
            <text:p>1.1 - Reference profile description - without sampling: No essential elements or details are missing from the description, sampling or analysis. The accuracy and reliability of the description and analytical results permit the full characterization of all soil horizons to a depth of 125 cm, or more if required for classification, or down to a C or R horizon or layer, which may be shallower. Soil description is done without sampling.</text:p>
          </table:table-cell>
          <table:table-cell table:style-name="ce5" table:content-validation-name="val47" office:value-type="string" calcext:value-type="string">
            <text:p>Calcisol (CL)</text:p>
          </table:table-cell>
          <table:table-cell table:style-name="ce5" table:content-validation-name="val51" office:value-type="string" calcext:value-type="string">
            <text:p>Leptic Calcisol</text:p>
          </table:table-cell>
          <table:table-cell table:style-name="ce5" table:content-validation-name="val53" office:value-type="string" calcext:value-type="string">
            <text:p>Panto</text:p>
          </table:table-cell>
          <table:table-cell table:style-name="ce5" table:content-validation-name="val54" office:value-type="string" calcext:value-type="string">
            <text:p>Acric</text:p>
          </table:table-cell>
          <table:table-cell table:style-name="ce5" table:content-validation-name="val55" office:value-type="string" calcext:value-type="string">
            <text:p>SA - Salic</text:p>
          </table:table-cell>
          <table:table-cell table:style-name="ce5" table:content-validation-name="val56" office:value-type="string" calcext:value-type="string">
            <text:p>Aridisols</text:p>
          </table:table-cell>
          <table:table-cell table:style-name="ce5" table:content-validation-name="val57" office:value-type="string" calcext:value-type="string">
            <text:p>Torrox</text:p>
          </table:table-cell>
          <table:table-cell table:style-name="ce5" table:content-validation-name="val58" office:value-type="string" calcext:value-type="string">
            <text:p>Grossarenic</text:p>
          </table:table-cell>
          <table:table-cell table:style-name="ce5" table:content-validation-name="val59" office:value-type="string" calcext:value-type="string">
            <text:p>Moderately deep (50-100 cm)</text:p>
          </table:table-cell>
          <table:table-cell table:style-name="ce5" table:content-validation-name="val60" office:value-type="string" calcext:value-type="string">
            <text:p>Moderately deep (50-100 cm)</text:p>
          </table:table-cell>
          <table:table-cell table:style-name="ce4" table:number-columns-repeated="2"/>
        </table:table-row>
        <table:table-row table:style-name="ro2">
          <table:table-cell office:value-type="string" calcext:value-type="string">
            <text:p>Dormaa-Ahenko</text:p>
          </table:table-cell>
          <table:table-cell table:style-name="ce5" table:content-validation-name="val46" office:value-type="string" calcext:value-type="string">
            <text:p>4 - Soil augering description: Soil augerings do no permit a comprehensive soil profile description. Augerings are made for routine soil observation and identification in soil mapping, and for that purpose normally provide a satisfactory indication of the soil characteristics. Soil samples may be collected from augerings.</text:p>
          </table:table-cell>
          <table:table-cell table:style-name="ce5" table:content-validation-name="val47" office:value-type="string" calcext:value-type="string">
            <text:p>Alisol (AL)</text:p>
          </table:table-cell>
          <table:table-cell table:style-name="ce5" table:content-validation-name="val52" office:value-type="string" calcext:value-type="string">
            <text:p>Vertic Alisol</text:p>
          </table:table-cell>
          <table:table-cell table:style-name="ce5" table:content-validation-name="val53" office:value-type="string" calcext:value-type="string">
            <text:p>Amphi</text:p>
          </table:table-cell>
          <table:table-cell table:style-name="ce5" table:content-validation-name="val54" office:value-type="string" calcext:value-type="string">
            <text:p>Alic</text:p>
          </table:table-cell>
          <table:table-cell table:style-name="ce5" table:content-validation-name="val55" office:value-type="string" calcext:value-type="string">
            <text:p>PF - Petroferric</text:p>
          </table:table-cell>
          <table:table-cell table:style-name="ce5" table:content-validation-name="val56" office:value-type="string" calcext:value-type="string">
            <text:p>Alfisols</text:p>
          </table:table-cell>
          <table:table-cell table:style-name="ce5" table:content-validation-name="val57" office:value-type="string" calcext:value-type="string">
            <text:p>Torrox</text:p>
          </table:table-cell>
          <table:table-cell table:style-name="ce5" table:content-validation-name="val58" office:value-type="string" calcext:value-type="string">
            <text:p>Hal, Halic</text:p>
          </table:table-cell>
          <table:table-cell table:style-name="ce5" table:content-validation-name="val59" office:value-type="string" calcext:value-type="string">
            <text:p>Deep (100-150 cm)</text:p>
          </table:table-cell>
          <table:table-cell table:style-name="ce5" table:content-validation-name="val60" office:value-type="string" calcext:value-type="string">
            <text:p>Deep (100-150 cm)</text:p>
          </table:table-cell>
          <table:table-cell table:style-name="ce4" table:number-columns-repeated="2"/>
        </table:table-row>
        <table:table-row table:style-name="ro2">
          <table:table-cell table:number-columns-repeated="12"/>
          <table:table-cell table:style-name="ce4" table:number-columns-repeated="2"/>
        </table:table-row>
        <table:table-row table:style-name="ro2" table:number-rows-repeated="3">
          <table:table-cell table:number-columns-repeated="12"/>
          <table:table-cell table:style-name="ce4" table:number-columns-repeated="2"/>
        </table:table-row>
        <table:table-row table:style-name="ro2" table:number-rows-repeated="3">
          <table:table-cell table:number-columns-repeated="2"/>
          <table:table-cell table:style-name="ce5" table:content-validation-name="val48"/>
          <table:table-cell table:number-columns-repeated="9"/>
          <table:table-cell table:style-name="ce4" table:number-columns-repeated="2"/>
        </table:table-row>
        <table:table-row table:style-name="ro2" table:number-rows-repeated="6">
          <table:table-cell table:number-columns-repeated="4"/>
          <table:table-cell table:style-name="ce4"/>
          <table:table-cell table:number-columns-repeated="7"/>
          <table:table-cell table:style-name="ce4" table:number-columns-repeated="2"/>
        </table:table-row>
        <table:table-row table:style-name="ro2" table:number-rows-repeated="16">
          <table:table-cell table:number-columns-repeated="4"/>
          <table:table-cell table:style-name="ce4"/>
          <table:table-cell/>
          <table:table-cell table:style-name="ce4"/>
          <table:table-cell table:number-columns-repeated="5"/>
          <table:table-cell table:style-name="ce4" table:number-columns-repeated="2"/>
        </table:table-row>
        <table:table-row table:style-name="ro2" table:number-rows-repeated="49">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6">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2" table:number-rows-repeated="88">
          <table:table-cell table:number-columns-repeated="2"/>
          <table:table-cell table:style-name="ce4"/>
          <table:table-cell/>
          <table:table-cell table:style-name="ce4"/>
          <table:table-cell/>
          <table:table-cell table:style-name="ce4"/>
          <table:table-cell table:number-columns-repeated="5"/>
          <table:table-cell table:style-name="ce4" table:number-columns-repeated="2"/>
        </table:table-row>
        <table:table-row table:style-name="ro2">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number-rows-repeated="488">
          <table:table-cell table:number-columns-repeated="2"/>
          <table:table-cell table:style-name="ce4"/>
          <table:table-cell/>
          <table:table-cell table:style-name="ce4" table:number-columns-repeated="3"/>
          <table:table-cell table:number-columns-repeated="5"/>
          <table:table-cell table:style-name="ce4" table:number-columns-repeated="2"/>
        </table:table-row>
        <table:table-row table:style-name="ro2" table:number-rows-repeated="6">
          <table:table-cell table:number-columns-repeated="2"/>
          <table:table-cell table:style-name="ce4"/>
          <table:table-cell table:style-name="ce31"/>
          <table:table-cell table:style-name="ce4" table:number-columns-repeated="3"/>
          <table:table-cell table:number-columns-repeated="5"/>
          <table:table-cell table:style-name="ce4" table:number-columns-repeated="2"/>
        </table:table-row>
        <table:table-row table:style-name="ro2" table:number-rows-repeated="237">
          <table:table-cell table:number-columns-repeated="2"/>
          <table:table-cell table:style-name="ce4" table:number-columns-repeated="5"/>
          <table:table-cell table:number-columns-repeated="5"/>
          <table:table-cell table:style-name="ce4" table:number-columns-repeated="2"/>
        </table:table-row>
        <table:table-row table:style-name="ro7" table:number-rows-repeated="1047669">
          <table:table-cell table:number-columns-repeated="14"/>
        </table:table-row>
        <table:table-row table:style-name="ro7">
          <table:table-cell table:number-columns-repeated="14"/>
        </table:table-row>
      </table:table>
      <table:table table:name="Element Data" table:style-name="ta3">
        <table:table-column table:style-name="co69" table:default-cell-style-name="ce4"/>
        <table:table-column table:style-name="co70" table:default-cell-style-name="ce4"/>
        <table:table-column table:style-name="co63" table:default-cell-style-name="Default"/>
        <table:table-column table:style-name="co71" table:default-cell-style-name="ce4"/>
        <table:table-column table:style-name="co63" table:default-cell-style-name="Default"/>
        <table:table-column table:style-name="co72" table:default-cell-style-name="ce4"/>
        <table:table-column table:style-name="co73" table:number-columns-repeated="2" table:default-cell-style-name="ce4"/>
        <table:table-column table:style-name="co22" table:default-cell-style-name="ce4"/>
        <table:table-column table:style-name="co28" table:default-cell-style-name="ce4"/>
        <table:table-column table:style-name="co74" table:default-cell-style-name="ce4"/>
        <table:table-column table:style-name="co19" table:default-cell-style-name="ce4"/>
        <table:table-column table:style-name="co42" table:default-cell-style-name="ce4"/>
        <table:table-column table:style-name="co36" table:default-cell-style-name="ce4"/>
        <table:table-column table:style-name="co52"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46" table:default-cell-style-name="ce4"/>
        <table:table-column table:style-name="co25" table:default-cell-style-name="ce4"/>
        <table:table-column table:style-name="co12" table:default-cell-style-name="ce4"/>
        <table:table-column table:style-name="co81" table:default-cell-style-name="ce4"/>
        <table:table-column table:style-name="co82" table:default-cell-style-name="ce4"/>
        <table:table-column table:style-name="co12" table:default-cell-style-name="ce4"/>
        <table:table-column table:style-name="co83" table:default-cell-style-name="ce4"/>
        <table:table-column table:style-name="co84" table:default-cell-style-name="ce4"/>
        <table:table-column table:style-name="co12" table:default-cell-style-name="ce4"/>
        <table:table-column table:style-name="co85" table:default-cell-style-name="ce4"/>
        <table:table-column table:style-name="co25" table:default-cell-style-name="ce4"/>
        <table:table-column table:style-name="co86" table:default-cell-style-name="ce4"/>
        <table:table-column table:style-name="co18" table:default-cell-style-name="ce4"/>
        <table:table-column table:style-name="co24" table:default-cell-style-name="ce4"/>
        <table:table-column table:style-name="co23" table:default-cell-style-name="ce4"/>
        <table:table-column table:style-name="co87" table:default-cell-style-name="ce4"/>
        <table:table-column table:style-name="co59" table:default-cell-style-name="ce4"/>
        <table:table-column table:style-name="co54" table:default-cell-style-name="ce4"/>
        <table:table-column table:style-name="co88" table:default-cell-style-name="ce4"/>
        <table:table-column table:style-name="co31" table:default-cell-style-name="ce4"/>
        <table:table-column table:style-name="co24" table:default-cell-style-name="ce4"/>
        <table:table-column table:style-name="co32" table:default-cell-style-name="ce4"/>
        <table:table-column table:style-name="co43" table:default-cell-style-name="ce4"/>
        <table:table-column table:style-name="co18" table:default-cell-style-name="ce4"/>
        <table:table-column table:style-name="co89" table:default-cell-style-name="ce4"/>
        <table:table-column table:style-name="co56" table:default-cell-style-name="ce4"/>
        <table:table-column table:style-name="co89" table:default-cell-style-name="ce4"/>
        <table:table-column table:style-name="co21" table:default-cell-style-name="ce4"/>
        <table:table-column table:style-name="co90" table:default-cell-style-name="ce4"/>
        <table:table-column table:style-name="co44" table:default-cell-style-name="ce4"/>
        <table:table-column table:style-name="co42" table:default-cell-style-name="ce4"/>
        <table:table-column table:style-name="co44" table:default-cell-style-name="ce4"/>
        <table:table-column table:style-name="co91" table:default-cell-style-name="ce4"/>
        <table:table-column table:style-name="co92" table:default-cell-style-name="ce4"/>
        <table:table-column table:style-name="co93" table:default-cell-style-name="ce4"/>
        <table:table-column table:style-name="co30" table:default-cell-style-name="ce4"/>
        <table:table-column table:style-name="co92" table:default-cell-style-name="ce4"/>
        <table:table-column table:style-name="co42" table:default-cell-style-name="ce4"/>
        <table:table-column table:style-name="co84" table:default-cell-style-name="ce4"/>
        <table:table-column table:style-name="co94" table:default-cell-style-name="ce4"/>
        <table:table-column table:style-name="co61" table:default-cell-style-name="ce4"/>
        <table:table-column table:style-name="co37" table:default-cell-style-name="ce4"/>
        <table:table-column table:style-name="co89" table:default-cell-style-name="ce4"/>
        <table:table-column table:style-name="co60" table:default-cell-style-name="ce4"/>
        <table:table-column table:style-name="co46" table:default-cell-style-name="ce4"/>
        <table:table-column table:style-name="co95" table:default-cell-style-name="ce4"/>
        <table:table-column table:style-name="co63" table:default-cell-style-name="Default"/>
        <table:table-column table:style-name="co89" table:default-cell-style-name="ce4"/>
        <table:table-column table:style-name="co96" table:default-cell-style-name="ce4"/>
        <table:table-column table:style-name="co92" table:default-cell-style-name="ce4"/>
        <table:table-column table:style-name="co20" table:default-cell-style-name="ce4"/>
        <table:table-column table:style-name="co59" table:default-cell-style-name="ce4"/>
        <table:table-column table:style-name="co97" table:default-cell-style-name="ce4"/>
        <table:table-column table:style-name="co17" table:default-cell-style-name="ce4"/>
        <table:table-column table:style-name="co22" table:default-cell-style-name="ce4"/>
        <table:table-column table:style-name="co63" table:number-columns-repeated="947" table:default-cell-style-name="Default"/>
        <table:table-row table:style-name="ro8">
          <table:table-cell table:style-name="ce1" office:value-type="string" calcext:value-type="string" table:number-columns-spanned="7" table:number-rows-spanned="1">
            <text:p>Description</text:p>
          </table:table-cell>
          <table:covered-table-cell table:number-columns-repeated="6" table:style-name="ce1"/>
          <table:table-cell table:style-name="ce42" office:value-type="string" calcext:value-type="string" table:number-columns-spanned="2" table:number-rows-spanned="1">
            <text:p>Horizon boundary</text:p>
          </table:table-cell>
          <table:covered-table-cell table:style-name="ce42"/>
          <table:table-cell table:style-name="ce44" office:value-type="string" calcext:value-type="string" table:number-columns-spanned="3" table:number-rows-spanned="1">
            <text:p>Texture of the fine earth fraction</text:p>
          </table:table-cell>
          <table:covered-table-cell table:number-columns-repeated="2" table:style-name="ce44"/>
          <table:table-cell table:style-name="ce46" office:value-type="string" calcext:value-type="string" table:number-columns-spanned="6" table:number-rows-spanned="1">
            <text:p>Rock fragments</text:p>
          </table:table-cell>
          <table:covered-table-cell table:number-columns-repeated="5" table:style-name="ce46"/>
          <table:table-cell table:style-name="ce48" office:value-type="string" calcext:value-type="string">
            <text:p>Degree of decomposition and humification of peat</text:p>
          </table:table-cell>
          <table:table-cell table:style-name="ce50" office:value-type="string" calcext:value-type="string">
            <text:p>Aeromorphic organic layers on forest floors</text:p>
          </table:table-cell>
          <table:table-cell table:style-name="ce52" office:value-type="string" calcext:value-type="string" table:number-columns-spanned="2" table:number-rows-spanned="1">
            <text:p>Soil Colour (Matrix)</text:p>
          </table:table-cell>
          <table:covered-table-cell table:style-name="ce52"/>
          <table:table-cell table:style-name="ce44" office:value-type="string" calcext:value-type="string" table:number-columns-spanned="5" table:number-rows-spanned="1">
            <text:p>Mottling</text:p>
          </table:table-cell>
          <table:covered-table-cell table:number-columns-repeated="4" table:style-name="ce44"/>
          <table:table-cell table:style-name="ce1" office:value-type="string" calcext:value-type="string" table:number-columns-spanned="2" table:number-rows-spanned="1">
            <text:p>Redox Potential and Reducing Conditions</text:p>
          </table:table-cell>
          <table:covered-table-cell table:style-name="ce1"/>
          <table:table-cell table:style-name="ce54" office:value-type="string" calcext:value-type="string" table:number-columns-spanned="2" table:number-rows-spanned="1">
            <text:p>Carbonates</text:p>
          </table:table-cell>
          <table:covered-table-cell table:style-name="ce54"/>
          <table:table-cell table:style-name="ce56" office:value-type="string" calcext:value-type="string" table:number-columns-spanned="2" table:number-rows-spanned="1">
            <text:p>Gypsum</text:p>
          </table:table-cell>
          <table:covered-table-cell table:style-name="ce56"/>
          <table:table-cell table:style-name="ce58" office:value-type="string" calcext:value-type="string">
            <text:p>Readily soluble salts</text:p>
          </table:table-cell>
          <table:table-cell table:style-name="ce60" office:value-type="string" calcext:value-type="string">
            <text:p>FIELD SOIL PH</text:p>
          </table:table-cell>
          <table:table-cell table:style-name="ce62" office:value-type="string" calcext:value-type="string">
            <text:p>Soil odour</text:p>
          </table:table-cell>
          <table:table-cell table:style-name="ce62" office:value-type="string" calcext:value-type="string">
            <text:p>Andic characteristics and volcanic glasses</text:p>
          </table:table-cell>
          <table:table-cell table:style-name="ce60" office:value-type="string" calcext:value-type="string">
            <text:p>ORGANIC MATTER CONTENT</text:p>
          </table:table-cell>
          <table:table-cell table:style-name="ce64" office:value-type="string" calcext:value-type="string" table:number-columns-spanned="3" table:number-rows-spanned="1">
            <text:p>Structure</text:p>
          </table:table-cell>
          <table:covered-table-cell table:number-columns-repeated="2" table:style-name="ce64"/>
          <table:table-cell table:style-name="ce66" office:value-type="string" calcext:value-type="string" table:number-columns-spanned="5" table:number-rows-spanned="1">
            <text:p>Consistence</text:p>
          </table:table-cell>
          <table:covered-table-cell table:number-columns-repeated="4" table:style-name="ce66"/>
          <table:table-cell table:style-name="ce67" office:value-type="string" calcext:value-type="string">
            <text:p>Soil-water status</text:p>
          </table:table-cell>
          <table:table-cell table:style-name="ce68" office:value-type="string" calcext:value-type="string" table:number-columns-spanned="4" table:number-rows-spanned="1">
            <text:p>Bulk density and Peat</text:p>
          </table:table-cell>
          <table:covered-table-cell table:number-columns-repeated="3" table:style-name="ce68"/>
          <table:table-cell table:style-name="ce70" office:value-type="string" calcext:value-type="string" table:number-columns-spanned="4" table:number-rows-spanned="1">
            <text:p>Voids (porosity)</text:p>
          </table:table-cell>
          <table:covered-table-cell table:number-columns-repeated="3" table:style-name="ce70"/>
          <table:table-cell table:style-name="ce72" office:value-type="string" calcext:value-type="string" table:number-columns-spanned="5" table:number-rows-spanned="1">
            <text:p>Coatings</text:p>
          </table:table-cell>
          <table:covered-table-cell table:number-columns-repeated="4" table:style-name="ce72"/>
          <table:table-cell table:style-name="ce74" office:value-type="string" calcext:value-type="string" table:number-columns-spanned="4" table:number-rows-spanned="1">
            <text:p>Cementation and compaction</text:p>
          </table:table-cell>
          <table:covered-table-cell table:number-columns-repeated="3" table:style-name="ce74"/>
          <table:table-cell table:style-name="ce76" office:value-type="string" calcext:value-type="string" table:number-columns-spanned="7" table:number-rows-spanned="1">
            <text:p>Mineral concentrations</text:p>
          </table:table-cell>
          <table:covered-table-cell table:number-columns-repeated="6" table:style-name="ce76"/>
          <table:table-cell table:style-name="ce78" office:value-type="string" calcext:value-type="string" table:number-columns-spanned="4" table:number-rows-spanned="1">
            <text:p>Biological activity</text:p>
          </table:table-cell>
          <table:covered-table-cell table:number-columns-repeated="3" table:style-name="ce78"/>
          <table:table-cell table:style-name="ce80" office:value-type="string" calcext:value-type="string" table:number-columns-spanned="6" table:number-rows-spanned="1">
            <text:p>Human-made materials</text:p>
          </table:table-cell>
          <table:covered-table-cell table:number-columns-repeated="5" table:style-name="ce80"/>
          <table:table-cell table:style-name="ce82" table:number-columns-repeated="943"/>
        </table:table-row>
        <table:table-row table:style-name="ro2">
          <table:table-cell table:style-name="ce40" office:value-type="string" calcext:value-type="string">
            <text:p>profile_code</text:p>
          </table:table-cell>
          <table:table-cell table:style-name="ce40" office:value-type="string" calcext:value-type="string">
            <text:p>element_code</text:p>
          </table:table-cell>
          <table:table-cell table:style-name="ce40" office:value-type="string" calcext:value-type="string">
            <text:p>type</text:p>
          </table:table-cell>
          <table:table-cell table:style-name="ce40" office:value-type="string" calcext:value-type="string">
            <text:p>order_element</text:p>
          </table:table-cell>
          <table:table-cell table:style-name="ce40" office:value-type="string" calcext:value-type="string">
            <text:p>upper_depth</text:p>
          </table:table-cell>
          <table:table-cell table:style-name="ce40" office:value-type="string" calcext:value-type="string">
            <text:p>lower_depth</text:p>
          </table:table-cell>
          <table:table-cell table:style-name="ce40" office:value-type="string" calcext:value-type="string">
            <text:p>horizon_code</text:p>
          </table:table-cell>
          <table:table-cell table:style-name="ce43" office:value-type="string" calcext:value-type="string">
            <text:p>Boundary Distinctness</text:p>
          </table:table-cell>
          <table:table-cell table:style-name="ce43" office:value-type="string" calcext:value-type="string">
            <text:p>Boundary Topography</text:p>
          </table:table-cell>
          <table:table-cell table:style-name="ce45" office:value-type="string" calcext:value-type="string">
            <text:p>Soil Texture</text:p>
          </table:table-cell>
          <table:table-cell table:style-name="ce45" office:value-type="string" calcext:value-type="string">
            <text:p>Sand fraction Texture</text:p>
          </table:table-cell>
          <table:table-cell table:style-name="ce45" office:value-type="string" calcext:value-type="string">
            <text:p>Field Texture</text:p>
          </table:table-cell>
          <table:table-cell table:style-name="ce47" office:value-type="string" calcext:value-type="string">
            <text:p>Rock abundance</text:p>
          </table:table-cell>
          <table:table-cell table:style-name="ce47" office:value-type="string" calcext:value-type="string">
            <text:p>Rock size</text:p>
          </table:table-cell>
          <table:table-cell table:style-name="ce47" office:value-type="string" calcext:value-type="string">
            <text:p>Rock Shape</text:p>
          </table:table-cell>
          <table:table-cell table:style-name="ce47" office:value-type="string" calcext:value-type="string">
            <text:p>Rock weathering</text:p>
          </table:table-cell>
          <table:table-cell table:style-name="ce47" office:value-type="string" calcext:value-type="string">
            <text:p>Rock Primary</text:p>
          </table:table-cell>
          <table:table-cell table:style-name="ce47" office:value-type="string" calcext:value-type="string">
            <text:p>Rock Nature</text:p>
          </table:table-cell>
          <table:table-cell table:style-name="ce49" office:value-type="string" calcext:value-type="string">
            <text:p>Pea Descomposition</text:p>
          </table:table-cell>
          <table:table-cell table:style-name="ce51" office:value-type="string" calcext:value-type="string">
            <text:p>Aeromorphic Forest</text:p>
          </table:table-cell>
          <table:table-cell table:style-name="ce53" office:value-type="string" calcext:value-type="string">
            <text:p>Colour Moist</text:p>
          </table:table-cell>
          <table:table-cell table:style-name="ce53" office:value-type="string" calcext:value-type="string">
            <text:p>Colour Dry</text:p>
          </table:table-cell>
          <table:table-cell table:style-name="ce45" office:value-type="string" calcext:value-type="string">
            <text:p>Mottles Colour</text:p>
          </table:table-cell>
          <table:table-cell table:style-name="ce45" office:value-type="string" calcext:value-type="string">
            <text:p>Mottles Abundance</text:p>
          </table:table-cell>
          <table:table-cell table:style-name="ce45" office:value-type="string" calcext:value-type="string">
            <text:p>Mottles Size</text:p>
          </table:table-cell>
          <table:table-cell table:style-name="ce45" office:value-type="string" calcext:value-type="string">
            <text:p>Mottles Contrast</text:p>
          </table:table-cell>
          <table:table-cell table:style-name="ce45" office:value-type="string" calcext:value-type="string">
            <text:p>Mottles Boundary</text:p>
          </table:table-cell>
          <table:table-cell table:style-name="ce2" office:value-type="string" calcext:value-type="string">
            <text:p>Redox Potential</text:p>
          </table:table-cell>
          <table:table-cell table:style-name="ce2" office:value-type="string" calcext:value-type="string">
            <text:p>Reducing Conditions</text:p>
          </table:table-cell>
          <table:table-cell table:style-name="ce55" office:value-type="string" calcext:value-type="string">
            <text:p>Carbonate Content</text:p>
          </table:table-cell>
          <table:table-cell table:style-name="ce55" office:value-type="string" calcext:value-type="string">
            <text:p>Carbonate Forms</text:p>
          </table:table-cell>
          <table:table-cell table:style-name="ce57" office:value-type="string" calcext:value-type="string">
            <text:p>Gypsum Content</text:p>
          </table:table-cell>
          <table:table-cell table:style-name="ce57" office:value-type="string" calcext:value-type="string">
            <text:p>Gypsum Forms</text:p>
          </table:table-cell>
          <table:table-cell table:style-name="ce59" office:value-type="string" calcext:value-type="string">
            <text:p>Salt Content</text:p>
          </table:table-cell>
          <table:table-cell table:style-name="ce61" office:value-type="string" calcext:value-type="string">
            <text:p>pH</text:p>
          </table:table-cell>
          <table:table-cell table:style-name="ce63" office:value-type="string" calcext:value-type="string">
            <text:p>Soil Odour</text:p>
          </table:table-cell>
          <table:table-cell table:style-name="ce63" office:value-type="string" calcext:value-type="string">
            <text:p>Andic Characteristics</text:p>
          </table:table-cell>
          <table:table-cell table:style-name="ce61" office:value-type="string" calcext:value-type="string">
            <text:p>Organic Matter Content</text:p>
          </table:table-cell>
          <table:table-cell table:style-name="ce65" office:value-type="string" calcext:value-type="string">
            <text:p>Structure Grade</text:p>
          </table:table-cell>
          <table:table-cell table:style-name="ce65" office:value-type="string" calcext:value-type="string">
            <text:p>Structure Type</text:p>
          </table:table-cell>
          <table:table-cell table:style-name="ce65" office:value-type="string" calcext:value-type="string">
            <text:p>Structure Size</text:p>
          </table:table-cell>
          <table:table-cell table:style-name="ce2" office:value-type="string" calcext:value-type="string">
            <text:p>Consistence Dry</text:p>
          </table:table-cell>
          <table:table-cell table:style-name="ce2" office:value-type="string" calcext:value-type="string">
            <text:p>Consistence Moist</text:p>
          </table:table-cell>
          <table:table-cell table:style-name="ce2" office:value-type="string" calcext:value-type="string">
            <text:p>Consistence Wet</text:p>
          </table:table-cell>
          <table:table-cell table:style-name="ce2" office:value-type="string" calcext:value-type="string">
            <text:p>Stickiness</text:p>
          </table:table-cell>
          <table:table-cell table:style-name="ce2" office:value-type="string" calcext:value-type="string">
            <text:p>Plasticity</text:p>
          </table:table-cell>
          <table:table-cell table:style-name="ce45" office:value-type="string" calcext:value-type="string">
            <text:p>Moisture</text:p>
          </table:table-cell>
          <table:table-cell table:style-name="ce69" office:value-type="string" calcext:value-type="string">
            <text:p>Bulk Density</text:p>
          </table:table-cell>
          <table:table-cell table:style-name="ce69" office:value-type="string" calcext:value-type="string">
            <text:p>Peat Drainage</text:p>
          </table:table-cell>
          <table:table-cell table:style-name="ce69" office:value-type="string" calcext:value-type="string">
            <text:p>Peat Volume</text:p>
          </table:table-cell>
          <table:table-cell table:style-name="ce69" office:value-type="string" calcext:value-type="string">
            <text:p>Peat Bulk Density</text:p>
          </table:table-cell>
          <table:table-cell table:style-name="ce71" office:value-type="string" calcext:value-type="string">
            <text:p>Porosity Abundance</text:p>
          </table:table-cell>
          <table:table-cell table:style-name="ce71" office:value-type="string" calcext:value-type="string">
            <text:p>Porosity Type</text:p>
          </table:table-cell>
          <table:table-cell table:style-name="ce71" office:value-type="string" calcext:value-type="string">
            <text:p>Porosity Size</text:p>
          </table:table-cell>
          <table:table-cell table:style-name="ce71" office:value-type="string" calcext:value-type="string">
            <text:p>Pore Abundance</text:p>
          </table:table-cell>
          <table:table-cell table:style-name="ce73" office:value-type="string" calcext:value-type="string">
            <text:p>Coatings Abundance</text:p>
          </table:table-cell>
          <table:table-cell table:style-name="ce73" office:value-type="string" calcext:value-type="string">
            <text:p>Coatings Contrast</text:p>
          </table:table-cell>
          <table:table-cell table:style-name="ce73" office:value-type="string" calcext:value-type="string">
            <text:p>Coatings Nature</text:p>
          </table:table-cell>
          <table:table-cell table:style-name="ce73" office:value-type="string" calcext:value-type="string">
            <text:p>Coatings Form</text:p>
          </table:table-cell>
          <table:table-cell table:style-name="ce73" office:value-type="string" calcext:value-type="string">
            <text:p>Coatings Location</text:p>
          </table:table-cell>
          <table:table-cell table:style-name="ce75" office:value-type="string" calcext:value-type="string">
            <text:p>Cementation/compaction Continuity</text:p>
          </table:table-cell>
          <table:table-cell table:style-name="ce75" office:value-type="string" calcext:value-type="string">
            <text:p>Cementation/compaction Structure</text:p>
          </table:table-cell>
          <table:table-cell table:style-name="ce75" office:value-type="string" calcext:value-type="string">
            <text:p>Cementation/compaction Nature</text:p>
          </table:table-cell>
          <table:table-cell table:style-name="ce75" office:value-type="string" calcext:value-type="string">
            <text:p>Cementation/compaction Degree</text:p>
          </table:table-cell>
          <table:table-cell table:style-name="ce77" office:value-type="string" calcext:value-type="string">
            <text:p>Mineral Concentrations Abundance</text:p>
          </table:table-cell>
          <table:table-cell table:style-name="ce77" office:value-type="string" calcext:value-type="string">
            <text:p>Mineral Concentrations Kind</text:p>
          </table:table-cell>
          <table:table-cell table:style-name="ce77" office:value-type="string" calcext:value-type="string">
            <text:p>Mineral Concentrations Size</text:p>
          </table:table-cell>
          <table:table-cell table:style-name="ce77" office:value-type="string" calcext:value-type="string">
            <text:p>Mineral Concentrations Shape</text:p>
          </table:table-cell>
          <table:table-cell table:style-name="ce77" office:value-type="string" calcext:value-type="string">
            <text:p>Mineral Concentrations Hardness</text:p>
          </table:table-cell>
          <table:table-cell table:style-name="ce77" office:value-type="string" calcext:value-type="string">
            <text:p>Mineral Concentrations Nature</text:p>
          </table:table-cell>
          <table:table-cell table:style-name="ce77" office:value-type="string" calcext:value-type="string">
            <text:p>Mineral Concentrations Colour</text:p>
          </table:table-cell>
          <table:table-cell table:style-name="ce79" office:value-type="string" calcext:value-type="string">
            <text:p>Roots Size</text:p>
          </table:table-cell>
          <table:table-cell table:style-name="ce79" office:value-type="string" calcext:value-type="string">
            <text:p>Roots Abundance</text:p>
          </table:table-cell>
          <table:table-cell table:style-name="ce79" office:value-type="string" calcext:value-type="string">
            <text:p>Biological Abundance</text:p>
          </table:table-cell>
          <table:table-cell table:style-name="ce79" office:value-type="string" calcext:value-type="string">
            <text:p>Biological Kind</text:p>
          </table:table-cell>
          <table:table-cell table:style-name="ce81" office:value-type="string" calcext:value-type="string">
            <text:p>Artefact Abundance</text:p>
          </table:table-cell>
          <table:table-cell table:style-name="ce81" office:value-type="string" calcext:value-type="string">
            <text:p>Artefact Kind</text:p>
          </table:table-cell>
          <table:table-cell table:style-name="ce81" office:value-type="string" calcext:value-type="string">
            <text:p>Artefact Size</text:p>
          </table:table-cell>
          <table:table-cell table:style-name="ce81" office:value-type="string" calcext:value-type="string">
            <text:p>Artefact Hardness</text:p>
          </table:table-cell>
          <table:table-cell table:style-name="ce81" office:value-type="string" calcext:value-type="string">
            <text:p>Artefact Weathering</text:p>
          </table:table-cell>
          <table:table-cell table:style-name="ce81" office:value-type="string" calcext:value-type="string">
            <text:p>Artefact Colour</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₁</text:p>
          </table:table-cell>
          <table:table-cell table:style-name="ce5" table:content-validation-name="val61" office:value-type="string" calcext:value-type="string">
            <text:p>Layer</text:p>
          </table:table-cell>
          <table:table-cell table:style-name="ce5" office:value-type="float" office:value="1" calcext:value-type="float">
            <text:p>1</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string" calcext:value-type="string">
            <text:p>Kumasi₁</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HH - slightly hard to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VFF - Very friable to friable:</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₂</text:p>
          </table:table-cell>
          <table:table-cell table:style-name="ce5" table:content-validation-name="val61" office:value-type="string" calcext:value-type="string">
            <text:p>Layer</text:p>
          </table:table-cell>
          <table:table-cell table:style-name="ce5" office:value-type="float" office:value="2" calcext:value-type="float">
            <text:p>2</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string" calcext:value-type="string">
            <text:p>Kumasi₂</text:p>
          </table:table-cell>
          <table:table-cell table:style-name="ce5" table:content-validation-name="val62" office:value-type="string" calcext:value-type="string">
            <text:p>C - Clear (2-5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₃</text:p>
          </table:table-cell>
          <table:table-cell table:style-name="ce5" table:content-validation-name="val61" office:value-type="string" calcext:value-type="string">
            <text:p>Layer</text:p>
          </table:table-cell>
          <table:table-cell table:style-name="ce5" office:value-type="float" office:value="3" calcext:value-type="float">
            <text:p>3</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string" calcext:value-type="string">
            <text:p>Kumasi₃</text:p>
          </table:table-cell>
          <table:table-cell table:style-name="ce5" table:content-validation-name="val62" office:value-type="string" calcext:value-type="string">
            <text:p>D - Diffuse (&gt; 15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₄</text:p>
          </table:table-cell>
          <table:table-cell table:style-name="ce5" table:content-validation-name="val61" office:value-type="string" calcext:value-type="string">
            <text:p>Layer</text:p>
          </table:table-cell>
          <table:table-cell table:style-name="ce5" office:value-type="float" office:value="4" calcext:value-type="float">
            <text:p>4</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string" calcext:value-type="string">
            <text:p>Kumasi₄</text:p>
          </table:table-cell>
          <table:table-cell table:style-name="ce5" table:content-validation-name="val62" office:value-type="string" calcext:value-type="string">
            <text:p>C - Clear (2-5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₅</text:p>
          </table:table-cell>
          <table:table-cell table:style-name="ce5" table:content-validation-name="val61" office:value-type="string" calcext:value-type="string">
            <text:p>Layer</text:p>
          </table:table-cell>
          <table:table-cell table:style-name="ce5" office:value-type="float" office:value="5" calcext:value-type="float">
            <text:p>5</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string" calcext:value-type="string">
            <text:p>Kumasi₅</text:p>
          </table:table-cell>
          <table:table-cell table:style-name="ce5" table:content-validation-name="val62" office:value-type="string" calcext:value-type="string">
            <text:p>G - Gradual (5-15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Kumasi</text:p>
          </table:table-cell>
          <table:table-cell table:style-name="ce41" office:value-type="string" calcext:value-type="string">
            <text:p>Kumasi₆</text:p>
          </table:table-cell>
          <table:table-cell table:style-name="ce5" table:content-validation-name="val61" office:value-type="string" calcext:value-type="string">
            <text:p>Layer</text:p>
          </table:table-cell>
          <table:table-cell table:style-name="ce5" office:value-type="float" office:value="6" calcext:value-type="float">
            <text:p>6</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string" calcext:value-type="string">
            <text:p>Kumasi₆</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1 - Acid igneous: gran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Techiman</text:p>
          </table:table-cell>
          <table:table-cell table:style-name="ce41" office:value-type="string" calcext:value-type="string">
            <text:p>Techiman₁</text:p>
          </table:table-cell>
          <table:table-cell table:style-name="ce5" table:content-validation-name="val61" office:value-type="string" calcext:value-type="string">
            <text:p>Layer</text:p>
          </table:table-cell>
          <table:table-cell table:style-name="ce5" office:value-type="float" office:value="1" calcext:value-type="float">
            <text:p>1</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string" calcext:value-type="string">
            <text:p>Techiman₁</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Techiman</text:p>
          </table:table-cell>
          <table:table-cell table:style-name="ce41" office:value-type="string" calcext:value-type="string">
            <text:p>Techiman₂</text:p>
          </table:table-cell>
          <table:table-cell table:style-name="ce5" table:content-validation-name="val61" office:value-type="string" calcext:value-type="string">
            <text:p>Layer</text:p>
          </table:table-cell>
          <table:table-cell table:style-name="ce5" office:value-type="float" office:value="2" calcext:value-type="float">
            <text:p>2</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string" calcext:value-type="string">
            <text:p>Techiman₂</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2">
          <table:table-cell table:style-name="ce41" office:value-type="string" calcext:value-type="string">
            <text:p>Techiman</text:p>
          </table:table-cell>
          <table:table-cell table:style-name="ce41" office:value-type="string" calcext:value-type="string">
            <text:p>Techiman₃</text:p>
          </table:table-cell>
          <table:table-cell table:style-name="ce5" table:content-validation-name="val61" office:value-type="string" calcext:value-type="string">
            <text:p>Layer</text:p>
          </table:table-cell>
          <table:table-cell table:style-name="ce5" office:value-type="float" office:value="3" calcext:value-type="float">
            <text:p>3</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string" calcext:value-type="string">
            <text:p>Techiman₃</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VS - sticky to very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Techiman</text:p>
          </table:table-cell>
          <table:table-cell table:style-name="ce41" office:value-type="string" calcext:value-type="string">
            <text:p>Techiman₄</text:p>
          </table:table-cell>
          <table:table-cell table:style-name="ce5" table:content-validation-name="val61" office:value-type="string" calcext:value-type="string">
            <text:p>Layer</text:p>
          </table:table-cell>
          <table:table-cell table:style-name="ce5" office:value-type="float" office:value="4" calcext:value-type="float">
            <text:p>4</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string" calcext:value-type="string">
            <text:p>Techiman₄</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Techiman</text:p>
          </table:table-cell>
          <table:table-cell table:style-name="ce41" office:value-type="string" calcext:value-type="string">
            <text:p>Techiman₅</text:p>
          </table:table-cell>
          <table:table-cell table:style-name="ce5" table:content-validation-name="val61" office:value-type="string" calcext:value-type="string">
            <text:p>Layer</text:p>
          </table:table-cell>
          <table:table-cell table:style-name="ce5" office:value-type="float" office:value="5" calcext:value-type="float">
            <text:p>5</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string" calcext:value-type="string">
            <text:p>Techiman₅</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Techiman</text:p>
          </table:table-cell>
          <table:table-cell table:style-name="ce41" office:value-type="string" calcext:value-type="string">
            <text:p>Techiman₆</text:p>
          </table:table-cell>
          <table:table-cell table:style-name="ce5" table:content-validation-name="val61" office:value-type="string" calcext:value-type="string">
            <text:p>Layer</text:p>
          </table:table-cell>
          <table:table-cell table:style-name="ce5" office:value-type="float" office:value="6" calcext:value-type="float">
            <text:p>6</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string" calcext:value-type="string">
            <text:p>Techiman₆</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₁</text:p>
          </table:table-cell>
          <table:table-cell table:style-name="ce5" table:content-validation-name="val61" office:value-type="string" calcext:value-type="string">
            <text:p>Layer</text:p>
          </table:table-cell>
          <table:table-cell table:style-name="ce5" office:value-type="float" office:value="1" calcext:value-type="float">
            <text:p>1</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string" calcext:value-type="string">
            <text:p>Ejura₁</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₂</text:p>
          </table:table-cell>
          <table:table-cell table:style-name="ce5" table:content-validation-name="val61" office:value-type="string" calcext:value-type="string">
            <text:p>Layer</text:p>
          </table:table-cell>
          <table:table-cell table:style-name="ce5" office:value-type="float" office:value="2" calcext:value-type="float">
            <text:p>2</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string" calcext:value-type="string">
            <text:p>Ejura₂</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₃</text:p>
          </table:table-cell>
          <table:table-cell table:style-name="ce5" table:content-validation-name="val61" office:value-type="string" calcext:value-type="string">
            <text:p>Layer</text:p>
          </table:table-cell>
          <table:table-cell table:style-name="ce5" office:value-type="float" office:value="3" calcext:value-type="float">
            <text:p>3</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string" calcext:value-type="string">
            <text:p>Ejura₃</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₄</text:p>
          </table:table-cell>
          <table:table-cell table:style-name="ce5" table:content-validation-name="val61" office:value-type="string" calcext:value-type="string">
            <text:p>Layer</text:p>
          </table:table-cell>
          <table:table-cell table:style-name="ce5" office:value-type="float" office:value="4" calcext:value-type="float">
            <text:p>4</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string" calcext:value-type="string">
            <text:p>Ejura₄</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₅</text:p>
          </table:table-cell>
          <table:table-cell table:style-name="ce5" table:content-validation-name="val61" office:value-type="string" calcext:value-type="string">
            <text:p>Layer</text:p>
          </table:table-cell>
          <table:table-cell table:style-name="ce5" office:value-type="float" office:value="5" calcext:value-type="float">
            <text:p>5</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string" calcext:value-type="string">
            <text:p>Ejura₅</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Ejura</text:p>
          </table:table-cell>
          <table:table-cell table:style-name="ce41" office:value-type="string" calcext:value-type="string">
            <text:p>Ejura₆</text:p>
          </table:table-cell>
          <table:table-cell table:style-name="ce5" table:content-validation-name="val61" office:value-type="string" calcext:value-type="string">
            <text:p>Layer</text:p>
          </table:table-cell>
          <table:table-cell table:style-name="ce5" office:value-type="float" office:value="6" calcext:value-type="float">
            <text:p>6</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string" calcext:value-type="string">
            <text:p>Ejura₆</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₁</text:p>
          </table:table-cell>
          <table:table-cell table:style-name="ce5" table:content-validation-name="val61" office:value-type="string" calcext:value-type="string">
            <text:p>Layer</text:p>
          </table:table-cell>
          <table:table-cell table:style-name="ce5" office:value-type="float" office:value="1" calcext:value-type="float">
            <text:p>1</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string" calcext:value-type="string">
            <text:p>Dormaa-Ahenko₁</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₂</text:p>
          </table:table-cell>
          <table:table-cell table:style-name="ce5" table:content-validation-name="val61" office:value-type="string" calcext:value-type="string">
            <text:p>Layer</text:p>
          </table:table-cell>
          <table:table-cell table:style-name="ce5" office:value-type="float" office:value="2" calcext:value-type="float">
            <text:p>2</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string" calcext:value-type="string">
            <text:p>Dormaa-Ahenko₂</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₃</text:p>
          </table:table-cell>
          <table:table-cell table:style-name="ce5" table:content-validation-name="val61" office:value-type="string" calcext:value-type="string">
            <text:p>Layer</text:p>
          </table:table-cell>
          <table:table-cell table:style-name="ce5" office:value-type="float" office:value="3" calcext:value-type="float">
            <text:p>3</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string" calcext:value-type="string">
            <text:p>Dormaa-Ahenko₃</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₄</text:p>
          </table:table-cell>
          <table:table-cell table:style-name="ce5" table:content-validation-name="val61" office:value-type="string" calcext:value-type="string">
            <text:p>Layer</text:p>
          </table:table-cell>
          <table:table-cell table:style-name="ce5" office:value-type="float" office:value="4" calcext:value-type="float">
            <text:p>4</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string" calcext:value-type="string">
            <text:p>Dormaa-Ahenko₄</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₅</text:p>
          </table:table-cell>
          <table:table-cell table:style-name="ce5" table:content-validation-name="val61" office:value-type="string" calcext:value-type="string">
            <text:p>Layer</text:p>
          </table:table-cell>
          <table:table-cell table:style-name="ce5" office:value-type="float" office:value="5" calcext:value-type="float">
            <text:p>5</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string" calcext:value-type="string">
            <text:p>Dormaa-Ahenko₅</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3"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VFF - Very friable to friable:</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9">
          <table:table-cell table:style-name="ce41" office:value-type="string" calcext:value-type="string">
            <text:p>Dormaa-Ahenko</text:p>
          </table:table-cell>
          <table:table-cell table:style-name="ce41" office:value-type="string" calcext:value-type="string">
            <text:p>Dormaa-Ahenko₆</text:p>
          </table:table-cell>
          <table:table-cell table:style-name="ce5" table:content-validation-name="val61" office:value-type="string" calcext:value-type="string">
            <text:p>Layer</text:p>
          </table:table-cell>
          <table:table-cell table:style-name="ce5" office:value-type="float" office:value="6" calcext:value-type="float">
            <text:p>6</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string" calcext:value-type="string">
            <text:p>Dormaa-Ahenko₆</text:p>
          </table:table-cell>
          <table:table-cell table:style-name="ce5" table:content-validation-name="val62" office:value-type="string" calcext:value-type="string">
            <text:p>A - Abrupt (0-2 cm)</text:p>
          </table:table-cell>
          <table:table-cell table:style-name="ce5" table:content-validation-name="val63" office:value-type="string" calcext:value-type="string">
            <text:p>S - Smooth - Nearly plane surface</text:p>
          </table:table-cell>
          <table:table-cell table:style-name="ce5" table:content-validation-name="val64" office:value-type="string" calcext:value-type="string">
            <text:p>SCL - Sandy clay loam</text:p>
          </table:table-cell>
          <table:table-cell table:style-name="ce5" table:content-validation-name="val65" office:value-type="string" calcext:value-type="string">
            <text:p>FS - Fine sand</text:p>
          </table:table-cell>
          <table:table-cell table:style-name="ce5" table:content-validation-name="val66" office:value-type="string" calcext:value-type="string">
            <text:p>SCL - Sandy clay loam</text:p>
          </table:table-cell>
          <table:table-cell table:style-name="ce5" table:content-validation-name="val67" office:value-type="string" calcext:value-type="string">
            <text:p>V - Very few (0-2%)</text:p>
          </table:table-cell>
          <table:table-cell table:style-name="ce5" table:content-validation-name="val68" office:value-type="string" calcext:value-type="string">
            <text:p>M - Medium gravel (6 - 20 mm)</text:p>
          </table:table-cell>
          <table:table-cell table:style-name="ce5" table:content-validation-name="val69" office:value-type="string" calcext:value-type="string">
            <text:p>S - Subrounded</text:p>
          </table:table-cell>
          <table:table-cell table:style-name="ce5" table:content-validation-name="val70" office:value-type="string" calcext:value-type="string">
            <text:p>F - Fresh or slightly weathered: Fragments show little or no signs of weathering.</text:p>
          </table:table-cell>
          <table:table-cell table:style-name="ce5" table:content-validation-name="val71" office:value-type="string" calcext:value-type="string">
            <text:p>CH - Primary mineral fragments: quartz</text:p>
          </table:table-cell>
          <table:table-cell table:style-name="ce5" table:content-validation-name="val72" office:value-type="string" calcext:value-type="string">
            <text:p>IA2 - Acid igneous: grano-diorite</text:p>
          </table:table-cell>
          <table:table-cell table:style-name="ce5" table:content-validation-name="val73" office:value-type="string" calcext:value-type="string">
            <text:p>D1 - Fibric, degree of decomposition/humification is very low</text:p>
          </table:table-cell>
          <table:table-cell table:style-name="ce5" table:content-validation-name="val74" office:value-type="string" calcext:value-type="string">
            <text:p>R - Raw humus (aeromorphic mor: usually thick (5-30 cm) organic matter accumulation that is largely unaltered owing to lack of decomposers. This kind of organic matter layer develops in extremely nutrient-poor and coarsetextured soils under vegetation that produces a litter layer that is difficult to decompose. It is usually a sequence of Oi-Oe-Oa layers over a thin A horizon, easy to separate one layer from another and being very acid with a C/N ratio of &gt; 29.</text:p>
          </table:table-cell>
          <table:table-cell table:number-columns-repeated="3" table:style-name="ce5" table:content-validation-name="val75" office:value-type="string" calcext:value-type="string">
            <text:p>2.5YR 4/8 - red</text:p>
          </table:table-cell>
          <table:table-cell table:style-name="ce5" table:content-validation-name="val76" office:value-type="string" calcext:value-type="string">
            <text:p>V - Very few (0-2 %)</text:p>
          </table:table-cell>
          <table:table-cell table:style-name="ce5" table:content-validation-name="val77" office:value-type="string" calcext:value-type="string">
            <text:p>V - Very fine (&lt; 2 mm)</text:p>
          </table:table-cell>
          <table:table-cell table:style-name="ce5" table:content-validation-name="val78" office:value-type="string" calcext:value-type="string">
            <text:p>F - Faint: The mottles are evident only on close examination. Soil colours in both the matrix and mottles have closely related hues, chromas and values.</text:p>
          </table:table-cell>
          <table:table-cell table:style-name="ce5" table:content-validation-name="val79" office:value-type="string" calcext:value-type="string">
            <text:p>S - Sharp (&lt; 0.5 mm)</text:p>
          </table:table-cell>
          <table:table-cell table:style-name="ce5" table:content-validation-name="val80" office:value-type="string" calcext:value-type="string">
            <text:p>Black Mn concretions</text:p>
          </table:table-cell>
          <table:table-cell table:style-name="ce5" table:content-validation-name="val81" office:value-type="string" calcext:value-type="string">
            <text:p>Greyish green, light blue: Fe-mix Compounds (Blue-Green Rust)</text:p>
          </table:table-cell>
          <table:table-cell table:style-name="ce5" table:content-validation-name="val82" office:value-type="string" calcext:value-type="string">
            <text:p>SL - Slightly calcareous (0-2%) - Audible effervescence but not visible.</text:p>
          </table:table-cell>
          <table:table-cell table:style-name="ce5" table:content-validation-name="val83" office:value-type="string" calcext:value-type="string">
            <text:p>SC - Soft concretions</text:p>
          </table:table-cell>
          <table:table-cell table:style-name="ce5" table:content-validation-name="val84" office:value-type="string" calcext:value-type="string">
            <text:p>N - Non-gypsiric (0%) - EC = &lt; 1.8 dS m-1 in 10 g soil/25 ml H2O, EC = &lt; 0.18 dS m-1 in 10 g soil/250 ml H2O</text:p>
          </table:table-cell>
          <table:table-cell table:style-name="ce5" table:content-validation-name="val85" office:value-type="string" calcext:value-type="string">
            <text:p>SC - soft concretions</text:p>
          </table:table-cell>
          <table:table-cell table:style-name="ce5" table:content-validation-name="val86" office:value-type="string" calcext:value-type="string">
            <text:p>N - (nearly)Not salty (&lt; 0.75 dS m-1)</text:p>
          </table:table-cell>
          <table:table-cell table:style-name="ce5" table:content-validation-name="val87" office:value-type="string" calcext:value-type="string">
            <text:p>5.1 - 5.5: Strongly acidic</text:p>
          </table:table-cell>
          <table:table-cell table:style-name="ce5" table:content-validation-name="val88" office:value-type="string" calcext:value-type="string">
            <text:p>N - None - No odour detected</text:p>
          </table:table-cell>
          <table:table-cell table:style-name="ce5" table:content-validation-name="val89" office:value-type="string" calcext:value-type="string">
            <text:p>NO - None of the above</text:p>
          </table:table-cell>
          <table:table-cell table:style-name="ce5" table:content-validation-name="val90" office:value-type="string" calcext:value-type="string">
            <text:p>Moist - S: 3–6%</text:p>
          </table:table-cell>
          <table:table-cell table:style-name="ce5" table:content-validation-name="val91" office:value-type="string" calcext:value-type="string">
            <text:p>WM - Weak to moderate</text:p>
          </table:table-cell>
          <table:table-cell table:style-name="ce5" table:content-validation-name="val92" office:value-type="string" calcext:value-type="string">
            <text:p>MA - Massive</text:p>
          </table:table-cell>
          <table:table-cell table:style-name="ce5" table:content-validation-name="val94" office:value-type="string" calcext:value-type="string">
            <text:p>FF <text:s/>- Very fine and fine</text:p>
          </table:table-cell>
          <table:table-cell table:style-name="ce5" table:content-validation-name="val95" office:value-type="string" calcext:value-type="string">
            <text:p>SSH - soft to slightly hard:</text:p>
          </table:table-cell>
          <table:table-cell table:style-name="ce5" table:content-validation-name="val96" office:value-type="string" calcext:value-type="string">
            <text:p>FRF - Friable to firm:</text:p>
          </table:table-cell>
          <table:table-cell table:style-name="ce5" table:content-validation-name="val97" office:value-type="string" calcext:value-type="string">
            <text:p>FRF - Friable to firm:</text:p>
          </table:table-cell>
          <table:table-cell table:style-name="ce5" table:content-validation-name="val98" office:value-type="string" calcext:value-type="string">
            <text:p>SSS - slightly sticky to sticky -</text:p>
          </table:table-cell>
          <table:table-cell table:style-name="ce5" table:content-validation-name="val99" office:value-type="string" calcext:value-type="string">
            <text:p>SPP - slightly plastic to plastic -</text:p>
          </table:table-cell>
          <table:table-cell table:style-name="ce5" table:content-validation-name="val100" office:value-type="string" calcext:value-type="string">
            <text:p>W - Wet: Crushing: free water. Forming (to a ball): drops of water. Moistening: no change of colour. pF: 1.</text:p>
          </table:table-cell>
          <table:table-cell table:style-name="ce5" table:content-validation-name="val101" office:value-type="string" calcext:value-type="string">
            <text:p>BD1 - Sample disintegrates at the instant of sampling, many pores visible on the pit wall - single grain, granular - 0.9-1.2</text:p>
          </table:table-cell>
          <table:table-cell table:style-name="ce5" table:content-validation-name="val102" office:value-type="string" calcext:value-type="string">
            <text:p>Well drained</text:p>
          </table:table-cell>
          <table:table-cell table:style-name="ce5" table:content-validation-name="val103" office:value-type="string" calcext:value-type="string">
            <text:p>SV1: &lt; 3 %</text:p>
          </table:table-cell>
          <table:table-cell table:style-name="ce5" table:content-validation-name="val104" office:value-type="string" calcext:value-type="string">
            <text:p>&lt; 0.04 g cm-3</text:p>
          </table:table-cell>
          <table:table-cell table:style-name="ce5" table:content-validation-name="val105" office:value-type="string" calcext:value-type="string">
            <text:p>2 - Low (2-5%)</text:p>
          </table:table-cell>
          <table:table-cell table:style-name="ce5" table:content-validation-name="val106" office:value-type="string" calcext:value-type="string">
            <text:p>I - Interstitial: Controlled by the fabric, or arrangement, of the soil particles, also known as textural voids. Subdivision possible into simple packing voids, which relate to the packing of sand particles, and compound packing voids, which result from the packing of non-accommodating peds. Predominantly irregular in shape and interconnected, and hard to quantify in the field.</text:p>
          </table:table-cell>
          <table:table-cell table:style-name="ce5" table:content-validation-name="val107" office:value-type="string" calcext:value-type="string">
            <text:p>VC - Very coarse (20-50 mm).</text:p>
          </table:table-cell>
          <table:table-cell table:style-name="ce5" table:content-validation-name="val108" office:value-type="string" calcext:value-type="string">
            <text:p>F - Few - The number of very fine pores (&lt; 2 mm) per square decimetre is 20-50, the number of medium and coarse pores (&gt; 2 mm) per square decimetre is 2-5.</text:p>
          </table:table-cell>
          <table:table-cell table:style-name="ce5" table:content-validation-name="val109" office:value-type="string" calcext:value-type="string">
            <text:p>N - None (0 %)</text:p>
          </table:table-cell>
          <table:table-cell table:style-name="ce5" table:content-validation-name="val110" office:value-type="string" calcext:value-type="string">
            <text:p>F - Faint: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1" office:value-type="string" calcext:value-type="string">
            <text:p>C - Clay</text:p>
          </table:table-cell>
          <table:table-cell table:style-name="ce5" table:content-validation-name="val112" office:value-type="string" calcext:value-type="string">
            <text:p>C - Continuous: Surface of coating shows only little contrast in colour, smoothness or any other property to the adjacent surface. Fine sand grains are readily apparent in the cutan. Lamellae are less than 2 mm thick.</text:p>
          </table:table-cell>
          <table:table-cell table:style-name="ce5" table:content-validation-name="val113" office:value-type="string" calcext:value-type="string">
            <text:p>NS - No specific location</text:p>
          </table:table-cell>
          <table:table-cell table:style-name="ce5" table:content-validation-name="val114" office:value-type="string" calcext:value-type="string">
            <text:p>B - Broken: The layer is less than 50 percent cemented or compacted, and shows a rather irregular appearance.</text:p>
          </table:table-cell>
          <table:table-cell table:style-name="ce5" table:content-validation-name="val115" office:value-type="string" calcext:value-type="string">
            <text:p>P - Platy: The compacted or cemented parts are platelike and have a horizontal or subhorizontal orientation.</text:p>
          </table:table-cell>
          <table:table-cell table:style-name="ce5" table:content-validation-name="val116" office:value-type="string" calcext:value-type="string">
            <text:p>NK - Not known</text:p>
          </table:table-cell>
          <table:table-cell table:style-name="ce5" table:content-validation-name="val117" office:value-type="string" calcext:value-type="string">
            <text:p>W - Weakly cemented: Cemented mass is brittle and hard, but can be broken in the hands.</text:p>
          </table:table-cell>
          <table:table-cell table:style-name="ce5" table:content-validation-name="val118" office:value-type="string" calcext:value-type="string">
            <text:p>N - None (0 %)</text:p>
          </table:table-cell>
          <table:table-cell table:style-name="ce5" table:content-validation-name="val119" office:value-type="string" calcext:value-type="string">
            <text:p>T - Crystal</text:p>
          </table:table-cell>
          <table:table-cell table:style-name="ce5" table:content-validation-name="val120" office:value-type="string" calcext:value-type="string">
            <text:p>V - Very fine (&lt; 2 mm)</text:p>
          </table:table-cell>
          <table:table-cell table:style-name="ce5" table:content-validation-name="val121" office:value-type="string" calcext:value-type="string">
            <text:p>R - Rounded (spherical)</text:p>
          </table:table-cell>
          <table:table-cell table:style-name="ce5" table:content-validation-name="val122" office:value-type="string" calcext:value-type="string">
            <text:p>H - Hard</text:p>
          </table:table-cell>
          <table:table-cell table:style-name="ce5" table:content-validation-name="val123" office:value-type="string" calcext:value-type="string">
            <text:p>F - Iron (ferruginous)</text:p>
          </table:table-cell>
          <table:table-cell table:style-name="ce5" table:content-validation-name="val124" office:value-type="string" calcext:value-type="string">
            <text:p>RE - Red</text:p>
          </table:table-cell>
          <table:table-cell table:style-name="ce5" table:content-validation-name="val125" office:value-type="string" calcext:value-type="string">
            <text:p>F - Fine (0.5-2 mm)</text:p>
          </table:table-cell>
          <table:table-cell table:style-name="ce5" table:content-validation-name="val126" office:value-type="string" calcext:value-type="string">
            <text:p>N - None - Roots with diameters &lt; 2 mm: 0, Roots with diameters &gt; 2 mm: 0.</text:p>
          </table:table-cell>
          <table:table-cell table:style-name="ce5" table:content-validation-name="val127" office:value-type="string" calcext:value-type="string">
            <text:p>M - Many</text:p>
          </table:table-cell>
          <table:table-cell table:style-name="ce5" table:content-validation-name="val128" office:value-type="string" calcext:value-type="string">
            <text:p>C - Charcoal</text:p>
          </table:table-cell>
          <table:table-cell table:style-name="ce5" table:content-validation-name="val129" office:value-type="string" calcext:value-type="string">
            <text:p>F - Few (2-5%)</text:p>
          </table:table-cell>
          <table:table-cell table:style-name="ce5" table:content-validation-name="val130" office:value-type="string" calcext:value-type="string">
            <text:p>OG - Organic garbage</text:p>
          </table:table-cell>
          <table:table-cell table:style-name="ce5" table:content-validation-name="val131" office:value-type="string" calcext:value-type="string">
            <text:p>V - Very fine artefacts (&lt; 2 mm)</text:p>
          </table:table-cell>
          <table:table-cell table:style-name="ce5" table:content-validation-name="val132" office:value-type="string" calcext:value-type="string">
            <text:p>H - Hard</text:p>
          </table:table-cell>
          <table:table-cell table:style-name="ce5" table:content-validation-name="val133" office:value-type="string" calcext:value-type="string">
            <text:p>F - Fresh or slightly weathered: Fragments show little or no signs of weathering.</text:p>
          </table:table-cell>
          <table:table-cell table:style-name="ce5" table:content-validation-name="val134" office:value-type="string" calcext:value-type="string">
            <text:p>YR - Yellowish red</text:p>
          </table:table-cell>
          <table:table-cell table:style-name="ce31" table:number-columns-repeated="943"/>
        </table:table-row>
        <table:table-row table:style-name="ro2">
          <table:table-cell table:number-columns-repeated="21"/>
          <table:table-cell table:style-name="ce32" table:number-columns-repeated="2"/>
          <table:table-cell table:number-columns-repeated="25"/>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2"/>
          <table:table-cell table:style-name="ce31"/>
          <table:table-cell table:number-columns-repeated="22"/>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2"/>
          <table:table-cell table:style-name="ce32"/>
          <table:table-cell table:number-columns-repeated="4"/>
          <table:table-cell table:style-name="ce31"/>
          <table:table-cell table:number-columns-repeated="17"/>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2">
          <table:table-cell table:number-columns-repeated="4"/>
          <table:table-cell table:style-name="ce4"/>
          <table:table-cell table:number-columns-repeated="16"/>
          <table:table-cell table:style-name="ce32" table:number-columns-repeated="2"/>
          <table:table-cell table:number-columns-repeated="2"/>
          <table:table-cell table:style-name="ce32"/>
          <table:table-cell table:number-columns-repeated="4"/>
          <table:table-cell table:style-name="ce31"/>
          <table:table-cell table:number-columns-repeated="17"/>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2"/>
          <table:table-cell table:style-name="ce31"/>
          <table:table-cell table:number-columns-repeated="4"/>
          <table:table-cell table:style-name="ce31"/>
          <table:table-cell table:number-columns-repeated="17"/>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2"/>
          <table:table-cell table:style-name="ce20"/>
          <table:table-cell table:number-columns-repeated="4"/>
          <table:table-cell table:style-name="ce31"/>
          <table:table-cell table:number-columns-repeated="17"/>
          <table:table-cell table:style-name="ce31"/>
          <table:table-cell table:number-columns-repeated="16"/>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2"/>
          <table:table-cell table:style-name="ce20"/>
          <table:table-cell table:number-columns-repeated="4"/>
          <table:table-cell table:style-name="ce31"/>
          <table:table-cell table:number-columns-repeated="34"/>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3">
          <table:table-cell table:number-columns-repeated="4"/>
          <table:table-cell table:style-name="ce4"/>
          <table:table-cell table:number-columns-repeated="16"/>
          <table:table-cell table:style-name="ce32" table:number-columns-repeated="2"/>
          <table:table-cell table:number-columns-repeated="7"/>
          <table:table-cell table:style-name="ce31"/>
          <table:table-cell table:number-columns-repeated="34"/>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6"/>
          <table:table-cell table:style-name="ce32" table:number-columns-repeated="2"/>
          <table:table-cell table:number-columns-repeated="42"/>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10">
          <table:table-cell table:number-columns-repeated="4"/>
          <table:table-cell table:style-name="ce4"/>
          <table:table-cell table:number-columns-repeated="16"/>
          <table:table-cell table:style-name="ce32" table:number-columns-repeated="2"/>
          <table:table-cell table:number-columns-repeated="42"/>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37">
          <table:table-cell table:number-columns-repeated="4"/>
          <table:table-cell table:style-name="ce4"/>
          <table:table-cell table:number-columns-repeated="16"/>
          <table:table-cell table:style-name="ce32" table:number-columns-repeated="2"/>
          <table:table-cell table:number-columns-repeated="42"/>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table-cell table:number-columns-repeated="4"/>
          <table:table-cell table:style-name="ce4"/>
          <table:table-cell table:number-columns-repeated="12"/>
          <table:table-cell table:style-name="ce12" table:number-columns-repeated="3"/>
          <table:table-cell/>
          <table:table-cell table:style-name="ce32" table:number-columns-repeated="2"/>
          <table:table-cell table:number-columns-repeated="42"/>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285">
          <table:table-cell table:number-columns-repeated="4"/>
          <table:table-cell table:style-name="ce4"/>
          <table:table-cell table:number-columns-repeated="16"/>
          <table:table-cell table:style-name="ce32" table:number-columns-repeated="2"/>
          <table:table-cell table:number-columns-repeated="42"/>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281">
          <table:table-cell table:number-columns-repeated="4"/>
          <table:table-cell table:style-name="ce4"/>
          <table:table-cell table:number-columns-repeated="15"/>
          <table:table-cell table:style-name="ce32" table:number-columns-repeated="2"/>
          <table:table-cell table:number-columns-repeated="43"/>
          <table:table-cell table:style-name="ce31" table:number-columns-repeated="4"/>
          <table:table-cell/>
          <table:table-cell table:style-name="ce31" table:number-columns-repeated="5"/>
          <table:table-cell/>
          <table:table-cell table:style-name="ce31" table:number-columns-repeated="4"/>
          <table:table-cell table:style-name="ce4"/>
          <table:table-cell table:style-name="ce31" table:number-columns-repeated="943"/>
        </table:table-row>
        <table:table-row table:style-name="ro2" table:number-rows-repeated="1047907">
          <table:table-cell table:number-columns-repeated="1024"/>
        </table:table-row>
        <table:table-row table:style-name="ro7" table:number-rows-repeated="25">
          <table:table-cell table:number-columns-repeated="1024"/>
        </table:table-row>
        <table:table-row table:style-name="ro7">
          <table:table-cell table:number-columns-repeated="1024"/>
        </table:table-row>
      </table:table>
      <table:table table:name="Specimen Data" table:style-name="ta4">
        <table:table-column table:style-name="co98" table:default-cell-style-name="ce4"/>
        <table:table-column table:style-name="co99" table:default-cell-style-name="ce4"/>
        <table:table-column table:style-name="co100" table:default-cell-style-name="ce4"/>
        <table:table-column table:style-name="co101" table:number-columns-repeated="6" table:default-cell-style-name="ce4"/>
        <table:table-column table:style-name="co102" table:default-cell-style-name="ce4"/>
        <table:table-row table:style-name="ro11">
          <table:table-cell table:style-name="ce40" office:value-type="string" calcext:value-type="string">
            <text:p>profile_code</text:p>
          </table:table-cell>
          <table:table-cell table:style-name="ce40" office:value-type="string" calcext:value-type="string">
            <text:p>element_code</text:p>
          </table:table-cell>
          <table:table-cell table:style-name="ce40" office:value-type="string" calcext:value-type="string">
            <text:p>specimen_code</text:p>
          </table:table-cell>
          <table:table-cell table:style-name="ce83" office:value-type="string" calcext:value-type="string">
            <text:p>Sand (%)</text:p>
          </table:table-cell>
          <table:table-cell table:style-name="ce83" office:value-type="string" calcext:value-type="string">
            <text:p>Silt (%)</text:p>
          </table:table-cell>
          <table:table-cell table:style-name="ce83" office:value-type="string" calcext:value-type="string">
            <text:p>Clay (%)</text:p>
          </table:table-cell>
          <table:table-cell table:style-name="ce84" office:value-type="string" calcext:value-type="string">
            <text:p>C (g/kg)</text:p>
          </table:table-cell>
          <table:table-cell table:style-name="ce83" office:value-type="string" calcext:value-type="string">
            <text:p>pH-H₂O</text:p>
          </table:table-cell>
          <table:table-cell table:style-name="ce86" office:value-type="string" calcext:value-type="string">
            <text:p>CEC (cmol/kg)</text:p>
          </table:table-cell>
          <table:table-cell table:style-name="ce83" office:value-type="string" calcext:value-type="string">
            <text:p>Bulk Density (kg/dm3)</text:p>
          </table:table-cell>
        </table:table-row>
        <table:table-row table:style-name="ro9">
          <table:table-cell table:style-name="ce41" office:value-type="string" calcext:value-type="string">
            <text:p>Kumasi</text:p>
          </table:table-cell>
          <table:table-cell table:number-columns-repeated="2" table:style-name="ce41" office:value-type="string" calcext:value-type="string">
            <text:p>Kumasi₁</text:p>
          </table:table-cell>
          <table:table-cell table:style-name="ce41" table:formula="of:=[$'Original Data'.G12]" office:value-type="float" office:value="56" calcext:value-type="float">
            <text:p>56</text:p>
          </table:table-cell>
          <table:table-cell table:style-name="ce41" table:formula="of:=[$'Original Data'.H12]" office:value-type="float" office:value="21" calcext:value-type="float">
            <text:p>21</text:p>
          </table:table-cell>
          <table:table-cell table:style-name="ce41" table:formula="of:=[$'Original Data'.I12]" office:value-type="float" office:value="23" calcext:value-type="float">
            <text:p>23</text:p>
          </table:table-cell>
          <table:table-cell table:style-name="ce85" table:formula="of:=[$'Original Data'.K12]*10" office:value-type="float" office:value="140" calcext:value-type="float">
            <text:p>140</text:p>
          </table:table-cell>
          <table:table-cell table:style-name="ce41" table:formula="of:=[$'Original Data'.L12]" office:value-type="float" office:value="4.9" calcext:value-type="float">
            <text:p>4,9</text:p>
          </table:table-cell>
          <table:table-cell table:style-name="ce87" table:formula="of:=[$'Original Data'.J12]" office:value-type="float" office:value="7" calcext:value-type="float">
            <text:p>7,0</text:p>
          </table:table-cell>
          <table:table-cell table:style-name="ce87" table:formula="of:=[$'Original Data'.M12]" office:value-type="float" office:value="1.7" calcext:value-type="float">
            <text:p>1,7</text:p>
          </table:table-cell>
        </table:table-row>
        <table:table-row table:style-name="ro3">
          <table:table-cell table:style-name="ce41" office:value-type="string" calcext:value-type="string">
            <text:p>Kumasi</text:p>
          </table:table-cell>
          <table:table-cell table:number-columns-repeated="2" table:style-name="ce41" office:value-type="string" calcext:value-type="string">
            <text:p>Kumasi₂</text:p>
          </table:table-cell>
          <table:table-cell table:style-name="ce41" table:formula="of:=[$'Original Data'.G13]" office:value-type="float" office:value="56" calcext:value-type="float">
            <text:p>56</text:p>
          </table:table-cell>
          <table:table-cell table:style-name="ce41" table:formula="of:=[$'Original Data'.H13]" office:value-type="float" office:value="21" calcext:value-type="float">
            <text:p>21</text:p>
          </table:table-cell>
          <table:table-cell table:style-name="ce41" table:formula="of:=[$'Original Data'.I13]" office:value-type="float" office:value="24" calcext:value-type="float">
            <text:p>24</text:p>
          </table:table-cell>
          <table:table-cell table:style-name="ce85" table:formula="of:=[$'Original Data'.K13]*10" office:value-type="float" office:value="110" calcext:value-type="float">
            <text:p>110</text:p>
          </table:table-cell>
          <table:table-cell table:style-name="ce41" table:formula="of:=[$'Original Data'.L13]" office:value-type="float" office:value="4.8" calcext:value-type="float">
            <text:p>4,8</text:p>
          </table:table-cell>
          <table:table-cell table:style-name="ce87" table:formula="of:=[$'Original Data'.J13]" office:value-type="float" office:value="6" calcext:value-type="float">
            <text:p>6,0</text:p>
          </table:table-cell>
          <table:table-cell table:style-name="ce87" table:formula="of:=[$'Original Data'.M13]" office:value-type="float" office:value="1.7" calcext:value-type="float">
            <text:p>1,7</text:p>
          </table:table-cell>
        </table:table-row>
        <table:table-row table:style-name="ro3">
          <table:table-cell table:style-name="ce41" office:value-type="string" calcext:value-type="string">
            <text:p>Kumasi</text:p>
          </table:table-cell>
          <table:table-cell table:number-columns-repeated="2" table:style-name="ce41" office:value-type="string" calcext:value-type="string">
            <text:p>Kumasi₃</text:p>
          </table:table-cell>
          <table:table-cell table:style-name="ce41" table:formula="of:=[$'Original Data'.G14]" office:value-type="float" office:value="53" calcext:value-type="float">
            <text:p>53</text:p>
          </table:table-cell>
          <table:table-cell table:style-name="ce41" table:formula="of:=[$'Original Data'.H14]" office:value-type="float" office:value="19" calcext:value-type="float">
            <text:p>19</text:p>
          </table:table-cell>
          <table:table-cell table:style-name="ce41" table:formula="of:=[$'Original Data'.I14]" office:value-type="float" office:value="28" calcext:value-type="float">
            <text:p>28</text:p>
          </table:table-cell>
          <table:table-cell table:style-name="ce85" table:formula="of:=[$'Original Data'.K14]*10" office:value-type="float" office:value="80" calcext:value-type="float">
            <text:p>80</text:p>
          </table:table-cell>
          <table:table-cell table:style-name="ce41" table:formula="of:=[$'Original Data'.L14]" office:value-type="float" office:value="4.7" calcext:value-type="float">
            <text:p>4,7</text:p>
          </table:table-cell>
          <table:table-cell table:style-name="ce87" table:formula="of:=[$'Original Data'.J14]" office:value-type="float" office:value="6" calcext:value-type="float">
            <text:p>6,0</text:p>
          </table:table-cell>
          <table:table-cell table:style-name="ce87" table:formula="of:=[$'Original Data'.M14]" office:value-type="float" office:value="1.7" calcext:value-type="float">
            <text:p>1,7</text:p>
          </table:table-cell>
        </table:table-row>
        <table:table-row table:style-name="ro3">
          <table:table-cell table:style-name="ce41" office:value-type="string" calcext:value-type="string">
            <text:p>Kumasi</text:p>
          </table:table-cell>
          <table:table-cell table:number-columns-repeated="2" table:style-name="ce41" office:value-type="string" calcext:value-type="string">
            <text:p>Kumasi₄</text:p>
          </table:table-cell>
          <table:table-cell table:style-name="ce41" table:formula="of:=[$'Original Data'.G15]" office:value-type="float" office:value="48" calcext:value-type="float">
            <text:p>48</text:p>
          </table:table-cell>
          <table:table-cell table:style-name="ce41" table:formula="of:=[$'Original Data'.H15]" office:value-type="float" office:value="19" calcext:value-type="float">
            <text:p>19</text:p>
          </table:table-cell>
          <table:table-cell table:style-name="ce41" table:formula="of:=[$'Original Data'.I15]" office:value-type="float" office:value="32" calcext:value-type="float">
            <text:p>32</text:p>
          </table:table-cell>
          <table:table-cell table:style-name="ce85" table:formula="of:=[$'Original Data'.K15]*10" office:value-type="float" office:value="40" calcext:value-type="float">
            <text:p>40</text:p>
          </table:table-cell>
          <table:table-cell table:style-name="ce41" table:formula="of:=[$'Original Data'.L15]" office:value-type="float" office:value="4.8" calcext:value-type="float">
            <text:p>4,8</text:p>
          </table:table-cell>
          <table:table-cell table:style-name="ce87" table:formula="of:=[$'Original Data'.J15]" office:value-type="float" office:value="6" calcext:value-type="float">
            <text:p>6,0</text:p>
          </table:table-cell>
          <table:table-cell table:style-name="ce87" table:formula="of:=[$'Original Data'.M15]" office:value-type="float" office:value="1.7" calcext:value-type="float">
            <text:p>1,7</text:p>
          </table:table-cell>
        </table:table-row>
        <table:table-row table:style-name="ro3">
          <table:table-cell table:style-name="ce41" office:value-type="string" calcext:value-type="string">
            <text:p>Kumasi</text:p>
          </table:table-cell>
          <table:table-cell table:number-columns-repeated="2" table:style-name="ce41" office:value-type="string" calcext:value-type="string">
            <text:p>Kumasi₅</text:p>
          </table:table-cell>
          <table:table-cell table:style-name="ce41" table:formula="of:=[$'Original Data'.G16]" office:value-type="float" office:value="41" calcext:value-type="float">
            <text:p>41</text:p>
          </table:table-cell>
          <table:table-cell table:style-name="ce41" table:formula="of:=[$'Original Data'.H16]" office:value-type="float" office:value="20" calcext:value-type="float">
            <text:p>20</text:p>
          </table:table-cell>
          <table:table-cell table:style-name="ce41" table:formula="of:=[$'Original Data'.I16]" office:value-type="float" office:value="39" calcext:value-type="float">
            <text:p>39</text:p>
          </table:table-cell>
          <table:table-cell table:style-name="ce85" table:formula="of:=[$'Original Data'.K16]*10" office:value-type="float" office:value="30" calcext:value-type="float">
            <text:p>30</text:p>
          </table:table-cell>
          <table:table-cell table:style-name="ce41" table:formula="of:=[$'Original Data'.L16]" office:value-type="float" office:value="4.8" calcext:value-type="float">
            <text:p>4,8</text:p>
          </table:table-cell>
          <table:table-cell table:style-name="ce87" table:formula="of:=[$'Original Data'.J16]" office:value-type="float" office:value="7" calcext:value-type="float">
            <text:p>7,0</text:p>
          </table:table-cell>
          <table:table-cell table:style-name="ce87" table:formula="of:=[$'Original Data'.M16]" office:value-type="float" office:value="1.7" calcext:value-type="float">
            <text:p>1,7</text:p>
          </table:table-cell>
        </table:table-row>
        <table:table-row table:style-name="ro3">
          <table:table-cell table:style-name="ce41" office:value-type="string" calcext:value-type="string">
            <text:p>Kumasi</text:p>
          </table:table-cell>
          <table:table-cell table:number-columns-repeated="2" table:style-name="ce41" office:value-type="string" calcext:value-type="string">
            <text:p>Kumasi₆</text:p>
          </table:table-cell>
          <table:table-cell table:style-name="ce41" table:formula="of:=[$'Original Data'.G17]" office:value-type="float" office:value="39" calcext:value-type="float">
            <text:p>39</text:p>
          </table:table-cell>
          <table:table-cell table:style-name="ce41" table:formula="of:=[$'Original Data'.H17]" office:value-type="float" office:value="21" calcext:value-type="float">
            <text:p>21</text:p>
          </table:table-cell>
          <table:table-cell table:style-name="ce41" table:formula="of:=[$'Original Data'.I17]" office:value-type="float" office:value="40" calcext:value-type="float">
            <text:p>40</text:p>
          </table:table-cell>
          <table:table-cell table:style-name="ce85" table:formula="of:=[$'Original Data'.K17]*10" office:value-type="float" office:value="20" calcext:value-type="float">
            <text:p>20</text:p>
          </table:table-cell>
          <table:table-cell table:style-name="ce41" table:formula="of:=[$'Original Data'.L17]" office:value-type="float" office:value="5.1" calcext:value-type="float">
            <text:p>5,1</text:p>
          </table:table-cell>
          <table:table-cell table:style-name="ce87" table:formula="of:=[$'Original Data'.J17]" office:value-type="float" office:value="7" calcext:value-type="float">
            <text:p>7,0</text:p>
          </table:table-cell>
          <table:table-cell table:style-name="ce87" table:formula="of:=[$'Original Data'.M17]" office:value-type="float" office:value="1.8" calcext:value-type="float">
            <text:p>1,8</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₁</text:p>
          </table:table-cell>
          <table:table-cell table:style-name="ce41" table:formula="of:=[$'Original Data'.G18]" office:value-type="float" office:value="55" calcext:value-type="float">
            <text:p>55</text:p>
          </table:table-cell>
          <table:table-cell table:style-name="ce41" table:formula="of:=[$'Original Data'.H18]" office:value-type="float" office:value="25" calcext:value-type="float">
            <text:p>25</text:p>
          </table:table-cell>
          <table:table-cell table:style-name="ce41" table:formula="of:=[$'Original Data'.I18]" office:value-type="float" office:value="20" calcext:value-type="float">
            <text:p>20</text:p>
          </table:table-cell>
          <table:table-cell table:style-name="ce85" table:formula="of:=[$'Original Data'.K18]*10" office:value-type="float" office:value="120" calcext:value-type="float">
            <text:p>120</text:p>
          </table:table-cell>
          <table:table-cell table:style-name="ce41" table:formula="of:=[$'Original Data'.L18]" office:value-type="float" office:value="6.3" calcext:value-type="float">
            <text:p>6,3</text:p>
          </table:table-cell>
          <table:table-cell table:style-name="ce87" table:formula="of:=[$'Original Data'.J18]" office:value-type="float" office:value="8" calcext:value-type="float">
            <text:p>8,0</text:p>
          </table:table-cell>
          <table:table-cell table:style-name="ce87" table:formula="of:=[$'Original Data'.M18]" office:value-type="float" office:value="1.4" calcext:value-type="float">
            <text:p>1,4</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₂</text:p>
          </table:table-cell>
          <table:table-cell table:style-name="ce41" table:formula="of:=[$'Original Data'.G19]" office:value-type="float" office:value="55" calcext:value-type="float">
            <text:p>55</text:p>
          </table:table-cell>
          <table:table-cell table:style-name="ce41" table:formula="of:=[$'Original Data'.H19]" office:value-type="float" office:value="25" calcext:value-type="float">
            <text:p>25</text:p>
          </table:table-cell>
          <table:table-cell table:style-name="ce41" table:formula="of:=[$'Original Data'.I19]" office:value-type="float" office:value="20" calcext:value-type="float">
            <text:p>20</text:p>
          </table:table-cell>
          <table:table-cell table:style-name="ce85" table:formula="of:=[$'Original Data'.K19]*10" office:value-type="float" office:value="100" calcext:value-type="float">
            <text:p>100</text:p>
          </table:table-cell>
          <table:table-cell table:style-name="ce41" table:formula="of:=[$'Original Data'.L19]" office:value-type="float" office:value="6.3" calcext:value-type="float">
            <text:p>6,3</text:p>
          </table:table-cell>
          <table:table-cell table:style-name="ce87" table:formula="of:=[$'Original Data'.J19]" office:value-type="float" office:value="7" calcext:value-type="float">
            <text:p>7,0</text:p>
          </table:table-cell>
          <table:table-cell table:style-name="ce87" table:formula="of:=[$'Original Data'.M19]" office:value-type="float" office:value="1.5" calcext:value-type="float">
            <text:p>1,5</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₃</text:p>
          </table:table-cell>
          <table:table-cell table:style-name="ce41" table:formula="of:=[$'Original Data'.G20]" office:value-type="float" office:value="55" calcext:value-type="float">
            <text:p>55</text:p>
          </table:table-cell>
          <table:table-cell table:style-name="ce41" table:formula="of:=[$'Original Data'.H20]" office:value-type="float" office:value="24" calcext:value-type="float">
            <text:p>24</text:p>
          </table:table-cell>
          <table:table-cell table:style-name="ce41" table:formula="of:=[$'Original Data'.I20]" office:value-type="float" office:value="22" calcext:value-type="float">
            <text:p>22</text:p>
          </table:table-cell>
          <table:table-cell table:style-name="ce85" table:formula="of:=[$'Original Data'.K20]*10" office:value-type="float" office:value="70" calcext:value-type="float">
            <text:p>70</text:p>
          </table:table-cell>
          <table:table-cell table:style-name="ce41" table:formula="of:=[$'Original Data'.L20]" office:value-type="float" office:value="6.4" calcext:value-type="float">
            <text:p>6,4</text:p>
          </table:table-cell>
          <table:table-cell table:style-name="ce87" table:formula="of:=[$'Original Data'.J20]" office:value-type="float" office:value="7" calcext:value-type="float">
            <text:p>7,0</text:p>
          </table:table-cell>
          <table:table-cell table:style-name="ce87" table:formula="of:=[$'Original Data'.M20]" office:value-type="float" office:value="1.5" calcext:value-type="float">
            <text:p>1,5</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₄</text:p>
          </table:table-cell>
          <table:table-cell table:style-name="ce41" table:formula="of:=[$'Original Data'.G21]" office:value-type="float" office:value="50" calcext:value-type="float">
            <text:p>50</text:p>
          </table:table-cell>
          <table:table-cell table:style-name="ce41" table:formula="of:=[$'Original Data'.H21]" office:value-type="float" office:value="23" calcext:value-type="float">
            <text:p>23</text:p>
          </table:table-cell>
          <table:table-cell table:style-name="ce41" table:formula="of:=[$'Original Data'.I21]" office:value-type="float" office:value="27" calcext:value-type="float">
            <text:p>27</text:p>
          </table:table-cell>
          <table:table-cell table:style-name="ce85" table:formula="of:=[$'Original Data'.K21]*10" office:value-type="float" office:value="40" calcext:value-type="float">
            <text:p>40</text:p>
          </table:table-cell>
          <table:table-cell table:style-name="ce41" table:formula="of:=[$'Original Data'.L21]" office:value-type="float" office:value="6.4" calcext:value-type="float">
            <text:p>6,4</text:p>
          </table:table-cell>
          <table:table-cell table:style-name="ce87" table:formula="of:=[$'Original Data'.J21]" office:value-type="float" office:value="7" calcext:value-type="float">
            <text:p>7,0</text:p>
          </table:table-cell>
          <table:table-cell table:style-name="ce87" table:formula="of:=[$'Original Data'.M21]" office:value-type="float" office:value="1.5" calcext:value-type="float">
            <text:p>1,5</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₅</text:p>
          </table:table-cell>
          <table:table-cell table:style-name="ce41" table:formula="of:=[$'Original Data'.G22]" office:value-type="float" office:value="43" calcext:value-type="float">
            <text:p>43</text:p>
          </table:table-cell>
          <table:table-cell table:style-name="ce41" table:formula="of:=[$'Original Data'.H22]" office:value-type="float" office:value="23" calcext:value-type="float">
            <text:p>23</text:p>
          </table:table-cell>
          <table:table-cell table:style-name="ce41" table:formula="of:=[$'Original Data'.I22]" office:value-type="float" office:value="34" calcext:value-type="float">
            <text:p>34</text:p>
          </table:table-cell>
          <table:table-cell table:style-name="ce85" table:formula="of:=[$'Original Data'.K22]*10" office:value-type="float" office:value="30" calcext:value-type="float">
            <text:p>30</text:p>
          </table:table-cell>
          <table:table-cell table:style-name="ce41" table:formula="of:=[$'Original Data'.L22]" office:value-type="float" office:value="6.1" calcext:value-type="float">
            <text:p>6,1</text:p>
          </table:table-cell>
          <table:table-cell table:style-name="ce87" table:formula="of:=[$'Original Data'.J22]" office:value-type="float" office:value="8" calcext:value-type="float">
            <text:p>8,0</text:p>
          </table:table-cell>
          <table:table-cell table:style-name="ce87" table:formula="of:=[$'Original Data'.M22]" office:value-type="float" office:value="1.5" calcext:value-type="float">
            <text:p>1,5</text:p>
          </table:table-cell>
        </table:table-row>
        <table:table-row table:style-name="ro3">
          <table:table-cell table:style-name="ce41" office:value-type="string" calcext:value-type="string">
            <text:p>Techiman</text:p>
          </table:table-cell>
          <table:table-cell table:number-columns-repeated="2" table:style-name="ce41" office:value-type="string" calcext:value-type="string">
            <text:p>Techiman₆</text:p>
          </table:table-cell>
          <table:table-cell table:style-name="ce41" table:formula="of:=[$'Original Data'.G23]" office:value-type="float" office:value="39" calcext:value-type="float">
            <text:p>39</text:p>
          </table:table-cell>
          <table:table-cell table:style-name="ce41" table:formula="of:=[$'Original Data'.H23]" office:value-type="float" office:value="22" calcext:value-type="float">
            <text:p>22</text:p>
          </table:table-cell>
          <table:table-cell table:style-name="ce41" table:formula="of:=[$'Original Data'.I23]" office:value-type="float" office:value="39" calcext:value-type="float">
            <text:p>39</text:p>
          </table:table-cell>
          <table:table-cell table:style-name="ce85" table:formula="of:=[$'Original Data'.K23]*10" office:value-type="float" office:value="20" calcext:value-type="float">
            <text:p>20</text:p>
          </table:table-cell>
          <table:table-cell table:style-name="ce41" table:formula="of:=[$'Original Data'.L23]" office:value-type="float" office:value="5.6" calcext:value-type="float">
            <text:p>5,6</text:p>
          </table:table-cell>
          <table:table-cell table:style-name="ce87" table:formula="of:=[$'Original Data'.J23]" office:value-type="float" office:value="8" calcext:value-type="float">
            <text:p>8,0</text:p>
          </table:table-cell>
          <table:table-cell table:style-name="ce87" table:formula="of:=[$'Original Data'.M23]" office:value-type="float" office:value="1.5" calcext:value-type="float">
            <text:p>1,5</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₁</text:p>
          </table:table-cell>
          <table:table-cell table:style-name="ce41" table:formula="of:=[$'Original Data'.G24]" office:value-type="float" office:value="59" calcext:value-type="float">
            <text:p>59</text:p>
          </table:table-cell>
          <table:table-cell table:style-name="ce41" table:formula="of:=[$'Original Data'.H24]" office:value-type="float" office:value="22" calcext:value-type="float">
            <text:p>22</text:p>
          </table:table-cell>
          <table:table-cell table:style-name="ce41" table:formula="of:=[$'Original Data'.I24]" office:value-type="float" office:value="19" calcext:value-type="float">
            <text:p>19</text:p>
          </table:table-cell>
          <table:table-cell table:style-name="ce85" table:formula="of:=[$'Original Data'.K24]*10" office:value-type="float" office:value="130" calcext:value-type="float">
            <text:p>130</text:p>
          </table:table-cell>
          <table:table-cell table:style-name="ce41" table:formula="of:=[$'Original Data'.L24]" office:value-type="float" office:value="6.1" calcext:value-type="float">
            <text:p>6,1</text:p>
          </table:table-cell>
          <table:table-cell table:style-name="ce87" table:formula="of:=[$'Original Data'.J24]" office:value-type="float" office:value="10" calcext:value-type="float">
            <text:p>10,0</text:p>
          </table:table-cell>
          <table:table-cell table:style-name="ce87" table:formula="of:=[$'Original Data'.M24]" office:value-type="float" office:value="1.5" calcext:value-type="float">
            <text:p>1,5</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₂</text:p>
          </table:table-cell>
          <table:table-cell table:style-name="ce41" table:formula="of:=[$'Original Data'.G25]" office:value-type="float" office:value="60" calcext:value-type="float">
            <text:p>60</text:p>
          </table:table-cell>
          <table:table-cell table:style-name="ce41" table:formula="of:=[$'Original Data'.H25]" office:value-type="float" office:value="21" calcext:value-type="float">
            <text:p>21</text:p>
          </table:table-cell>
          <table:table-cell table:style-name="ce41" table:formula="of:=[$'Original Data'.I25]" office:value-type="float" office:value="19" calcext:value-type="float">
            <text:p>19</text:p>
          </table:table-cell>
          <table:table-cell table:style-name="ce85" table:formula="of:=[$'Original Data'.K25]*10" office:value-type="float" office:value="100" calcext:value-type="float">
            <text:p>100</text:p>
          </table:table-cell>
          <table:table-cell table:style-name="ce41" table:formula="of:=[$'Original Data'.L25]" office:value-type="float" office:value="6" calcext:value-type="float">
            <text:p>6</text:p>
          </table:table-cell>
          <table:table-cell table:style-name="ce87" table:formula="of:=[$'Original Data'.J25]" office:value-type="float" office:value="9" calcext:value-type="float">
            <text:p>9,0</text:p>
          </table:table-cell>
          <table:table-cell table:style-name="ce87" table:formula="of:=[$'Original Data'.M25]" office:value-type="float" office:value="1.6" calcext:value-type="float">
            <text:p>1,6</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₃</text:p>
          </table:table-cell>
          <table:table-cell table:style-name="ce41" table:formula="of:=[$'Original Data'.G26]" office:value-type="float" office:value="58" calcext:value-type="float">
            <text:p>58</text:p>
          </table:table-cell>
          <table:table-cell table:style-name="ce41" table:formula="of:=[$'Original Data'.H26]" office:value-type="float" office:value="20" calcext:value-type="float">
            <text:p>20</text:p>
          </table:table-cell>
          <table:table-cell table:style-name="ce41" table:formula="of:=[$'Original Data'.I26]" office:value-type="float" office:value="22" calcext:value-type="float">
            <text:p>22</text:p>
          </table:table-cell>
          <table:table-cell table:style-name="ce85" table:formula="of:=[$'Original Data'.K26]*10" office:value-type="float" office:value="80" calcext:value-type="float">
            <text:p>80</text:p>
          </table:table-cell>
          <table:table-cell table:style-name="ce41" table:formula="of:=[$'Original Data'.L26]" office:value-type="float" office:value="5.9" calcext:value-type="float">
            <text:p>5,9</text:p>
          </table:table-cell>
          <table:table-cell table:style-name="ce87" table:formula="of:=[$'Original Data'.J26]" office:value-type="float" office:value="9" calcext:value-type="float">
            <text:p>9,0</text:p>
          </table:table-cell>
          <table:table-cell table:style-name="ce87" table:formula="of:=[$'Original Data'.M26]" office:value-type="float" office:value="1.6" calcext:value-type="float">
            <text:p>1,6</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₄</text:p>
          </table:table-cell>
          <table:table-cell table:style-name="ce41" table:formula="of:=[$'Original Data'.G27]" office:value-type="float" office:value="52" calcext:value-type="float">
            <text:p>52</text:p>
          </table:table-cell>
          <table:table-cell table:style-name="ce41" table:formula="of:=[$'Original Data'.H27]" office:value-type="float" office:value="20" calcext:value-type="float">
            <text:p>20</text:p>
          </table:table-cell>
          <table:table-cell table:style-name="ce41" table:formula="of:=[$'Original Data'.I27]" office:value-type="float" office:value="28" calcext:value-type="float">
            <text:p>28</text:p>
          </table:table-cell>
          <table:table-cell table:style-name="ce85" table:formula="of:=[$'Original Data'.K27]*10" office:value-type="float" office:value="40" calcext:value-type="float">
            <text:p>40</text:p>
          </table:table-cell>
          <table:table-cell table:style-name="ce41" table:formula="of:=[$'Original Data'.L27]" office:value-type="float" office:value="5.9" calcext:value-type="float">
            <text:p>5,9</text:p>
          </table:table-cell>
          <table:table-cell table:style-name="ce87" table:formula="of:=[$'Original Data'.J27]" office:value-type="float" office:value="8" calcext:value-type="float">
            <text:p>8,0</text:p>
          </table:table-cell>
          <table:table-cell table:style-name="ce87" table:formula="of:=[$'Original Data'.M27]" office:value-type="float" office:value="1.6" calcext:value-type="float">
            <text:p>1,6</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₅</text:p>
          </table:table-cell>
          <table:table-cell table:style-name="ce41" table:formula="of:=[$'Original Data'.G28]" office:value-type="float" office:value="44" calcext:value-type="float">
            <text:p>44</text:p>
          </table:table-cell>
          <table:table-cell table:style-name="ce41" table:formula="of:=[$'Original Data'.H28]" office:value-type="float" office:value="20" calcext:value-type="float">
            <text:p>20</text:p>
          </table:table-cell>
          <table:table-cell table:style-name="ce41" table:formula="of:=[$'Original Data'.I28]" office:value-type="float" office:value="36" calcext:value-type="float">
            <text:p>36</text:p>
          </table:table-cell>
          <table:table-cell table:style-name="ce85" table:formula="of:=[$'Original Data'.K28]*10" office:value-type="float" office:value="30" calcext:value-type="float">
            <text:p>30</text:p>
          </table:table-cell>
          <table:table-cell table:style-name="ce41" table:formula="of:=[$'Original Data'.L28]" office:value-type="float" office:value="5.7" calcext:value-type="float">
            <text:p>5,7</text:p>
          </table:table-cell>
          <table:table-cell table:style-name="ce87" table:formula="of:=[$'Original Data'.J28]" office:value-type="float" office:value="11" calcext:value-type="float">
            <text:p>11,0</text:p>
          </table:table-cell>
          <table:table-cell table:style-name="ce87" table:formula="of:=[$'Original Data'.M28]" office:value-type="float" office:value="1.6" calcext:value-type="float">
            <text:p>1,6</text:p>
          </table:table-cell>
        </table:table-row>
        <table:table-row table:style-name="ro3">
          <table:table-cell table:style-name="ce41" office:value-type="string" calcext:value-type="string">
            <text:p>Ejura</text:p>
          </table:table-cell>
          <table:table-cell table:number-columns-repeated="2" table:style-name="ce41" office:value-type="string" calcext:value-type="string">
            <text:p>Ejura₆</text:p>
          </table:table-cell>
          <table:table-cell table:style-name="ce41" table:formula="of:=[$'Original Data'.G29]" office:value-type="float" office:value="40" calcext:value-type="float">
            <text:p>40</text:p>
          </table:table-cell>
          <table:table-cell table:style-name="ce41" table:formula="of:=[$'Original Data'.H29]" office:value-type="float" office:value="19" calcext:value-type="float">
            <text:p>19</text:p>
          </table:table-cell>
          <table:table-cell table:style-name="ce41" table:formula="of:=[$'Original Data'.I29]" office:value-type="float" office:value="40" calcext:value-type="float">
            <text:p>40</text:p>
          </table:table-cell>
          <table:table-cell table:style-name="ce85" table:formula="of:=[$'Original Data'.K29]*10" office:value-type="float" office:value="20" calcext:value-type="float">
            <text:p>20</text:p>
          </table:table-cell>
          <table:table-cell table:style-name="ce41" table:formula="of:=[$'Original Data'.L29]" office:value-type="float" office:value="5.8" calcext:value-type="float">
            <text:p>5,8</text:p>
          </table:table-cell>
          <table:table-cell table:style-name="ce87" table:formula="of:=[$'Original Data'.J29]" office:value-type="float" office:value="11" calcext:value-type="float">
            <text:p>11,0</text:p>
          </table:table-cell>
          <table:table-cell table:style-name="ce87" table:formula="of:=[$'Original Data'.M29]" office:value-type="float" office:value="1.6" calcext:value-type="float">
            <text:p>1,6</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₁</text:p>
          </table:table-cell>
          <table:table-cell table:style-name="ce41" table:formula="of:=[$'Original Data'.G30]" office:value-type="float" office:value="53" calcext:value-type="float">
            <text:p>53</text:p>
          </table:table-cell>
          <table:table-cell table:style-name="ce41" table:formula="of:=[$'Original Data'.H30]" office:value-type="float" office:value="25" calcext:value-type="float">
            <text:p>25</text:p>
          </table:table-cell>
          <table:table-cell table:style-name="ce41" table:formula="of:=[$'Original Data'.I30]" office:value-type="float" office:value="21" calcext:value-type="float">
            <text:p>21</text:p>
          </table:table-cell>
          <table:table-cell table:style-name="ce85" table:formula="of:=[$'Original Data'.K30]*10" office:value-type="float" office:value="140" calcext:value-type="float">
            <text:p>140</text:p>
          </table:table-cell>
          <table:table-cell table:style-name="ce41" table:formula="of:=[$'Original Data'.L30]" office:value-type="float" office:value="5.8" calcext:value-type="float">
            <text:p>5,8</text:p>
          </table:table-cell>
          <table:table-cell table:style-name="ce87" table:formula="of:=[$'Original Data'.J30]" office:value-type="float" office:value="8" calcext:value-type="float">
            <text:p>8,0</text:p>
          </table:table-cell>
          <table:table-cell table:style-name="ce87" table:formula="of:=[$'Original Data'.M30]" office:value-type="float" office:value="1.5" calcext:value-type="float">
            <text:p>1,5</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₂</text:p>
          </table:table-cell>
          <table:table-cell table:style-name="ce41" table:formula="of:=[$'Original Data'.G31]" office:value-type="float" office:value="54" calcext:value-type="float">
            <text:p>54</text:p>
          </table:table-cell>
          <table:table-cell table:style-name="ce41" table:formula="of:=[$'Original Data'.H31]" office:value-type="float" office:value="25" calcext:value-type="float">
            <text:p>25</text:p>
          </table:table-cell>
          <table:table-cell table:style-name="ce41" table:formula="of:=[$'Original Data'.I31]" office:value-type="float" office:value="22" calcext:value-type="float">
            <text:p>22</text:p>
          </table:table-cell>
          <table:table-cell table:style-name="ce85" table:formula="of:=[$'Original Data'.K31]*10" office:value-type="float" office:value="110" calcext:value-type="float">
            <text:p>110</text:p>
          </table:table-cell>
          <table:table-cell table:style-name="ce41" table:formula="of:=[$'Original Data'.L31]" office:value-type="float" office:value="5.8" calcext:value-type="float">
            <text:p>5,8</text:p>
          </table:table-cell>
          <table:table-cell table:style-name="ce87" table:formula="of:=[$'Original Data'.J31]" office:value-type="float" office:value="7" calcext:value-type="float">
            <text:p>7,0</text:p>
          </table:table-cell>
          <table:table-cell table:style-name="ce87" table:formula="of:=[$'Original Data'.M31]" office:value-type="float" office:value="1.5" calcext:value-type="float">
            <text:p>1,5</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₃</text:p>
          </table:table-cell>
          <table:table-cell table:style-name="ce41" table:formula="of:=[$'Original Data'.G32]" office:value-type="float" office:value="52" calcext:value-type="float">
            <text:p>52</text:p>
          </table:table-cell>
          <table:table-cell table:style-name="ce41" table:formula="of:=[$'Original Data'.H32]" office:value-type="float" office:value="24" calcext:value-type="float">
            <text:p>24</text:p>
          </table:table-cell>
          <table:table-cell table:style-name="ce41" table:formula="of:=[$'Original Data'.I32]" office:value-type="float" office:value="23" calcext:value-type="float">
            <text:p>23</text:p>
          </table:table-cell>
          <table:table-cell table:style-name="ce85" table:formula="of:=[$'Original Data'.K32]*10" office:value-type="float" office:value="80" calcext:value-type="float">
            <text:p>80</text:p>
          </table:table-cell>
          <table:table-cell table:style-name="ce41" table:formula="of:=[$'Original Data'.L32]" office:value-type="float" office:value="5.8" calcext:value-type="float">
            <text:p>5,8</text:p>
          </table:table-cell>
          <table:table-cell table:style-name="ce87" table:formula="of:=[$'Original Data'.J32]" office:value-type="float" office:value="7" calcext:value-type="float">
            <text:p>7,0</text:p>
          </table:table-cell>
          <table:table-cell table:style-name="ce87" table:formula="of:=[$'Original Data'.M32]" office:value-type="float" office:value="1.5" calcext:value-type="float">
            <text:p>1,5</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₄</text:p>
          </table:table-cell>
          <table:table-cell table:style-name="ce41" table:formula="of:=[$'Original Data'.G33]" office:value-type="float" office:value="50" calcext:value-type="float">
            <text:p>50</text:p>
          </table:table-cell>
          <table:table-cell table:style-name="ce41" table:formula="of:=[$'Original Data'.H33]" office:value-type="float" office:value="22" calcext:value-type="float">
            <text:p>22</text:p>
          </table:table-cell>
          <table:table-cell table:style-name="ce41" table:formula="of:=[$'Original Data'.I33]" office:value-type="float" office:value="28" calcext:value-type="float">
            <text:p>28</text:p>
          </table:table-cell>
          <table:table-cell table:style-name="ce85" table:formula="of:=[$'Original Data'.K33]*10" office:value-type="float" office:value="50" calcext:value-type="float">
            <text:p>50</text:p>
          </table:table-cell>
          <table:table-cell table:style-name="ce41" table:formula="of:=[$'Original Data'.L33]" office:value-type="float" office:value="5.8" calcext:value-type="float">
            <text:p>5,8</text:p>
          </table:table-cell>
          <table:table-cell table:style-name="ce87" table:formula="of:=[$'Original Data'.J33]" office:value-type="float" office:value="7" calcext:value-type="float">
            <text:p>7,0</text:p>
          </table:table-cell>
          <table:table-cell table:style-name="ce87" table:formula="of:=[$'Original Data'.M33]" office:value-type="float" office:value="1.6" calcext:value-type="float">
            <text:p>1,6</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₅</text:p>
          </table:table-cell>
          <table:table-cell table:style-name="ce41" table:formula="of:=[$'Original Data'.G34]" office:value-type="float" office:value="41" calcext:value-type="float">
            <text:p>41</text:p>
          </table:table-cell>
          <table:table-cell table:style-name="ce41" table:formula="of:=[$'Original Data'.H34]" office:value-type="float" office:value="23" calcext:value-type="float">
            <text:p>23</text:p>
          </table:table-cell>
          <table:table-cell table:style-name="ce41" table:formula="of:=[$'Original Data'.I34]" office:value-type="float" office:value="36" calcext:value-type="float">
            <text:p>36</text:p>
          </table:table-cell>
          <table:table-cell table:style-name="ce85" table:formula="of:=[$'Original Data'.K34]*10" office:value-type="float" office:value="30" calcext:value-type="float">
            <text:p>30</text:p>
          </table:table-cell>
          <table:table-cell table:style-name="ce41" table:formula="of:=[$'Original Data'.L34]" office:value-type="float" office:value="5.7" calcext:value-type="float">
            <text:p>5,7</text:p>
          </table:table-cell>
          <table:table-cell table:style-name="ce87" table:formula="of:=[$'Original Data'.J34]" office:value-type="float" office:value="8" calcext:value-type="float">
            <text:p>8,0</text:p>
          </table:table-cell>
          <table:table-cell table:style-name="ce87" table:formula="of:=[$'Original Data'.M34]" office:value-type="float" office:value="1.5" calcext:value-type="float">
            <text:p>1,5</text:p>
          </table:table-cell>
        </table:table-row>
        <table:table-row table:style-name="ro12">
          <table:table-cell table:style-name="ce41" office:value-type="string" calcext:value-type="string">
            <text:p>Dormaa-Ahenko</text:p>
          </table:table-cell>
          <table:table-cell table:number-columns-repeated="2" table:style-name="ce41" office:value-type="string" calcext:value-type="string">
            <text:p>Dormaa-Ahenko₆</text:p>
          </table:table-cell>
          <table:table-cell table:style-name="ce41" table:formula="of:=[$'Original Data'.G35]" office:value-type="float" office:value="40" calcext:value-type="float">
            <text:p>40</text:p>
          </table:table-cell>
          <table:table-cell table:style-name="ce41" table:formula="of:=[$'Original Data'.H35]" office:value-type="float" office:value="22" calcext:value-type="float">
            <text:p>22</text:p>
          </table:table-cell>
          <table:table-cell table:style-name="ce41" table:formula="of:=[$'Original Data'.I35]" office:value-type="float" office:value="38" calcext:value-type="float">
            <text:p>38</text:p>
          </table:table-cell>
          <table:table-cell table:style-name="ce85" table:formula="of:=[$'Original Data'.K35]*10" office:value-type="float" office:value="20" calcext:value-type="float">
            <text:p>20</text:p>
          </table:table-cell>
          <table:table-cell table:style-name="ce41" table:formula="of:=[$'Original Data'.L35]" office:value-type="float" office:value="5.8" calcext:value-type="float">
            <text:p>5,8</text:p>
          </table:table-cell>
          <table:table-cell table:style-name="ce87" table:formula="of:=[$'Original Data'.J35]" office:value-type="float" office:value="8" calcext:value-type="float">
            <text:p>8,0</text:p>
          </table:table-cell>
          <table:table-cell table:style-name="ce87" table:formula="of:=[$'Original Data'.M35]" office:value-type="float" office:value="1.6" calcext:value-type="float">
            <text:p>1,6</text:p>
          </table:table-cell>
        </table:table-row>
        <table:table-row table:style-name="ro2" table:number-rows-repeated="1048550">
          <table:table-cell table:number-columns-repeated="10"/>
        </table:table-row>
        <table:table-row table:style-name="ro2">
          <table:table-cell table:number-columns-repeated="10"/>
        </table:table-row>
      </table:table>
      <table:table table:name="Procedures" table:style-name="ta5">
        <table:table-column table:style-name="co103" table:default-cell-style-name="ce4"/>
        <table:table-column table:style-name="co104" table:default-cell-style-name="ce4"/>
        <table:table-column table:style-name="co105" table:default-cell-style-name="ce4"/>
        <table:table-column table:style-name="co103" table:number-columns-repeated="2" table:default-cell-style-name="ce4"/>
        <table:table-row table:style-name="ro3">
          <table:table-cell table:style-name="ce88" office:value-type="string" calcext:value-type="string">
            <text:p>soil_property</text:p>
          </table:table-cell>
          <table:table-cell table:style-name="ce90" office:value-type="string" calcext:value-type="string">
            <text:p>property_phys_chem_id</text:p>
          </table:table-cell>
          <table:table-cell table:style-name="ce90" office:value-type="string" calcext:value-type="string">
            <text:p>procedure_phys_chem_id</text:p>
          </table:table-cell>
          <table:table-cell table:style-name="ce91" office:value-type="string" calcext:value-type="string">
            <text:p>unit_of_measure_id</text:p>
          </table:table-cell>
          <table:table-cell/>
        </table:table-row>
        <table:table-row table:style-name="ro2">
          <table:table-cell table:style-name="ce89" office:value-type="string" calcext:value-type="string">
            <text:p>Sand (%)</text:p>
          </table:table-cell>
          <table:table-cell table:style-name="ce5" table:content-validation-name="val135" office:value-type="string" calcext:value-type="string">
            <text:p>Sand texture fraction</text:p>
          </table:table-cell>
          <table:table-cell table:style-name="ce5" table:content-validation-name="val137" office:value-type="string" calcext:value-type="string">
            <text:p>SaSiCl_2-20-2000u-disp-pipette</text:p>
          </table:table-cell>
          <table:table-cell table:style-name="ce5" table:content-validation-name="val141" office:value-type="string" calcext:value-type="string">
            <text:p>%</text:p>
          </table:table-cell>
          <table:table-cell/>
        </table:table-row>
        <table:table-row table:style-name="ro2">
          <table:table-cell table:style-name="ce89" office:value-type="string" calcext:value-type="string">
            <text:p>Silt (%)</text:p>
          </table:table-cell>
          <table:table-cell table:style-name="ce5" table:content-validation-name="val135" office:value-type="string" calcext:value-type="string">
            <text:p>Silt texture fraction</text:p>
          </table:table-cell>
          <table:table-cell table:style-name="ce5" table:content-validation-name="val138" office:value-type="string" calcext:value-type="string">
            <text:p>SaSiCl_2-20-2000u-disp-pipette</text:p>
          </table:table-cell>
          <table:table-cell table:style-name="ce5" table:content-validation-name="val141" office:value-type="string" calcext:value-type="string">
            <text:p>%</text:p>
          </table:table-cell>
          <table:table-cell/>
        </table:table-row>
        <table:table-row table:style-name="ro2">
          <table:table-cell table:style-name="ce89" office:value-type="string" calcext:value-type="string">
            <text:p>Clay (%)</text:p>
          </table:table-cell>
          <table:table-cell table:style-name="ce5" table:content-validation-name="val135" office:value-type="string" calcext:value-type="string">
            <text:p>Clay texture fraction</text:p>
          </table:table-cell>
          <table:table-cell table:style-name="ce5" table:content-validation-name="val139" office:value-type="string" calcext:value-type="string">
            <text:p>SaSiCl_2-20-2000u-disp-pipette</text:p>
          </table:table-cell>
          <table:table-cell table:style-name="ce5" table:content-validation-name="val141" office:value-type="string" calcext:value-type="string">
            <text:p>%</text:p>
          </table:table-cell>
          <table:table-cell/>
        </table:table-row>
        <table:table-row table:style-name="ro2">
          <table:table-cell table:style-name="ce89" office:value-type="string" calcext:value-type="string">
            <text:p>C (%)</text:p>
          </table:table-cell>
          <table:table-cell table:style-name="ce5" table:content-validation-name="val135" office:value-type="string" calcext:value-type="string">
            <text:p>Carbon (C) - organic</text:p>
          </table:table-cell>
          <table:table-cell table:style-name="ce5" table:content-validation-name="val140" office:value-type="string" calcext:value-type="string">
            <text:p>OrgC_wc-cro3-walkleyblack</text:p>
          </table:table-cell>
          <table:table-cell table:style-name="ce5" table:content-validation-name="val141" office:value-type="string" calcext:value-type="string">
            <text:p>g/kg</text:p>
          </table:table-cell>
          <table:table-cell/>
        </table:table-row>
        <table:table-row table:style-name="ro2">
          <table:table-cell table:style-name="ce89" office:value-type="string" calcext:value-type="string">
            <text:p>pH-H₂O</text:p>
          </table:table-cell>
          <table:table-cell table:style-name="ce5" table:content-validation-name="val135" office:value-type="string" calcext:value-type="string">
            <text:p>pH - Hydrogen potential</text:p>
          </table:table-cell>
          <table:table-cell table:style-name="ce5" table:content-validation-name="val140" office:value-type="string" calcext:value-type="string">
            <text:p>pHH2O</text:p>
          </table:table-cell>
          <table:table-cell table:style-name="ce5" table:content-validation-name="val141" office:value-type="string" calcext:value-type="string">
            <text:p>pH</text:p>
          </table:table-cell>
          <table:table-cell/>
        </table:table-row>
        <table:table-row table:style-name="ro2">
          <table:table-cell table:style-name="ce89" office:value-type="string" calcext:value-type="string">
            <text:p>CEC (me/100g)</text:p>
          </table:table-cell>
          <table:table-cell table:style-name="ce8" table:content-validation-name="val136" office:value-type="string" calcext:value-type="string">
            <text:p>effectiveCecProperty</text:p>
          </table:table-cell>
          <table:table-cell table:style-name="ce5" table:content-validation-name="val140" office:value-type="string" calcext:value-type="string">
            <text:p>EffCEC_calcul-ba</text:p>
          </table:table-cell>
          <table:table-cell table:style-name="ce5" table:content-validation-name="val141" office:value-type="string" calcext:value-type="string">
            <text:p>cmol/kg</text:p>
          </table:table-cell>
          <table:table-cell/>
        </table:table-row>
        <table:table-row table:style-name="ro2">
          <table:table-cell table:style-name="ce89" office:value-type="string" calcext:value-type="string">
            <text:p>Bulk Density (kg/l)</text:p>
          </table:table-cell>
          <table:table-cell table:style-name="ce5" table:content-validation-name="val135" office:value-type="string" calcext:value-type="string">
            <text:p>bulkDensityFineEarthProperty</text:p>
          </table:table-cell>
          <table:table-cell table:style-name="ce5" table:content-validation-name="val140" office:value-type="string" calcext:value-type="string">
            <text:p>BlkDensF_fe-unkn</text:p>
          </table:table-cell>
          <table:table-cell table:style-name="ce5" table:content-validation-name="val141" office:value-type="string" calcext:value-type="string">
            <text:p>kg/dm3</text:p>
          </table:table-cell>
          <table:table-cell/>
        </table:table-row>
        <table:table-row table:style-name="ro2" table:number-rows-repeated="1048543">
          <table:table-cell table:number-columns-repeated="5"/>
        </table:table-row>
        <table:table-row table:style-name="ro7" table:number-rows-repeated="24">
          <table:table-cell table:number-columns-repeated="5"/>
        </table:table-row>
        <table:table-row table:style-name="ro7">
          <table:table-cell table:number-columns-repeated="5"/>
        </table:table-row>
      </table:table>
      <table:table table:name="Metadata" table:style-name="ta6">
        <table:table-column table:style-name="co106" table:default-cell-style-name="ce4"/>
        <table:table-column table:style-name="co63" table:number-columns-repeated="11" table:default-cell-style-name="Default"/>
        <table:table-row table:style-name="ro13">
          <table:table-cell table:style-name="ce2"/>
          <table:table-cell table:style-name="ce93" office:value-type="string" calcext:value-type="string" table:number-columns-spanned="11" table:number-rows-spanned="1">
            <text:p>Metadata</text:p>
          </table:table-cell>
          <table:covered-table-cell table:number-columns-repeated="10" table:style-name="ce93"/>
        </table:table-row>
        <table:table-row table:style-name="ro2">
          <table:table-cell table:style-name="ce92" office:value-type="string" calcext:value-type="string">
            <text:p>plot_code</text:p>
          </table:table-cell>
          <table:table-cell table:style-name="ce94" office:value-type="string" calcext:value-type="string">
            <text:p>name</text:p>
          </table:table-cell>
          <table:table-cell table:style-name="ce94" office:value-type="string" calcext:value-type="string">
            <text:p>honorific_title</text:p>
          </table:table-cell>
          <table:table-cell table:style-name="ce94" office:value-type="string" calcext:value-type="string">
            <text:p>role</text:p>
          </table:table-cell>
          <table:table-cell table:style-name="ce94" office:value-type="string" calcext:value-type="string">
            <text:p>email</text:p>
          </table:table-cell>
          <table:table-cell table:style-name="ce94" office:value-type="string" calcext:value-type="string">
            <text:p>telephone</text:p>
          </table:table-cell>
          <table:table-cell table:style-name="ce94" office:value-type="string" calcext:value-type="string">
            <text:p>url</text:p>
          </table:table-cell>
          <table:table-cell table:style-name="ce94" office:value-type="string" calcext:value-type="string">
            <text:p>organization</text:p>
          </table:table-cell>
          <table:table-cell table:style-name="ce94" office:value-type="string" calcext:value-type="string">
            <text:p>street_address</text:p>
          </table:table-cell>
          <table:table-cell table:style-name="ce94" office:value-type="string" calcext:value-type="string">
            <text:p>postal_code</text:p>
          </table:table-cell>
          <table:table-cell table:style-name="ce94" office:value-type="string" calcext:value-type="string">
            <text:p>locality</text:p>
          </table:table-cell>
          <table:table-cell table:style-name="ce94" office:value-type="string" calcext:value-type="string">
            <text:p>country</text:p>
          </table:table-cell>
        </table:table-row>
        <table:table-row table:style-name="ro14">
          <table:table-cell table:style-name="ce41" office:value-type="string" calcext:value-type="string">
            <text:p>Kumasi</text:p>
          </table:table-cell>
          <table:table-cell table:style-name="ce5" office:value-type="string" calcext:value-type="string">
            <text:p>Amit Kumar Srivastava</text:p>
          </table:table-cell>
          <table:table-cell table:style-name="ce5"/>
          <table:table-cell table:style-name="ce5" office:value-type="string" calcext:value-type="string">
            <text:p>Director</text:p>
          </table:table-cell>
          <table:table-cell table:style-name="ce5" office:value-type="string" calcext:value-type="string">
            <text:p><text:a xlink:href="mailto:amit.srivastava@uni-bonn.de" xlink:type="simple">amit.srivastava@uni-bonn.de</text:a></text:p>
          </table:table-cell>
          <table:table-cell table:style-name="ce5"/>
          <table:table-cell table:style-name="ce5"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table:style-name="ce5" office:value-type="float" office:value="53113" calcext:value-type="float">
            <text:p>53113</text:p>
          </table:table-cell>
          <table:table-cell table:style-name="ce5" office:value-type="string" calcext:value-type="string">
            <text:p>Bonn</text:p>
          </table:table-cell>
          <table:table-cell table:style-name="ce5" office:value-type="string" calcext:value-type="string">
            <text:p>Germany</text:p>
          </table:table-cell>
        </table:table-row>
        <table:table-row table:style-name="ro14">
          <table:table-cell table:style-name="ce41" office:value-type="string" calcext:value-type="string">
            <text:p>Techiman</text:p>
          </table:table-cell>
          <table:table-cell table:style-name="ce5" office:value-type="string" calcext:value-type="string">
            <text:p>Amit Kumar Srivastava</text:p>
          </table:table-cell>
          <table:table-cell table:style-name="ce5"/>
          <table:table-cell table:style-name="ce5" office:value-type="string" calcext:value-type="string">
            <text:p>Director</text:p>
          </table:table-cell>
          <table:table-cell table:style-name="ce5" office:value-type="string" calcext:value-type="string">
            <text:p><text:a xlink:href="mailto:amit.srivastava@uni-bonn.de" xlink:type="simple">amit.srivastava@uni-bonn.de</text:a></text:p>
          </table:table-cell>
          <table:table-cell table:style-name="ce5"/>
          <table:table-cell table:style-name="ce5"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table:style-name="ce5" office:value-type="float" office:value="53113" calcext:value-type="float">
            <text:p>53113</text:p>
          </table:table-cell>
          <table:table-cell table:style-name="ce5" office:value-type="string" calcext:value-type="string">
            <text:p>Bonn</text:p>
          </table:table-cell>
          <table:table-cell table:style-name="ce5" office:value-type="string" calcext:value-type="string">
            <text:p>Germany</text:p>
          </table:table-cell>
        </table:table-row>
        <table:table-row table:style-name="ro14">
          <table:table-cell table:style-name="ce41" office:value-type="string" calcext:value-type="string">
            <text:p>Ejura</text:p>
          </table:table-cell>
          <table:table-cell table:style-name="ce5" office:value-type="string" calcext:value-type="string">
            <text:p>Amit Kumar Srivastava</text:p>
          </table:table-cell>
          <table:table-cell table:style-name="ce5"/>
          <table:table-cell table:style-name="ce5" office:value-type="string" calcext:value-type="string">
            <text:p>Director</text:p>
          </table:table-cell>
          <table:table-cell table:style-name="ce5" office:value-type="string" calcext:value-type="string">
            <text:p><text:a xlink:href="mailto:amit.srivastava@uni-bonn.de" xlink:type="simple">amit.srivastava@uni-bonn.de</text:a></text:p>
          </table:table-cell>
          <table:table-cell table:style-name="ce5"/>
          <table:table-cell table:style-name="ce5"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table:style-name="ce5" office:value-type="float" office:value="53113" calcext:value-type="float">
            <text:p>53113</text:p>
          </table:table-cell>
          <table:table-cell table:style-name="ce5" office:value-type="string" calcext:value-type="string">
            <text:p>Bonn</text:p>
          </table:table-cell>
          <table:table-cell table:style-name="ce5" office:value-type="string" calcext:value-type="string">
            <text:p>Germany</text:p>
          </table:table-cell>
        </table:table-row>
        <table:table-row table:style-name="ro15">
          <table:table-cell table:style-name="ce41" office:value-type="string" calcext:value-type="string">
            <text:p>Dormaa-Ahenko</text:p>
          </table:table-cell>
          <table:table-cell table:style-name="ce5" office:value-type="string" calcext:value-type="string">
            <text:p>Amit Kumar Srivastava</text:p>
          </table:table-cell>
          <table:table-cell table:style-name="ce5"/>
          <table:table-cell table:style-name="ce5" office:value-type="string" calcext:value-type="string">
            <text:p>Director</text:p>
          </table:table-cell>
          <table:table-cell table:style-name="ce5" office:value-type="string" calcext:value-type="string">
            <text:p><text:a xlink:href="mailto:amit.srivastava@uni-bonn.de" xlink:type="simple">amit.srivastava@uni-bonn.de</text:a></text:p>
          </table:table-cell>
          <table:table-cell table:style-name="ce5"/>
          <table:table-cell table:style-name="ce5"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table:style-name="ce5" office:value-type="float" office:value="53113" calcext:value-type="float">
            <text:p>53113</text:p>
          </table:table-cell>
          <table:table-cell table:style-name="ce5" office:value-type="string" calcext:value-type="string">
            <text:p>Bonn</text:p>
          </table:table-cell>
          <table:table-cell table:style-name="ce5" office:value-type="string" calcext:value-type="string">
            <text:p>Germany</text:p>
          </table:table-cell>
        </table:table-row>
        <table:table-row table:style-name="ro2" table:number-rows-repeated="1048569">
          <table:table-cell table:number-columns-repeated="12"/>
        </table:table-row>
        <table:table-row table:style-name="ro2">
          <table:table-cell table:number-columns-repeated="12"/>
        </table:table-row>
      </table:table>
      <table:table table:name="observation_phys_chem_id" table:style-name="ta7">
        <table:table-column table:style-name="co107" table:default-cell-style-name="ce5"/>
        <table:table-column table:style-name="co108" table:default-cell-style-name="ce5"/>
        <table:table-column table:style-name="co109" table:default-cell-style-name="ce5"/>
        <table:table-column table:style-name="co63" table:default-cell-style-name="Default"/>
        <table:table-row table:style-name="ro2">
          <table:table-cell table:style-name="ce95" office:value-type="string" calcext:value-type="string">
            <text:p>property_phys_chem_id</text:p>
          </table:table-cell>
          <table:table-cell table:style-name="ce95" office:value-type="string" calcext:value-type="string">
            <text:p>procedure_phys_chem_id</text:p>
          </table:table-cell>
          <table:table-cell table:style-name="ce95" office:value-type="string" calcext:value-type="string">
            <text:p>unit_of_measure_id</text:p>
          </table:table-cell>
          <table:table-cell/>
        </table:table-row>
        <table:table-row table:style-name="ro2">
          <table:table-cell office:value-type="string" calcext:value-type="string">
            <text:p>Acidity - exchangeable</text:p>
          </table:table-cell>
          <table:table-cell office:value-type="string" calcext:value-type="string">
            <text:p>ExchAcid_ph0-kcl1m</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0-nh4cl</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0-unkn</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7-caoac</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7-unkn</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8-bacl2tea</text:p>
          </table:table-cell>
          <table:table-cell office:value-type="string" calcext:value-type="string">
            <text:p>cmol/kg</text:p>
          </table:table-cell>
          <table:table-cell table:style-name="ce5"/>
        </table:table-row>
        <table:table-row table:style-name="ro2">
          <table:table-cell office:value-type="string" calcext:value-type="string">
            <text:p>Acidity - exchangeable</text:p>
          </table:table-cell>
          <table:table-cell office:value-type="string" calcext:value-type="string">
            <text:p>ExchAcid_ph8-unkn</text:p>
          </table:table-cell>
          <table:table-cell office:value-type="string" calcext:value-type="string">
            <text:p>cmol/kg</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100wp</text:p>
          </table:table-cell>
          <table:table-cell office:value-type="string" calcext:value-type="string">
            <text:p>m3/100 m3</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200wp</text:p>
          </table:table-cell>
          <table:table-cell office:value-type="string" calcext:value-type="string">
            <text:p>m3/100 m3</text:p>
          </table:table-cell>
          <table:table-cell table:style-name="ce5"/>
        </table:table-row>
        <table:table-row table:style-name="ro2">
          <table:table-cell office:value-type="string" calcext:value-type="string">
            <text:p>Available water capacity - volumetric (FC to WP)</text:p>
          </table:table-cell>
          <table:table-cell office:value-type="string" calcext:value-type="string">
            <text:p>PAWHC_calcul-fc300wp</text:p>
          </table:table-cell>
          <table:table-cell office:value-type="string" calcext:value-type="string">
            <text:p>m3/100 m3</text:p>
          </table:table-cell>
          <table:table-cell table:style-name="ce5"/>
        </table:table-row>
        <table:table-row table:style-name="ro2">
          <table:table-cell office:value-type="string" calcext:value-type="string">
            <text:p>Base saturation - calculated</text:p>
          </table:table-cell>
          <table:table-cell office:value-type="string" calcext:value-type="string">
            <text:p>BSat_calcul-cec</text:p>
          </table:table-cell>
          <table:table-cell office:value-type="string" calcext:value-type="string">
            <text:p>%</text:p>
          </table:table-cell>
          <table:table-cell table:style-name="ce5"/>
        </table:table-row>
        <table:table-row table:style-name="ro2">
          <table:table-cell office:value-type="string" calcext:value-type="string">
            <text:p>Base saturation - calculated</text:p>
          </table:table-cell>
          <table:table-cell office:value-type="string" calcext:value-type="string">
            <text:p>BSat_calcul-ecec</text:p>
          </table:table-cell>
          <table:table-cell office:value-type="string" calcext:value-type="string">
            <text:p>%</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od</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l-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od</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co-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rpl-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fc</text:p>
          </table:table-cell>
          <table:table-cell office:value-type="string" calcext:value-type="string">
            <text:p>kg/dm3</text:p>
          </table:table-cell>
          <table:table-cell table:style-name="ce5"/>
        </table:table-row>
        <table:table-row table:style-name="ro2">
          <table:table-cell office:value-type="string" calcext:value-type="string">
            <text:p>bulkDensityFineEarthProperty</text:p>
          </table:table-cell>
          <table:table-cell office:value-type="string" calcext:value-type="string">
            <text:p>BlkDensF_fe-unkn-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fc</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l-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fc</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od</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co-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rpl-unkn</text:p>
          </table:table-cell>
          <table:table-cell office:value-type="string" calcext:value-type="string">
            <text:p>kg/dm3</text:p>
          </table:table-cell>
          <table:table-cell table:style-name="ce5"/>
        </table:table-row>
        <table:table-row table:style-name="ro2">
          <table:table-cell office:value-type="string" calcext:value-type="string">
            <text:p>bulkDensityWholeSoilProperty</text:p>
          </table:table-cell>
          <table:table-cell office:value-type="string" calcext:value-type="string">
            <text:p>BlkDensW_we-unkn</text:p>
          </table:table-cell>
          <table:table-cell office:value-type="string" calcext:value-type="string">
            <text:p>kg/dm3</text:p>
          </table:table-cell>
          <table:table-cell table:style-name="ce5"/>
        </table:table-row>
        <table:table-row table:style-name="ro2">
          <table:table-cell office:value-type="string" calcext:value-type="string">
            <text:p>carbonInorganicProperty</text:p>
          </table:table-cell>
          <table:table-cell office:value-type="string" calcext:value-type="string">
            <text:p>InOrgC_calcul-caco3</text:p>
          </table:table-cell>
          <table:table-cell office:value-type="string" calcext:value-type="string">
            <text:p>g/kg</text:p>
          </table:table-cell>
          <table:table-cell table:style-name="ce5"/>
        </table:table-row>
        <table:table-row table:style-name="ro2">
          <table:table-cell office:value-type="string" calcext:value-type="string">
            <text:p>carbonInorganicProperty</text:p>
          </table:table-cell>
          <table:table-cell office:value-type="string" calcext:value-type="string">
            <text:p>InOrgC_calcul-tc-o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h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ht-analyser</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l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lt-loi</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m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acid-dc-spe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calcul-tc-i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h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ht-analyser</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l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lt-loi</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mt</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dc-spe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jackso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alembra</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nopp</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kurmies</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nelso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nrcs6a1c</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tiurin</text:p>
          </table:table-cell>
          <table:table-cell office:value-type="string" calcext:value-type="string">
            <text:p>g/kg</text:p>
          </table:table-cell>
          <table:table-cell table:style-name="ce5"/>
        </table:table-row>
        <table:table-row table:style-name="ro2">
          <table:table-cell office:value-type="string" calcext:value-type="string">
            <text:p>Carbon (C) - organic</text:p>
          </table:table-cell>
          <table:table-cell office:value-type="string" calcext:value-type="string">
            <text:p>OrgC_wc-cro3-walkleyblack</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calcul-ic-oc</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analyser</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ht-spec</text:p>
          </table:table-cell>
          <table:table-cell office:value-type="string" calcext:value-type="string">
            <text:p>g/kg</text:p>
          </table:table-cell>
          <table:table-cell table:style-name="ce5"/>
        </table:table-row>
        <table:table-row table:style-name="ro2">
          <table:table-cell office:value-type="string" calcext:value-type="string">
            <text:p>Carbon (C) - total</text:p>
          </table:table-cell>
          <table:table-cell office:value-type="string" calcext:value-type="string">
            <text:p>TotC_dc-mt</text:p>
          </table:table-cell>
          <table:table-cell office:value-type="string" calcext:value-type="string">
            <text:p>g/kg</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fld</text:p>
          </table:table-cell>
          <table:table-cell office:value-type="string" calcext:value-type="string">
            <text:p>%</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fldcls</text:p>
          </table:table-cell>
          <table:table-cell office:value-type="string" calcext:value-type="string">
            <text:p>%</text:p>
          </table:table-cell>
          <table:table-cell table:style-name="ce5"/>
        </table:table-row>
        <table:table-row table:style-name="ro2">
          <table:table-cell office:value-type="string" calcext:value-type="string">
            <text:p>coarseFragmentsProperty</text:p>
          </table:table-cell>
          <table:table-cell office:value-type="string" calcext:value-type="string">
            <text:p>CrsFrg_lab</text:p>
          </table:table-cell>
          <table:table-cell office:value-type="string" calcext:value-type="string">
            <text:p>%</text:p>
          </table:table-cell>
          <table:table-cell table:style-name="ce5"/>
        </table:table-row>
        <table:table-row table:style-name="ro2">
          <table:table-cell office:value-type="string" calcext:value-type="string">
            <text:p>effectiveCecProperty</text:p>
          </table:table-cell>
          <table:table-cell office:value-type="string" calcext:value-type="string">
            <text:p>EffCEC_calcul-b</text:p>
          </table:table-cell>
          <table:table-cell office:value-type="string" calcext:value-type="string">
            <text:p>cmol/kg</text:p>
          </table:table-cell>
          <table:table-cell table:style-name="ce5"/>
        </table:table-row>
        <table:table-row table:style-name="ro2">
          <table:table-cell office:value-type="string" calcext:value-type="string">
            <text:p>effectiveCecProperty</text:p>
          </table:table-cell>
          <table:table-cell office:value-type="string" calcext:value-type="string">
            <text:p>EffCEC_calcul-ba</text:p>
          </table:table-cell>
          <table:table-cell office:value-type="string" calcext:value-type="string">
            <text:p>cmol/kg</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1</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10</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2</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2.5</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_ratio1-5</text:p>
          </table:table-cell>
          <table:table-cell office:value-type="string" calcext:value-type="string">
            <text:p>dS/m</text:p>
          </table:table-cell>
          <table:table-cell table:style-name="ce5"/>
        </table:table-row>
        <table:table-row table:style-name="ro2">
          <table:table-cell office:value-type="string" calcext:value-type="string">
            <text:p>electricalConductivityProperty</text:p>
          </table:table-cell>
          <table:table-cell office:value-type="string" calcext:value-type="string">
            <text:p>ECe_sat</text:p>
          </table:table-cell>
          <table:table-cell office:value-type="string" calcext:value-type="string">
            <text:p>dS/m</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manganeseProperty</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Sodium (Na+)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Hydrogen (H+)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Potassium (K+)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Aluminium (Al+++)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Calcium (Ca++)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edta</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m3</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unkn-m3-spec</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0-cohex</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0-nh4cl</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aas</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nh4oac-fp</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7-unkn</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8-bacl2tea</text:p>
          </table:table-cell>
          <table:table-cell office:value-type="string" calcext:value-type="string">
            <text:p>cmol/kg</text:p>
          </table:table-cell>
          <table:table-cell table:style-name="ce5"/>
        </table:table-row>
        <table:table-row table:style-name="ro2">
          <table:table-cell office:value-type="string" calcext:value-type="string">
            <text:p>Magnesium (Mg++) - exchangeable</text:p>
          </table:table-cell>
          <table:table-cell office:value-type="string" calcext:value-type="string">
            <text:p>ExchBases_ph8-unk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Manganese (Mn)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Boron (B)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Boron (B)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Potassium (K)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Magnesium (Mg)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Sulfur (S)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Sulfur (S)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Copper (Cu)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Calcium (Ca++)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Iron (Fe)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Iron (Fe)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14</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15</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20</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ap2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6h8o7-reeuwijk</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acl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capo4</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dtpa</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edta</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2so4-truog</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h2so4-nelso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bray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bray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cl-nh4f-kurtz-bray</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no3</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hotwater</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2</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3</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m3-spec</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hco3-olse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hco3-olsen-dabi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aoac-morgan</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h4-co3-2-ambic1</text:p>
          </table:table-cell>
          <table:table-cell office:value-type="string" calcext:value-type="string">
            <text:p>cmol/kg</text:p>
          </table:table-cell>
          <table:table-cell table:style-name="ce5"/>
        </table:table-row>
        <table:table-row table:style-name="ro2">
          <table:table-cell office:value-type="string" calcext:value-type="string">
            <text:p>Sodium (Na) - extractable</text:p>
          </table:table-cell>
          <table:table-cell office:value-type="string" calcext:value-type="string">
            <text:p>Extr_nh4ch3ch-oh-cooh-leuven</text:p>
          </table:table-cell>
          <table:table-cell office:value-type="string" calcext:value-type="string">
            <text:p>cmol/kg</text:p>
          </table:table-cell>
          <table:table-cell table:style-name="ce5"/>
        </table:table-row>
        <table:table-row table:style-name="ro2">
          <table:table-cell office:value-type="string" calcext:value-type="string">
            <text:p>Zinc (Zn)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Zinc (Zn)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14</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15</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20</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ap2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6h8o7-reeuwijk</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acl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capo4</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dtpa</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edta</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2so4-truog</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h2so4-nelso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bray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bray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cl-nh4f-kurtz-bray</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no3</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hotwater</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2</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3</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m3-spec</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hco3-olse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hco3-olsen-dabi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aoac-morgan</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h4-co3-2-ambic1</text:p>
          </table:table-cell>
          <table:table-cell office:value-type="string" calcext:value-type="string">
            <text:p>%</text:p>
          </table:table-cell>
          <table:table-cell table:style-name="ce5"/>
        </table:table-row>
        <table:table-row table:style-name="ro2">
          <table:table-cell office:value-type="string" calcext:value-type="string">
            <text:p>Phosphorus (P) - extractable</text:p>
          </table:table-cell>
          <table:table-cell office:value-type="string" calcext:value-type="string">
            <text:p>Extr_nh4ch3ch-oh-cooh-leuven</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1</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2</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3</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4</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5</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6</text:p>
          </table:table-cell>
          <table:table-cell office:value-type="string" calcext:value-type="string">
            <text:p>%</text:p>
          </table:table-cell>
          <table:table-cell table:style-name="ce5"/>
        </table:table-row>
        <table:table-row table:style-name="ro2">
          <table:table-cell office:value-type="string" calcext:value-type="string">
            <text:p>gypsumProperty</text:p>
          </table:table-cell>
          <table:table-cell office:value-type="string" calcext:value-type="string">
            <text:p>CaSO4_gy07</text:p>
          </table:table-cell>
          <table:table-cell office:value-type="string" calcext:value-type="string">
            <text:p>%</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genuchte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alcul-ptf-saxto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bhole</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column</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dblring</text:p>
          </table:table-cell>
          <table:table-cell office:value-type="string" calcext:value-type="string">
            <text:p>cm/h</text:p>
          </table:table-cell>
          <table:table-cell table:style-name="ce5"/>
        </table:table-row>
        <table:table-row table:style-name="ro2">
          <table:table-cell office:value-type="string" calcext:value-type="string">
            <text:p>hydraulicConductivityProperty</text:p>
          </table:table-cell>
          <table:table-cell office:value-type="string" calcext:value-type="string">
            <text:p>Ksat_invbhole</text:p>
          </table:table-cell>
          <table:table-cell office:value-type="string" calcext:value-type="string">
            <text:p>cm/h</text:p>
          </table:table-cell>
          <table:table-cell table:style-name="ce5"/>
        </table:table-row>
        <table:table-row table:style-name="ro2">
          <table:table-cell office:value-type="string" calcext:value-type="string">
            <text:p>Nitrogen (N) - total</text:p>
          </table:table-cell>
          <table:table-cell office:value-type="string" calcext:value-type="string">
            <text:p>TotalN_bremner</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calcul</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calcul-oc10</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ht-dumas</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ht-leco</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dc-spec</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h2so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kjeldahl</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kjeldahl-nh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nelson</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4</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6</text:p>
          </table:table-cell>
          <table:table-cell office:value-type="string" calcext:value-type="string">
            <text:p>g/kg</text:p>
          </table:table-cell>
          <table:table-cell table:style-name="ce5"/>
        </table:table-row>
        <table:table-row table:style-name="ro2">
          <table:table-cell office:value-type="string" calcext:value-type="string">
            <text:p>Nitrogen (N) - total</text:p>
          </table:table-cell>
          <table:table-cell office:value-type="string" calcext:value-type="string">
            <text:p>TotalN_tn08</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FulAcidC_unkn</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HumAcidC_unkn</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OrgM_calcul-oc1.73</text:p>
          </table:table-cell>
          <table:table-cell office:value-type="string" calcext:value-type="string">
            <text:p>g/kg</text:p>
          </table:table-cell>
          <table:table-cell table:style-name="ce5"/>
        </table:table-row>
        <table:table-row table:style-name="ro2">
          <table:table-cell office:value-type="string" calcext:value-type="string">
            <text:p>organicMatterProperty</text:p>
          </table:table-cell>
          <table:table-cell office:value-type="string" calcext:value-type="string">
            <text:p>TotHumC_unkn</text:p>
          </table:table-cell>
          <table:table-cell office:value-type="string" calcext:value-type="string">
            <text:p>g/kg</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CaCl2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H2O_unkn-spec</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KCl_sat</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1</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10</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2</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2.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ratio1-5</text:p>
          </table:table-cell>
          <table:table-cell office:value-type="string" calcext:value-type="string">
            <text:p>pH</text:p>
          </table:table-cell>
          <table:table-cell table:style-name="ce5"/>
        </table:table-row>
        <table:table-row table:style-name="ro2">
          <table:table-cell office:value-type="string" calcext:value-type="string">
            <text:p>pH - Hydrogen potential</text:p>
          </table:table-cell>
          <table:table-cell office:value-type="string" calcext:value-type="string">
            <text:p>pHNaF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CaCl2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H2O_unkn-spec</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KCl_sat</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1</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10</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2</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2.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ratio1-5</text:p>
          </table:table-cell>
          <table:table-cell office:value-type="string" calcext:value-type="string">
            <text:p>pH</text:p>
          </table:table-cell>
          <table:table-cell table:style-name="ce5"/>
        </table:table-row>
        <table:table-row table:style-name="ro2">
          <table:table-cell office:value-type="string" calcext:value-type="string">
            <text:p>pHProperty</text:p>
          </table:table-cell>
          <table:table-cell office:value-type="string" calcext:value-type="string">
            <text:p>pHNaF_sat</text:p>
          </table:table-cell>
          <table:table-cell office:value-type="string" calcext:value-type="string">
            <text:p>pH</text:p>
          </table:table-cell>
          <table:table-cell table:style-name="ce5"/>
        </table:table-row>
        <table:table-row table:style-name="ro2">
          <table:table-cell office:value-type="string" calcext:value-type="string">
            <text:p>Phosphorus (P) - retention</text:p>
          </table:table-cell>
          <table:table-cell office:value-type="string" calcext:value-type="string">
            <text:p>RetentP_blakemore</text:p>
          </table:table-cell>
          <table:table-cell office:value-type="string" calcext:value-type="string">
            <text:p>g/hg</text:p>
          </table:table-cell>
          <table:table-cell table:style-name="ce5"/>
        </table:table-row>
        <table:table-row table:style-name="ro2">
          <table:table-cell office:value-type="string" calcext:value-type="string">
            <text:p>Phosphorus (P) - retention</text:p>
          </table:table-cell>
          <table:table-cell office:value-type="string" calcext:value-type="string">
            <text:p>RetentP_unkn-spec</text:p>
          </table:table-cell>
          <table:table-cell office:value-type="string" calcext:value-type="string">
            <text:p>g/hg</text:p>
          </table:table-cell>
          <table:table-cell table:style-name="ce5"/>
        </table:table-row>
        <table:table-row table:style-name="ro2">
          <table:table-cell office:value-type="string" calcext:value-type="string">
            <text:p>porosityProperty</text:p>
          </table:table-cell>
          <table:table-cell office:value-type="string" calcext:value-type="string">
            <text:p>Poros_calcul-pf0</text:p>
          </table:table-cell>
          <table:table-cell office:value-type="string" calcext:value-type="string">
            <text:p>M3/100 m³</text:p>
          </table:table-cell>
          <table:table-cell table:style-name="ce5"/>
        </table:table-row>
        <table:table-row table:style-name="ro2">
          <table:table-cell office:value-type="string" calcext:value-type="string">
            <text:p>solubleSaltsProperty</text:p>
          </table:table-cell>
          <table:table-cell office:value-type="string" calcext:value-type="string">
            <text:p>SlbAn_calcul-unkn</text:p>
          </table:table-cell>
          <table:table-cell office:value-type="string" calcext:value-type="string">
            <text:p>cmol/L</text:p>
          </table:table-cell>
          <table:table-cell table:style-name="ce5"/>
        </table:table-row>
        <table:table-row table:style-name="ro2">
          <table:table-cell office:value-type="string" calcext:value-type="string">
            <text:p>solubleSaltsProperty</text:p>
          </table:table-cell>
          <table:table-cell office:value-type="string" calcext:value-type="string">
            <text:p>SlbCat_calcul-unkn</text:p>
          </table:table-cell>
          <table:table-cell office:value-type="string" calcext:value-type="string">
            <text:p>cmol/L</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Sand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Clay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20-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50-2000u-no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adj100</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beak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disp-spec</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fld</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hydromet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hydrometer-bouy</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laser</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pipette</text:p>
          </table:table-cell>
          <table:table-cell office:value-type="string" calcext:value-type="string">
            <text:p>%</text:p>
          </table:table-cell>
          <table:table-cell table:style-name="ce5"/>
        </table:table-row>
        <table:table-row table:style-name="ro2">
          <table:table-cell office:value-type="string" calcext:value-type="string">
            <text:p>Silt texture fraction</text:p>
          </table:table-cell>
          <table:table-cell office:value-type="string" calcext:value-type="string">
            <text:p>SaSiCl_2-64-2000u-nodisp-spec</text:p>
          </table:table-cell>
          <table:table-cell office:value-type="string" calcext:value-type="string">
            <text:p>%</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ch3cooh-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2so4-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3po4-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hcl-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nodc</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acid-unkn</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1</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2</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3</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4</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5</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6</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7</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8</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09</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0</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1</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12</text:p>
          </table:table-cell>
          <table:table-cell office:value-type="string" calcext:value-type="string">
            <text:p>g/kg</text:p>
          </table:table-cell>
          <table:table-cell table:style-name="ce5"/>
        </table:table-row>
        <table:table-row table:style-name="ro2">
          <table:table-cell office:value-type="string" calcext:value-type="string">
            <text:p>totalCarbonateEquivalentProperty</text:p>
          </table:table-cell>
          <table:table-cell office:value-type="string" calcext:value-type="string">
            <text:p>CaCO3_calcul-tc-oc</text:p>
          </table:table-cell>
          <table:table-cell office:value-type="string" calcext:value-type="string">
            <text:p>g/kg</text:p>
          </table:table-cell>
          <table:table-cell table:style-name="ce5"/>
        </table:table-row>
        <table:table-row table:style-name="ro2">
          <table:table-cell office:value-type="string" calcext:value-type="string">
            <text:p>Potassium (K)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Potassium (K)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Magnesium (Mg)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olybden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molybden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Boron (B)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Sulfur (S)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Copper (Cu)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zinc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cadmi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Phosphorus (P)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aluminiumProperty</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2so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aquaregia</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clo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hno3-aquafortis</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nh4-6mo7o2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3</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4</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5</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6</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7</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8</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09</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tp10</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unkn</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d</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f</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rf-p</text:p>
          </table:table-cell>
          <table:table-cell office:value-type="string" calcext:value-type="string">
            <text:p>%</text:p>
          </table:table-cell>
          <table:table-cell table:style-name="ce5"/>
        </table:table-row>
        <table:table-row table:style-name="ro2">
          <table:table-cell office:value-type="string" calcext:value-type="string">
            <text:p>Iron (Fe) - total</text:p>
          </table:table-cell>
          <table:table-cell office:value-type="string" calcext:value-type="string">
            <text:p>Total_xtf-t</text:p>
          </table:table-cell>
          <table:table-cell office:value-type="string" calcext:value-type="string">
            <text:p>%</text:p>
          </table:table-cell>
          <table:table-cell table:style-name="ce5"/>
        </table:table-row>
        <table:table-row table:style-name="ro2">
          <table:table-cell office:value-type="string" calcext:value-type="string">
            <text:p>Calcium (Ca++)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Calcium (Ca++)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Sodium (Na)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2so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aquaregia</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clo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hno3-aquafortis</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nh4-6mo7o2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3</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4</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5</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6</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7</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8</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09</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tp10</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unkn</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d</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f</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rf-p</text:p>
          </table:table-cell>
          <table:table-cell office:value-type="string" calcext:value-type="string">
            <text:p>cmol/kg</text:p>
          </table:table-cell>
          <table:table-cell table:style-name="ce5"/>
        </table:table-row>
        <table:table-row table:style-name="ro2">
          <table:table-cell office:value-type="string" calcext:value-type="string">
            <text:p>Manganese (Mn) - total</text:p>
          </table:table-cell>
          <table:table-cell office:value-type="string" calcext:value-type="string">
            <text:p>Total_xtf-t</text:p>
          </table:table-cell>
          <table:table-cell office:value-type="string" calcext:value-type="string">
            <text:p>cmol/kg</text:p>
          </table:table-cell>
          <table:table-cell table:style-name="ce5"/>
        </table:table-row>
        <table:table-row table:style-name="ro2">
          <table:table-cell table:style-name="ce96" office:value-type="string" calcext:value-type="string">
            <text:p>Arsenic (As) - total</text:p>
          </table:table-cell>
          <table:table-cell table:style-name="ce96" office:value-type="string" calcext:value-type="string">
            <text:p>Total_h2so4</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hcl</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hcl-aquaregia</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hclo4</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hno3-aquafortis</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nh4-6mo7o24</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3</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4</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5</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6</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7</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8</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09</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tp10</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unkn</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xrd</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xrf</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xrf-p</text:p>
          </table:table-cell>
          <table:table-cell table:style-name="ce96" office:value-type="string" calcext:value-type="string">
            <text:p>cmol/kg</text:p>
          </table:table-cell>
          <table:table-cell/>
        </table:table-row>
        <table:table-row table:style-name="ro2">
          <table:table-cell table:style-name="ce96" office:value-type="string" calcext:value-type="string">
            <text:p>Arsenic (As) - total</text:p>
          </table:table-cell>
          <table:table-cell table:style-name="ce96" office:value-type="string" calcext:value-type="string">
            <text:p>Total_xtf-t</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h2so4</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hcl</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hcl-aquaregia</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hclo4</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hno3-aquafortis</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nh4-6mo7o24</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3</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4</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5</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6</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7</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8</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09</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tp10</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unkn</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xrd</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xrf</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xrf-p</text:p>
          </table:table-cell>
          <table:table-cell table:style-name="ce96" office:value-type="string" calcext:value-type="string">
            <text:p>cmol/kg</text:p>
          </table:table-cell>
          <table:table-cell/>
        </table:table-row>
        <table:table-row table:style-name="ro2">
          <table:table-cell table:style-name="ce96" office:value-type="string" calcext:value-type="string">
            <text:p>Chromium (Cr) - total</text:p>
          </table:table-cell>
          <table:table-cell table:style-name="ce96" office:value-type="string" calcext:value-type="string">
            <text:p>Total_xtf-t</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h2so4</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hcl</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hcl-aquaregia</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hclo4</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hno3-aquafortis</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nh4-6mo7o24</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3</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4</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5</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6</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7</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8</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09</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tp10</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unkn</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xrd</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xrf</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xrf-p</text:p>
          </table:table-cell>
          <table:table-cell table:style-name="ce96" office:value-type="string" calcext:value-type="string">
            <text:p>cmol/kg</text:p>
          </table:table-cell>
          <table:table-cell/>
        </table:table-row>
        <table:table-row table:style-name="ro2">
          <table:table-cell table:style-name="ce96" office:value-type="string" calcext:value-type="string">
            <text:p>Cobalt (Co) - total</text:p>
          </table:table-cell>
          <table:table-cell table:style-name="ce96" office:value-type="string" calcext:value-type="string">
            <text:p>Total_xtf-t</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h2so4</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hcl</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hcl-aquaregia</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hclo4</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hno3-aquafortis</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nh4-6mo7o24</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3</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4</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5</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6</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7</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8</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09</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tp10</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unkn</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xrd</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xrf</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xrf-p</text:p>
          </table:table-cell>
          <table:table-cell table:style-name="ce96" office:value-type="string" calcext:value-type="string">
            <text:p>cmol/kg</text:p>
          </table:table-cell>
          <table:table-cell/>
        </table:table-row>
        <table:table-row table:style-name="ro2">
          <table:table-cell table:style-name="ce96" office:value-type="string" calcext:value-type="string">
            <text:p>Lead (Pb) - total</text:p>
          </table:table-cell>
          <table:table-cell table:style-name="ce96" office:value-type="string" calcext:value-type="string">
            <text:p>Total_xtf-t</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h2so4</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hcl</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hcl-aquaregia</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hclo4</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hno3-aquafortis</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nh4-6mo7o24</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3</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4</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5</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6</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7</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8</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09</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tp10</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unkn</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xrd</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xrf</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xrf-p</text:p>
          </table:table-cell>
          <table:table-cell table:style-name="ce96" office:value-type="string" calcext:value-type="string">
            <text:p>cmol/kg</text:p>
          </table:table-cell>
          <table:table-cell/>
        </table:table-row>
        <table:table-row table:style-name="ro2">
          <table:table-cell table:style-name="ce96" office:value-type="string" calcext:value-type="string">
            <text:p>Nickel (Ni) - total</text:p>
          </table:table-cell>
          <table:table-cell table:style-name="ce96" office:value-type="string" calcext:value-type="string">
            <text:p>Total_xtf-t</text:p>
          </table:table-cell>
          <table:table-cell table:style-name="ce96"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7-edta" xlink:type="simple">CEC_ph7-edta</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unkn-m3" xlink:type="simple">CEC_ph-unkn-m3</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baoac" xlink:type="simple">CEC_ph8-baoac</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ag-thioura" xlink:type="simple">CEC_ph0-ag-thioura</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nh4oac" xlink:type="simple">CEC_ph8-nh4oac</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unkn-cacl2" xlink:type="simple">CEC_ph-unkn-cacl2</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licl2tea" xlink:type="simple">CEC_ph8-licl2tea</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nh4oac" xlink:type="simple">CEC_ph0-nh4oac</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naoac" xlink:type="simple">CEC_ph8-naoac</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cohex" xlink:type="simple">CEC_ph0-cohex</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kcl" xlink:type="simple">CEC_ph0-kcl</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7-unkn" xlink:type="simple">CEC_ph7-unk</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bacl2tea" xlink:type="simple">CEC_ph8-bacl2tea</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bacl2" xlink:type="simple">CEC_ph0-bacl2</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unkn" xlink:type="simple">CEC_ph0-unk</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8-unkn" xlink:type="simple">CEC_ph8-unk</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unkn-lioac" xlink:type="simple">CEC_ph-unkn-lioac</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0-nh4cl" xlink:type="simple">CEC_ph0-nh4cl</text:a></text:p>
          </table:table-cell>
          <table:table-cell office:value-type="string" calcext:value-type="string">
            <text:p>cmol/kg</text:p>
          </table:table-cell>
          <table:table-cell/>
        </table:table-row>
        <table:table-row table:style-name="ro3">
          <table:table-cell table:style-name="ce97" office:value-type="string" calcext:value-type="string">
            <text:p>cationExchangeCapacitySoil</text:p>
          </table:table-cell>
          <table:table-cell table:style-name="ce13" office:value-type="string" calcext:value-type="string">
            <text:p><text:a xlink:href="https://vocab.isric.org/id/http://w3id.org/glosis/model/procedure/cationExchangeCapacitySoilProcedure-CEC_ph7-nh4oac" xlink:type="simple">CEC_ph7-nh4oac</text:a></text:p>
          </table:table-cell>
          <table:table-cell office:value-type="string" calcext:value-type="string">
            <text:p>cmol/kg</text:p>
          </table:table-cell>
          <table:table-cell/>
        </table:table-row>
        <table:table-row table:style-name="ro3">
          <table:table-cell table:style-name="ce97" office:value-type="string" calcext:value-type="string">
            <text:p>Aluminium (Al+++) - saturation (ESP)</text:p>
          </table:table-cell>
          <table:table-cell office:value-type="string" calcext:value-type="string">
            <text:p>calculated_eCEC</text:p>
          </table:table-cell>
          <table:table-cell office:value-type="string" calcext:value-type="string">
            <text:p>%</text:p>
          </table:table-cell>
          <table:table-cell/>
        </table:table-row>
        <table:table-row table:style-name="ro3">
          <table:table-cell table:style-name="ce97" office:value-type="string" calcext:value-type="string">
            <text:p>physioChemicalPropertyCode-CaN</text:p>
          </table:table-cell>
          <table:table-cell office:value-type="string" calcext:value-type="string">
            <text:p>C/N_ratio</text:p>
          </table:table-cell>
          <table:table-cell office:value-type="string" calcext:value-type="string">
            <text:p>ratio</text:p>
          </table:table-cell>
          <table:table-cell/>
        </table:table-row>
        <table:table-row table:style-name="ro2" table:number-rows-repeated="1047451">
          <table:table-cell table:number-columns-repeated="4"/>
        </table:table-row>
        <table:table-row table:style-name="ro2">
          <table:table-cell table:number-columns-repeated="4"/>
        </table:table-row>
      </table:table>
      <table:table table:name="Original Data" table:style-name="ta8">
        <table:table-column table:style-name="co110" table:default-cell-style-name="ce4"/>
        <table:table-column table:style-name="co111" table:default-cell-style-name="ce5"/>
        <table:table-column table:style-name="co112" table:number-columns-repeated="10" table:default-cell-style-name="ce5"/>
        <table:table-column table:style-name="co113" table:default-cell-style-name="ce5"/>
        <table:table-column table:style-name="co112" table:number-columns-repeated="4" table:default-cell-style-name="ce5"/>
        <table:table-column table:style-name="co112" table:default-cell-style-name="ce4"/>
        <table:table-column table:style-name="co112" table:number-columns-repeated="6" table:default-cell-style-name="ce5"/>
        <table:table-column table:style-name="co112" table:number-columns-repeated="35" table:default-cell-style-name="ce4"/>
        <table:table-column table:style-name="co114" table:default-cell-style-name="ce4"/>
        <table:table-row table:style-name="ro2">
          <table:table-cell/>
          <table:table-cell table:style-name="ce4" table:number-columns-repeated="16"/>
          <table:table-cell/>
          <table:table-cell table:style-name="ce4" table:number-columns-repeated="6"/>
          <table:table-cell table:number-columns-repeated="36"/>
        </table:table-row>
        <table:table-row table:style-name="ro13">
          <table:table-cell table:style-name="ce1" office:value-type="string" calcext:value-type="string" table:number-columns-spanned="13" table:number-rows-spanned="1">
            <text:p>PLOT</text:p>
          </table:table-cell>
          <table:covered-table-cell table:number-columns-repeated="12" table:style-name="ce1"/>
          <table:table-cell table:number-columns-repeated="47"/>
        </table:table-row>
        <table:table-row table:style-name="ro2">
          <table:table-cell table:style-name="ce2" office:value-type="string" calcext:value-type="string">
            <text:p>project_name</text:p>
          </table:table-cell>
          <table:table-cell table:style-name="ce2" office:value-type="string" calcext:value-type="string">
            <text:p>site_code</text:p>
          </table:table-cell>
          <table:table-cell table:style-name="ce2" office:value-type="string" calcext:value-type="string">
            <text:p>plot_code</text:p>
          </table:table-cell>
          <table:table-cell table:style-name="ce2" office:value-type="string" calcext:value-type="string">
            <text:p>profile_code</text:p>
          </table:table-cell>
          <table:table-cell table:style-name="ce2" office:value-type="string" calcext:value-type="string">
            <text:p>plot_type</text:p>
          </table:table-cell>
          <table:table-cell table:style-name="ce2" office:value-type="string" calcext:value-type="string">
            <text:p>n_layers</text:p>
          </table:table-cell>
          <table:table-cell table:style-name="ce2" office:value-type="string" calcext:value-type="string">
            <text:p>date</text:p>
          </table:table-cell>
          <table:table-cell table:style-name="ce2" office:value-type="string" calcext:value-type="string">
            <text:p>longitude</text:p>
          </table:table-cell>
          <table:table-cell table:style-name="ce2" office:value-type="string" calcext:value-type="string">
            <text:p>latitude</text:p>
          </table:table-cell>
          <table:table-cell table:style-name="ce2" office:value-type="string" calcext:value-type="string">
            <text:p>altitude</text:p>
          </table:table-cell>
          <table:table-cell table:style-name="ce2" office:value-type="string" calcext:value-type="string">
            <text:p>positional_accuracy</text:p>
          </table:table-cell>
          <table:table-cell table:style-name="ce2" office:value-type="string" calcext:value-type="string">
            <text:p>extent</text:p>
          </table:table-cell>
          <table:table-cell table:style-name="ce2" office:value-type="string" calcext:value-type="string">
            <text:p>map_sheet_code</text:p>
          </table:table-cell>
          <table:table-cell table:number-columns-repeated="47"/>
        </table:table-row>
        <table:table-row table:style-name="ro16">
          <table:table-cell table:style-name="ce3" office:value-type="string" calcext:value-type="string">
            <text:p>ISRIC World Soil Information, 2013</text:p>
          </table:table-cell>
          <table:table-cell table:number-columns-repeated="2" table:style-name="ce4" office:value-type="string" calcext:value-type="string">
            <text:p>Kumasi</text:p>
          </table:table-cell>
          <table:table-cell table:style-name="ce4"/>
          <table:table-cell table:content-validation-name="val143" office:value-type="string" calcext:value-type="string">
            <text:p>Surface</text:p>
          </table:table-cell>
          <table:table-cell table:style-name="ce4" office:value-type="float" office:value="6" calcext:value-type="float">
            <text:p>6</text:p>
          </table:table-cell>
          <table:table-cell table:style-name="ce6" office:value-type="date" office:date-value="2023-09-18" calcext:value-type="date">
            <text:p>2023-09-18</text:p>
          </table:table-cell>
          <table:table-cell table:style-name="ce4" office:value-type="float" office:value="-1.636" calcext:value-type="float">
            <text:p>-1,636</text:p>
          </table:table-cell>
          <table:table-cell table:style-name="ce4" office:value-type="float" office:value="6.688" calcext:value-type="float">
            <text:p>6,688</text:p>
          </table:table-cell>
          <table:table-cell table:style-name="ce7"/>
          <table:table-cell table:style-name="ce7" office:value-type="float" office:value="1000" calcext:value-type="float">
            <text:p>1000</text:p>
          </table:table-cell>
          <table:table-cell table:style-name="ce7" table:number-columns-repeated="2"/>
          <table:table-cell table:number-columns-repeated="47"/>
        </table:table-row>
        <table:table-row table:style-name="ro16">
          <table:table-cell table:style-name="ce3" office:value-type="string" calcext:value-type="string">
            <text:p>ISRIC World Soil Information, 2013</text:p>
          </table:table-cell>
          <table:table-cell table:number-columns-repeated="2" table:style-name="ce4" office:value-type="string" calcext:value-type="string">
            <text:p>Techiman</text:p>
          </table:table-cell>
          <table:table-cell table:style-name="ce4"/>
          <table:table-cell table:content-validation-name="val143" office:value-type="string" calcext:value-type="string">
            <text:p>Surface</text:p>
          </table:table-cell>
          <table:table-cell table:style-name="ce4" office:value-type="float" office:value="6" calcext:value-type="float">
            <text:p>6</text:p>
          </table:table-cell>
          <table:table-cell table:style-name="ce6" office:value-type="date" office:date-value="2023-09-18" calcext:value-type="date">
            <text:p>2023-09-18</text:p>
          </table:table-cell>
          <table:table-cell table:style-name="ce4" office:value-type="float" office:value="-1.935" calcext:value-type="float">
            <text:p>-1,935</text:p>
          </table:table-cell>
          <table:table-cell table:style-name="ce4" office:value-type="float" office:value="7.587" calcext:value-type="float">
            <text:p>7,587</text:p>
          </table:table-cell>
          <table:table-cell table:style-name="ce7"/>
          <table:table-cell table:style-name="ce7" office:value-type="float" office:value="1000" calcext:value-type="float">
            <text:p>1000</text:p>
          </table:table-cell>
          <table:table-cell table:style-name="ce7" table:number-columns-repeated="2"/>
          <table:table-cell table:number-columns-repeated="47"/>
        </table:table-row>
        <table:table-row table:style-name="ro16">
          <table:table-cell table:style-name="ce3" office:value-type="string" calcext:value-type="string">
            <text:p>ISRIC World Soil Information, 2013</text:p>
          </table:table-cell>
          <table:table-cell table:number-columns-repeated="2" table:style-name="ce4" office:value-type="string" calcext:value-type="string">
            <text:p>Ejura</text:p>
          </table:table-cell>
          <table:table-cell table:style-name="ce4"/>
          <table:table-cell table:content-validation-name="val143" office:value-type="string" calcext:value-type="string">
            <text:p>Surface</text:p>
          </table:table-cell>
          <table:table-cell table:style-name="ce4" office:value-type="float" office:value="6" calcext:value-type="float">
            <text:p>6</text:p>
          </table:table-cell>
          <table:table-cell table:style-name="ce6" office:value-type="date" office:date-value="2023-09-18" calcext:value-type="date">
            <text:p>2023-09-18</text:p>
          </table:table-cell>
          <table:table-cell table:style-name="ce4" office:value-type="float" office:value="-1.366" calcext:value-type="float">
            <text:p>-1,366</text:p>
          </table:table-cell>
          <table:table-cell table:style-name="ce4" office:value-type="float" office:value="7.383" calcext:value-type="float">
            <text:p>7,383</text:p>
          </table:table-cell>
          <table:table-cell table:style-name="ce7"/>
          <table:table-cell table:style-name="ce7" office:value-type="float" office:value="1000" calcext:value-type="float">
            <text:p>1000</text:p>
          </table:table-cell>
          <table:table-cell table:number-columns-repeated="49"/>
        </table:table-row>
        <table:table-row table:style-name="ro16">
          <table:table-cell table:style-name="ce3" office:value-type="string" calcext:value-type="string">
            <text:p>ISRIC World Soil Information, 2013</text:p>
          </table:table-cell>
          <table:table-cell table:number-columns-repeated="2" table:style-name="ce4" office:value-type="string" calcext:value-type="string">
            <text:p>Dormaa-Ahenko</text:p>
          </table:table-cell>
          <table:table-cell table:style-name="ce4"/>
          <table:table-cell table:content-validation-name="val143" office:value-type="string" calcext:value-type="string">
            <text:p>Surface</text:p>
          </table:table-cell>
          <table:table-cell table:style-name="ce4" office:value-type="float" office:value="6" calcext:value-type="float">
            <text:p>6</text:p>
          </table:table-cell>
          <table:table-cell table:style-name="ce6" office:value-type="date" office:date-value="2023-09-18" calcext:value-type="date">
            <text:p>2023-09-18</text:p>
          </table:table-cell>
          <table:table-cell table:style-name="ce4" office:value-type="float" office:value="-2.878" calcext:value-type="float">
            <text:p>-2,878</text:p>
          </table:table-cell>
          <table:table-cell table:style-name="ce4" office:value-type="float" office:value="7.278" calcext:value-type="float">
            <text:p>7,278</text:p>
          </table:table-cell>
          <table:table-cell table:style-name="ce4"/>
          <table:table-cell table:style-name="ce7" office:value-type="float" office:value="1000" calcext:value-type="float">
            <text:p>1000</text:p>
          </table:table-cell>
          <table:table-cell table:style-name="ce4" table:number-columns-repeated="2"/>
          <table:table-cell table:number-columns-repeated="47"/>
        </table:table-row>
        <table:table-row table:style-name="ro2">
          <table:table-cell table:number-columns-repeated="6"/>
          <table:table-cell table:style-name="ce4" table:number-columns-repeated="2"/>
          <table:table-cell table:number-columns-repeated="52"/>
        </table:table-row>
        <table:table-row table:style-name="ro2">
          <table:table-cell table:number-columns-repeated="60"/>
        </table:table-row>
        <table:table-row table:style-name="ro13">
          <table:table-cell table:style-name="ce1" office:value-type="string" calcext:value-type="string" table:number-columns-spanned="13" table:number-rows-spanned="1">
            <text:p>SPECIMEN</text:p>
          </table:table-cell>
          <table:covered-table-cell table:number-columns-repeated="12" table:style-name="ce1"/>
          <table:table-cell table:number-columns-repeated="47"/>
        </table:table-row>
        <table:table-row table:style-name="ro16">
          <table:table-cell table:style-name="ce98" office:value-type="string" calcext:value-type="string">
            <text:p>Plot</text:p>
          </table:table-cell>
          <table:table-cell table:style-name="ce98" office:value-type="string" calcext:value-type="string">
            <text:p>Specimen</text:p>
          </table:table-cell>
          <table:table-cell table:style-name="ce98" office:value-type="string" calcext:value-type="string">
            <text:p>Horizon</text:p>
          </table:table-cell>
          <table:table-cell table:style-name="ce98" office:value-type="string" calcext:value-type="string">
            <text:p>Depth (cm)</text:p>
          </table:table-cell>
          <table:table-cell table:style-name="ce98" office:value-type="string" calcext:value-type="string">
            <text:p>upper</text:p>
          </table:table-cell>
          <table:table-cell table:style-name="ce98" office:value-type="string" calcext:value-type="string">
            <text:p>lower</text:p>
          </table:table-cell>
          <table:table-cell table:style-name="ce98" office:value-type="string" calcext:value-type="string">
            <text:p>Sand (%)</text:p>
          </table:table-cell>
          <table:table-cell table:style-name="ce98" office:value-type="string" calcext:value-type="string">
            <text:p>Silt (%)</text:p>
          </table:table-cell>
          <table:table-cell table:style-name="ce98" office:value-type="string" calcext:value-type="string">
            <text:p>Clay (%)</text:p>
          </table:table-cell>
          <table:table-cell table:style-name="ce98" office:value-type="string" calcext:value-type="string">
            <text:p>CEC (me/100g)</text:p>
          </table:table-cell>
          <table:table-cell table:style-name="ce98" office:value-type="string" calcext:value-type="string">
            <text:p>C (%)</text:p>
          </table:table-cell>
          <table:table-cell table:style-name="ce98" office:value-type="string" calcext:value-type="string">
            <text:p>pH-H₂O</text:p>
          </table:table-cell>
          <table:table-cell table:style-name="ce98" office:value-type="string" calcext:value-type="string">
            <text:p>Bulk Density (kg/l)</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₁</text:p>
          </table:table-cell>
          <table:table-cell table:style-name="ce41"/>
          <table:table-cell table:style-name="ce41" office:value-type="string" calcext:value-type="string">
            <text:p>0-5 cm</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56" calcext:value-type="float">
            <text:p>56</text:p>
          </table:table-cell>
          <table:table-cell office:value-type="float" office:value="21" calcext:value-type="float">
            <text:p>21</text:p>
          </table:table-cell>
          <table:table-cell table:style-name="ce41" office:value-type="float" office:value="23" calcext:value-type="float">
            <text:p>23</text:p>
          </table:table-cell>
          <table:table-cell table:style-name="ce100" office:value-type="float" office:value="7" calcext:value-type="float">
            <text:p>7,00</text:p>
          </table:table-cell>
          <table:table-cell office:value-type="float" office:value="14" calcext:value-type="float">
            <text:p>14</text:p>
          </table:table-cell>
          <table:table-cell table:style-name="ce4" office:value-type="float" office:value="4.9" calcext:value-type="float">
            <text:p>4,9</text:p>
          </table:table-cell>
          <table:table-cell office:value-type="float" office:value="1.7" calcext:value-type="float">
            <text:p>1,7</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₂</text:p>
          </table:table-cell>
          <table:table-cell table:style-name="ce41"/>
          <table:table-cell table:style-name="ce41" office:value-type="string" calcext:value-type="string">
            <text:p>5-15 cm</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float" office:value="56" calcext:value-type="float">
            <text:p>56</text:p>
          </table:table-cell>
          <table:table-cell office:value-type="float" office:value="21" calcext:value-type="float">
            <text:p>21</text:p>
          </table:table-cell>
          <table:table-cell table:style-name="ce41" office:value-type="float" office:value="24" calcext:value-type="float">
            <text:p>24</text:p>
          </table:table-cell>
          <table:table-cell table:style-name="ce100" office:value-type="float" office:value="6" calcext:value-type="float">
            <text:p>6,00</text:p>
          </table:table-cell>
          <table:table-cell office:value-type="float" office:value="11" calcext:value-type="float">
            <text:p>11</text:p>
          </table:table-cell>
          <table:table-cell table:style-name="ce4" office:value-type="float" office:value="4.8" calcext:value-type="float">
            <text:p>4,8</text:p>
          </table:table-cell>
          <table:table-cell office:value-type="float" office:value="1.7" calcext:value-type="float">
            <text:p>1,7</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₃</text:p>
          </table:table-cell>
          <table:table-cell table:style-name="ce41"/>
          <table:table-cell table:style-name="ce41" office:value-type="string" calcext:value-type="string">
            <text:p>15-30 cm</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float" office:value="53" calcext:value-type="float">
            <text:p>53</text:p>
          </table:table-cell>
          <table:table-cell office:value-type="float" office:value="19" calcext:value-type="float">
            <text:p>19</text:p>
          </table:table-cell>
          <table:table-cell table:style-name="ce41" office:value-type="float" office:value="28" calcext:value-type="float">
            <text:p>28</text:p>
          </table:table-cell>
          <table:table-cell table:style-name="ce100" office:value-type="float" office:value="6" calcext:value-type="float">
            <text:p>6,00</text:p>
          </table:table-cell>
          <table:table-cell office:value-type="float" office:value="8" calcext:value-type="float">
            <text:p>8</text:p>
          </table:table-cell>
          <table:table-cell table:style-name="ce4" office:value-type="float" office:value="4.7" calcext:value-type="float">
            <text:p>4,7</text:p>
          </table:table-cell>
          <table:table-cell office:value-type="float" office:value="1.7" calcext:value-type="float">
            <text:p>1,7</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₄</text:p>
          </table:table-cell>
          <table:table-cell table:style-name="ce41"/>
          <table:table-cell table:style-name="ce41" office:value-type="string" calcext:value-type="string">
            <text:p>30-60 cm</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float" office:value="48" calcext:value-type="float">
            <text:p>48</text:p>
          </table:table-cell>
          <table:table-cell office:value-type="float" office:value="19" calcext:value-type="float">
            <text:p>19</text:p>
          </table:table-cell>
          <table:table-cell table:style-name="ce41" office:value-type="float" office:value="32" calcext:value-type="float">
            <text:p>32</text:p>
          </table:table-cell>
          <table:table-cell table:style-name="ce100" office:value-type="float" office:value="6" calcext:value-type="float">
            <text:p>6,00</text:p>
          </table:table-cell>
          <table:table-cell office:value-type="float" office:value="4" calcext:value-type="float">
            <text:p>4</text:p>
          </table:table-cell>
          <table:table-cell table:style-name="ce4" office:value-type="float" office:value="4.8" calcext:value-type="float">
            <text:p>4,8</text:p>
          </table:table-cell>
          <table:table-cell office:value-type="float" office:value="1.7" calcext:value-type="float">
            <text:p>1,7</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₅</text:p>
          </table:table-cell>
          <table:table-cell table:style-name="ce41"/>
          <table:table-cell table:style-name="ce41" office:value-type="string" calcext:value-type="string">
            <text:p>60-100 cm</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float" office:value="41" calcext:value-type="float">
            <text:p>41</text:p>
          </table:table-cell>
          <table:table-cell office:value-type="float" office:value="20" calcext:value-type="float">
            <text:p>20</text:p>
          </table:table-cell>
          <table:table-cell table:style-name="ce41" office:value-type="float" office:value="39" calcext:value-type="float">
            <text:p>39</text:p>
          </table:table-cell>
          <table:table-cell table:style-name="ce100" office:value-type="float" office:value="7" calcext:value-type="float">
            <text:p>7,00</text:p>
          </table:table-cell>
          <table:table-cell office:value-type="float" office:value="3" calcext:value-type="float">
            <text:p>3</text:p>
          </table:table-cell>
          <table:table-cell table:style-name="ce4" office:value-type="float" office:value="4.8" calcext:value-type="float">
            <text:p>4,8</text:p>
          </table:table-cell>
          <table:table-cell office:value-type="float" office:value="1.7" calcext:value-type="float">
            <text:p>1,7</text:p>
          </table:table-cell>
          <table:table-cell table:number-columns-repeated="47"/>
        </table:table-row>
        <table:table-row table:style-name="ro2">
          <table:table-cell table:style-name="ce41" office:value-type="string" calcext:value-type="string">
            <text:p>Kumasi</text:p>
          </table:table-cell>
          <table:table-cell table:style-name="ce41" office:value-type="string" calcext:value-type="string">
            <text:p>Kumasi₆</text:p>
          </table:table-cell>
          <table:table-cell table:style-name="ce41"/>
          <table:table-cell table:style-name="ce41" office:value-type="string" calcext:value-type="string">
            <text:p>100-200 cm</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float" office:value="39" calcext:value-type="float">
            <text:p>39</text:p>
          </table:table-cell>
          <table:table-cell office:value-type="float" office:value="21" calcext:value-type="float">
            <text:p>21</text:p>
          </table:table-cell>
          <table:table-cell table:style-name="ce41" office:value-type="float" office:value="40" calcext:value-type="float">
            <text:p>40</text:p>
          </table:table-cell>
          <table:table-cell table:style-name="ce100" office:value-type="float" office:value="7" calcext:value-type="float">
            <text:p>7,00</text:p>
          </table:table-cell>
          <table:table-cell office:value-type="float" office:value="2" calcext:value-type="float">
            <text:p>2</text:p>
          </table:table-cell>
          <table:table-cell table:style-name="ce4" office:value-type="float" office:value="5.1" calcext:value-type="float">
            <text:p>5,1</text:p>
          </table:table-cell>
          <table:table-cell office:value-type="float" office:value="1.8" calcext:value-type="float">
            <text:p>1,8</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₁</text:p>
          </table:table-cell>
          <table:table-cell table:style-name="ce41"/>
          <table:table-cell table:style-name="ce41" office:value-type="string" calcext:value-type="string">
            <text:p>0-5 cm</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55" calcext:value-type="float">
            <text:p>55</text:p>
          </table:table-cell>
          <table:table-cell office:value-type="float" office:value="25" calcext:value-type="float">
            <text:p>25</text:p>
          </table:table-cell>
          <table:table-cell office:value-type="float" office:value="20" calcext:value-type="float">
            <text:p>20</text:p>
          </table:table-cell>
          <table:table-cell table:style-name="ce100" office:value-type="float" office:value="8" calcext:value-type="float">
            <text:p>8,00</text:p>
          </table:table-cell>
          <table:table-cell office:value-type="float" office:value="12" calcext:value-type="float">
            <text:p>12</text:p>
          </table:table-cell>
          <table:table-cell table:style-name="ce4" office:value-type="float" office:value="6.3" calcext:value-type="float">
            <text:p>6,3</text:p>
          </table:table-cell>
          <table:table-cell office:value-type="float" office:value="1.4" calcext:value-type="float">
            <text:p>1,4</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₂</text:p>
          </table:table-cell>
          <table:table-cell table:style-name="ce41"/>
          <table:table-cell table:style-name="ce41" office:value-type="string" calcext:value-type="string">
            <text:p>5-15 cm</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float" office:value="55" calcext:value-type="float">
            <text:p>55</text:p>
          </table:table-cell>
          <table:table-cell office:value-type="float" office:value="25" calcext:value-type="float">
            <text:p>25</text:p>
          </table:table-cell>
          <table:table-cell office:value-type="float" office:value="20" calcext:value-type="float">
            <text:p>20</text:p>
          </table:table-cell>
          <table:table-cell table:style-name="ce100" office:value-type="float" office:value="7" calcext:value-type="float">
            <text:p>7,00</text:p>
          </table:table-cell>
          <table:table-cell office:value-type="float" office:value="10" calcext:value-type="float">
            <text:p>10</text:p>
          </table:table-cell>
          <table:table-cell table:style-name="ce4" office:value-type="float" office:value="6.3" calcext:value-type="float">
            <text:p>6,3</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₃</text:p>
          </table:table-cell>
          <table:table-cell table:style-name="ce41"/>
          <table:table-cell table:style-name="ce41" office:value-type="string" calcext:value-type="string">
            <text:p>15-30 cm</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float" office:value="55" calcext:value-type="float">
            <text:p>55</text:p>
          </table:table-cell>
          <table:table-cell office:value-type="float" office:value="24" calcext:value-type="float">
            <text:p>24</text:p>
          </table:table-cell>
          <table:table-cell office:value-type="float" office:value="22" calcext:value-type="float">
            <text:p>22</text:p>
          </table:table-cell>
          <table:table-cell table:style-name="ce100" office:value-type="float" office:value="7" calcext:value-type="float">
            <text:p>7,00</text:p>
          </table:table-cell>
          <table:table-cell office:value-type="float" office:value="7" calcext:value-type="float">
            <text:p>7</text:p>
          </table:table-cell>
          <table:table-cell table:style-name="ce4" office:value-type="float" office:value="6.4" calcext:value-type="float">
            <text:p>6,4</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₄</text:p>
          </table:table-cell>
          <table:table-cell table:style-name="ce41"/>
          <table:table-cell table:style-name="ce41" office:value-type="string" calcext:value-type="string">
            <text:p>30-60 cm</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float" office:value="50" calcext:value-type="float">
            <text:p>50</text:p>
          </table:table-cell>
          <table:table-cell office:value-type="float" office:value="23" calcext:value-type="float">
            <text:p>23</text:p>
          </table:table-cell>
          <table:table-cell office:value-type="float" office:value="27" calcext:value-type="float">
            <text:p>27</text:p>
          </table:table-cell>
          <table:table-cell table:style-name="ce100" office:value-type="float" office:value="7" calcext:value-type="float">
            <text:p>7,00</text:p>
          </table:table-cell>
          <table:table-cell office:value-type="float" office:value="4" calcext:value-type="float">
            <text:p>4</text:p>
          </table:table-cell>
          <table:table-cell table:style-name="ce4" office:value-type="float" office:value="6.4" calcext:value-type="float">
            <text:p>6,4</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₅</text:p>
          </table:table-cell>
          <table:table-cell table:style-name="ce41"/>
          <table:table-cell table:style-name="ce41" office:value-type="string" calcext:value-type="string">
            <text:p>60-100 cm</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float" office:value="43" calcext:value-type="float">
            <text:p>43</text:p>
          </table:table-cell>
          <table:table-cell office:value-type="float" office:value="23" calcext:value-type="float">
            <text:p>23</text:p>
          </table:table-cell>
          <table:table-cell office:value-type="float" office:value="34" calcext:value-type="float">
            <text:p>34</text:p>
          </table:table-cell>
          <table:table-cell table:style-name="ce100" office:value-type="float" office:value="8" calcext:value-type="float">
            <text:p>8,00</text:p>
          </table:table-cell>
          <table:table-cell office:value-type="float" office:value="3" calcext:value-type="float">
            <text:p>3</text:p>
          </table:table-cell>
          <table:table-cell table:style-name="ce4" office:value-type="float" office:value="6.1" calcext:value-type="float">
            <text:p>6,1</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Techiman</text:p>
          </table:table-cell>
          <table:table-cell table:style-name="ce41" office:value-type="string" calcext:value-type="string">
            <text:p>Techiman₆</text:p>
          </table:table-cell>
          <table:table-cell table:style-name="ce41"/>
          <table:table-cell table:style-name="ce41" office:value-type="string" calcext:value-type="string">
            <text:p>100-200 cm</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float" office:value="39" calcext:value-type="float">
            <text:p>39</text:p>
          </table:table-cell>
          <table:table-cell office:value-type="float" office:value="22" calcext:value-type="float">
            <text:p>22</text:p>
          </table:table-cell>
          <table:table-cell office:value-type="float" office:value="39" calcext:value-type="float">
            <text:p>39</text:p>
          </table:table-cell>
          <table:table-cell table:style-name="ce100" office:value-type="float" office:value="8" calcext:value-type="float">
            <text:p>8,00</text:p>
          </table:table-cell>
          <table:table-cell office:value-type="float" office:value="2" calcext:value-type="float">
            <text:p>2</text:p>
          </table:table-cell>
          <table:table-cell table:style-name="ce4" office:value-type="float" office:value="5.6" calcext:value-type="float">
            <text:p>5,6</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₁</text:p>
          </table:table-cell>
          <table:table-cell table:style-name="ce41"/>
          <table:table-cell table:style-name="ce41" office:value-type="string" calcext:value-type="string">
            <text:p>0-5 cm</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59" calcext:value-type="float">
            <text:p>59</text:p>
          </table:table-cell>
          <table:table-cell office:value-type="float" office:value="22" calcext:value-type="float">
            <text:p>22</text:p>
          </table:table-cell>
          <table:table-cell office:value-type="float" office:value="19" calcext:value-type="float">
            <text:p>19</text:p>
          </table:table-cell>
          <table:table-cell table:style-name="ce100" office:value-type="float" office:value="10" calcext:value-type="float">
            <text:p>10,00</text:p>
          </table:table-cell>
          <table:table-cell office:value-type="float" office:value="13" calcext:value-type="float">
            <text:p>13</text:p>
          </table:table-cell>
          <table:table-cell table:style-name="ce4" office:value-type="float" office:value="6.1" calcext:value-type="float">
            <text:p>6,1</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₂</text:p>
          </table:table-cell>
          <table:table-cell table:style-name="ce41"/>
          <table:table-cell table:style-name="ce41" office:value-type="string" calcext:value-type="string">
            <text:p>5-15 cm</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float" office:value="60" calcext:value-type="float">
            <text:p>60</text:p>
          </table:table-cell>
          <table:table-cell office:value-type="float" office:value="21" calcext:value-type="float">
            <text:p>21</text:p>
          </table:table-cell>
          <table:table-cell office:value-type="float" office:value="19" calcext:value-type="float">
            <text:p>19</text:p>
          </table:table-cell>
          <table:table-cell table:style-name="ce100" office:value-type="float" office:value="9" calcext:value-type="float">
            <text:p>9,00</text:p>
          </table:table-cell>
          <table:table-cell office:value-type="float" office:value="10" calcext:value-type="float">
            <text:p>10</text:p>
          </table:table-cell>
          <table:table-cell table:style-name="ce4" office:value-type="float" office:value="6" calcext:value-type="float">
            <text:p>6</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₃</text:p>
          </table:table-cell>
          <table:table-cell table:style-name="ce41"/>
          <table:table-cell table:style-name="ce41" office:value-type="string" calcext:value-type="string">
            <text:p>15-30 cm</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float" office:value="58" calcext:value-type="float">
            <text:p>58</text:p>
          </table:table-cell>
          <table:table-cell office:value-type="float" office:value="20" calcext:value-type="float">
            <text:p>20</text:p>
          </table:table-cell>
          <table:table-cell office:value-type="float" office:value="22" calcext:value-type="float">
            <text:p>22</text:p>
          </table:table-cell>
          <table:table-cell table:style-name="ce100" office:value-type="float" office:value="9" calcext:value-type="float">
            <text:p>9,00</text:p>
          </table:table-cell>
          <table:table-cell office:value-type="float" office:value="8" calcext:value-type="float">
            <text:p>8</text:p>
          </table:table-cell>
          <table:table-cell table:style-name="ce4" office:value-type="float" office:value="5.9" calcext:value-type="float">
            <text:p>5,9</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₄</text:p>
          </table:table-cell>
          <table:table-cell table:style-name="ce41"/>
          <table:table-cell table:style-name="ce41" office:value-type="string" calcext:value-type="string">
            <text:p>30-60 cm</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float" office:value="52" calcext:value-type="float">
            <text:p>52</text:p>
          </table:table-cell>
          <table:table-cell office:value-type="float" office:value="20" calcext:value-type="float">
            <text:p>20</text:p>
          </table:table-cell>
          <table:table-cell office:value-type="float" office:value="28" calcext:value-type="float">
            <text:p>28</text:p>
          </table:table-cell>
          <table:table-cell table:style-name="ce100" office:value-type="float" office:value="8" calcext:value-type="float">
            <text:p>8,00</text:p>
          </table:table-cell>
          <table:table-cell office:value-type="float" office:value="4" calcext:value-type="float">
            <text:p>4</text:p>
          </table:table-cell>
          <table:table-cell table:style-name="ce4" office:value-type="float" office:value="5.9" calcext:value-type="float">
            <text:p>5,9</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₅</text:p>
          </table:table-cell>
          <table:table-cell table:style-name="ce41"/>
          <table:table-cell table:style-name="ce41" office:value-type="string" calcext:value-type="string">
            <text:p>60-100 cm</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float" office:value="44" calcext:value-type="float">
            <text:p>44</text:p>
          </table:table-cell>
          <table:table-cell office:value-type="float" office:value="20" calcext:value-type="float">
            <text:p>20</text:p>
          </table:table-cell>
          <table:table-cell office:value-type="float" office:value="36" calcext:value-type="float">
            <text:p>36</text:p>
          </table:table-cell>
          <table:table-cell table:style-name="ce100" office:value-type="float" office:value="11" calcext:value-type="float">
            <text:p>11,00</text:p>
          </table:table-cell>
          <table:table-cell office:value-type="float" office:value="3" calcext:value-type="float">
            <text:p>3</text:p>
          </table:table-cell>
          <table:table-cell table:style-name="ce4" office:value-type="float" office:value="5.7" calcext:value-type="float">
            <text:p>5,7</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Ejura</text:p>
          </table:table-cell>
          <table:table-cell table:style-name="ce41" office:value-type="string" calcext:value-type="string">
            <text:p>Ejura₆</text:p>
          </table:table-cell>
          <table:table-cell table:style-name="ce41"/>
          <table:table-cell table:style-name="ce41" office:value-type="string" calcext:value-type="string">
            <text:p>100-200 cm</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float" office:value="40" calcext:value-type="float">
            <text:p>40</text:p>
          </table:table-cell>
          <table:table-cell office:value-type="float" office:value="19" calcext:value-type="float">
            <text:p>19</text:p>
          </table:table-cell>
          <table:table-cell office:value-type="float" office:value="40" calcext:value-type="float">
            <text:p>40</text:p>
          </table:table-cell>
          <table:table-cell table:style-name="ce100" office:value-type="float" office:value="11" calcext:value-type="float">
            <text:p>11,00</text:p>
          </table:table-cell>
          <table:table-cell office:value-type="float" office:value="2" calcext:value-type="float">
            <text:p>2</text:p>
          </table:table-cell>
          <table:table-cell table:style-name="ce4" office:value-type="float" office:value="5.8" calcext:value-type="float">
            <text:p>5,8</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₁</text:p>
          </table:table-cell>
          <table:table-cell table:style-name="ce41"/>
          <table:table-cell table:style-name="ce41" office:value-type="string" calcext:value-type="string">
            <text:p>0-5 cm</text:p>
          </table:table-cell>
          <table:table-cell table:style-name="ce41" office:value-type="float" office:value="0" calcext:value-type="float">
            <text:p>0</text:p>
          </table:table-cell>
          <table:table-cell table:style-name="ce41" office:value-type="float" office:value="5" calcext:value-type="float">
            <text:p>5</text:p>
          </table:table-cell>
          <table:table-cell table:style-name="ce41" office:value-type="float" office:value="53" calcext:value-type="float">
            <text:p>53</text:p>
          </table:table-cell>
          <table:table-cell office:value-type="float" office:value="25" calcext:value-type="float">
            <text:p>25</text:p>
          </table:table-cell>
          <table:table-cell office:value-type="float" office:value="21" calcext:value-type="float">
            <text:p>21</text:p>
          </table:table-cell>
          <table:table-cell table:style-name="ce100" office:value-type="float" office:value="8" calcext:value-type="float">
            <text:p>8,00</text:p>
          </table:table-cell>
          <table:table-cell office:value-type="float" office:value="14" calcext:value-type="float">
            <text:p>14</text:p>
          </table:table-cell>
          <table:table-cell table:style-name="ce4" office:value-type="float" office:value="5.8" calcext:value-type="float">
            <text:p>5,8</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₂</text:p>
          </table:table-cell>
          <table:table-cell table:style-name="ce41"/>
          <table:table-cell table:style-name="ce41" office:value-type="string" calcext:value-type="string">
            <text:p>5-15 cm</text:p>
          </table:table-cell>
          <table:table-cell table:style-name="ce41" office:value-type="float" office:value="5" calcext:value-type="float">
            <text:p>5</text:p>
          </table:table-cell>
          <table:table-cell table:style-name="ce41" office:value-type="float" office:value="15" calcext:value-type="float">
            <text:p>15</text:p>
          </table:table-cell>
          <table:table-cell table:style-name="ce41" office:value-type="float" office:value="54" calcext:value-type="float">
            <text:p>54</text:p>
          </table:table-cell>
          <table:table-cell office:value-type="float" office:value="25" calcext:value-type="float">
            <text:p>25</text:p>
          </table:table-cell>
          <table:table-cell office:value-type="float" office:value="22" calcext:value-type="float">
            <text:p>22</text:p>
          </table:table-cell>
          <table:table-cell table:style-name="ce100" office:value-type="float" office:value="7" calcext:value-type="float">
            <text:p>7,00</text:p>
          </table:table-cell>
          <table:table-cell office:value-type="float" office:value="11" calcext:value-type="float">
            <text:p>11</text:p>
          </table:table-cell>
          <table:table-cell table:style-name="ce4" office:value-type="float" office:value="5.8" calcext:value-type="float">
            <text:p>5,8</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₃</text:p>
          </table:table-cell>
          <table:table-cell table:style-name="ce41"/>
          <table:table-cell table:style-name="ce41" office:value-type="string" calcext:value-type="string">
            <text:p>15-30 cm</text:p>
          </table:table-cell>
          <table:table-cell table:style-name="ce41" office:value-type="float" office:value="15" calcext:value-type="float">
            <text:p>15</text:p>
          </table:table-cell>
          <table:table-cell table:style-name="ce41" office:value-type="float" office:value="30" calcext:value-type="float">
            <text:p>30</text:p>
          </table:table-cell>
          <table:table-cell table:style-name="ce41" office:value-type="float" office:value="52" calcext:value-type="float">
            <text:p>52</text:p>
          </table:table-cell>
          <table:table-cell office:value-type="float" office:value="24" calcext:value-type="float">
            <text:p>24</text:p>
          </table:table-cell>
          <table:table-cell office:value-type="float" office:value="23" calcext:value-type="float">
            <text:p>23</text:p>
          </table:table-cell>
          <table:table-cell table:style-name="ce100" office:value-type="float" office:value="7" calcext:value-type="float">
            <text:p>7,00</text:p>
          </table:table-cell>
          <table:table-cell office:value-type="float" office:value="8" calcext:value-type="float">
            <text:p>8</text:p>
          </table:table-cell>
          <table:table-cell table:style-name="ce4" office:value-type="float" office:value="5.8" calcext:value-type="float">
            <text:p>5,8</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₄</text:p>
          </table:table-cell>
          <table:table-cell table:style-name="ce41"/>
          <table:table-cell table:style-name="ce41" office:value-type="string" calcext:value-type="string">
            <text:p>30-60 cm</text:p>
          </table:table-cell>
          <table:table-cell table:style-name="ce41" office:value-type="float" office:value="30" calcext:value-type="float">
            <text:p>30</text:p>
          </table:table-cell>
          <table:table-cell table:style-name="ce41" office:value-type="float" office:value="60" calcext:value-type="float">
            <text:p>60</text:p>
          </table:table-cell>
          <table:table-cell table:style-name="ce41" office:value-type="float" office:value="50" calcext:value-type="float">
            <text:p>50</text:p>
          </table:table-cell>
          <table:table-cell office:value-type="float" office:value="22" calcext:value-type="float">
            <text:p>22</text:p>
          </table:table-cell>
          <table:table-cell office:value-type="float" office:value="28" calcext:value-type="float">
            <text:p>28</text:p>
          </table:table-cell>
          <table:table-cell table:style-name="ce100" office:value-type="float" office:value="7" calcext:value-type="float">
            <text:p>7,00</text:p>
          </table:table-cell>
          <table:table-cell office:value-type="float" office:value="5" calcext:value-type="float">
            <text:p>5</text:p>
          </table:table-cell>
          <table:table-cell table:style-name="ce4" office:value-type="float" office:value="5.8" calcext:value-type="float">
            <text:p>5,8</text:p>
          </table:table-cell>
          <table:table-cell office:value-type="float" office:value="1.6" calcext:value-type="float">
            <text:p>1,6</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₅</text:p>
          </table:table-cell>
          <table:table-cell table:style-name="ce41"/>
          <table:table-cell table:style-name="ce41" office:value-type="string" calcext:value-type="string">
            <text:p>60-100 cm</text:p>
          </table:table-cell>
          <table:table-cell table:style-name="ce41" office:value-type="float" office:value="60" calcext:value-type="float">
            <text:p>60</text:p>
          </table:table-cell>
          <table:table-cell table:style-name="ce41" office:value-type="float" office:value="100" calcext:value-type="float">
            <text:p>100</text:p>
          </table:table-cell>
          <table:table-cell table:style-name="ce41" office:value-type="float" office:value="41" calcext:value-type="float">
            <text:p>41</text:p>
          </table:table-cell>
          <table:table-cell office:value-type="float" office:value="23" calcext:value-type="float">
            <text:p>23</text:p>
          </table:table-cell>
          <table:table-cell office:value-type="float" office:value="36" calcext:value-type="float">
            <text:p>36</text:p>
          </table:table-cell>
          <table:table-cell table:style-name="ce100" office:value-type="float" office:value="8" calcext:value-type="float">
            <text:p>8,00</text:p>
          </table:table-cell>
          <table:table-cell office:value-type="float" office:value="3" calcext:value-type="float">
            <text:p>3</text:p>
          </table:table-cell>
          <table:table-cell table:style-name="ce4" office:value-type="float" office:value="5.7" calcext:value-type="float">
            <text:p>5,7</text:p>
          </table:table-cell>
          <table:table-cell office:value-type="float" office:value="1.5" calcext:value-type="float">
            <text:p>1,5</text:p>
          </table:table-cell>
          <table:table-cell table:number-columns-repeated="47"/>
        </table:table-row>
        <table:table-row table:style-name="ro2">
          <table:table-cell table:style-name="ce41" office:value-type="string" calcext:value-type="string">
            <text:p>Dormaa-Ahenko</text:p>
          </table:table-cell>
          <table:table-cell table:style-name="ce41" office:value-type="string" calcext:value-type="string">
            <text:p>Dormaa-Ahenko₆</text:p>
          </table:table-cell>
          <table:table-cell table:style-name="ce41"/>
          <table:table-cell table:style-name="ce41" office:value-type="string" calcext:value-type="string">
            <text:p>100-200 cm</text:p>
          </table:table-cell>
          <table:table-cell table:style-name="ce41" office:value-type="float" office:value="100" calcext:value-type="float">
            <text:p>100</text:p>
          </table:table-cell>
          <table:table-cell table:style-name="ce41" office:value-type="float" office:value="200" calcext:value-type="float">
            <text:p>200</text:p>
          </table:table-cell>
          <table:table-cell table:style-name="ce41" office:value-type="float" office:value="40" calcext:value-type="float">
            <text:p>40</text:p>
          </table:table-cell>
          <table:table-cell office:value-type="float" office:value="22" calcext:value-type="float">
            <text:p>22</text:p>
          </table:table-cell>
          <table:table-cell office:value-type="float" office:value="38" calcext:value-type="float">
            <text:p>38</text:p>
          </table:table-cell>
          <table:table-cell table:style-name="ce100" office:value-type="float" office:value="8" calcext:value-type="float">
            <text:p>8,00</text:p>
          </table:table-cell>
          <table:table-cell office:value-type="float" office:value="2" calcext:value-type="float">
            <text:p>2</text:p>
          </table:table-cell>
          <table:table-cell table:style-name="ce4" office:value-type="float" office:value="5.8" calcext:value-type="float">
            <text:p>5,8</text:p>
          </table:table-cell>
          <table:table-cell office:value-type="float" office:value="1.6" calcext:value-type="float">
            <text:p>1,6</text:p>
          </table:table-cell>
          <table:table-cell table:number-columns-repeated="47"/>
        </table:table-row>
        <table:table-row table:style-name="ro2">
          <table:table-cell/>
          <table:table-cell table:style-name="ce41" table:number-columns-repeated="8"/>
          <table:table-cell table:style-name="ce4" table:number-columns-repeated="4"/>
          <table:table-cell table:number-columns-repeated="47"/>
        </table:table-row>
        <table:table-row table:style-name="ro2">
          <table:table-cell table:number-columns-repeated="3"/>
          <table:table-cell table:content-validation-name="val142"/>
          <table:table-cell table:number-columns-repeated="4"/>
          <table:table-cell table:style-name="ce100" table:number-columns-repeated="5"/>
          <table:table-cell table:number-columns-repeated="47"/>
        </table:table-row>
        <table:table-row table:style-name="ro2">
          <table:table-cell table:number-columns-repeated="6"/>
          <table:table-cell table:style-name="ce4" table:number-columns-repeated="2"/>
          <table:table-cell table:number-columns-repeated="52"/>
        </table:table-row>
        <table:table-row table:style-name="ro17">
          <table:table-cell table:style-name="ce99" office:value-type="string" calcext:value-type="string" table:number-columns-spanned="12" table:number-rows-spanned="1">
            <text:p>METADATA</text:p>
          </table:table-cell>
          <table:covered-table-cell table:number-columns-repeated="11" table:style-name="ce99"/>
          <table:table-cell table:number-columns-repeated="48"/>
        </table:table-row>
        <table:table-row table:style-name="ro2">
          <table:table-cell table:style-name="ce92" office:value-type="string" calcext:value-type="string">
            <text:p>plot_code</text:p>
          </table:table-cell>
          <table:table-cell table:style-name="ce94" office:value-type="string" calcext:value-type="string">
            <text:p>name</text:p>
          </table:table-cell>
          <table:table-cell table:style-name="ce94" office:value-type="string" calcext:value-type="string">
            <text:p>honorific_title</text:p>
          </table:table-cell>
          <table:table-cell table:style-name="ce94" office:value-type="string" calcext:value-type="string">
            <text:p>email</text:p>
          </table:table-cell>
          <table:table-cell table:style-name="ce94" office:value-type="string" calcext:value-type="string">
            <text:p>telephone</text:p>
          </table:table-cell>
          <table:table-cell table:style-name="ce94" office:value-type="string" calcext:value-type="string">
            <text:p>url</text:p>
          </table:table-cell>
          <table:table-cell table:style-name="ce94" office:value-type="string" calcext:value-type="string">
            <text:p>organization</text:p>
          </table:table-cell>
          <table:table-cell table:style-name="ce94" office:value-type="string" calcext:value-type="string">
            <text:p>street_address</text:p>
          </table:table-cell>
          <table:table-cell table:style-name="ce94" office:value-type="string" calcext:value-type="string">
            <text:p>postal_code</text:p>
          </table:table-cell>
          <table:table-cell table:style-name="ce94" office:value-type="string" calcext:value-type="string">
            <text:p>locality</text:p>
          </table:table-cell>
          <table:table-cell table:style-name="ce94" office:value-type="string" calcext:value-type="string">
            <text:p>country</text:p>
          </table:table-cell>
          <table:table-cell table:style-name="ce94" office:value-type="string" calcext:value-type="string">
            <text:p>source</text:p>
          </table:table-cell>
          <table:table-cell table:number-columns-repeated="48"/>
        </table:table-row>
        <table:table-row table:style-name="ro9">
          <table:table-cell table:style-name="ce41" office:value-type="string" calcext:value-type="string">
            <text:p>Kumasi</text:p>
          </table:table-cell>
          <table:table-cell office:value-type="string" calcext:value-type="string">
            <text:p>Amit Kumar Srivastava</text:p>
          </table:table-cell>
          <table:table-cell/>
          <table:table-cell office:value-type="string" calcext:value-type="string">
            <text:p><text:a xlink:href="mailto:amit.srivastava@uni-bonn.de" xlink:type="simple">amit.srivastava@uni-bonn.de</text:a></text:p>
          </table:table-cell>
          <table:table-cell/>
          <table:table-cell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office:value-type="float" office:value="53113" calcext:value-type="float">
            <text:p>53113</text:p>
          </table:table-cell>
          <table:table-cell office:value-type="string" calcext:value-type="string">
            <text:p>Bonn</text:p>
          </table:table-cell>
          <table:table-cell office:value-type="string" calcext:value-type="string">
            <text:p>Germany</text:p>
          </table:table-cell>
          <table:table-cell office:value-type="string" calcext:value-type="string">
            <text:p>Amit Kumar Srivastava, 2023, "Soil data Ghana", https://doi.org/10.60507/FK2/TXNQ2Y, bonndata, V1</text:p>
          </table:table-cell>
          <table:table-cell table:number-columns-repeated="48"/>
        </table:table-row>
        <table:table-row table:style-name="ro9">
          <table:table-cell table:style-name="ce41" office:value-type="string" calcext:value-type="string">
            <text:p>Techiman</text:p>
          </table:table-cell>
          <table:table-cell office:value-type="string" calcext:value-type="string">
            <text:p>Amit Kumar Srivastava</text:p>
          </table:table-cell>
          <table:table-cell/>
          <table:table-cell office:value-type="string" calcext:value-type="string">
            <text:p><text:a xlink:href="mailto:amit.srivastava@uni-bonn.de" xlink:type="simple">amit.srivastava@uni-bonn.de</text:a></text:p>
          </table:table-cell>
          <table:table-cell/>
          <table:table-cell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office:value-type="float" office:value="53113" calcext:value-type="float">
            <text:p>53113</text:p>
          </table:table-cell>
          <table:table-cell office:value-type="string" calcext:value-type="string">
            <text:p>Bonn</text:p>
          </table:table-cell>
          <table:table-cell office:value-type="string" calcext:value-type="string">
            <text:p>Germany</text:p>
          </table:table-cell>
          <table:table-cell office:value-type="string" calcext:value-type="string">
            <text:p>Amit Kumar Srivastava, 2023, "Soil data Ghana", https://doi.org/10.60507/FK2/TXNQ2Y, bonndata, V1</text:p>
          </table:table-cell>
          <table:table-cell table:number-columns-repeated="48"/>
        </table:table-row>
        <table:table-row table:style-name="ro9">
          <table:table-cell table:style-name="ce41" office:value-type="string" calcext:value-type="string">
            <text:p>Ejura</text:p>
          </table:table-cell>
          <table:table-cell office:value-type="string" calcext:value-type="string">
            <text:p>Amit Kumar Srivastava</text:p>
          </table:table-cell>
          <table:table-cell/>
          <table:table-cell office:value-type="string" calcext:value-type="string">
            <text:p><text:a xlink:href="mailto:amit.srivastava@uni-bonn.de" xlink:type="simple">amit.srivastava@uni-bonn.de</text:a></text:p>
          </table:table-cell>
          <table:table-cell/>
          <table:table-cell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office:value-type="float" office:value="53113" calcext:value-type="float">
            <text:p>53113</text:p>
          </table:table-cell>
          <table:table-cell office:value-type="string" calcext:value-type="string">
            <text:p>Bonn</text:p>
          </table:table-cell>
          <table:table-cell office:value-type="string" calcext:value-type="string">
            <text:p>Germany</text:p>
          </table:table-cell>
          <table:table-cell office:value-type="string" calcext:value-type="string">
            <text:p>Amit Kumar Srivastava, 2023, "Soil data Ghana", https://doi.org/10.60507/FK2/TXNQ2Y, bonndata, V1</text:p>
          </table:table-cell>
          <table:table-cell table:number-columns-repeated="48"/>
        </table:table-row>
        <table:table-row table:style-name="ro9">
          <table:table-cell table:style-name="ce41" office:value-type="string" calcext:value-type="string">
            <text:p>Dormaa-Ahenko</text:p>
          </table:table-cell>
          <table:table-cell office:value-type="string" calcext:value-type="string">
            <text:p>Amit Kumar Srivastava</text:p>
          </table:table-cell>
          <table:table-cell/>
          <table:table-cell office:value-type="string" calcext:value-type="string">
            <text:p><text:a xlink:href="mailto:amit.srivastava@uni-bonn.de" xlink:type="simple">amit.srivastava@uni-bonn.de</text:a></text:p>
          </table:table-cell>
          <table:table-cell/>
          <table:table-cell office:value-type="string" calcext:value-type="string">
            <text:p><text:a xlink:href="https://bonndata.uni-bonn.de/file.xhtml?persistentId=doi:10.60507/FK2/TXNQ2Y/ZYFNBH" xlink:type="simple">https://bonndata.uni-bonn.de/file.xhtml?persistentId=doi:10.60507/FK2/TXNQ2Y/ZYFNBH</text:a></text:p>
          </table:table-cell>
          <table:table-cell table:style-name="ce4" office:value-type="string" calcext:value-type="string">
            <text:p>ZEF: Center for Development Research</text:p>
          </table:table-cell>
          <table:table-cell table:style-name="ce4" office:value-type="string" calcext:value-type="string">
            <text:p>Regina-Pacis-Weg 3</text:p>
          </table:table-cell>
          <table:table-cell office:value-type="float" office:value="53113" calcext:value-type="float">
            <text:p>53113</text:p>
          </table:table-cell>
          <table:table-cell office:value-type="string" calcext:value-type="string">
            <text:p>Bonn</text:p>
          </table:table-cell>
          <table:table-cell office:value-type="string" calcext:value-type="string">
            <text:p>Germany</text:p>
          </table:table-cell>
          <table:table-cell office:value-type="string" calcext:value-type="string">
            <text:p>Amit Kumar Srivastava, 2023, "Soil data Ghana", https://doi.org/10.60507/FK2/TXNQ2Y, bonndata, V1</text:p>
          </table:table-cell>
          <table:table-cell table:number-columns-repeated="48"/>
        </table:table-row>
        <table:table-row table:style-name="ro2" table:number-rows-repeated="3">
          <table:table-cell table:number-columns-repeated="6"/>
          <table:table-cell table:style-name="ce4" table:number-columns-repeated="2"/>
          <table:table-cell table:number-columns-repeated="52"/>
        </table:table-row>
        <table:table-row table:style-name="ro2" table:number-rows-repeated="1048483">
          <table:table-cell table:number-columns-repeated="60"/>
        </table:table-row>
        <table:table-row table:style-name="ro7" table:number-rows-repeated="45">
          <table:table-cell table:number-columns-repeated="60"/>
        </table:table-row>
        <table:table-row table:style-name="ro7">
          <table:table-cell table:number-columns-repeated="6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PingFang SC"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day number:style="long"/>
      <number:text>-</number:text>
      <number:month number:textual="true"/>
    </number:date-style>
    <number:date-style style:name="N117">
      <number:month number:textual="true"/>
      <number:text>-</number:text>
      <number:year/>
    </number:date-style>
    <number:time-style style:name="N118">
      <number:hours/>
      <number:text>:</number:text>
      <number:minutes number:style="long"/>
      <number:text> </number:text>
      <number:am-pm/>
    </number:time-style>
    <number:time-style style:name="N119">
      <number:hours/>
      <number:text>:</number:text>
      <number:minutes number:style="long"/>
      <number:text>:</number:text>
      <number:seconds number:style="long"/>
      <number:text> </number:text>
      <number:am-pm/>
    </number:time-style>
    <number:time-style style:name="N120">
      <number:hours/>
      <number:text>:</number:text>
      <number:minutes number:style="long"/>
    </number:time-style>
    <number:time-style style:name="N121">
      <number:hours/>
      <number:text>:</number:text>
      <number:minutes number:style="long"/>
      <number:text>:</number:text>
      <number:seconds number:style="long"/>
    </number:time-style>
    <number:date-style style:name="N122">
      <number:day number:style="long"/>
      <number:text>/</number:text>
      <number:month number:style="long"/>
      <number:text>/</number:text>
      <number:year number:style="long"/>
      <number:text> </number:text>
      <number:hours/>
      <number:text>:</number:text>
      <number:minutes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number-style style:name="N135">
      <number:number number:decimal-places="1" number:min-decimal-places="1" number:min-integer-digits="1"/>
    </number:number-style>
    <style:style style:name="Default" style:family="table-cell">
      <style:table-cell-properties style:rotation-align="none" style:vertical-align="bottom"/>
      <style:text-properties fo:color="#000000" style:font-name="Calibri1"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PageStyle_5f_Specimen_20_Data" style:display-name="PageStyle_Specimen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bservation_5f_phys_5f_chem_5f_id" style:display-name="PageStyle_observation_phys_chem_id"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Original_20_Data" style:display-name="PageStyle_Original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cedures" style:display-name="PageStyle_Procedures"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Metadata" style:display-name="PageStyle_Meta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lot_20_Data" style:display-name="PageStyle_Plot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Profile_20_Data" style:display-name="PageStyle_Profile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Element_20_Data" style:display-name="PageStyle_Element Data"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5:00:27</meta:creation-date>
    <dc:language>es-ES</dc:language>
    <dc:date>2025-05-09T11:28:47.265258783</dc:date>
    <meta:editing-cycles>425</meta:editing-cycles>
    <meta:editing-duration>P14DT21H50M24S</meta:editing-duration>
    <meta:generator>LibreOffice/7.5.2.2$MacOSX_X86_64 LibreOffice_project/53bb9681a964705cf672590721dbc85eb4d0c3a2</meta:generator>
    <meta:document-statistic meta:table-count="8" meta:cell-count="6535" meta:object-count="0"/>
    <meta:user-defined meta:name="AppVersion">15.0000</meta:user-defined>
  </office:meta>
</office:document-meta>
</file>